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0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1.1189in"/>
    </style:style>
    <style:style style:name="co6" style:family="table-column">
      <style:table-column-properties fo:break-before="auto" style:column-width="1.2744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0.3874in"/>
    </style:style>
    <style:style style:name="co9" style:family="table-column">
      <style:table-column-properties fo:break-before="auto" style:column-width="0.3543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638in"/>
    </style:style>
    <style:style style:name="co14" style:family="table-column">
      <style:table-column-properties fo:break-before="auto" style:column-width="2.0165in"/>
    </style:style>
    <style:style style:name="co15" style:family="table-column">
      <style:table-column-properties fo:break-before="auto" style:column-width="0.7091in"/>
    </style:style>
    <style:style style:name="co16" style:family="table-column">
      <style:table-column-properties fo:break-before="auto" style:column-width="0.8862in"/>
    </style:style>
    <style:style style:name="co17" style:family="table-column">
      <style:table-column-properties fo:break-before="auto" style:column-width="0.5201in"/>
    </style:style>
    <style:style style:name="co18" style:family="table-column">
      <style:table-column-properties fo:break-before="auto" style:column-width="0.4984in"/>
    </style:style>
    <style:style style:name="co19" style:family="table-column">
      <style:table-column-properties fo:break-before="auto" style:column-width="0.6098in"/>
    </style:style>
    <style:style style:name="co20" style:family="table-column">
      <style:table-column-properties fo:break-before="auto" style:column-width="0.5319in"/>
    </style:style>
    <style:style style:name="co21" style:family="table-column">
      <style:table-column-properties fo:break-before="auto" style:column-width="0.5098in"/>
    </style:style>
    <style:style style:name="co22" style:family="table-column">
      <style:table-column-properties fo:break-before="auto" style:column-width="1.5728in"/>
    </style:style>
    <style:style style:name="co23" style:family="table-column">
      <style:table-column-properties fo:break-before="auto" style:column-width="1.37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 style:data-style-name="N116"/>
    <style:style style:name="ce2" style:family="table-cell" style:parent-style-name="Default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8126"/>
    <style:style style:name="ce4" style:family="table-cell" style:parent-style-name="Default">
      <style:text-properties fo:color="#000000" style:text-outline="false" style:text-line-through-styl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5" style:family="table-cell" style:parent-style-name="Default" style:data-style-name="N800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00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5" table:number-columns-repeated="4" table:default-cell-style-name="ce7"/>
        <table:table-column table:style-name="co3" table:default-cell-style-name="Default"/>
        <table:table-column table:style-name="co15" table:number-columns-repeated="2" table:default-cell-style-name="ce7"/>
        <table:table-column table:style-name="co15" table:number-columns-repeated="3" table:default-cell-style-name="ce5"/>
        <table:table-column table:style-name="co3" table:default-cell-style-name="Default"/>
        <table:table-column table:style-name="co15" table:number-columns-repeated="10" table:default-cell-style-name="ce7"/>
        <table:table-column table:style-name="co3" table:default-cell-style-name="Default"/>
        <table:table-column table:style-name="co19" table:number-columns-repeated="2" table:default-cell-style-name="Default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17" table:number-columns-repeated="2" table:default-cell-style-name="ce7"/>
        <table:table-column table:style-name="co2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3" table:number-columns-repeated="97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ate_time</text:p>
          </table:table-cell>
          <table:table-cell office:value-type="string">
            <text:p>walked</text:p>
          </table:table-cell>
          <table:table-cell office:value-type="string">
            <text:p>missed_reason</text:p>
          </table:table-cell>
          <table:table-cell office:value-type="string">
            <text:p>injury</text:p>
          </table:table-cell>
          <table:table-cell office:value-type="string">
            <text:p>sky_conditions</text:p>
          </table:table-cell>
          <table:table-cell office:value-type="string">
            <text:p>temp</text:p>
          </table:table-cell>
          <table:table-cell office:value-type="string">
            <text:p>dew_point</text:p>
          </table:table-cell>
          <table:table-cell office:value-type="string">
            <text:p>rh</text:p>
          </table:table-cell>
          <table:table-cell office:value-type="string">
            <text:p>direction_wind</text:p>
          </table:table-cell>
          <table:table-cell office:value-type="string">
            <text:p>wind_speed</text:p>
          </table:table-cell>
          <table:table-cell office:value-type="string">
            <text:p>gust</text:p>
          </table:table-cell>
          <table:table-cell office:value-type="string">
            <text:p>walking_conditions</text:p>
          </table:table-cell>
          <table:table-cell office:value-type="string">
            <text:p>shoes</text:p>
          </table:table-cell>
          <table:table-cell office:value-type="string">
            <text:p>route</text:p>
          </table:table-cell>
          <table:table-cell office:value-type="string">
            <text:p>miles</text:p>
          </table:table-cell>
          <table:table-cell office:value-type="string">
            <text:p>start_steps</text:p>
          </table:table-cell>
          <table:table-cell office:value-type="string">
            <text:p>end_steps</text:p>
          </table:table-cell>
          <table:table-cell office:value-type="string">
            <text:p>steps</text:p>
          </table:table-cell>
          <table:table-cell office:value-type="string">
            <text:p>hours</text:p>
          </table:table-cell>
          <table:table-cell office:value-type="string">
            <text:p>elasped</text:p>
          </table:table-cell>
          <table:table-cell office:value-type="string">
            <text:p>rest</text:p>
          </table:table-cell>
          <table:table-cell office:value-type="string">
            <text:p>mph</text:p>
          </table:table-cell>
          <table:table-cell office:value-type="string">
            <text:p>laps</text:p>
          </table:table-cell>
          <table:table-cell office:value-type="string">
            <text:p>mpl</text:p>
          </table:table-cell>
          <table:table-cell office:value-type="string">
            <text:p>pace</text:p>
          </table:table-cell>
          <table:table-cell office:value-type="string">
            <text:p>gain</text:p>
          </table:table-cell>
          <table:table-cell office:value-type="string">
            <text:p>kcal</text:p>
          </table:table-cell>
          <table:table-cell office:value-type="string">
            <text:p>avg_hr</text:p>
          </table:table-cell>
          <table:table-cell office:value-type="string">
            <text:p>max_hr</text:p>
          </table:table-cell>
          <table:table-cell office:value-type="string">
            <text:p>pace.01</text:p>
          </table:table-cell>
          <table:table-cell office:value-type="string">
            <text:p>pace.02</text:p>
          </table:table-cell>
          <table:table-cell office:value-type="string">
            <text:p>pace.03</text:p>
          </table:table-cell>
          <table:table-cell office:value-type="string">
            <text:p>pace.04</text:p>
          </table:table-cell>
          <table:table-cell office:value-type="string">
            <text:p>pace.05</text:p>
          </table:table-cell>
          <table:table-cell office:value-type="string">
            <text:p>pace.06</text:p>
          </table:table-cell>
          <table:table-cell office:value-type="string">
            <text:p>pace.07</text:p>
          </table:table-cell>
          <table:table-cell office:value-type="string">
            <text:p>pace.08</text:p>
          </table:table-cell>
          <table:table-cell office:value-type="string">
            <text:p>pace.09</text:p>
          </table:table-cell>
          <table:table-cell office:value-type="string">
            <text:p>pace.10</text:p>
          </table:table-cell>
          <table:table-cell office:value-type="string">
            <text:p>breaks</text:p>
          </table:table-cell>
          <table:table-cell office:value-type="string">
            <text:p>shuffles</text:p>
          </table:table-cell>
          <table:table-cell table:style-name="ce7" office:value-type="string">
            <text:p>falls</text:p>
          </table:table-cell>
          <table:table-cell office:value-type="string">
            <text:p>zone1</text:p>
          </table:table-cell>
          <table:table-cell office:value-type="string">
            <text:p>zone2</text:p>
          </table:table-cell>
          <table:table-cell office:value-type="string">
            <text:p>zone3</text:p>
          </table:table-cell>
          <table:table-cell office:value-type="string">
            <text:p>zone4</text:p>
          </table:table-cell>
          <table:table-cell office:value-type="string">
            <text:p>zone5</text:p>
          </table:table-cell>
          <table:table-cell office:value-type="string">
            <text:p>device</text:p>
          </table:table-cell>
          <table:table-cell office:value-type="string">
            <text:p>app</text:p>
          </table:table-cell>
          <table:table-cell office:value-type="string">
            <text:p>gps_failure</text:p>
          </table:table-cell>
          <table:table-cell office:value-type="string">
            <text:p>failure_reason</text:p>
          </table:table-cell>
          <table:table-cell table:number-columns-repeated="972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3882">
            <text:p>2/21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54">
            <text:p>54</text:p>
          </table:table-cell>
          <table:table-cell/>
          <table:table-cell office:value-type="float" office:value="98">
            <text:p>98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5.19">
            <text:p>5.19</text:p>
          </table:table-cell>
          <table:table-cell table:number-columns-repeated="3"/>
          <table:table-cell office:value-type="float" office:value="1.55">
            <text:p>1.55</text:p>
          </table:table-cell>
          <table:table-cell table:number-columns-repeated="2"/>
          <table:table-cell office:value-type="float" office:value="3.35">
            <text:p>3.35</text:p>
          </table:table-cell>
          <table:table-cell office:value-type="float" office:value="3">
            <text:p>3</text:p>
          </table:table-cell>
          <table:table-cell office:value-type="float" office:value="1.73">
            <text:p>1.73</text:p>
          </table:table-cell>
          <table:table-cell table:formula="of:=16+46/60" office:value-type="float" office:value="16.7666666666667">
            <text:p>16.77</text:p>
          </table:table-cell>
          <table:table-cell office:value-type="float" office:value="220">
            <text:p>220</text:p>
          </table:table-cell>
          <table:table-cell office:value-type="float" office:value="667">
            <text:p>667</text:p>
          </table:table-cell>
          <table:table-cell office:value-type="float" office:value="101">
            <text:p>101</text:p>
          </table:table-cell>
          <table:table-cell office:value-type="float" office:value="150">
            <text:p>150</text:p>
          </table:table-cell>
          <table:table-cell table:formula="of:=16+11.7/60" office:value-type="float" office:value="16.195">
            <text:p>16.20</text:p>
          </table:table-cell>
          <table:table-cell table:formula="of:=16+55.8/60" office:value-type="float" office:value="16.93">
            <text:p>16.93</text:p>
          </table:table-cell>
          <table:table-cell table:formula="of:=16+53.8/60" office:value-type="float" office:value="16.8966666666667">
            <text:p>16.90</text:p>
          </table:table-cell>
          <table:table-cell table:formula="of:=17+8.8/60" office:value-type="float" office:value="17.1466666666667">
            <text:p>17.15</text:p>
          </table:table-cell>
          <table:table-cell table:formula="of:=60/3.6" office:value-type="float" office:value="16.6666666666667">
            <text:p>16.67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4]-1" office:value-type="float" office:value="537">
            <text:p>537</text:p>
          </table:table-cell>
          <table:table-cell table:formula="of:=[.B4]-1" office:value-type="float" office:value="43883">
            <text:p>2/22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7">
            <text:p>77</text:p>
          </table:table-cell>
          <table:table-cell/>
          <table:table-cell office:value-type="float" office:value="42">
            <text:p>42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Vandergriff Park</text:p>
          </table:table-cell>
          <table:table-cell office:value-type="float" office:value="5.62">
            <text:p>5.62</text:p>
          </table:table-cell>
          <table:table-cell table:number-columns-repeated="3"/>
          <table:table-cell office:value-type="float" office:value="1.53">
            <text:p>1.53</text:p>
          </table:table-cell>
          <table:table-cell table:number-columns-repeated="2"/>
          <table:table-cell office:value-type="float" office:value="3.93">
            <text:p>3.93</text:p>
          </table:table-cell>
          <table:table-cell office:value-type="float" office:value="2">
            <text:p>2</text:p>
          </table:table-cell>
          <table:table-cell table:formula="of:=[.P3]/[.X3]" office:value-type="float" office:value="2.81">
            <text:p>2.81</text:p>
          </table:table-cell>
          <table:table-cell office:value-type="float" office:value="16.35">
            <text:p>16.35</text:p>
          </table:table-cell>
          <table:table-cell office:value-type="float" office:value="125">
            <text:p>125</text:p>
          </table:table-cell>
          <table:table-cell office:value-type="float" office:value="943">
            <text:p>943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  <table:table-cell office:value-type="float" office:value="15.62">
            <text:p>15.62</text:p>
          </table:table-cell>
          <table:table-cell office:value-type="float" office:value="16.3">
            <text:p>16.30</text:p>
          </table:table-cell>
          <table:table-cell office:value-type="float" office:value="16.08">
            <text:p>16.08</text:p>
          </table:table-cell>
          <table:table-cell office:value-type="float" office:value="15.83">
            <text:p>15.83</text:p>
          </table:table-cell>
          <table:table-cell office:value-type="float" office:value="16.5">
            <text:p>16.50</text:p>
          </table:table-cell>
          <table:table-cell office:value-type="float" office:value="16.22">
            <text:p>16.2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5]-1" office:value-type="float" office:value="538">
            <text:p>538</text:p>
          </table:table-cell>
          <table:table-cell table:formula="of:=[.B5]-1" office:value-type="float" office:value="43884">
            <text:p>2/23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4">
            <text:p>74</text:p>
          </table:table-cell>
          <table:table-cell/>
          <table:table-cell office:value-type="float" office:value="64">
            <text:p>64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Four Parks</text:p>
          </table:table-cell>
          <table:table-cell office:value-type="float" office:value="4.91">
            <text:p>4.91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2"/>
          <table:table-cell office:value-type="float" office:value="3.93">
            <text:p>3.93</text:p>
          </table:table-cell>
          <table:table-cell office:value-type="float" office:value="2">
            <text:p>2</text:p>
          </table:table-cell>
          <table:table-cell office:value-type="float" office:value="2.46">
            <text:p>2.46</text:p>
          </table:table-cell>
          <table:table-cell office:value-type="float" office:value="17.28">
            <text:p>17.28</text:p>
          </table:table-cell>
          <table:table-cell office:value-type="float" office:value="269">
            <text:p>269</text:p>
          </table:table-cell>
          <table:table-cell office:value-type="float" office:value="648">
            <text:p>648</text:p>
          </table:table-cell>
          <table:table-cell office:value-type="float" office:value="96">
            <text:p>96</text:p>
          </table:table-cell>
          <table:table-cell office:value-type="float" office:value="146">
            <text:p>146</text:p>
          </table:table-cell>
          <table:table-cell office:value-type="float" office:value="17.03">
            <text:p>17.03</text:p>
          </table:table-cell>
          <table:table-cell office:value-type="float" office:value="16.62">
            <text:p>16.62</text:p>
          </table:table-cell>
          <table:table-cell office:value-type="float" office:value="17.78">
            <text:p>17.78</text:p>
          </table:table-cell>
          <table:table-cell office:value-type="float" office:value="16.75">
            <text:p>16.75</text:p>
          </table:table-cell>
          <table:table-cell office:value-type="float" office:value="17.14">
            <text:p>17.1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office:value-type="float" office:value="539">
            <text:p>539</text:p>
          </table:table-cell>
          <table:table-cell table:formula="of:=[.B6]-1" office:value-type="float" office:value="43885">
            <text:p>2/24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ain</text:p>
          </table:table-cell>
          <table:table-cell office:value-type="float" office:value="50">
            <text:p>50</text:p>
          </table:table-cell>
          <table:table-cell/>
          <table:table-cell office:value-type="float" office:value="60">
            <text:p>60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5.47">
            <text:p>5.47</text:p>
          </table:table-cell>
          <table:table-cell table:number-columns-repeated="2"/>
          <table:table-cell office:value-type="float" office:value="12521">
            <text:p>12521</text:p>
          </table:table-cell>
          <table:table-cell office:value-type="float" office:value="1.58">
            <text:p>1.58</text:p>
          </table:table-cell>
          <table:table-cell table:number-columns-repeated="2"/>
          <table:table-cell office:value-type="float" office:value="3.45">
            <text:p>3.45</text:p>
          </table:table-cell>
          <table:table-cell office:value-type="float" office:value="4">
            <text:p>4</text:p>
          </table:table-cell>
          <table:table-cell office:value-type="float" office:value="1.37">
            <text:p>1.37</text:p>
          </table:table-cell>
          <table:table-cell office:value-type="float" office:value="17.4">
            <text:p>17.40</text:p>
          </table:table-cell>
          <table:table-cell office:value-type="float" office:value="54">
            <text:p>54</text:p>
          </table:table-cell>
          <table:table-cell office:value-type="float" office:value="1095">
            <text:p>1095</text:p>
          </table:table-cell>
          <table:table-cell office:value-type="float" office:value="126">
            <text:p>126</text:p>
          </table:table-cell>
          <table:table-cell office:value-type="float" office:value="147">
            <text:p>147</text:p>
          </table:table-cell>
          <table:table-cell office:value-type="float" office:value="19.12">
            <text:p>19.12</text:p>
          </table:table-cell>
          <table:table-cell office:value-type="float" office:value="20.33">
            <text:p>20.33</text:p>
          </table:table-cell>
          <table:table-cell office:value-type="float" office:value="21.63">
            <text:p>21.63</text:p>
          </table:table-cell>
          <table:table-cell office:value-type="float" office:value="20.35">
            <text:p>20.35</text:p>
          </table:table-cell>
          <table:table-cell office:value-type="float" office:value="20">
            <text:p>20.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office:value-type="string">
            <text:p>failure_reason</text:p>
          </table:table-cell>
          <table:table-cell table:number-columns-repeated="972"/>
        </table:table-row>
        <table:table-row table:style-name="ro1">
          <table:table-cell table:formula="of:=[.A5]+1" office:value-type="float" office:value="540">
            <text:p>540</text:p>
          </table:table-cell>
          <table:table-cell office:value-type="float" office:value="43886">
            <text:p>2/25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62">
            <text:p>62</text:p>
          </table:table-cell>
          <table:table-cell/>
          <table:table-cell office:value-type="float" office:value="80">
            <text:p>80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Village Creek Linear Park</text:p>
          </table:table-cell>
          <table:table-cell office:value-type="float" office:value="5.49">
            <text:p>5.49</text:p>
          </table:table-cell>
          <table:table-cell table:number-columns-repeated="3"/>
          <table:table-cell table:formula="of:=87/60" office:value-type="float" office:value="1.45">
            <text:p>1.45</text:p>
          </table:table-cell>
          <table:table-cell table:number-columns-repeated="2"/>
          <table:table-cell table:formula="of:=[.P6]/[.T6]" office:value-type="float" office:value="3.78620689655172">
            <text:p>3.79</text:p>
          </table:table-cell>
          <table:table-cell office:value-type="float" office:value="1">
            <text:p>1</text:p>
          </table:table-cell>
          <table:table-cell table:formula="of:=[.P6]/[.X6]" office:value-type="float" office:value="5.49">
            <text:p>5.49</text:p>
          </table:table-cell>
          <table:table-cell table:formula="of:=15+45/60" office:value-type="float" office:value="15.75">
            <text:p>15.75</text:p>
          </table:table-cell>
          <table:table-cell office:value-type="float" office:value="30">
            <text:p>30</text:p>
          </table:table-cell>
          <table:table-cell office:value-type="float" office:value="965">
            <text:p>965</text:p>
          </table:table-cell>
          <table:table-cell office:value-type="float" office:value="132">
            <text:p>132</text:p>
          </table:table-cell>
          <table:table-cell office:value-type="float" office:value="159">
            <text:p>159</text:p>
          </table:table-cell>
          <table:table-cell table:formula="of:=15+37/60" office:value-type="float" office:value="15.6166666666667">
            <text:p>15.62</text:p>
          </table:table-cell>
          <table:table-cell table:formula="of:=15+50/60" office:value-type="float" office:value="15.8333333333333">
            <text:p>15.83</text:p>
          </table:table-cell>
          <table:table-cell table:formula="of:=15+33/60" office:value-type="float" office:value="15.55">
            <text:p>15.55</text:p>
          </table:table-cell>
          <table:table-cell table:formula="of:=15+27/60" office:value-type="float" office:value="15.45">
            <text:p>15.45</text:p>
          </table:table-cell>
          <table:table-cell table:formula="of:=16+11/60" office:value-type="float" office:value="16.1833333333333">
            <text:p>16.18</text:p>
          </table:table-cell>
          <table:table-cell table:formula="of:=60/3.8" office:value-type="float" office:value="15.7894736842105">
            <text:p>15.79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6]+1" office:value-type="float" office:value="541">
            <text:p>541</text:p>
          </table:table-cell>
          <table:table-cell office:value-type="float" office:value="43887">
            <text:p>2/26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44">
            <text:p>44</text:p>
          </table:table-cell>
          <table:table-cell/>
          <table:table-cell office:value-type="float" office:value="45">
            <text:p>45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2.86">
            <text:p>2.86</text:p>
          </table:table-cell>
          <table:table-cell table:number-columns-repeated="2"/>
          <table:table-cell table:formula="of:=9769-843" office:value-type="float" office:value="8926">
            <text:p>8926</text:p>
          </table:table-cell>
          <table:table-cell table:formula="of:=79/60" office:value-type="float" office:value="1.31666666666667">
            <text:p>1.32</text:p>
          </table:table-cell>
          <table:table-cell table:number-columns-repeated="2"/>
          <table:table-cell table:formula="of:=[.P7]/[.T7]" office:value-type="float" office:value="2.17215189873418">
            <text:p>2.17</text:p>
          </table:table-cell>
          <table:table-cell table:formula="of:=2" office:value-type="float" office:value="2">
            <text:p>2</text:p>
          </table:table-cell>
          <table:table-cell table:formula="of:=[.P7]/[.X7]" office:value-type="float" office:value="1.43">
            <text:p>1.43</text:p>
          </table:table-cell>
          <table:table-cell table:formula="of:=27+34/60" office:value-type="float" office:value="27.5666666666667">
            <text:p>27.57</text:p>
          </table:table-cell>
          <table:table-cell office:value-type="float" office:value="54">
            <text:p>54</text:p>
          </table:table-cell>
          <table:table-cell office:value-type="float" office:value="649">
            <text:p>649</text:p>
          </table:table-cell>
          <table:table-cell office:value-type="float" office:value="110">
            <text:p>110</text:p>
          </table:table-cell>
          <table:table-cell office:value-type="float" office:value="146">
            <text:p>146</text:p>
          </table:table-cell>
          <table:table-cell table:formula="of:=16+46/60" office:value-type="float" office:value="16.7666666666667">
            <text:p>16.77</text:p>
          </table:table-cell>
          <table:table-cell table:formula="of:=24+41/60" office:value-type="float" office:value="24.6833333333333">
            <text:p>24.68</text:p>
          </table:table-cell>
          <table:table-cell table:formula="of:=37+16/60" office:value-type="float" office:value="37.2666666666667">
            <text:p>37.27</text:p>
          </table:table-cell>
          <table:table-cell table:number-columns-repeated="7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]+1" office:value-type="float" office:value="542">
            <text:p>542</text:p>
          </table:table-cell>
          <table:table-cell office:value-type="float" office:value="43888">
            <text:p>2/27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54">
            <text:p>54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Cory Triangle</text:p>
          </table:table-cell>
          <table:table-cell office:value-type="float" office:value="4.61">
            <text:p>4.61</text:p>
          </table:table-cell>
          <table:table-cell table:number-columns-repeated="2"/>
          <table:table-cell office:value-type="float" office:value="9972">
            <text:p>9972</text:p>
          </table:table-cell>
          <table:table-cell table:formula="of:=73/60" office:value-type="float" office:value="1.21666666666667">
            <text:p>1.22</text:p>
          </table:table-cell>
          <table:table-cell table:number-columns-repeated="2"/>
          <table:table-cell table:formula="of:=[.P8]/[.T8]" office:value-type="float" office:value="3.78904109589041">
            <text:p>3.79</text:p>
          </table:table-cell>
          <table:table-cell office:value-type="float" office:value="1">
            <text:p>1</text:p>
          </table:table-cell>
          <table:table-cell table:formula="of:=[.P8]/[.T8]" office:value-type="float" office:value="3.78904109589041">
            <text:p>3.79</text:p>
          </table:table-cell>
          <table:table-cell table:formula="of:=15+52/60" office:value-type="float" office:value="15.8666666666667">
            <text:p>15.87</text:p>
          </table:table-cell>
          <table:table-cell office:value-type="float" office:value="174">
            <text:p>174</text:p>
          </table:table-cell>
          <table:table-cell office:value-type="float" office:value="630">
            <text:p>630</text:p>
          </table:table-cell>
          <table:table-cell office:value-type="float" office:value="106">
            <text:p>106</text:p>
          </table:table-cell>
          <table:table-cell office:value-type="float" office:value="148">
            <text:p>148</text:p>
          </table:table-cell>
          <table:table-cell table:formula="of:=15+26/60" office:value-type="float" office:value="15.4333333333333">
            <text:p>15.43</text:p>
          </table:table-cell>
          <table:table-cell table:formula="of:=15+51/60" office:value-type="float" office:value="15.85">
            <text:p>15.85</text:p>
          </table:table-cell>
          <table:table-cell table:formula="of:=16+10.1/60" office:value-type="float" office:value="16.1683333333333">
            <text:p>16.17</text:p>
          </table:table-cell>
          <table:table-cell table:formula="of:=16+5/60" office:value-type="float" office:value="16.0833333333333">
            <text:p>16.08</text:p>
          </table:table-cell>
          <table:table-cell table:formula="of:=60/3.8" office:value-type="float" office:value="15.7894736842105">
            <text:p>15.79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8]+1" office:value-type="float" office:value="543">
            <text:p>543</text:p>
          </table:table-cell>
          <table:table-cell table:formula="of:=[.B8]+1" office:value-type="float" office:value="43889">
            <text:p>2/28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52">
            <text:p>52</text:p>
          </table:table-cell>
          <table:table-cell/>
          <table:table-cell office:value-type="float" office:value="45">
            <text:p>45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Cravens Park</text:p>
          </table:table-cell>
          <table:table-cell office:value-type="float" office:value="4.24">
            <text:p>4.24</text:p>
          </table:table-cell>
          <table:table-cell table:number-columns-repeated="2"/>
          <table:table-cell office:value-type="float" office:value="10059">
            <text:p>10059</text:p>
          </table:table-cell>
          <table:table-cell table:formula="of:=68/60" office:value-type="float" office:value="1.13333333333333">
            <text:p>1.13</text:p>
          </table:table-cell>
          <table:table-cell table:number-columns-repeated="2"/>
          <table:table-cell table:formula="of:=[.P9]/[.T9]" office:value-type="float" office:value="3.74117647058824">
            <text:p>3.74</text:p>
          </table:table-cell>
          <table:table-cell office:value-type="float" office:value="1">
            <text:p>1</text:p>
          </table:table-cell>
          <table:table-cell table:formula="of:=[.P9]/[.X9]" office:value-type="float" office:value="4.24">
            <text:p>4.24</text:p>
          </table:table-cell>
          <table:table-cell table:formula="of:=15+56/60" office:value-type="float" office:value="15.9333333333333">
            <text:p>15.93</text:p>
          </table:table-cell>
          <table:table-cell office:value-type="float" office:value="33">
            <text:p>33</text:p>
          </table:table-cell>
          <table:table-cell office:value-type="float" office:value="387">
            <text:p>387</text:p>
          </table:table-cell>
          <table:table-cell office:value-type="float" office:value="92">
            <text:p>92</text:p>
          </table:table-cell>
          <table:table-cell office:value-type="float" office:value="133">
            <text:p>133</text:p>
          </table:table-cell>
          <table:table-cell table:formula="of:=15+19/60" office:value-type="float" office:value="15.3166666666667">
            <text:p>15.32</text:p>
          </table:table-cell>
          <table:table-cell table:formula="of:=15+58.5/60" office:value-type="float" office:value="15.975">
            <text:p>15.98</text:p>
          </table:table-cell>
          <table:table-cell table:formula="of:=16+22.2/60" office:value-type="float" office:value="16.37">
            <text:p>16.37</text:p>
          </table:table-cell>
          <table:table-cell table:formula="of:=15+56.1/60" office:value-type="float" office:value="15.935">
            <text:p>15.94</text:p>
          </table:table-cell>
          <table:table-cell table:formula="of:=60/3.8" office:value-type="float" office:value="15.7894736842105">
            <text:p>15.79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office:value-type="float" office:value="543">
            <text:p>543</text:p>
          </table:table-cell>
          <table:table-cell table:formula="of:=[.B9]+1" office:value-type="float" office:value="43890">
            <text:p>2/29/20 0: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4">
            <text:p>74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Skechers</text:p>
          </table:table-cell>
          <table:table-cell table:number-columns-repeated="2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1">
            <text:p>1</text:p>
          </table:table-cell>
          <table:table-cell office:value-type="string">
            <text:p>Lost walk data</text:p>
          </table:table-cell>
          <table:table-cell table:number-columns-repeated="972"/>
        </table:table-row>
        <table:table-row table:style-name="ro1">
          <table:table-cell table:formula="of:=[.A10]+1" office:value-type="float" office:value="544">
            <text:p>544</text:p>
          </table:table-cell>
          <table:table-cell table:formula="of:=[.B10]+1" office:value-type="float" office:value="43891">
            <text:p>3/1/20 0:00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 table:number-columns-repeated="1020"/>
        </table:table-row>
        <table:table-row table:style-name="ro1">
          <table:table-cell table:formula="of:=[.A11]+1" office:value-type="float" office:value="545">
            <text:p>545</text:p>
          </table:table-cell>
          <table:table-cell table:formula="of:=[.B11]+1" office:value-type="float" office:value="43892">
            <text:p>3/2/20 0: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formula="of:=[.A12]+1" office:value-type="float" office:value="546">
            <text:p>546</text:p>
          </table:table-cell>
          <table:table-cell table:formula="of:=[.B12]+1" office:value-type="float" office:value="43893">
            <text:p>3/3/20 0:00</text:p>
          </table:table-cell>
          <table:table-cell office:value-type="float" office:value="0">
            <text:p>0</text:p>
          </table:table-cell>
          <table:table-cell office:value-type="string">
            <text:p>Medical</text:p>
          </table:table-cell>
          <table:table-cell table:number-columns-repeated="1020"/>
        </table:table-row>
        <table:table-row table:style-name="ro1">
          <table:table-cell table:formula="of:=[.A13]+1" office:value-type="float" office:value="547">
            <text:p>547</text:p>
          </table:table-cell>
          <table:table-cell table:formula="of:=[.B13]+1" office:value-type="float" office:value="43894">
            <text:p>3/4/20 0:0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Rain Light</text:p>
          </table:table-cell>
          <table:table-cell office:value-type="float" office:value="49">
            <text:p>49</text:p>
          </table:table-cell>
          <table:table-cell/>
          <table:table-cell office:value-type="float" office:value="72">
            <text:p>72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5.05">
            <text:p>5.05</text:p>
          </table:table-cell>
          <table:table-cell table:number-columns-repeated="2"/>
          <table:table-cell office:value-type="float" office:value="11922">
            <text:p>11922</text:p>
          </table:table-cell>
          <table:table-cell table:formula="of:=92/60" office:value-type="float" office:value="1.53333333333333">
            <text:p>1.53</text:p>
          </table:table-cell>
          <table:table-cell table:number-columns-repeated="2"/>
          <table:table-cell table:formula="of:=[.P14]/[.T14]" office:value-type="float" office:value="3.29347826086956">
            <text:p>3.29</text:p>
          </table:table-cell>
          <table:table-cell office:value-type="float" office:value="3">
            <text:p>3</text:p>
          </table:table-cell>
          <table:table-cell table:formula="of:=[.P14]/[.X14]" office:value-type="float" office:value="1.68333333333333">
            <text:p>1.68</text:p>
          </table:table-cell>
          <table:table-cell table:formula="of:=18+19/60" office:value-type="float" office:value="18.3166666666667">
            <text:p>18.32</text:p>
          </table:table-cell>
          <table:table-cell office:value-type="float" office:value="54">
            <text:p>54</text:p>
          </table:table-cell>
          <table:table-cell office:value-type="float" office:value="415">
            <text:p>41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table:formula="of:=18+24/60" office:value-type="float" office:value="18.4">
            <text:p>18.40</text:p>
          </table:table-cell>
          <table:table-cell table:formula="of:=18+15.7/60" office:value-type="float" office:value="18.2616666666667">
            <text:p>18.26</text:p>
          </table:table-cell>
          <table:table-cell table:formula="of:=18+50/60" office:value-type="float" office:value="18.8333333333333">
            <text:p>18.83</text:p>
          </table:table-cell>
          <table:table-cell table:formula="of:=17+51.4/60" office:value-type="float" office:value="17.8566666666667">
            <text:p>17.86</text:p>
          </table:table-cell>
          <table:table-cell table:formula="of:=17+59/60" office:value-type="float" office:value="17.9833333333333">
            <text:p>17.98</text:p>
          </table:table-cell>
          <table:table-cell table:formula="of:=60/2.6" office:value-type="float" office:value="23.0769230769231">
            <text:p>23.0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4]+1" office:value-type="float" office:value="548">
            <text:p>548</text:p>
          </table:table-cell>
          <table:table-cell table:formula="of:=[.B14]+1" office:value-type="float" office:value="43895">
            <text:p>3/5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62">
            <text:p>62</text:p>
          </table:table-cell>
          <table:table-cell/>
          <table:table-cell office:value-type="float" office:value="46">
            <text:p>46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Enchanted Lakes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10056-560" office:value-type="float" office:value="9496">
            <text:p>9496</text:p>
          </table:table-cell>
          <table:table-cell table:formula="of:=72/60" office:value-type="float" office:value="1.2">
            <text:p>1.20</text:p>
          </table:table-cell>
          <table:table-cell table:number-columns-repeated="2"/>
          <table:table-cell table:formula="of:=[.P15]/[.T15]" office:value-type="float" office:value="3.73333333333333">
            <text:p>3.73</text:p>
          </table:table-cell>
          <table:table-cell office:value-type="float" office:value="1">
            <text:p>1</text:p>
          </table:table-cell>
          <table:table-cell table:formula="of:=[.P15]/[.X15]" office:value-type="float" office:value="4.48">
            <text:p>4.48</text:p>
          </table:table-cell>
          <table:table-cell table:formula="of:=15+59/60" office:value-type="float" office:value="15.9833333333333">
            <text:p>15.98</text:p>
          </table:table-cell>
          <table:table-cell office:value-type="float" office:value="105">
            <text:p>105</text:p>
          </table:table-cell>
          <table:table-cell office:value-type="float" office:value="515">
            <text:p>51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table:formula="of:=15+21.4/60" office:value-type="float" office:value="15.3566666666667">
            <text:p>15.36</text:p>
          </table:table-cell>
          <table:table-cell table:formula="of:=15+41.9/60" office:value-type="float" office:value="15.6983333333333">
            <text:p>15.70</text:p>
          </table:table-cell>
          <table:table-cell table:formula="of:=16+4.8/60" office:value-type="float" office:value="16.08">
            <text:p>16.08</text:p>
          </table:table-cell>
          <table:table-cell table:formula="of:=16+24.6/60" office:value-type="float" office:value="16.41">
            <text:p>16.41</text:p>
          </table:table-cell>
          <table:table-cell table:formula="of:=60/3.8" office:value-type="float" office:value="15.7894736842105">
            <text:p>15.7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5]+1" office:value-type="float" office:value="549">
            <text:p>549</text:p>
          </table:table-cell>
          <table:table-cell table:formula="of:=[.B15]+1" office:value-type="float" office:value="43896">
            <text:p>3/6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64">
            <text:p>64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Vandergriff Park</text:p>
          </table:table-cell>
          <table:table-cell office:value-type="float" office:value="5.8">
            <text:p>5.80</text:p>
          </table:table-cell>
          <table:table-cell table:number-columns-repeated="2"/>
          <table:table-cell office:value-type="float" office:value="11898">
            <text:p>11898</text:p>
          </table:table-cell>
          <table:table-cell table:formula="of:=1+29/60" office:value-type="float" office:value="1.48333333333333">
            <text:p>1.48</text:p>
          </table:table-cell>
          <table:table-cell table:number-columns-repeated="2"/>
          <table:table-cell table:formula="of:=[.P16]/[.T16]" office:value-type="float" office:value="3.91011235955056">
            <text:p>3.91</text:p>
          </table:table-cell>
          <table:table-cell office:value-type="float" office:value="2">
            <text:p>2</text:p>
          </table:table-cell>
          <table:table-cell table:formula="of:=[.P16]/[.X16]" office:value-type="float" office:value="2.9">
            <text:p>2.90</text:p>
          </table:table-cell>
          <table:table-cell table:formula="of:=15+21/60" office:value-type="float" office:value="15.35">
            <text:p>15.35</text:p>
          </table:table-cell>
          <table:table-cell office:value-type="float" office:value="148">
            <text:p>148</text:p>
          </table:table-cell>
          <table:table-cell office:value-type="float" office:value="697">
            <text:p>697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table:formula="of:=14+38.3/60" office:value-type="float" office:value="14.6383333333333">
            <text:p>14.64</text:p>
          </table:table-cell>
          <table:table-cell table:formula="of:=15+15.3/60" office:value-type="float" office:value="15.255">
            <text:p>15.26</text:p>
          </table:table-cell>
          <table:table-cell table:formula="of:=16+2/60" office:value-type="float" office:value="16.0333333333333">
            <text:p>16.03</text:p>
          </table:table-cell>
          <table:table-cell table:formula="of:=14+50.8/60" office:value-type="float" office:value="14.8466666666667">
            <text:p>14.85</text:p>
          </table:table-cell>
          <table:table-cell table:formula="of:=15+32.4/60" office:value-type="float" office:value="15.54">
            <text:p>15.54</text:p>
          </table:table-cell>
          <table:table-cell table:formula="of:=60/3.8" office:value-type="float" office:value="15.7894736842105">
            <text:p>15.79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6]+1" office:value-type="float" office:value="550">
            <text:p>550</text:p>
          </table:table-cell>
          <table:table-cell table:formula="of:=[.B16]+1" office:value-type="float" office:value="43897">
            <text:p>3/7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61">
            <text:p>61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Little Road</text:p>
          </table:table-cell>
          <table:table-cell office:value-type="float" office:value="4.47">
            <text:p>4.47</text:p>
          </table:table-cell>
          <table:table-cell table:number-columns-repeated="2"/>
          <table:table-cell office:value-type="float" office:value="9834">
            <text:p>9834</text:p>
          </table:table-cell>
          <table:table-cell table:formula="of:=(60+11)/60" office:value-type="float" office:value="1.18333333333333">
            <text:p>1.18</text:p>
          </table:table-cell>
          <table:table-cell table:number-columns-repeated="2"/>
          <table:table-cell table:formula="of:=[.P17]/[.T17]" office:value-type="float" office:value="3.77746478873239">
            <text:p>3.78</text:p>
          </table:table-cell>
          <table:table-cell office:value-type="float" office:value="1">
            <text:p>1</text:p>
          </table:table-cell>
          <table:table-cell/>
          <table:table-cell table:formula="of:=15+52/60" office:value-type="float" office:value="15.8666666666667">
            <text:p>15.87</text:p>
          </table:table-cell>
          <table:table-cell office:value-type="float" office:value="226">
            <text:p>226</text:p>
          </table:table-cell>
          <table:table-cell office:value-type="float" office:value="497">
            <text:p>497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table:formula="of:=15+51.3/60" office:value-type="float" office:value="15.855">
            <text:p>15.86</text:p>
          </table:table-cell>
          <table:table-cell table:formula="of:=16+12/4/60" office:value-type="float" office:value="16.05">
            <text:p>16.05</text:p>
          </table:table-cell>
          <table:table-cell table:formula="of:=15+58.2/60" office:value-type="float" office:value="15.97">
            <text:p>15.97</text:p>
          </table:table-cell>
          <table:table-cell table:formula="of:=15+31/60" office:value-type="float" office:value="15.5166666666667">
            <text:p>15.52</text:p>
          </table:table-cell>
          <table:table-cell table:formula="of:=60/3.8" office:value-type="float" office:value="15.7894736842105">
            <text:p>15.79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7]+1" office:value-type="float" office:value="551">
            <text:p>551</text:p>
          </table:table-cell>
          <table:table-cell table:formula="of:=[.B17]+1" office:value-type="float" office:value="43898">
            <text:p>3/8/20 0:00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 table:number-columns-repeated="1020"/>
        </table:table-row>
        <table:table-row table:style-name="ro1">
          <table:table-cell table:formula="of:=[.A18]+1" office:value-type="float" office:value="552">
            <text:p>552</text:p>
          </table:table-cell>
          <table:table-cell table:formula="of:=[.B18]+1" office:value-type="float" office:value="43899">
            <text:p>3/9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59">
            <text:p>59</text:p>
          </table:table-cell>
          <table:table-cell/>
          <table:table-cell office:value-type="float" office:value="87">
            <text:p>87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3.83">
            <text:p>3.83</text:p>
          </table:table-cell>
          <table:table-cell table:number-columns-repeated="3"/>
          <table:table-cell table:formula="of:=(60+7)/60" office:value-type="float" office:value="1.11666666666667">
            <text:p>1.12</text:p>
          </table:table-cell>
          <table:table-cell table:number-columns-repeated="2"/>
          <table:table-cell table:formula="of:=[.P19]/[.T19]" office:value-type="float" office:value="3.42985074626866">
            <text:p>3.43</text:p>
          </table:table-cell>
          <table:table-cell office:value-type="float" office:value="2">
            <text:p>2</text:p>
          </table:table-cell>
          <table:table-cell table:formula="of:=[.P19]/[.X19]" office:value-type="float" office:value="1.915">
            <text:p>1.92</text:p>
          </table:table-cell>
          <table:table-cell table:formula="of:=17+33/60" office:value-type="float" office:value="17.55">
            <text:p>17.55</text:p>
          </table:table-cell>
          <table:table-cell office:value-type="float" office:value="54">
            <text:p>54</text:p>
          </table:table-cell>
          <table:table-cell office:value-type="float" office:value="290">
            <text:p>290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9]+1" office:value-type="float" office:value="553">
            <text:p>553</text:p>
          </table:table-cell>
          <table:table-cell table:formula="of:=[.B19]+1" office:value-type="float" office:value="43900">
            <text:p>3/10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54">
            <text:p>54</text:p>
          </table:table-cell>
          <table:table-cell/>
          <table:table-cell office:value-type="float" office:value="61">
            <text:p>61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Perkins Road</text:p>
          </table:table-cell>
          <table:table-cell office:value-type="float" office:value="4.56">
            <text:p>4.56</text:p>
          </table:table-cell>
          <table:table-cell table:number-columns-repeated="2"/>
          <table:table-cell table:formula="of:=10591-1210-25" office:value-type="float" office:value="9356">
            <text:p>9356</text:p>
          </table:table-cell>
          <table:table-cell table:formula="of:=1+16/60+28/(60*60)" office:value-type="float" office:value="1.27444444444444">
            <text:p>1.27</text:p>
          </table:table-cell>
          <table:table-cell table:number-columns-repeated="2"/>
          <table:table-cell table:formula="of:=[.P20]/[.T20]" office:value-type="float" office:value="3.57802964254577">
            <text:p>3.58</text:p>
          </table:table-cell>
          <table:table-cell office:value-type="float" office:value="1">
            <text:p>1</text:p>
          </table:table-cell>
          <table:table-cell table:formula="of:=[.P20]/[.X20]" office:value-type="float" office:value="4.56">
            <text:p>4.56</text:p>
          </table:table-cell>
          <table:table-cell table:formula="of:=16+46/60" office:value-type="float" office:value="16.7666666666667">
            <text:p>16.77</text:p>
          </table:table-cell>
          <table:table-cell office:value-type="float" office:value="220">
            <text:p>220</text:p>
          </table:table-cell>
          <table:table-cell office:value-type="float" office:value="667">
            <text:p>667</text:p>
          </table:table-cell>
          <table:table-cell office:value-type="float" office:value="101">
            <text:p>101</text:p>
          </table:table-cell>
          <table:table-cell office:value-type="float" office:value="150">
            <text:p>150</text:p>
          </table:table-cell>
          <table:table-cell table:formula="of:=16+11.7/60" office:value-type="float" office:value="16.195">
            <text:p>16.20</text:p>
          </table:table-cell>
          <table:table-cell table:formula="of:=16+55.8/60" office:value-type="float" office:value="16.93">
            <text:p>16.93</text:p>
          </table:table-cell>
          <table:table-cell table:formula="of:=16+53.8/60" office:value-type="float" office:value="16.8966666666667">
            <text:p>16.90</text:p>
          </table:table-cell>
          <table:table-cell table:formula="of:=17+8.8/60" office:value-type="float" office:value="17.1466666666667">
            <text:p>17.15</text:p>
          </table:table-cell>
          <table:table-cell table:formula="of:=60/3.6" office:value-type="float" office:value="16.6666666666667">
            <text:p>16.67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20]+1" office:value-type="float" office:value="554">
            <text:p>554</text:p>
          </table:table-cell>
          <table:table-cell table:formula="of:=[.B20]+1" office:value-type="float" office:value="43901">
            <text:p>3/11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1">
            <text:p>81</text:p>
          </table:table-cell>
          <table:table-cell/>
          <table:table-cell office:value-type="float" office:value="64">
            <text:p>64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Veterans Park</text:p>
          </table:table-cell>
          <table:table-cell office:value-type="float" office:value="3.93">
            <text:p>3.93</text:p>
          </table:table-cell>
          <table:table-cell table:number-columns-repeated="2"/>
          <table:table-cell office:value-type="float" office:value="9359">
            <text:p>9359</text:p>
          </table:table-cell>
          <table:table-cell table:formula="of:=67/60" office:value-type="float" office:value="1.11666666666667">
            <text:p>1.12</text:p>
          </table:table-cell>
          <table:table-cell table:number-columns-repeated="2"/>
          <table:table-cell table:formula="of:=[.P21]/[.T21]" office:value-type="float" office:value="3.51940298507463">
            <text:p>3.52</text:p>
          </table:table-cell>
          <table:table-cell office:value-type="float" office:value="1">
            <text:p>1</text:p>
          </table:table-cell>
          <table:table-cell table:formula="of:=[.P21]/[.X21]" office:value-type="float" office:value="3.93">
            <text:p>3.93</text:p>
          </table:table-cell>
          <table:table-cell table:formula="of:=17+6/60" office:value-type="float" office:value="17.1">
            <text:p>17.10</text:p>
          </table:table-cell>
          <table:table-cell office:value-type="float" office:value="194">
            <text:p>194</text:p>
          </table:table-cell>
          <table:table-cell office:value-type="float" office:value="910">
            <text:p>910</text:p>
          </table:table-cell>
          <table:table-cell office:value-type="float" office:value="135">
            <text:p>135</text:p>
          </table:table-cell>
          <table:table-cell office:value-type="float" office:value="159">
            <text:p>159</text:p>
          </table:table-cell>
          <table:table-cell table:formula="of:=17+22.9/60" office:value-type="float" office:value="17.3816666666667">
            <text:p>17.38</text:p>
          </table:table-cell>
          <table:table-cell table:formula="of:=17+6.5/60" office:value-type="float" office:value="17.1083333333333">
            <text:p>17.11</text:p>
          </table:table-cell>
          <table:table-cell table:formula="of:=16+32.4/60" office:value-type="float" office:value="16.54">
            <text:p>16.54</text:p>
          </table:table-cell>
          <table:table-cell table:formula="of:=60/3.5" office:value-type="float" office:value="17.1428571428571">
            <text:p>17.14</text:p>
          </table:table-cell>
          <table:table-cell table:number-columns-repeated="990"/>
        </table:table-row>
        <table:table-row table:style-name="ro1">
          <table:table-cell table:formula="of:=[.A21]+1" office:value-type="float" office:value="555">
            <text:p>555</text:p>
          </table:table-cell>
          <table:table-cell table:formula="of:=[.B21]+1" office:value-type="float" office:value="43902">
            <text:p>3/12/20 0: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64">
            <text:p>64</text:p>
          </table:table-cell>
          <table:table-cell/>
          <table:table-cell office:value-type="float" office:value="53">
            <text:p>53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Fish Creek Linear Park</text:p>
          </table:table-cell>
          <table:table-cell office:value-type="float" office:value="5.76">
            <text:p>5.76</text:p>
          </table:table-cell>
          <table:table-cell table:number-columns-repeated="3"/>
          <table:table-cell table:formula="of:=(94+44/60)/60" office:value-type="float" office:value="1.57888888888889">
            <text:p>1.58</text:p>
          </table:table-cell>
          <table:table-cell table:number-columns-repeated="2"/>
          <table:table-cell table:formula="of:=[.P22]/[.T22]" office:value-type="float" office:value="3.64813511611541">
            <text:p>3.65</text:p>
          </table:table-cell>
          <table:table-cell office:value-type="float" office:value="1">
            <text:p>1</text:p>
          </table:table-cell>
          <table:table-cell table:formula="of:=[.P22]/[.X22]" office:value-type="float" office:value="5.76">
            <text:p>5.76</text:p>
          </table:table-cell>
          <table:table-cell table:formula="of:=16+27/60" office:value-type="float" office:value="16.45">
            <text:p>16.45</text:p>
          </table:table-cell>
          <table:table-cell office:value-type="float" office:value="272">
            <text:p>272</text:p>
          </table:table-cell>
          <table:table-cell office:value-type="float" office:value="1270">
            <text:p>1270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table:formula="of:=15+19.3/60" office:value-type="float" office:value="15.3216666666667">
            <text:p>15.32</text:p>
          </table:table-cell>
          <table:table-cell table:formula="of:=15+35.2/60" office:value-type="float" office:value="15.5866666666667">
            <text:p>15.59</text:p>
          </table:table-cell>
          <table:table-cell table:formula="of:=15+23.2/60" office:value-type="float" office:value="15.3866666666667">
            <text:p>15.39</text:p>
          </table:table-cell>
          <table:table-cell table:formula="of:=16+19.5/60" office:value-type="float" office:value="16.325">
            <text:p>16.33</text:p>
          </table:table-cell>
          <table:table-cell table:formula="of:=18+16.5/60" office:value-type="float" office:value="18.275">
            <text:p>18.28</text:p>
          </table:table-cell>
          <table:table-cell table:formula="of:=60/3.3" office:value-type="float" office:value="18.1818181818182">
            <text:p>18.1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22]+1" office:value-type="float" office:value="556">
            <text:p>556</text:p>
          </table:table-cell>
          <table:table-cell table:formula="of:=[.B22]+1" office:value-type="float" office:value="43903">
            <text:p>3/13/20 0:00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 table:number-columns-repeated="1020"/>
        </table:table-row>
        <table:table-row table:style-name="ro1">
          <table:table-cell table:formula="of:=[.A23]+1" office:value-type="float" office:value="557">
            <text:p>557</text:p>
          </table:table-cell>
          <table:table-cell office:value-type="float" office:value="43904.5333333333">
            <text:p>3/14/20 12:4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ain Light</text:p>
          </table:table-cell>
          <table:table-cell office:value-type="float" office:value="60">
            <text:p>60</text:p>
          </table:table-cell>
          <table:table-cell/>
          <table:table-cell office:value-type="float" office:value="86">
            <text:p>86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3.18">
            <text:p>3.18</text:p>
          </table:table-cell>
          <table:table-cell table:number-columns-repeated="3"/>
          <table:table-cell table:formula="of:=(60+3+47/60)/60" office:value-type="float" office:value="1.06305555555556">
            <text:p>1.06</text:p>
          </table:table-cell>
          <table:table-cell table:number-columns-repeated="2"/>
          <table:table-cell table:formula="of:=[.P24]/[.T24]" office:value-type="float" office:value="2.99137705774758">
            <text:p>2.99</text:p>
          </table:table-cell>
          <table:table-cell office:value-type="float" office:value="2">
            <text:p>2</text:p>
          </table:table-cell>
          <table:table-cell table:formula="of:=[.P24]/[.X24]" office:value-type="float" office:value="1.59">
            <text:p>1.59</text:p>
          </table:table-cell>
          <table:table-cell table:formula="of:=20+3/60" office:value-type="float" office:value="20.05">
            <text:p>20.05</text:p>
          </table:table-cell>
          <table:table-cell table:formula="of:=2*54/3" office:value-type="float" office:value="36">
            <text:p>36</text:p>
          </table:table-cell>
          <table:table-cell office:value-type="float" office:value="351">
            <text:p>351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table:formula="of:=19+41/60" office:value-type="float" office:value="19.6833333333333">
            <text:p>19.68</text:p>
          </table:table-cell>
          <table:table-cell table:formula="of:=19+29.6/60" office:value-type="float" office:value="19.4933333333333">
            <text:p>19.49</text:p>
          </table:table-cell>
          <table:table-cell table:formula="of:=21+7.8/60" office:value-type="float" office:value="21.13">
            <text:p>21.13</text:p>
          </table:table-cell>
          <table:table-cell table:formula="of:=60/3.2" office:value-type="float" office:value="18.75">
            <text:p>18.75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formula="of:=[.A24]+1" office:value-type="float" office:value="558">
            <text:p>558</text:p>
          </table:table-cell>
          <table:table-cell office:value-type="float" office:value="43904.5368055556">
            <text:p>3/14/20 12:53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/>
          <table:table-cell office:value-type="string">
            <text:p>Cloudy</text:p>
          </table:table-cell>
          <table:table-cell office:value-type="float" office:value="57">
            <text:p>57</text:p>
          </table:table-cell>
          <table:table-cell/>
          <table:table-cell office:value-type="float" office:value="81">
            <text:p>81</text:p>
          </table:table-cell>
          <table:table-cell table:number-columns-repeated="1015"/>
        </table:table-row>
        <table:table-row table:style-name="ro1">
          <table:table-cell table:formula="of:=[.A25]+1" office:value-type="float" office:value="559">
            <text:p>559</text:p>
          </table:table-cell>
          <table:table-cell office:value-type="float" office:value="43905.6097222222">
            <text:p>3/15/20 14:3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Stoval Park</text:p>
          </table:table-cell>
          <table:table-cell office:value-type="float" office:value="4.97">
            <text:p>4.97</text:p>
          </table:table-cell>
          <table:table-cell table:number-columns-repeated="2"/>
          <table:table-cell office:value-type="float" office:value="12897">
            <text:p>12897</text:p>
          </table:table-cell>
          <table:table-cell table:formula="of:=77/60" office:value-type="float" office:value="1.28333333333333">
            <text:p>1.28</text:p>
          </table:table-cell>
          <table:table-cell table:number-columns-repeated="2"/>
          <table:table-cell table:formula="of:=[.P26]/[.T26]" office:value-type="float" office:value="3.87272727272727">
            <text:p>3.87</text:p>
          </table:table-cell>
          <table:table-cell office:value-type="float" office:value="3">
            <text:p>3</text:p>
          </table:table-cell>
          <table:table-cell table:formula="of:=[.P26]/[.X26]" office:value-type="float" office:value="1.65666666666667">
            <text:p>1.66</text:p>
          </table:table-cell>
          <table:table-cell table:formula="of:=15+31/60" office:value-type="float" office:value="15.5166666666667">
            <text:p>15.52</text:p>
          </table:table-cell>
          <table:table-cell office:value-type="float" office:value="118">
            <text:p>118</text:p>
          </table:table-cell>
          <table:table-cell office:value-type="float" office:value="591">
            <text:p>591</text:p>
          </table:table-cell>
          <table:table-cell office:value-type="float" office:value="86">
            <text:p>86</text:p>
          </table:table-cell>
          <table:table-cell office:value-type="float" office:value="148">
            <text:p>148</text:p>
          </table:table-cell>
          <table:table-cell table:formula="of:=15+31.1/60" office:value-type="float" office:value="15.5183333333333">
            <text:p>15.52</text:p>
          </table:table-cell>
          <table:table-cell table:formula="of:=15+39.1/60" office:value-type="float" office:value="15.6516666666667">
            <text:p>15.65</text:p>
          </table:table-cell>
          <table:table-cell table:formula="of:=15+18.3/60" office:value-type="float" office:value="15.305">
            <text:p>15.31</text:p>
          </table:table-cell>
          <table:table-cell table:formula="of:=15+20.8/60" office:value-type="float" office:value="15.3466666666667">
            <text:p>15.35</text:p>
          </table:table-cell>
          <table:table-cell table:formula="of:=15+19.7/60" office:value-type="float" office:value="15.3283333333333">
            <text:p>15.33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26]+1" office:value-type="float" office:value="560">
            <text:p>560</text:p>
          </table:table-cell>
          <table:table-cell office:value-type="float" office:value="43906.5013888889">
            <text:p>3/16/20 12:0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Cloudy</text:p>
          </table:table-cell>
          <table:table-cell office:value-type="float" office:value="67">
            <text:p>67</text:p>
          </table:table-cell>
          <table:table-cell/>
          <table:table-cell office:value-type="float" office:value="84">
            <text:p>84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Vandergriff Park</text:p>
          </table:table-cell>
          <table:table-cell office:value-type="float" office:value="6.13">
            <text:p>6.13</text:p>
          </table:table-cell>
          <table:table-cell table:number-columns-repeated="2"/>
          <table:table-cell office:value-type="float" office:value="12444">
            <text:p>12444</text:p>
          </table:table-cell>
          <table:table-cell table:formula="of:=96/60" office:value-type="float" office:value="1.6">
            <text:p>1.60</text:p>
          </table:table-cell>
          <table:table-cell table:number-columns-repeated="2"/>
          <table:table-cell table:formula="of:=[.P27]/[.T27]" office:value-type="float" office:value="3.83125">
            <text:p>3.83</text:p>
          </table:table-cell>
          <table:table-cell office:value-type="float" office:value="2">
            <text:p>2</text:p>
          </table:table-cell>
          <table:table-cell table:formula="of:=[.P27]/[.X27]" office:value-type="float" office:value="3.065">
            <text:p>3.07</text:p>
          </table:table-cell>
          <table:table-cell table:formula="of:=15+36/60" office:value-type="float" office:value="15.6">
            <text:p>15.60</text:p>
          </table:table-cell>
          <table:table-cell office:value-type="float" office:value="167">
            <text:p>167</text:p>
          </table:table-cell>
          <table:table-cell office:value-type="float" office:value="686">
            <text:p>686</text:p>
          </table:table-cell>
          <table:table-cell office:value-type="float" office:value="86">
            <text:p>86</text:p>
          </table:table-cell>
          <table:table-cell office:value-type="float" office:value="135">
            <text:p>135</text:p>
          </table:table-cell>
          <table:table-cell table:formula="of:=15+16.8/60" office:value-type="float" office:value="15.28">
            <text:p>15.28</text:p>
          </table:table-cell>
          <table:table-cell table:formula="of:=15+28.3/60" office:value-type="float" office:value="15.4716666666667">
            <text:p>15.47</text:p>
          </table:table-cell>
          <table:table-cell table:formula="of:=15+54.6/60" office:value-type="float" office:value="15.91">
            <text:p>15.91</text:p>
          </table:table-cell>
          <table:table-cell table:formula="of:=16+16.3/60" office:value-type="float" office:value="16.2716666666667">
            <text:p>16.27</text:p>
          </table:table-cell>
          <table:table-cell table:formula="of:=15+20.2/60" office:value-type="float" office:value="15.3366666666667">
            <text:p>15.34</text:p>
          </table:table-cell>
          <table:table-cell table:formula="of:=60/3.8" office:value-type="float" office:value="15.7894736842105">
            <text:p>15.79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27]+1" office:value-type="float" office:value="561">
            <text:p>561</text:p>
          </table:table-cell>
          <table:table-cell office:value-type="float" office:value="43907.5298611111">
            <text:p>3/17/20 12:4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Mostly Cloudy</text:p>
          </table:table-cell>
          <table:table-cell office:value-type="float" office:value="79">
            <text:p>79</text:p>
          </table:table-cell>
          <table:table-cell/>
          <table:table-cell office:value-type="float" office:value="66">
            <text:p>66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Four Parks</text:p>
          </table:table-cell>
          <table:table-cell office:value-type="float" office:value="4.56">
            <text:p>4.56</text:p>
          </table:table-cell>
          <table:table-cell table:number-columns-repeated="2"/>
          <table:table-cell office:value-type="float" office:value="9920">
            <text:p>9920</text:p>
          </table:table-cell>
          <table:table-cell table:formula="of:=(60+17+36/60)/60" office:value-type="float" office:value="1.29333333333333">
            <text:p>1.29</text:p>
          </table:table-cell>
          <table:table-cell table:number-columns-repeated="2"/>
          <table:table-cell table:formula="of:=[.P28]/[.T28]" office:value-type="float" office:value="3.52577319587629">
            <text:p>3.53</text:p>
          </table:table-cell>
          <table:table-cell office:value-type="float" office:value="1">
            <text:p>1</text:p>
          </table:table-cell>
          <table:table-cell table:formula="of:=[.P28]/[.X28]" office:value-type="float" office:value="4.56">
            <text:p>4.56</text:p>
          </table:table-cell>
          <table:table-cell table:formula="of:=17+1/60" office:value-type="float" office:value="17.0166666666667">
            <text:p>17.02</text:p>
          </table:table-cell>
          <table:table-cell office:value-type="float" office:value="325">
            <text:p>325</text:p>
          </table:table-cell>
          <table:table-cell office:value-type="float" office:value="995">
            <text:p>995</text:p>
          </table:table-cell>
          <table:table-cell office:value-type="float" office:value="133">
            <text:p>133</text:p>
          </table:table-cell>
          <table:table-cell office:value-type="float" office:value="156">
            <text:p>156</text:p>
          </table:table-cell>
          <table:table-cell table:formula="of:=16+13/60" office:value-type="float" office:value="16.2166666666667">
            <text:p>16.22</text:p>
          </table:table-cell>
          <table:table-cell table:formula="of:=16+20.9/60" office:value-type="float" office:value="16.3483333333333">
            <text:p>16.35</text:p>
          </table:table-cell>
          <table:table-cell table:formula="of:=16+36.9/60" office:value-type="float" office:value="16.615">
            <text:p>16.62</text:p>
          </table:table-cell>
          <table:table-cell table:formula="of:=17+53.1/60" office:value-type="float" office:value="17.885">
            <text:p>17.89</text:p>
          </table:table-cell>
          <table:table-cell table:formula="of:=60/3.2" office:value-type="float" office:value="18.75">
            <text:p>18.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28]+1" office:value-type="float" office:value="562">
            <text:p>562</text:p>
          </table:table-cell>
          <table:table-cell office:value-type="float" office:value="43908.5416666667">
            <text:p>3/18/20 13: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Partly Cloudy</text:p>
          </table:table-cell>
          <table:table-cell office:value-type="float" office:value="66">
            <text:p>66</text:p>
          </table:table-cell>
          <table:table-cell/>
          <table:table-cell office:value-type="float" office:value="64">
            <text:p>64</text:p>
          </table:table-cell>
          <table:table-cell table:number-columns-repeated="41"/>
          <table:table-cell office:value-type="float" office:value="1">
            <text:p>1</text:p>
          </table:table-cell>
          <table:table-cell office:value-type="string">
            <text:p>Operztor error</text:p>
          </table:table-cell>
          <table:table-cell table:number-columns-repeated="972"/>
        </table:table-row>
        <table:table-row table:style-name="ro1">
          <table:table-cell table:formula="of:=[.A29]+1" office:value-type="float" office:value="563">
            <text:p>563</text:p>
          </table:table-cell>
          <table:table-cell office:value-type="float" office:value="43909.5381944444">
            <text:p>3/19/20 12:5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Mostly Cloudy</text:p>
          </table:table-cell>
          <table:table-cell office:value-type="float" office:value="51">
            <text:p>51</text:p>
          </table:table-cell>
          <table:table-cell/>
          <table:table-cell office:value-type="float" office:value="68">
            <text:p>68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Enchanted Lakes</text:p>
          </table:table-cell>
          <table:table-cell office:value-type="float" office:value="4.53">
            <text:p>4.53</text:p>
          </table:table-cell>
          <table:table-cell table:number-columns-repeated="2"/>
          <table:table-cell office:value-type="float" office:value="9714">
            <text:p>9714</text:p>
          </table:table-cell>
          <table:table-cell table:formula="of:=72/60" office:value-type="float" office:value="1.2">
            <text:p>1.20</text:p>
          </table:table-cell>
          <table:table-cell table:number-columns-repeated="2"/>
          <table:table-cell table:formula="of:=[.P30]/[.T30]" office:value-type="float" office:value="3.775">
            <text:p>3.78</text:p>
          </table:table-cell>
          <table:table-cell office:value-type="float" office:value="1">
            <text:p>1</text:p>
          </table:table-cell>
          <table:table-cell table:formula="of:=[.P30]/[.X30]" office:value-type="float" office:value="4.53">
            <text:p>4.53</text:p>
          </table:table-cell>
          <table:table-cell table:formula="of:=16+1/60" office:value-type="float" office:value="16.0166666666667">
            <text:p>16.02</text:p>
          </table:table-cell>
          <table:table-cell office:value-type="float" office:value="85">
            <text:p>85</text:p>
          </table:table-cell>
          <table:table-cell office:value-type="float" office:value="595">
            <text:p>595</text:p>
          </table:table-cell>
          <table:table-cell office:value-type="float" office:value="110">
            <text:p>110</text:p>
          </table:table-cell>
          <table:table-cell office:value-type="float" office:value="136">
            <text:p>136</text:p>
          </table:table-cell>
          <table:table-cell table:formula="of:=15+39.1/60" office:value-type="float" office:value="15.6516666666667">
            <text:p>15.65</text:p>
          </table:table-cell>
          <table:table-cell table:formula="of:=15+59.3/60" office:value-type="float" office:value="15.9883333333333">
            <text:p>15.99</text:p>
          </table:table-cell>
          <table:table-cell table:formula="of:=15+57.9/60" office:value-type="float" office:value="15.965">
            <text:p>15.97</text:p>
          </table:table-cell>
          <table:table-cell table:formula="of:=16+14.4/60" office:value-type="float" office:value="16.24">
            <text:p>16.24</text:p>
          </table:table-cell>
          <table:table-cell table:formula="of:=60/3.7" office:value-type="float" office:value="16.2162162162162">
            <text:p>16.22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30]+1" office:value-type="float" office:value="564">
            <text:p>564</text:p>
          </table:table-cell>
          <table:table-cell office:value-type="float" office:value="43910.61875">
            <text:p>3/20/20 14:5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58">
            <text:p>58</text:p>
          </table:table-cell>
          <table:table-cell/>
          <table:table-cell office:value-type="float" office:value="60">
            <text:p>60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Little Road</text:p>
          </table:table-cell>
          <table:table-cell office:value-type="float" office:value="5.29">
            <text:p>5.29</text:p>
          </table:table-cell>
          <table:table-cell table:number-columns-repeated="2"/>
          <table:table-cell office:value-type="float" office:value="11153">
            <text:p>11153</text:p>
          </table:table-cell>
          <table:table-cell table:formula="of:=86/60" office:value-type="float" office:value="1.43333333333333">
            <text:p>1.43</text:p>
          </table:table-cell>
          <table:table-cell table:number-columns-repeated="2"/>
          <table:table-cell table:formula="of:=[.P31]/[.T31]" office:value-type="float" office:value="3.6906976744186">
            <text:p>3.69</text:p>
          </table:table-cell>
          <table:table-cell office:value-type="float" office:value="1">
            <text:p>1</text:p>
          </table:table-cell>
          <table:table-cell table:formula="of:=[.P31]/[.X31]" office:value-type="float" office:value="5.29">
            <text:p>5.29</text:p>
          </table:table-cell>
          <table:table-cell table:formula="of:=16+13/60" office:value-type="float" office:value="16.2166666666667">
            <text:p>16.22</text:p>
          </table:table-cell>
          <table:table-cell office:value-type="float" office:value="243">
            <text:p>243</text:p>
          </table:table-cell>
          <table:table-cell office:value-type="float" office:value="617">
            <text:p>617</text:p>
          </table:table-cell>
          <table:table-cell office:value-type="float" office:value="99">
            <text:p>99</text:p>
          </table:table-cell>
          <table:table-cell office:value-type="float" office:value="130">
            <text:p>130</text:p>
          </table:table-cell>
          <table:table-cell table:formula="of:=15+55.2/60" office:value-type="float" office:value="15.92">
            <text:p>15.92</text:p>
          </table:table-cell>
          <table:table-cell table:formula="of:=16+43.7/60" office:value-type="float" office:value="16.7283333333333">
            <text:p>16.73</text:p>
          </table:table-cell>
          <table:table-cell table:formula="of:=16+18.3/60" office:value-type="float" office:value="16.305">
            <text:p>16.31</text:p>
          </table:table-cell>
          <table:table-cell table:formula="of:=15+49.8/60" office:value-type="float" office:value="15.83">
            <text:p>15.83</text:p>
          </table:table-cell>
          <table:table-cell table:formula="of:=60/3.7" office:value-type="float" office:value="16.2162162162162">
            <text:p>16.2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31]+1" office:value-type="float" office:value="565">
            <text:p>565</text:p>
          </table:table-cell>
          <table:table-cell office:value-type="float" office:value="43911.6277777778">
            <text:p>3/21/20 15: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62">
            <text:p>62</text:p>
          </table:table-cell>
          <table:table-cell/>
          <table:table-cell office:value-type="float" office:value="80">
            <text:p>80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Perkins Road</text:p>
          </table:table-cell>
          <table:table-cell office:value-type="float" office:value="5.13">
            <text:p>5.13</text:p>
          </table:table-cell>
          <table:table-cell table:number-columns-repeated="2"/>
          <table:table-cell office:value-type="float" office:value="10892">
            <text:p>10892</text:p>
          </table:table-cell>
          <table:table-cell table:formula="of:=82/60" office:value-type="float" office:value="1.36666666666667">
            <text:p>1.37</text:p>
          </table:table-cell>
          <table:table-cell table:number-columns-repeated="2"/>
          <table:table-cell table:formula="of:=[.P32]/[.T32]" office:value-type="float" office:value="3.75365853658537">
            <text:p>3.75</text:p>
          </table:table-cell>
          <table:table-cell office:value-type="float" office:value="1">
            <text:p>1</text:p>
          </table:table-cell>
          <table:table-cell table:formula="of:=[.P32]/[.X32]" office:value-type="float" office:value="5.13">
            <text:p>5.13</text:p>
          </table:table-cell>
          <table:table-cell table:formula="of:=16+5/60" office:value-type="float" office:value="16.0833333333333">
            <text:p>16.08</text:p>
          </table:table-cell>
          <table:table-cell office:value-type="float" office:value="217">
            <text:p>217</text:p>
          </table:table-cell>
          <table:table-cell office:value-type="float" office:value="673">
            <text:p>673</text:p>
          </table:table-cell>
          <table:table-cell office:value-type="float" office:value="104">
            <text:p>104</text:p>
          </table:table-cell>
          <table:table-cell office:value-type="float" office:value="143">
            <text:p>143</text:p>
          </table:table-cell>
          <table:table-cell table:formula="of:=15+56.6/60" office:value-type="float" office:value="15.9433333333333">
            <text:p>15.94</text:p>
          </table:table-cell>
          <table:table-cell table:formula="of:=15+55.7/60" office:value-type="float" office:value="15.9283333333333">
            <text:p>15.93</text:p>
          </table:table-cell>
          <table:table-cell table:formula="of:=16+6.8/60" office:value-type="float" office:value="16.1133333333333">
            <text:p>16.11</text:p>
          </table:table-cell>
          <table:table-cell table:formula="of:=16+28.8/60" office:value-type="float" office:value="16.48">
            <text:p>16.48</text:p>
          </table:table-cell>
          <table:table-cell table:formula="of:=60/3.7" office:value-type="float" office:value="16.2162162162162">
            <text:p>16.2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32]+1" office:value-type="float" office:value="566">
            <text:p>566</text:p>
          </table:table-cell>
          <table:table-cell office:value-type="float" office:value="43912.6277777778">
            <text:p>3/22/20 15:0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Cloudy</text:p>
          </table:table-cell>
          <table:table-cell office:value-type="float" office:value="68">
            <text:p>68</text:p>
          </table:table-cell>
          <table:table-cell/>
          <table:table-cell office:value-type="float" office:value="81">
            <text:p>81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Stoval Park</text:p>
          </table:table-cell>
          <table:table-cell office:value-type="float" office:value="4.76">
            <text:p>4.76</text:p>
          </table:table-cell>
          <table:table-cell table:number-columns-repeated="2"/>
          <table:table-cell office:value-type="float" office:value="9868">
            <text:p>9868</text:p>
          </table:table-cell>
          <table:table-cell table:formula="of:=75/60" office:value-type="float" office:value="1.25">
            <text:p>1.25</text:p>
          </table:table-cell>
          <table:table-cell table:number-columns-repeated="2"/>
          <table:table-cell table:formula="of:=[.P33]/[.T33]" office:value-type="float" office:value="3.808">
            <text:p>3.81</text:p>
          </table:table-cell>
          <table:table-cell office:value-type="float" office:value="1">
            <text:p>1</text:p>
          </table:table-cell>
          <table:table-cell table:formula="of:=[.P33]/[.X33]" office:value-type="float" office:value="4.76">
            <text:p>4.76</text:p>
          </table:table-cell>
          <table:table-cell table:formula="of:=15+46/60" office:value-type="float" office:value="15.7666666666667">
            <text:p>15.77</text:p>
          </table:table-cell>
          <table:table-cell office:value-type="float" office:value="95">
            <text:p>95</text:p>
          </table:table-cell>
          <table:table-cell office:value-type="float" office:value="513">
            <text:p>513</text:p>
          </table:table-cell>
          <table:table-cell office:value-type="float" office:value="80">
            <text:p>80</text:p>
          </table:table-cell>
          <table:table-cell office:value-type="float" office:value="111">
            <text:p>111</text:p>
          </table:table-cell>
          <table:table-cell table:formula="of:=15+19.9/60" office:value-type="float" office:value="15.3316666666667">
            <text:p>15.33</text:p>
          </table:table-cell>
          <table:table-cell table:formula="of:=15+38/60" office:value-type="float" office:value="15.6333333333333">
            <text:p>15.63</text:p>
          </table:table-cell>
          <table:table-cell table:formula="of:=15+54.7/60" office:value-type="float" office:value="15.9116666666667">
            <text:p>15.91</text:p>
          </table:table-cell>
          <table:table-cell table:formula="of:=15+37.4/60" office:value-type="float" office:value="15.6233333333333">
            <text:p>15.62</text:p>
          </table:table-cell>
          <table:table-cell table:formula="of:=60/3.8" office:value-type="float" office:value="15.7894736842105">
            <text:p>15.79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33]+1" office:value-type="float" office:value="567">
            <text:p>567</text:p>
          </table:table-cell>
          <table:table-cell office:value-type="float" office:value="43944.5895833333">
            <text:p>4/23/20 14:0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6">
            <text:p>86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Vandergriff Park</text:p>
          </table:table-cell>
          <table:table-cell office:value-type="float" office:value="4.75">
            <text:p>4.75</text:p>
          </table:table-cell>
          <table:table-cell table:number-columns-repeated="3"/>
          <table:table-cell table:formula="of:=(60+15)/60" office:value-type="float" office:value="1.25">
            <text:p>1.25</text:p>
          </table:table-cell>
          <table:table-cell table:number-columns-repeated="2"/>
          <table:table-cell table:formula="of:=[.P34]/[.T34]" office:value-type="float" office:value="3.8">
            <text:p>3.80</text:p>
          </table:table-cell>
          <table:table-cell office:value-type="float" office:value="2">
            <text:p>2</text:p>
          </table:table-cell>
          <table:table-cell table:formula="of:=[.P34]/[.X34]" office:value-type="float" office:value="2.375">
            <text:p>2.38</text:p>
          </table:table-cell>
          <table:table-cell table:formula="of:=15+53/60" office:value-type="float" office:value="15.8833333333333">
            <text:p>15.88</text:p>
          </table:table-cell>
          <table:table-cell office:value-type="float" office:value="125">
            <text:p>125</text:p>
          </table:table-cell>
          <table:table-cell office:value-type="float" office:value="706">
            <text:p>706</text:p>
          </table:table-cell>
          <table:table-cell office:value-type="float" office:value="106">
            <text:p>106</text:p>
          </table:table-cell>
          <table:table-cell office:value-type="float" office:value="150">
            <text:p>150</text:p>
          </table:table-cell>
          <table:table-cell table:formula="of:=15+5.2/60" office:value-type="float" office:value="15.0866666666667">
            <text:p>15.09</text:p>
          </table:table-cell>
          <table:table-cell table:formula="of:=15+48/60" office:value-type="float" office:value="15.8">
            <text:p>15.80</text:p>
          </table:table-cell>
          <table:table-cell table:formula="of:=16+12.7/60" office:value-type="float" office:value="16.2116666666667">
            <text:p>16.21</text:p>
          </table:table-cell>
          <table:table-cell table:formula="of:=15+37.3/60" office:value-type="float" office:value="15.6216666666667">
            <text:p>15.62</text:p>
          </table:table-cell>
          <table:table-cell table:formula="of:=60/3.6" office:value-type="float" office:value="16.6666666666667">
            <text:p>16.67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34]+1" office:value-type="float" office:value="568">
            <text:p>568</text:p>
          </table:table-cell>
          <table:table-cell office:value-type="float" office:value="43914.6076388889">
            <text:p>3/24/20 14:3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7">
            <text:p>87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Four Parks</text:p>
          </table:table-cell>
          <table:table-cell office:value-type="float" office:value="4.61">
            <text:p>4.61</text:p>
          </table:table-cell>
          <table:table-cell table:number-columns-repeated="3"/>
          <table:table-cell table:formula="of:=(60+17+20/60)/60" office:value-type="float" office:value="1.28888888888889">
            <text:p>1.29</text:p>
          </table:table-cell>
          <table:table-cell table:number-columns-repeated="2"/>
          <table:table-cell table:formula="of:=[.P35]/[.T35]" office:value-type="float" office:value="3.57672413793103">
            <text:p>3.58</text:p>
          </table:table-cell>
          <table:table-cell office:value-type="float" office:value="1">
            <text:p>1</text:p>
          </table:table-cell>
          <table:table-cell table:formula="of:=[.P35]/[.X35]" office:value-type="float" office:value="4.61">
            <text:p>4.61</text:p>
          </table:table-cell>
          <table:table-cell table:formula="of:=16+48/60" office:value-type="float" office:value="16.8">
            <text:p>16.80</text:p>
          </table:table-cell>
          <table:table-cell office:value-type="float" office:value="256">
            <text:p>256</text:p>
          </table:table-cell>
          <table:table-cell office:value-type="float" office:value="980">
            <text:p>980</text:p>
          </table:table-cell>
          <table:table-cell office:value-type="float" office:value="131">
            <text:p>131</text:p>
          </table:table-cell>
          <table:table-cell office:value-type="float" office:value="159">
            <text:p>159</text:p>
          </table:table-cell>
          <table:table-cell table:formula="of:=15+37.8/60" office:value-type="float" office:value="15.63">
            <text:p>15.63</text:p>
          </table:table-cell>
          <table:table-cell table:formula="of:=16+18.2/60" office:value-type="float" office:value="16.3033333333333">
            <text:p>16.30</text:p>
          </table:table-cell>
          <table:table-cell table:formula="of:=15+56.2/60" office:value-type="float" office:value="15.9366666666667">
            <text:p>15.94</text:p>
          </table:table-cell>
          <table:table-cell table:formula="of:=17+53.6/60" office:value-type="float" office:value="17.8933333333333">
            <text:p>17.89</text:p>
          </table:table-cell>
          <table:table-cell table:formula="of:=60/3.1" office:value-type="float" office:value="19.3548387096774">
            <text:p>19.3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35]+1" office:value-type="float" office:value="569">
            <text:p>569</text:p>
          </table:table-cell>
          <table:table-cell office:value-type="float" office:value="43915.4840277778">
            <text:p>3/25/20 11:3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2">
            <text:p>82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Village Creek Linear Park</text:p>
          </table:table-cell>
          <table:table-cell office:value-type="float" office:value="4.87">
            <text:p>4.87</text:p>
          </table:table-cell>
          <table:table-cell table:number-columns-repeated="2"/>
          <table:table-cell office:value-type="float" office:value="11631">
            <text:p>11631</text:p>
          </table:table-cell>
          <table:table-cell table:formula="of:=1+25/60" office:value-type="float" office:value="1.41666666666667">
            <text:p>1.42</text:p>
          </table:table-cell>
          <table:table-cell table:number-columns-repeated="2"/>
          <table:table-cell table:formula="of:=[.P36]/[.T36]" office:value-type="float" office:value="3.43764705882353">
            <text:p>3.44</text:p>
          </table:table-cell>
          <table:table-cell office:value-type="float" office:value="1">
            <text:p>1</text:p>
          </table:table-cell>
          <table:table-cell table:formula="of:=[.P36]/[.X36]" office:value-type="float" office:value="4.87">
            <text:p>4.87</text:p>
          </table:table-cell>
          <table:table-cell table:formula="of:=17+27/60" office:value-type="float" office:value="17.45">
            <text:p>17.45</text:p>
          </table:table-cell>
          <table:table-cell office:value-type="float" office:value="249">
            <text:p>249</text:p>
          </table:table-cell>
          <table:table-cell office:value-type="float" office:value="777">
            <text:p>777</text:p>
          </table:table-cell>
          <table:table-cell office:value-type="float" office:value="109">
            <text:p>109</text:p>
          </table:table-cell>
          <table:table-cell office:value-type="float" office:value="150">
            <text:p>150</text:p>
          </table:table-cell>
          <table:table-cell table:formula="of:=16+53.3/60" office:value-type="float" office:value="16.8883333333333">
            <text:p>16.89</text:p>
          </table:table-cell>
          <table:table-cell table:formula="of:=16+27/60" office:value-type="float" office:value="16.45">
            <text:p>16.45</text:p>
          </table:table-cell>
          <table:table-cell table:formula="of:=17+25.8/60" office:value-type="float" office:value="17.43">
            <text:p>17.43</text:p>
          </table:table-cell>
          <table:table-cell table:formula="of:=17+1/60" office:value-type="float" office:value="17.0166666666667">
            <text:p>17.02</text:p>
          </table:table-cell>
          <table:table-cell table:formula="of:=60/3" office:value-type="float" office:value="20">
            <text:p>20.00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36]+1" office:value-type="float" office:value="570">
            <text:p>570</text:p>
          </table:table-cell>
          <table:table-cell office:value-type="float" office:value="43916.6263888889">
            <text:p>3/26/20 15:0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office:value-type="float" office:value="83">
            <text:p>83</text:p>
          </table:table-cell>
          <table:table-cell/>
          <table:table-cell office:value-type="float" office:value="56">
            <text:p>56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Enchanted Lakes</text:p>
          </table:table-cell>
          <table:table-cell office:value-type="float" office:value="4.41">
            <text:p>4.41</text:p>
          </table:table-cell>
          <table:table-cell table:number-columns-repeated="2"/>
          <table:table-cell office:value-type="float" office:value="9542">
            <text:p>9542</text:p>
          </table:table-cell>
          <table:table-cell table:formula="of:=75/60" office:value-type="float" office:value="1.25">
            <text:p>1.25</text:p>
          </table:table-cell>
          <table:table-cell table:number-columns-repeated="2"/>
          <table:table-cell table:formula="of:=[.P37]/[.T37]" office:value-type="float" office:value="3.528">
            <text:p>3.53</text:p>
          </table:table-cell>
          <table:table-cell office:value-type="float" office:value="1">
            <text:p>1</text:p>
          </table:table-cell>
          <table:table-cell table:formula="of:=[.P37]/[.X37]" office:value-type="float" office:value="4.41">
            <text:p>4.41</text:p>
          </table:table-cell>
          <table:table-cell table:formula="of:=16+59/60" office:value-type="float" office:value="16.9833333333333">
            <text:p>16.98</text:p>
          </table:table-cell>
          <table:table-cell office:value-type="float" office:value="190">
            <text:p>190</text:p>
          </table:table-cell>
          <table:table-cell office:value-type="float" office:value="473">
            <text:p>473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table:formula="of:=16+7.9/60" office:value-type="float" office:value="16.1316666666667">
            <text:p>16.13</text:p>
          </table:table-cell>
          <table:table-cell table:formula="of:=16+28.5/60" office:value-type="float" office:value="16.475">
            <text:p>16.48</text:p>
          </table:table-cell>
          <table:table-cell table:formula="of:=16+49.9/60" office:value-type="float" office:value="16.8316666666667">
            <text:p>16.83</text:p>
          </table:table-cell>
          <table:table-cell table:formula="of:=18+0.7/60" office:value-type="float" office:value="18.0116666666667">
            <text:p>18.01</text:p>
          </table:table-cell>
          <table:table-cell table:formula="of:=60/3.3" office:value-type="float" office:value="18.1818181818182">
            <text:p>18.1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37]+1" office:value-type="float" office:value="571">
            <text:p>571</text:p>
          </table:table-cell>
          <table:table-cell office:value-type="float" office:value="43917.5736111111">
            <text:p>3/27/20 13:4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4">
            <text:p>74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River Legacy North East</text:p>
          </table:table-cell>
          <table:table-cell office:value-type="float" office:value="6.55">
            <text:p>6.55</text:p>
          </table:table-cell>
          <table:table-cell table:number-columns-repeated="2"/>
          <table:table-cell office:value-type="float" office:value="11504">
            <text:p>11504</text:p>
          </table:table-cell>
          <table:table-cell table:formula="of:=1+46/60" office:value-type="float" office:value="1.76666666666667">
            <text:p>1.77</text:p>
          </table:table-cell>
          <table:table-cell table:number-columns-repeated="2"/>
          <table:table-cell table:formula="of:=[.P38]/[.T38]" office:value-type="float" office:value="3.70754716981132">
            <text:p>3.71</text:p>
          </table:table-cell>
          <table:table-cell office:value-type="float" office:value="1">
            <text:p>1</text:p>
          </table:table-cell>
          <table:table-cell table:formula="of:=[.P38]/[.X38]" office:value-type="float" office:value="6.55">
            <text:p>6.55</text:p>
          </table:table-cell>
          <table:table-cell table:formula="of:=16+13/60" office:value-type="float" office:value="16.2166666666667">
            <text:p>16.22</text:p>
          </table:table-cell>
          <table:table-cell office:value-type="float" office:value="69">
            <text:p>69</text:p>
          </table:table-cell>
          <table:table-cell office:value-type="float" office:value="1364">
            <text:p>1364</text:p>
          </table:table-cell>
          <table:table-cell office:value-type="float" office:value="133">
            <text:p>133</text:p>
          </table:table-cell>
          <table:table-cell office:value-type="float" office:value="156">
            <text:p>156</text:p>
          </table:table-cell>
          <table:table-cell table:formula="of:=15+17.3/60" office:value-type="float" office:value="15.2883333333333">
            <text:p>15.29</text:p>
          </table:table-cell>
          <table:table-cell table:formula="of:=16+31.1/60" office:value-type="float" office:value="16.5183333333333">
            <text:p>16.52</text:p>
          </table:table-cell>
          <table:table-cell table:formula="of:=16+33" office:value-type="float" office:value="49">
            <text:p>49.00</text:p>
          </table:table-cell>
          <table:table-cell table:formula="of:=16+33.6/60" office:value-type="float" office:value="16.56">
            <text:p>16.56</text:p>
          </table:table-cell>
          <table:table-cell table:formula="of:=17+91.3/60" office:value-type="float" office:value="18.5216666666667">
            <text:p>18.52</text:p>
          </table:table-cell>
          <table:table-cell table:formula="of:=16+3.7/60" office:value-type="float" office:value="16.0616666666667">
            <text:p>16.06</text:p>
          </table:table-cell>
          <table:table-cell table:formula="of:=60/3.7" office:value-type="float" office:value="16.2162162162162">
            <text:p>16.2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38]+1" office:value-type="float" office:value="572">
            <text:p>572</text:p>
          </table:table-cell>
          <table:table-cell office:value-type="float" office:value="43918.4951388889">
            <text:p>3/28/20 11:53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/>
          <table:table-cell table:style-name="ce2" office:value-type="string">
            <text:p>Fair</text:p>
          </table:table-cell>
          <table:table-cell office:value-type="float" office:value="64">
            <text:p>64</text:p>
          </table:table-cell>
          <table:table-cell/>
          <table:table-cell office:value-type="float" office:value="45">
            <text:p>45</text:p>
          </table:table-cell>
          <table:table-cell table:number-columns-repeated="1015"/>
        </table:table-row>
        <table:table-row table:style-name="ro1">
          <table:table-cell table:formula="of:=[.A39]+1" office:value-type="float" office:value="573">
            <text:p>573</text:p>
          </table:table-cell>
          <table:table-cell office:value-type="float" office:value="43919.5">
            <text:p>3/29/20 12:00</text:p>
          </table:table-cell>
          <table:table-cell office:value-type="float" office:value="0">
            <text:p>0</text:p>
          </table:table-cell>
          <table:table-cell office:value-type="string">
            <text:p>Weather</text:p>
          </table:table-cell>
          <table:table-cell/>
          <table:table-cell table:style-name="ce2" office:value-type="string">
            <text:p>T-Storm / Windy</text:p>
          </table:table-cell>
          <table:table-cell office:value-type="float" office:value="52">
            <text:p>52</text:p>
          </table:table-cell>
          <table:table-cell/>
          <table:table-cell office:value-type="float" office:value="78">
            <text:p>78</text:p>
          </table:table-cell>
          <table:table-cell table:number-columns-repeated="1015"/>
        </table:table-row>
        <table:table-row table:style-name="ro1">
          <table:table-cell table:formula="of:=[.A40]+1" office:value-type="float" office:value="574">
            <text:p>574</text:p>
          </table:table-cell>
          <table:table-cell office:value-type="float" office:value="43920.65">
            <text:p>3/30/20 15:3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48">
            <text:p>48</text:p>
          </table:table-cell>
          <table:table-cell/>
          <table:table-cell office:value-type="float" office:value="55">
            <text:p>55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Vandergriff Park</text:p>
          </table:table-cell>
          <table:table-cell office:value-type="float" office:value="6.48">
            <text:p>6.48</text:p>
          </table:table-cell>
          <table:table-cell table:number-columns-repeated="2"/>
          <table:table-cell office:value-type="float" office:value="13160">
            <text:p>13160</text:p>
          </table:table-cell>
          <table:table-cell table:formula="of:=101/60" office:value-type="float" office:value="1.68333333333333">
            <text:p>1.68</text:p>
          </table:table-cell>
          <table:table-cell table:number-columns-repeated="2"/>
          <table:table-cell table:formula="of:=[.P41]/[.T41]" office:value-type="float" office:value="3.84950495049505">
            <text:p>3.85</text:p>
          </table:table-cell>
          <table:table-cell office:value-type="float" office:value="1">
            <text:p>1</text:p>
          </table:table-cell>
          <table:table-cell table:formula="of:=[.P41]/[.X41]" office:value-type="float" office:value="6.48">
            <text:p>6.48</text:p>
          </table:table-cell>
          <table:table-cell table:formula="of:=16+13/60" office:value-type="float" office:value="16.2166666666667">
            <text:p>16.22</text:p>
          </table:table-cell>
          <table:table-cell office:value-type="float" office:value="180">
            <text:p>180</text:p>
          </table:table-cell>
          <table:table-cell office:value-type="float" office:value="1124">
            <text:p>1124</text:p>
          </table:table-cell>
          <table:table-cell office:value-type="float" office:value="126">
            <text:p>126</text:p>
          </table:table-cell>
          <table:table-cell office:value-type="float" office:value="152">
            <text:p>152</text:p>
          </table:table-cell>
          <table:table-cell table:formula="of:=15+44.8/60" office:value-type="float" office:value="15.7466666666667">
            <text:p>15.75</text:p>
          </table:table-cell>
          <table:table-cell table:formula="of:=15+20.8/60" office:value-type="float" office:value="15.3466666666667">
            <text:p>15.35</text:p>
          </table:table-cell>
          <table:table-cell table:formula="of:=15+37.9/60" office:value-type="float" office:value="15.6316666666667">
            <text:p>15.63</text:p>
          </table:table-cell>
          <table:table-cell table:formula="of:=15+55.5/60" office:value-type="float" office:value="15.925">
            <text:p>15.93</text:p>
          </table:table-cell>
          <table:table-cell table:formula="of:=15+19/60" office:value-type="float" office:value="15.3166666666667">
            <text:p>15.32</text:p>
          </table:table-cell>
          <table:table-cell table:formula="of:=15+29.2/60" office:value-type="float" office:value="15.4866666666667">
            <text:p>15.49</text:p>
          </table:table-cell>
          <table:table-cell table:formula="of:=60/3.9" office:value-type="float" office:value="15.3846153846154">
            <text:p>15.38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41]+1" office:value-type="float" office:value="575">
            <text:p>575</text:p>
          </table:table-cell>
          <table:table-cell office:value-type="float" office:value="43921.5986111111">
            <text:p>3/31/20 14:2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2">
            <text:p>72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Fish Creek Linear Park</text:p>
          </table:table-cell>
          <table:table-cell office:value-type="float" office:value="6.14">
            <text:p>6.14</text:p>
          </table:table-cell>
          <table:table-cell table:number-columns-repeated="2"/>
          <table:table-cell office:value-type="float" office:value="12629">
            <text:p>12629</text:p>
          </table:table-cell>
          <table:table-cell table:formula="of:=94/60" office:value-type="float" office:value="1.56666666666667">
            <text:p>1.57</text:p>
          </table:table-cell>
          <table:table-cell table:number-columns-repeated="2"/>
          <table:table-cell table:formula="of:=[.P42]/[.T42]" office:value-type="float" office:value="3.91914893617021">
            <text:p>3.92</text:p>
          </table:table-cell>
          <table:table-cell office:value-type="float" office:value="1">
            <text:p>1</text:p>
          </table:table-cell>
          <table:table-cell table:formula="of:=[.P42]/[.X42]" office:value-type="float" office:value="6.14">
            <text:p>6.14</text:p>
          </table:table-cell>
          <table:table-cell table:formula="of:=15+15/60" office:value-type="float" office:value="15.25">
            <text:p>15.25</text:p>
          </table:table-cell>
          <table:table-cell office:value-type="float" office:value="72">
            <text:p>72</text:p>
          </table:table-cell>
          <table:table-cell office:value-type="float" office:value="668">
            <text:p>668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table:formula="of:=15+33.4/60" office:value-type="float" office:value="15.5566666666667">
            <text:p>15.56</text:p>
          </table:table-cell>
          <table:table-cell table:formula="of:=15+6.8/60" office:value-type="float" office:value="15.1133333333333">
            <text:p>15.11</text:p>
          </table:table-cell>
          <table:table-cell table:formula="of:=15+17.2/60" office:value-type="float" office:value="15.2866666666667">
            <text:p>15.29</text:p>
          </table:table-cell>
          <table:table-cell table:formula="of:=15+10.1/60" office:value-type="float" office:value="15.1683333333333">
            <text:p>15.17</text:p>
          </table:table-cell>
          <table:table-cell table:formula="of:=15+21.9/60" office:value-type="float" office:value="15.365">
            <text:p>15.37</text:p>
          </table:table-cell>
          <table:table-cell table:formula="of:=15+21.9/60" office:value-type="float" office:value="15.365">
            <text:p>15.37</text:p>
          </table:table-cell>
          <table:table-cell table:formula="of:=60/4" office:value-type="float" office:value="15">
            <text:p>15.0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42]+1" office:value-type="float" office:value="576">
            <text:p>576</text:p>
          </table:table-cell>
          <table:table-cell office:value-type="float" office:value="43922.5944444445">
            <text:p>4/1/20 14:1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69">
            <text:p>69</text:p>
          </table:table-cell>
          <table:table-cell/>
          <table:table-cell office:value-type="float" office:value="73">
            <text:p>73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Enchanted Lakes</text:p>
          </table:table-cell>
          <table:table-cell office:value-type="float" office:value="4.5">
            <text:p>4.50</text:p>
          </table:table-cell>
          <table:table-cell table:number-columns-repeated="3"/>
          <table:table-cell table:formula="of:=72/60" office:value-type="float" office:value="1.2">
            <text:p>1.20</text:p>
          </table:table-cell>
          <table:table-cell table:number-columns-repeated="2"/>
          <table:table-cell table:formula="of:=[.P43]/[.T43]" office:value-type="float" office:value="3.75">
            <text:p>3.75</text:p>
          </table:table-cell>
          <table:table-cell office:value-type="float" office:value="1">
            <text:p>1</text:p>
          </table:table-cell>
          <table:table-cell table:formula="of:=[.P43]/[.X43]" office:value-type="float" office:value="4.5">
            <text:p>4.50</text:p>
          </table:table-cell>
          <table:table-cell table:formula="of:=15+59/60" office:value-type="float" office:value="15.9833333333333">
            <text:p>15.98</text:p>
          </table:table-cell>
          <table:table-cell office:value-type="float" office:value="102">
            <text:p>102</text:p>
          </table:table-cell>
          <table:table-cell office:value-type="float" office:value="570">
            <text:p>570</text:p>
          </table:table-cell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table:formula="of:=15+52/60" office:value-type="float" office:value="15.8666666666667">
            <text:p>15.87</text:p>
          </table:table-cell>
          <table:table-cell table:formula="of:=15+59.6/60" office:value-type="float" office:value="15.9933333333333">
            <text:p>15.99</text:p>
          </table:table-cell>
          <table:table-cell table:formula="of:=16+30.4/60" office:value-type="float" office:value="16.5066666666667">
            <text:p>16.51</text:p>
          </table:table-cell>
          <table:table-cell table:formula="of:=16+28/60" office:value-type="float" office:value="16.4666666666667">
            <text:p>16.47</text:p>
          </table:table-cell>
          <table:table-cell table:formula="of:=60/3.7" office:value-type="float" office:value="16.2162162162162">
            <text:p>16.22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43]+1" office:value-type="float" office:value="577">
            <text:p>577</text:p>
          </table:table-cell>
          <table:table-cell office:value-type="float" office:value="43923.6854166667">
            <text:p>4/2/20 16:27</text:p>
          </table:table-cell>
          <table:table-cell office:value-type="float" office:value="0">
            <text:p>0</text:p>
          </table:table-cell>
          <table:table-cell office:value-type="string">
            <text:p>Weather</text:p>
          </table:table-cell>
          <table:table-cell/>
          <table:table-cell office:value-type="string">
            <text:p>Cloudy</text:p>
          </table:table-cell>
          <table:table-cell office:value-type="float" office:value="47">
            <text:p>47</text:p>
          </table:table-cell>
          <table:table-cell/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table:formula="of:=[.A44]+1" office:value-type="float" office:value="578">
            <text:p>578</text:p>
          </table:table-cell>
          <table:table-cell office:value-type="float" office:value="43924.4951388889">
            <text:p>4/3/20 11:53</text:p>
          </table:table-cell>
          <table:table-cell office:value-type="float" office:value="0">
            <text:p>0</text:p>
          </table:table-cell>
          <table:table-cell office:value-type="string">
            <text:p>Weather</text:p>
          </table:table-cell>
          <table:table-cell/>
          <table:table-cell office:value-type="string">
            <text:p>Cloudy</text:p>
          </table:table-cell>
          <table:table-cell office:value-type="float" office:value="39">
            <text:p>39</text:p>
          </table:table-cell>
          <table:table-cell/>
          <table:table-cell office:value-type="float" office:value="76">
            <text:p>76</text:p>
          </table:table-cell>
          <table:table-cell table:number-columns-repeated="1015"/>
        </table:table-row>
        <table:table-row table:style-name="ro1">
          <table:table-cell table:formula="of:=[.A45]+1" office:value-type="float" office:value="579">
            <text:p>579</text:p>
          </table:table-cell>
          <table:table-cell office:value-type="float" office:value="43925.4951388889">
            <text:p>4/4/20 11:53</text:p>
          </table:table-cell>
          <table:table-cell office:value-type="float" office:value="0">
            <text:p>0</text:p>
          </table:table-cell>
          <table:table-cell office:value-type="string">
            <text:p>Weather</text:p>
          </table:table-cell>
          <table:table-cell/>
          <table:table-cell office:value-type="string">
            <text:p>Cloudy</text:p>
          </table:table-cell>
          <table:table-cell office:value-type="float" office:value="53">
            <text:p>53</text:p>
          </table:table-cell>
          <table:table-cell/>
          <table:table-cell office:value-type="float" office:value="80">
            <text:p>80</text:p>
          </table:table-cell>
          <table:table-cell table:number-columns-repeated="1015"/>
        </table:table-row>
        <table:table-row table:style-name="ro1">
          <table:table-cell table:formula="of:=[.A46]+1" office:value-type="float" office:value="580">
            <text:p>580</text:p>
          </table:table-cell>
          <table:table-cell office:value-type="float" office:value="43926.5236111111">
            <text:p>4/5/20 12:3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1">
            <text:p>71</text:p>
          </table:table-cell>
          <table:table-cell/>
          <table:table-cell office:value-type="float" office:value="70">
            <text:p>70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Little Road</text:p>
          </table:table-cell>
          <table:table-cell office:value-type="float" office:value="5.12">
            <text:p>5.12</text:p>
          </table:table-cell>
          <table:table-cell table:number-columns-repeated="3"/>
          <table:table-cell table:formula="of:=(60+23)/60" office:value-type="float" office:value="1.38333333333333">
            <text:p>1.38</text:p>
          </table:table-cell>
          <table:table-cell table:number-columns-repeated="2"/>
          <table:table-cell table:formula="of:=[.P47]/[.T47]" office:value-type="float" office:value="3.70120481927711">
            <text:p>3.70</text:p>
          </table:table-cell>
          <table:table-cell office:value-type="float" office:value="1">
            <text:p>1</text:p>
          </table:table-cell>
          <table:table-cell table:formula="of:=[.P47]/[.X47]" office:value-type="float" office:value="5.12">
            <text:p>5.12</text:p>
          </table:table-cell>
          <table:table-cell table:formula="of:=16+8/60" office:value-type="float" office:value="16.1333333333333">
            <text:p>16.13</text:p>
          </table:table-cell>
          <table:table-cell office:value-type="float" office:value="203">
            <text:p>203</text:p>
          </table:table-cell>
          <table:table-cell office:value-type="float" office:value="842">
            <text:p>842</text:p>
          </table:table-cell>
          <table:table-cell office:value-type="float" office:value="120">
            <text:p>120</text:p>
          </table:table-cell>
          <table:table-cell office:value-type="float" office:value="151">
            <text:p>151</text:p>
          </table:table-cell>
          <table:table-cell table:formula="of:=15+49.1/60" office:value-type="float" office:value="15.8183333333333">
            <text:p>15.82</text:p>
          </table:table-cell>
          <table:table-cell table:formula="of:=16+46.2/60" office:value-type="float" office:value="16.77">
            <text:p>16.77</text:p>
          </table:table-cell>
          <table:table-cell table:formula="of:=16+5/60" office:value-type="float" office:value="16.0833333333333">
            <text:p>16.08</text:p>
          </table:table-cell>
          <table:table-cell table:formula="of:=16+5.4/60" office:value-type="float" office:value="16.09">
            <text:p>16.09</text:p>
          </table:table-cell>
          <table:table-cell table:formula="of:=16+9/60" office:value-type="float" office:value="16.15">
            <text:p>16.15</text:p>
          </table:table-cell>
          <table:table-cell table:formula="of:=60/4.3" office:value-type="float" office:value="13.953488372093">
            <text:p>13.95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47]+1" office:value-type="float" office:value="581">
            <text:p>581</text:p>
          </table:table-cell>
          <table:table-cell office:value-type="float" office:value="43927.6222222222">
            <text:p>4/6/20 14: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Fair</text:p>
          </table:table-cell>
          <table:table-cell office:value-type="float" office:value="86">
            <text:p>86</text:p>
          </table:table-cell>
          <table:table-cell/>
          <table:table-cell office:value-type="float" office:value="43">
            <text:p>43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Perkins Road</text:p>
          </table:table-cell>
          <table:table-cell office:value-type="float" office:value="4.78">
            <text:p>4.78</text:p>
          </table:table-cell>
          <table:table-cell table:number-columns-repeated="2"/>
          <table:table-cell office:value-type="float" office:value="10730">
            <text:p>10730</text:p>
          </table:table-cell>
          <table:table-cell table:formula="of:=(60+23)/60" office:value-type="float" office:value="1.38333333333333">
            <text:p>1.38</text:p>
          </table:table-cell>
          <table:table-cell table:number-columns-repeated="2"/>
          <table:table-cell table:formula="of:=[.P48]/[.T48]" office:value-type="float" office:value="3.45542168674699">
            <text:p>3.46</text:p>
          </table:table-cell>
          <table:table-cell office:value-type="float" office:value="1">
            <text:p>1</text:p>
          </table:table-cell>
          <table:table-cell table:formula="of:=[.P48]/[.X48]" office:value-type="float" office:value="4.78">
            <text:p>4.78</text:p>
          </table:table-cell>
          <table:table-cell table:formula="of:=17+2/60" office:value-type="float" office:value="17.0333333333333">
            <text:p>17.03</text:p>
          </table:table-cell>
          <table:table-cell office:value-type="float" office:value="190">
            <text:p>190</text:p>
          </table:table-cell>
          <table:table-cell office:value-type="float" office:value="1000">
            <text:p>1000</text:p>
          </table:table-cell>
          <table:table-cell office:value-type="float" office:value="134">
            <text:p>134</text:p>
          </table:table-cell>
          <table:table-cell office:value-type="float" office:value="164">
            <text:p>164</text:p>
          </table:table-cell>
          <table:table-cell table:formula="of:=15+58.8/60" office:value-type="float" office:value="15.98">
            <text:p>15.98</text:p>
          </table:table-cell>
          <table:table-cell table:formula="of:=15+59.1/60" office:value-type="float" office:value="15.985">
            <text:p>15.99</text:p>
          </table:table-cell>
          <table:table-cell table:formula="of:=17+38.5/60" office:value-type="float" office:value="17.6416666666667">
            <text:p>17.64</text:p>
          </table:table-cell>
          <table:table-cell table:formula="of:=17+38.5/60" office:value-type="float" office:value="17.6416666666667">
            <text:p>17.64</text:p>
          </table:table-cell>
          <table:table-cell table:formula="of:=60/3.5" office:value-type="float" office:value="17.1428571428571">
            <text:p>17.14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48]+1" office:value-type="float" office:value="582">
            <text:p>582</text:p>
          </table:table-cell>
          <table:table-cell office:value-type="float" office:value="43928.4868055556">
            <text:p>4/7/20 11:4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5">
            <text:p>85</text:p>
          </table:table-cell>
          <table:table-cell/>
          <table:table-cell office:value-type="float" office:value="55">
            <text:p>55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Rosie</text:p>
          </table:table-cell>
          <table:table-cell office:value-type="float" office:value="3.52">
            <text:p>3.52</text:p>
          </table:table-cell>
          <table:table-cell table:number-columns-repeated="3"/>
          <table:table-cell table:formula="of:=78/60" office:value-type="float" office:value="1.3">
            <text:p>1.30</text:p>
          </table:table-cell>
          <table:table-cell table:number-columns-repeated="2"/>
          <table:table-cell table:formula="of:=(60+23)/60" office:value-type="float" office:value="1.38333333333333">
            <text:p>1.38</text:p>
          </table:table-cell>
          <table:table-cell office:value-type="float" office:value="2">
            <text:p>2</text:p>
          </table:table-cell>
          <table:table-cell office:value-type="float" office:value="1">
            <text:p>1.00</text:p>
          </table:table-cell>
          <table:table-cell table:formula="of:=22+6/60" office:value-type="float" office:value="22.1">
            <text:p>22.10</text:p>
          </table:table-cell>
          <table:table-cell office:value-type="float" office:value="59">
            <text:p>59</text:p>
          </table:table-cell>
          <table:table-cell office:value-type="float" office:value="688">
            <text:p>688</text:p>
          </table:table-cell>
          <table:table-cell office:value-type="float" office:value="115">
            <text:p>115</text:p>
          </table:table-cell>
          <table:table-cell table:style-name="ce5" office:value-type="float" office:value="142">
            <text:p>142</text:p>
          </table:table-cell>
          <table:table-cell table:formula="of:=20+23.6/60" office:value-type="float" office:value="20.3933333333333">
            <text:p>20.39</text:p>
          </table:table-cell>
          <table:table-cell table:formula="of:=24+49.2/60" office:value-type="float" office:value="24.82">
            <text:p>24.82</text:p>
          </table:table-cell>
          <table:table-cell table:formula="of:=21+18.9/60" office:value-type="float" office:value="21.315">
            <text:p>21.32</text:p>
          </table:table-cell>
          <table:table-cell table:formula="of:=60/2.7" office:value-type="float" office:value="22.2222222222222">
            <text:p>22.22</text:p>
          </table:table-cell>
          <table:table-cell table:number-columns-repeated="6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49]+1" office:value-type="float" office:value="583">
            <text:p>583</text:p>
          </table:table-cell>
          <table:table-cell office:value-type="float" office:value="43929.5513888889">
            <text:p>4/8/20 13: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8">
            <text:p>88</text:p>
          </table:table-cell>
          <table:table-cell/>
          <table:table-cell office:value-type="float" office:value="49">
            <text:p>49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River Legacy West</text:p>
          </table:table-cell>
          <table:table-cell office:value-type="float" office:value="4.8">
            <text:p>4.80</text:p>
          </table:table-cell>
          <table:table-cell table:number-columns-repeated="2"/>
          <table:table-cell office:value-type="float" office:value="10730">
            <text:p>10730</text:p>
          </table:table-cell>
          <table:table-cell table:formula="of:=(60+14)/60" office:value-type="float" office:value="1.23333333333333">
            <text:p>1.23</text:p>
          </table:table-cell>
          <table:table-cell table:number-columns-repeated="2"/>
          <table:table-cell table:formula="of:=[.P50]/[.T50]" office:value-type="float" office:value="3.89189189189189">
            <text:p>3.89</text:p>
          </table:table-cell>
          <table:table-cell office:value-type="float" office:value="1">
            <text:p>1</text:p>
          </table:table-cell>
          <table:table-cell table:formula="of:=[.P50]/[.X50]" office:value-type="float" office:value="4.8">
            <text:p>4.80</text:p>
          </table:table-cell>
          <table:table-cell table:formula="of:=15+24/60" office:value-type="float" office:value="15.4">
            <text:p>15.40</text:p>
          </table:table-cell>
          <table:table-cell office:value-type="float" office:value="43">
            <text:p>43</text:p>
          </table:table-cell>
          <table:table-cell office:value-type="float" office:value="555">
            <text:p>555</text:p>
          </table:table-cell>
          <table:table-cell office:value-type="float" office:value="107">
            <text:p>107</text:p>
          </table:table-cell>
          <table:table-cell table:style-name="ce5" office:value-type="float" office:value="133">
            <text:p>133</text:p>
          </table:table-cell>
          <table:table-cell table:formula="of:=15+15.9/60" office:value-type="float" office:value="15.265">
            <text:p>15.27</text:p>
          </table:table-cell>
          <table:table-cell table:formula="of:=15+35.7/60" office:value-type="float" office:value="15.595">
            <text:p>15.60</text:p>
          </table:table-cell>
          <table:table-cell table:formula="of:=15+33.1/60" office:value-type="float" office:value="15.5516666666667">
            <text:p>15.55</text:p>
          </table:table-cell>
          <table:table-cell table:formula="of:=15+15.3/60" office:value-type="float" office:value="15.255">
            <text:p>15.26</text:p>
          </table:table-cell>
          <table:table-cell table:formula="of:=60/3.9" office:value-type="float" office:value="15.3846153846154">
            <text:p>15.3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50]+1" office:value-type="float" office:value="584">
            <text:p>584</text:p>
          </table:table-cell>
          <table:table-cell office:value-type="float" office:value="43930.5715277778">
            <text:p>4/9/20 13:4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7">
            <text:p>77</text:p>
          </table:table-cell>
          <table:table-cell/>
          <table:table-cell office:value-type="float" office:value="71">
            <text:p>71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Enchanted Lakes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10135-726" office:value-type="float" office:value="9409">
            <text:p>9409</text:p>
          </table:table-cell>
          <table:table-cell table:formula="of:=71/60" office:value-type="float" office:value="1.18333333333333">
            <text:p>1.18</text:p>
          </table:table-cell>
          <table:table-cell table:number-columns-repeated="2"/>
          <table:table-cell table:formula="of:=[.P51]/[.T51]" office:value-type="float" office:value="3.78591549295775">
            <text:p>3.79</text:p>
          </table:table-cell>
          <table:table-cell office:value-type="float" office:value="1">
            <text:p>1</text:p>
          </table:table-cell>
          <table:table-cell table:formula="of:=[.P51]/[.X51]" office:value-type="float" office:value="4.48">
            <text:p>4.48</text:p>
          </table:table-cell>
          <table:table-cell table:formula="of:=15+46/60" office:value-type="float" office:value="15.7666666666667">
            <text:p>15.77</text:p>
          </table:table-cell>
          <table:table-cell office:value-type="float" office:value="98">
            <text:p>98</text:p>
          </table:table-cell>
          <table:table-cell office:value-type="float" office:value="628">
            <text:p>628</text:p>
          </table:table-cell>
          <table:table-cell table:formula="of:=111" office:value-type="float" office:value="111">
            <text:p>111</text:p>
          </table:table-cell>
          <table:table-cell table:style-name="ce5" office:value-type="float" office:value="144">
            <text:p>144</text:p>
          </table:table-cell>
          <table:table-cell table:formula="of:=15+42.1/60" office:value-type="float" office:value="15.7016666666667">
            <text:p>15.70</text:p>
          </table:table-cell>
          <table:table-cell table:formula="of:=15+34.9/60" office:value-type="float" office:value="15.5816666666667">
            <text:p>15.58</text:p>
          </table:table-cell>
          <table:table-cell table:formula="of:=15+24.4/60" office:value-type="float" office:value="15.4066666666667">
            <text:p>15.41</text:p>
          </table:table-cell>
          <table:table-cell table:formula="of:=16+23.6/60" office:value-type="float" office:value="16.3933333333333">
            <text:p>16.39</text:p>
          </table:table-cell>
          <table:table-cell table:formula="of:=60/3.8" office:value-type="float" office:value="15.7894736842105">
            <text:p>15.79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51]+1" office:value-type="float" office:value="585">
            <text:p>585</text:p>
          </table:table-cell>
          <table:table-cell office:value-type="float" office:value="43931.4951388889">
            <text:p>4/10/20 11:53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/>
          <table:table-cell office:value-type="string">
            <text:p>Cloudy</text:p>
          </table:table-cell>
          <table:table-cell office:value-type="float" office:value="66">
            <text:p>66</text:p>
          </table:table-cell>
          <table:table-cell/>
          <table:table-cell office:value-type="float" office:value="75">
            <text:p>75</text:p>
          </table:table-cell>
          <table:table-cell table:number-columns-repeated="1015"/>
        </table:table-row>
        <table:table-row table:style-name="ro1">
          <table:table-cell table:formula="of:=[.A52]+1" office:value-type="float" office:value="586">
            <text:p>586</text:p>
          </table:table-cell>
          <table:table-cell office:value-type="float" office:value="43932.4951388889">
            <text:p>4/11/20 11:53</text:p>
          </table:table-cell>
          <table:table-cell office:value-type="float" office:value="0">
            <text:p>0</text:p>
          </table:table-cell>
          <table:table-cell office:value-type="string">
            <text:p>Holiday</text:p>
          </table:table-cell>
          <table:table-cell/>
          <table:table-cell office:value-type="string">
            <text:p>Mostly Cloudy</text:p>
          </table:table-cell>
          <table:table-cell office:value-type="float" office:value="78">
            <text:p>78</text:p>
          </table:table-cell>
          <table:table-cell/>
          <table:table-cell office:value-type="float" office:value="45">
            <text:p>45</text:p>
          </table:table-cell>
          <table:table-cell table:number-columns-repeated="1015"/>
        </table:table-row>
        <table:table-row table:style-name="ro1">
          <table:table-cell table:formula="of:=[.A53]+1" office:value-type="float" office:value="587">
            <text:p>587</text:p>
          </table:table-cell>
          <table:table-cell office:value-type="float" office:value="43933.5736111111">
            <text:p>4/12/20 13:4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54">
            <text:p>54</text:p>
          </table:table-cell>
          <table:table-cell/>
          <table:table-cell office:value-type="float" office:value="45">
            <text:p>45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Three Parks</text:p>
          </table:table-cell>
          <table:table-cell office:value-type="float" office:value="4.48">
            <text:p>4.48</text:p>
          </table:table-cell>
          <table:table-cell table:number-columns-repeated="2"/>
          <table:table-cell office:value-type="float" office:value="9655">
            <text:p>9655</text:p>
          </table:table-cell>
          <table:table-cell table:formula="of:=74/60" office:value-type="float" office:value="1.23333333333333">
            <text:p>1.23</text:p>
          </table:table-cell>
          <table:table-cell table:number-columns-repeated="2"/>
          <table:table-cell table:formula="of:=[.P54]/[.T54]" office:value-type="float" office:value="3.63243243243243">
            <text:p>3.63</text:p>
          </table:table-cell>
          <table:table-cell office:value-type="float" office:value="1">
            <text:p>1</text:p>
          </table:table-cell>
          <table:table-cell table:formula="of:=[.P54]/[.X54]" office:value-type="float" office:value="4.48">
            <text:p>4.48</text:p>
          </table:table-cell>
          <table:table-cell table:formula="of:=16+20/60" office:value-type="float" office:value="16.3333333333333">
            <text:p>16.33</text:p>
          </table:table-cell>
          <table:table-cell office:value-type="float" office:value="223">
            <text:p>223</text:p>
          </table:table-cell>
          <table:table-cell office:value-type="float" office:value="850">
            <text:p>850</text:p>
          </table:table-cell>
          <table:table-cell office:value-type="float" office:value="132">
            <text:p>132</text:p>
          </table:table-cell>
          <table:table-cell table:style-name="ce5" office:value-type="float" office:value="150">
            <text:p>150</text:p>
          </table:table-cell>
          <table:table-cell table:formula="of:=15+52/60" office:value-type="float" office:value="15.8666666666667">
            <text:p>15.87</text:p>
          </table:table-cell>
          <table:table-cell table:formula="of:=15+53.3/60" office:value-type="float" office:value="15.8883333333333">
            <text:p>15.89</text:p>
          </table:table-cell>
          <table:table-cell table:formula="of:=16+29.4/60" office:value-type="float" office:value="16.49">
            <text:p>16.49</text:p>
          </table:table-cell>
          <table:table-cell table:formula="of:=16+50.6/60" office:value-type="float" office:value="16.8433333333333">
            <text:p>16.84</text:p>
          </table:table-cell>
          <table:table-cell table:formula="of:=60/3.7" office:value-type="float" office:value="16.2162162162162">
            <text:p>16.22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54]+1" office:value-type="float" office:value="588">
            <text:p>588</text:p>
          </table:table-cell>
          <table:table-cell office:value-type="float" office:value="43934.5513888889">
            <text:p>4/13/20 13: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office:value-type="float" office:value="55">
            <text:p>55</text:p>
          </table:table-cell>
          <table:table-cell/>
          <table:table-cell office:value-type="float" office:value="51">
            <text:p>51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Vandergriff Park</text:p>
          </table:table-cell>
          <table:table-cell office:value-type="float" office:value="3.48">
            <text:p>3.48</text:p>
          </table:table-cell>
          <table:table-cell table:number-columns-repeated="2"/>
          <table:table-cell office:value-type="float" office:value="7199">
            <text:p>7199</text:p>
          </table:table-cell>
          <table:table-cell table:formula="of:=(52+34/60)/60" office:value-type="float" office:value="0.876111111111111">
            <text:p>0.88</text:p>
          </table:table-cell>
          <table:table-cell table:number-columns-repeated="2"/>
          <table:table-cell table:formula="of:=[.P55]/[.T55]" office:value-type="float" office:value="3.9720989220038">
            <text:p>3.97</text:p>
          </table:table-cell>
          <table:table-cell office:value-type="float" office:value="1">
            <text:p>1</text:p>
          </table:table-cell>
          <table:table-cell table:formula="of:=[.P55]/[.X55]" office:value-type="float" office:value="3.48">
            <text:p>3.48</text:p>
          </table:table-cell>
          <table:table-cell table:formula="of:=15+7/60" office:value-type="float" office:value="15.1166666666667">
            <text:p>15.12</text:p>
          </table:table-cell>
          <table:table-cell office:value-type="float" office:value="92">
            <text:p>92</text:p>
          </table:table-cell>
          <table:table-cell office:value-type="float" office:value="572">
            <text:p>572</text:p>
          </table:table-cell>
          <table:table-cell office:value-type="float" office:value="134">
            <text:p>134</text:p>
          </table:table-cell>
          <table:table-cell table:style-name="ce5" office:value-type="float" office:value="149">
            <text:p>149</text:p>
          </table:table-cell>
          <table:table-cell table:formula="of:=14+22.5/60" office:value-type="float" office:value="14.375">
            <text:p>14.38</text:p>
          </table:table-cell>
          <table:table-cell table:formula="of:=15+3.9/60" office:value-type="float" office:value="15.065">
            <text:p>15.07</text:p>
          </table:table-cell>
          <table:table-cell table:formula="of:=15+26.8/60" office:value-type="float" office:value="15.4466666666667">
            <text:p>15.45</text:p>
          </table:table-cell>
          <table:table-cell table:formula="of:=60/3.7" office:value-type="float" office:value="16.2162162162162">
            <text:p>16.22</text:p>
          </table:table-cell>
          <table:table-cell table:number-columns-repeated="6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55]+1" office:value-type="float" office:value="589">
            <text:p>589</text:p>
          </table:table-cell>
          <table:table-cell office:value-type="float" office:value="43935.5604166667">
            <text:p>4/14/20 13:2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63">
            <text:p>63</text:p>
          </table:table-cell>
          <table:table-cell/>
          <table:table-cell office:value-type="float" office:value="71">
            <text:p>71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Village Creek Linear Park</text:p>
          </table:table-cell>
          <table:table-cell office:value-type="float" office:value="5.74">
            <text:p>5.74</text:p>
          </table:table-cell>
          <table:table-cell table:number-columns-repeated="2"/>
          <table:table-cell office:value-type="float" office:value="12068">
            <text:p>12068</text:p>
          </table:table-cell>
          <table:table-cell table:formula="of:=91/60" office:value-type="float" office:value="1.51666666666667">
            <text:p>1.52</text:p>
          </table:table-cell>
          <table:table-cell table:number-columns-repeated="2"/>
          <table:table-cell table:formula="of:=[.P56]/[.T56]" office:value-type="float" office:value="3.78461538461538">
            <text:p>3.78</text:p>
          </table:table-cell>
          <table:table-cell office:value-type="float" office:value="1">
            <text:p>1</text:p>
          </table:table-cell>
          <table:table-cell table:formula="of:=[.P56]/[.X56]" office:value-type="float" office:value="5.74">
            <text:p>5.74</text:p>
          </table:table-cell>
          <table:table-cell table:formula="of:=15+53/60" office:value-type="float" office:value="15.8833333333333">
            <text:p>15.88</text:p>
          </table:table-cell>
          <table:table-cell office:value-type="float" office:value="66">
            <text:p>66</text:p>
          </table:table-cell>
          <table:table-cell office:value-type="float" office:value="648">
            <text:p>648</text:p>
          </table:table-cell>
          <table:table-cell office:value-type="float" office:value="92">
            <text:p>92</text:p>
          </table:table-cell>
          <table:table-cell table:style-name="ce5" office:value-type="float" office:value="135">
            <text:p>135</text:p>
          </table:table-cell>
          <table:table-cell table:formula="of:=15+48.5/60" office:value-type="float" office:value="15.8083333333333">
            <text:p>15.81</text:p>
          </table:table-cell>
          <table:table-cell table:formula="of:=15+48.8/60" office:value-type="float" office:value="15.8133333333333">
            <text:p>15.81</text:p>
          </table:table-cell>
          <table:table-cell table:formula="of:=15+26.9/60" office:value-type="float" office:value="15.4483333333333">
            <text:p>15.45</text:p>
          </table:table-cell>
          <table:table-cell table:formula="of:=15+47" office:value-type="float" office:value="62">
            <text:p>62.00</text:p>
          </table:table-cell>
          <table:table-cell table:formula="of:=15+49.2/60" office:value-type="float" office:value="15.82">
            <text:p>15.82</text:p>
          </table:table-cell>
          <table:table-cell table:formula="of:=60/3.8" office:value-type="float" office:value="15.7894736842105">
            <text:p>15.79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56]+1" office:value-type="float" office:value="590">
            <text:p>590</text:p>
          </table:table-cell>
          <table:table-cell office:value-type="float" office:value="43936.6347222222">
            <text:p>4/15/20 15: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0">
            <text:p>70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Cory Triangle</text:p>
          </table:table-cell>
          <table:table-cell office:value-type="float" office:value="4.47">
            <text:p>4.47</text:p>
          </table:table-cell>
          <table:table-cell table:number-columns-repeated="2"/>
          <table:table-cell office:value-type="float" office:value="9272">
            <text:p>9272</text:p>
          </table:table-cell>
          <table:table-cell table:formula="of:=(71-3)/60" office:value-type="float" office:value="1.13333333333333">
            <text:p>1.13</text:p>
          </table:table-cell>
          <table:table-cell table:number-columns-repeated="2"/>
          <table:table-cell table:formula="of:=[.P57]/[.T57]" office:value-type="float" office:value="3.94411764705882">
            <text:p>3.94</text:p>
          </table:table-cell>
          <table:table-cell office:value-type="float" office:value="1">
            <text:p>1</text:p>
          </table:table-cell>
          <table:table-cell table:formula="of:=[.P57]/[.X57]" office:value-type="float" office:value="4.47">
            <text:p>4.47</text:p>
          </table:table-cell>
          <table:table-cell table:formula="of:=15+55/60" office:value-type="float" office:value="15.9166666666667">
            <text:p>15.92</text:p>
          </table:table-cell>
          <table:table-cell office:value-type="float" office:value="177">
            <text:p>177</text:p>
          </table:table-cell>
          <table:table-cell office:value-type="float" office:value="632">
            <text:p>632</text:p>
          </table:table-cell>
          <table:table-cell office:value-type="float" office:value="100">
            <text:p>100</text:p>
          </table:table-cell>
          <table:table-cell table:style-name="ce5" office:value-type="float" office:value="152">
            <text:p>152</text:p>
          </table:table-cell>
          <table:table-cell table:formula="of:=15+55.2/60" office:value-type="float" office:value="15.92">
            <text:p>15.92</text:p>
          </table:table-cell>
          <table:table-cell table:formula="of:=16+14.3/60" office:value-type="float" office:value="16.2383333333333">
            <text:p>16.24</text:p>
          </table:table-cell>
          <table:table-cell table:formula="of:=15+48.2/60" office:value-type="float" office:value="15.8033333333333">
            <text:p>15.80</text:p>
          </table:table-cell>
          <table:table-cell table:formula="of:=15+41.1/60" office:value-type="float" office:value="15.685">
            <text:p>15.69</text:p>
          </table:table-cell>
          <table:table-cell table:formula="of:=60/3.8" office:value-type="float" office:value="15.7894736842105">
            <text:p>15.79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57]+1" office:value-type="float" office:value="591">
            <text:p>591</text:p>
          </table:table-cell>
          <table:table-cell office:value-type="float" office:value="43937.5597222222">
            <text:p>4/16/20 13: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53">
            <text:p>53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Rosie</text:p>
          </table:table-cell>
          <table:table-cell office:value-type="float" office:value="2.56">
            <text:p>2.56</text:p>
          </table:table-cell>
          <table:table-cell table:number-columns-repeated="3"/>
          <table:table-cell table:formula="of:=(45+45/60)/60" office:value-type="float" office:value="0.7625">
            <text:p>0.76</text:p>
          </table:table-cell>
          <table:table-cell table:number-columns-repeated="2"/>
          <table:table-cell table:formula="of:=[.P58]/[.T58]" office:value-type="float" office:value="3.35737704918033">
            <text:p>3.36</text:p>
          </table:table-cell>
          <table:table-cell office:value-type="float" office:value="1">
            <text:p>1</text:p>
          </table:table-cell>
          <table:table-cell table:formula="of:=[.P58]/[.X58]" office:value-type="float" office:value="2.56">
            <text:p>2.56</text:p>
          </table:table-cell>
          <table:table-cell table:formula="of:=17+54/60" office:value-type="float" office:value="17.9">
            <text:p>17.90</text:p>
          </table:table-cell>
          <table:table-cell office:value-type="float" office:value="26.2">
            <text:p>26</text:p>
          </table:table-cell>
          <table:table-cell office:value-type="float" office:value="427">
            <text:p>427</text:p>
          </table:table-cell>
          <table:table-cell office:value-type="float" office:value="116">
            <text:p>116</text:p>
          </table:table-cell>
          <table:table-cell table:style-name="ce5" office:value-type="float" office:value="140">
            <text:p>140</text:p>
          </table:table-cell>
          <table:table-cell table:formula="of:=18+5.9/10" office:value-type="float" office:value="18.59">
            <text:p>18.59</text:p>
          </table:table-cell>
          <table:table-cell table:formula="of:=17+9/60" office:value-type="float" office:value="17.15">
            <text:p>17.15</text:p>
          </table:table-cell>
          <table:table-cell table:formula="of:=60/3.2" office:value-type="float" office:value="18.75">
            <text:p>18.75</text:p>
          </table:table-cell>
          <table:table-cell table:number-columns-repeated="7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58]+1" office:value-type="float" office:value="592">
            <text:p>592</text:p>
          </table:table-cell>
          <table:table-cell office:value-type="float" office:value="43938.5472222222">
            <text:p>4/17/20 13:0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63">
            <text:p>63</text:p>
          </table:table-cell>
          <table:table-cell/>
          <table:table-cell office:value-type="float" office:value="48">
            <text:p>48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River Legacy North East</text:p>
          </table:table-cell>
          <table:table-cell office:value-type="float" office:value="5.92">
            <text:p>5.92</text:p>
          </table:table-cell>
          <table:table-cell office:value-type="float" office:value="794">
            <text:p>794</text:p>
          </table:table-cell>
          <table:table-cell office:value-type="float" office:value="14362">
            <text:p>14362</text:p>
          </table:table-cell>
          <table:table-cell table:formula="of:=[.R59]-[.Q59]" office:value-type="float" office:value="13568">
            <text:p>13568</text:p>
          </table:table-cell>
          <table:table-cell table:formula="of:=95/60" office:value-type="float" office:value="1.58333333333333">
            <text:p>1.58</text:p>
          </table:table-cell>
          <table:table-cell table:number-columns-repeated="2"/>
          <table:table-cell table:formula="of:=[.P59]/[.T59]" office:value-type="float" office:value="3.73894736842105">
            <text:p>3.74</text:p>
          </table:table-cell>
          <table:table-cell office:value-type="float" office:value="1">
            <text:p>1</text:p>
          </table:table-cell>
          <table:table-cell table:formula="of:=[.P59]/[.X59]" office:value-type="float" office:value="5.92">
            <text:p>5.92</text:p>
          </table:table-cell>
          <table:table-cell table:formula="of:=16+5/60" office:value-type="float" office:value="16.0833333333333">
            <text:p>16.08</text:p>
          </table:table-cell>
          <table:table-cell office:value-type="float" office:value="62">
            <text:p>62</text:p>
          </table:table-cell>
          <table:table-cell office:value-type="float" office:value="1308">
            <text:p>1308</text:p>
          </table:table-cell>
          <table:table-cell office:value-type="float" office:value="142">
            <text:p>142</text:p>
          </table:table-cell>
          <table:table-cell table:style-name="ce5" office:value-type="float" office:value="158">
            <text:p>158</text:p>
          </table:table-cell>
          <table:table-cell table:formula="of:=15+5.9/60" office:value-type="float" office:value="15.0983333333333">
            <text:p>15.10</text:p>
          </table:table-cell>
          <table:table-cell table:formula="of:=15+1.1/60" office:value-type="float" office:value="15.0183333333333">
            <text:p>15.02</text:p>
          </table:table-cell>
          <table:table-cell table:formula="of:=15+11.2/60" office:value-type="float" office:value="15.1866666666667">
            <text:p>15.19</text:p>
          </table:table-cell>
          <table:table-cell table:formula="of:=17+2.4/60" office:value-type="float" office:value="17.04">
            <text:p>17.04</text:p>
          </table:table-cell>
          <table:table-cell table:formula="of:=17+5.5/60" office:value-type="float" office:value="17.0916666666667">
            <text:p>17.09</text:p>
          </table:table-cell>
          <table:table-cell table:formula="of:=60/3.5" office:value-type="float" office:value="17.1428571428571">
            <text:p>17.1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59]+1" office:value-type="float" office:value="593">
            <text:p>593</text:p>
          </table:table-cell>
          <table:table-cell table:formula="of:=[.B59]+1" office:value-type="float" office:value="43939.5472222222">
            <text:p>4/18/20 13:0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office:value-type="float" office:value="78">
            <text:p>78</text:p>
          </table:table-cell>
          <table:table-cell/>
          <table:table-cell office:value-type="float" office:value="61">
            <text:p>61</text:p>
          </table:table-cell>
          <table:table-cell table:number-columns-repeated="4"/>
          <table:table-cell office:value-type="string">
            <text:p>Skechers</text:p>
          </table:table-cell>
          <table:table-cell office:value-type="string">
            <text:p>Stoval Park</text:p>
          </table:table-cell>
          <table:table-cell office:value-type="float" office:value="4.84">
            <text:p>4.84</text:p>
          </table:table-cell>
          <table:table-cell office:value-type="float" office:value="800">
            <text:p>800</text:p>
          </table:table-cell>
          <table:table-cell office:value-type="float" office:value="11138">
            <text:p>11138</text:p>
          </table:table-cell>
          <table:table-cell table:formula="of:=[.R60]-[.Q60]" office:value-type="float" office:value="10338">
            <text:p>10338</text:p>
          </table:table-cell>
          <table:table-cell table:formula="of:=78/60" office:value-type="float" office:value="1.3">
            <text:p>1.30</text:p>
          </table:table-cell>
          <table:table-cell table:number-columns-repeated="2"/>
          <table:table-cell table:formula="of:=[.P60]/[.T60]" office:value-type="float" office:value="3.72307692307692">
            <text:p>3.72</text:p>
          </table:table-cell>
          <table:table-cell office:value-type="float" office:value="1">
            <text:p>1</text:p>
          </table:table-cell>
          <table:table-cell table:formula="of:=[.P60]/[.X60]" office:value-type="float" office:value="4.84">
            <text:p>4.84</text:p>
          </table:table-cell>
          <table:table-cell table:formula="of:=16+9/60" office:value-type="float" office:value="16.15">
            <text:p>16.15</text:p>
          </table:table-cell>
          <table:table-cell office:value-type="float" office:value="138">
            <text:p>138</text:p>
          </table:table-cell>
          <table:table-cell office:value-type="float" office:value="871">
            <text:p>871</text:p>
          </table:table-cell>
          <table:table-cell office:value-type="float" office:value="127">
            <text:p>127</text:p>
          </table:table-cell>
          <table:table-cell table:style-name="ce5" office:value-type="float" office:value="144">
            <text:p>144</text:p>
          </table:table-cell>
          <table:table-cell table:formula="of:=15+25.7/60" office:value-type="float" office:value="15.4283333333333">
            <text:p>15.43</text:p>
          </table:table-cell>
          <table:table-cell table:formula="of:=15+41.1/60" office:value-type="float" office:value="15.685">
            <text:p>15.69</text:p>
          </table:table-cell>
          <table:table-cell table:formula="of:=15+50.5/60" office:value-type="float" office:value="15.8416666666667">
            <text:p>15.84</text:p>
          </table:table-cell>
          <table:table-cell table:formula="of:=16+41.1/60" office:value-type="float" office:value="16.685">
            <text:p>16.69</text:p>
          </table:table-cell>
          <table:table-cell table:formula="of:=14+35.9/60" office:value-type="float" office:value="14.5983333333333">
            <text:p>14.6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60]+1" office:value-type="float" office:value="594">
            <text:p>594</text:p>
          </table:table-cell>
          <table:table-cell office:value-type="float" office:value="43940.5625">
            <text:p>4/19/20 13:3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office:value-type="float" office:value="79">
            <text:p>79</text:p>
          </table:table-cell>
          <table:table-cell/>
          <table:table-cell office:value-type="float" office:value="61">
            <text:p>61</text:p>
          </table:table-cell>
          <table:table-cell table:number-columns-repeated="4"/>
          <table:table-cell office:value-type="string">
            <text:p>RBX</text:p>
          </table:table-cell>
          <table:table-cell office:value-type="string">
            <text:p>Vandergriff Park</text:p>
          </table:table-cell>
          <table:table-cell office:value-type="float" office:value="4.46">
            <text:p>4.46</text:p>
          </table:table-cell>
          <table:table-cell office:value-type="float" office:value="934">
            <text:p>934</text:p>
          </table:table-cell>
          <table:table-cell office:value-type="float" office:value="10304">
            <text:p>10304</text:p>
          </table:table-cell>
          <table:table-cell table:formula="of:=[.R61]-[.Q61]" office:value-type="float" office:value="9370">
            <text:p>9370</text:p>
          </table:table-cell>
          <table:table-cell table:formula="of:=71/60" office:value-type="float" office:value="1.18333333333333">
            <text:p>1.18</text:p>
          </table:table-cell>
          <table:table-cell table:number-columns-repeated="2"/>
          <table:table-cell table:formula="of:=[.P61]/[.T61]" office:value-type="float" office:value="3.76901408450704">
            <text:p>3.77</text:p>
          </table:table-cell>
          <table:table-cell office:value-type="float" office:value="1">
            <text:p>1</text:p>
          </table:table-cell>
          <table:table-cell table:formula="of:=[.P61]/[.X61]" office:value-type="float" office:value="4.46">
            <text:p>4.46</text:p>
          </table:table-cell>
          <table:table-cell table:formula="of:=15+55/60" office:value-type="float" office:value="15.9166666666667">
            <text:p>15.92</text:p>
          </table:table-cell>
          <table:table-cell office:value-type="float" office:value="125">
            <text:p>125</text:p>
          </table:table-cell>
          <table:table-cell office:value-type="float" office:value="839">
            <text:p>839</text:p>
          </table:table-cell>
          <table:table-cell office:value-type="float" office:value="132">
            <text:p>132</text:p>
          </table:table-cell>
          <table:table-cell table:style-name="ce5" office:value-type="float" office:value="145">
            <text:p>145</text:p>
          </table:table-cell>
          <table:table-cell table:formula="of:=14+56.6/60" office:value-type="float" office:value="14.9433333333333">
            <text:p>14.94</text:p>
          </table:table-cell>
          <table:table-cell table:formula="of:=16+18.7/60" office:value-type="float" office:value="16.3116666666667">
            <text:p>16.31</text:p>
          </table:table-cell>
          <table:table-cell table:formula="of:=16+3.4/60" office:value-type="float" office:value="16.0566666666667">
            <text:p>16.06</text:p>
          </table:table-cell>
          <table:table-cell table:formula="of:=16+0.082/60" office:value-type="float" office:value="16.0013666666667">
            <text:p>16.00</text:p>
          </table:table-cell>
          <table:table-cell table:formula="of:=60/3.7" office:value-type="float" office:value="16.2162162162162">
            <text:p>16.22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61]+1" office:value-type="float" office:value="595">
            <text:p>595</text:p>
          </table:table-cell>
          <table:table-cell office:value-type="float" office:value="43941.6125">
            <text:p>4/20/20 14:4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3">
            <text:p>83</text:p>
          </table:table-cell>
          <table:table-cell/>
          <table:table-cell office:value-type="float" office:value="64">
            <text:p>64</text:p>
          </table:table-cell>
          <table:table-cell table:number-columns-repeated="4"/>
          <table:table-cell office:value-type="string">
            <text:p>RBX</text:p>
          </table:table-cell>
          <table:table-cell table:number-columns-repeated="15"/>
          <table:table-cell table:style-name="ce5"/>
          <table:table-cell table:number-columns-repeated="20"/>
          <table:table-cell office:value-type="float" office:value="1">
            <text:p>1</text:p>
          </table:table-cell>
          <table:table-cell office:value-type="string">
            <text:p>Operator error</text:p>
          </table:table-cell>
          <table:table-cell table:number-columns-repeated="972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43942.5069444444">
            <text:p>4/21/20 12: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64">
            <text:p>64</text:p>
          </table:table-cell>
          <table:table-cell/>
          <table:table-cell office:value-type="float" office:value="62">
            <text:p>62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Four Parks</text:p>
          </table:table-cell>
          <table:table-cell office:value-type="float" office:value="4.61">
            <text:p>4.61</text:p>
          </table:table-cell>
          <table:table-cell table:formula="of:=AVERAGE([.Q59:.Q61])" office:value-type="float" office:value="842.666666666667">
            <text:p>843</text:p>
          </table:table-cell>
          <table:table-cell office:value-type="float" office:value="11299">
            <text:p>11299</text:p>
          </table:table-cell>
          <table:table-cell table:formula="of:=[.R63]-[.Q63]" office:value-type="float" office:value="10456.3333333333">
            <text:p>10456</text:p>
          </table:table-cell>
          <table:table-cell table:formula="of:=78/60" office:value-type="float" office:value="1.3">
            <text:p>1.30</text:p>
          </table:table-cell>
          <table:table-cell table:number-columns-repeated="2"/>
          <table:table-cell table:formula="of:=[.P63]/[.T63]" office:value-type="float" office:value="3.54615384615385">
            <text:p>3.55</text:p>
          </table:table-cell>
          <table:table-cell office:value-type="float" office:value="1">
            <text:p>1</text:p>
          </table:table-cell>
          <table:table-cell table:formula="of:=[.P63]/[.X63]" office:value-type="float" office:value="4.61">
            <text:p>4.61</text:p>
          </table:table-cell>
          <table:table-cell table:formula="of:=17+1/60" office:value-type="float" office:value="17.0166666666667">
            <text:p>17.02</text:p>
          </table:table-cell>
          <table:table-cell office:value-type="float" office:value="118">
            <text:p>118</text:p>
          </table:table-cell>
          <table:table-cell office:value-type="float" office:value="506">
            <text:p>506</text:p>
          </table:table-cell>
          <table:table-cell office:value-type="float" office:value="73">
            <text:p>73</text:p>
          </table:table-cell>
          <table:table-cell table:style-name="ce5" office:value-type="float" office:value="103">
            <text:p>103</text:p>
          </table:table-cell>
          <table:table-cell table:formula="of:=15.5" office:value-type="float" office:value="15.5">
            <text:p>15.50</text:p>
          </table:table-cell>
          <table:table-cell table:formula="of:=16+18/60" office:value-type="float" office:value="16.3">
            <text:p>16.30</text:p>
          </table:table-cell>
          <table:table-cell table:formula="of:=17+1/60" office:value-type="float" office:value="17.0166666666667">
            <text:p>17.02</text:p>
          </table:table-cell>
          <table:table-cell table:formula="of:=17+46/60" office:value-type="float" office:value="17.7666666666667">
            <text:p>17.77</text:p>
          </table:table-cell>
          <table:table-cell table:formula="of:=60/3.1" office:value-type="float" office:value="19.3548387096774">
            <text:p>19.3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43943.4375">
            <text:p>4/22/20 10:30</text:p>
          </table:table-cell>
          <table:table-cell office:value-type="float" office:value="0">
            <text:p>0</text:p>
          </table:table-cell>
          <table:table-cell office:value-type="string">
            <text:p>Weather</text:p>
          </table:table-cell>
          <table:table-cell/>
          <table:table-cell office:value-type="string">
            <text:p>Cloudy</text:p>
          </table:table-cell>
          <table:table-cell office:value-type="float" office:value="69">
            <text:p>69</text:p>
          </table:table-cell>
          <table:table-cell/>
          <table:table-cell office:value-type="float" office:value="65">
            <text:p>65</text:p>
          </table:table-cell>
          <table:table-cell table:number-columns-repeated="1015"/>
        </table:table-row>
        <table:table-row table:style-name="ro1">
          <table:table-cell table:formula="of:=[.A64]+1" office:value-type="float" office:value="597">
            <text:p>597</text:p>
          </table:table-cell>
          <table:table-cell office:value-type="float" office:value="43944.48125">
            <text:p>4/23/20 11:3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6">
            <text:p>76</text:p>
          </table:table-cell>
          <table:table-cell/>
          <table:table-cell office:value-type="float" office:value="43">
            <text:p>43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River Legacy North East</text:p>
          </table:table-cell>
          <table:table-cell office:value-type="float" office:value="6.01">
            <text:p>6.01</text:p>
          </table:table-cell>
          <table:table-cell table:formula="of:=AVERAGE([.Q59:.Q63])" office:value-type="float" office:value="842.666666666667">
            <text:p>843</text:p>
          </table:table-cell>
          <table:table-cell office:value-type="float" office:value="13876">
            <text:p>13876</text:p>
          </table:table-cell>
          <table:table-cell table:formula="of:=[.R65]-[.Q65]" office:value-type="float" office:value="13033.3333333333">
            <text:p>13033</text:p>
          </table:table-cell>
          <table:table-cell table:formula="of:=93/60" office:value-type="float" office:value="1.55">
            <text:p>1.55</text:p>
          </table:table-cell>
          <table:table-cell table:number-columns-repeated="2"/>
          <table:table-cell table:formula="of:=[.P65]/[.T65]" office:value-type="float" office:value="3.87741935483871">
            <text:p>3.88</text:p>
          </table:table-cell>
          <table:table-cell office:value-type="float" office:value="1">
            <text:p>1</text:p>
          </table:table-cell>
          <table:table-cell table:formula="of:=[.P65]/[.X65]" office:value-type="float" office:value="6.01">
            <text:p>6.01</text:p>
          </table:table-cell>
          <table:table-cell table:formula="of:=15+28/60" office:value-type="float" office:value="15.4666666666667">
            <text:p>15.47</text:p>
          </table:table-cell>
          <table:table-cell office:value-type="float" office:value="49">
            <text:p>49</text:p>
          </table:table-cell>
          <table:table-cell office:value-type="float" office:value="802">
            <text:p>802</text:p>
          </table:table-cell>
          <table:table-cell office:value-type="float" office:value="94">
            <text:p>94</text:p>
          </table:table-cell>
          <table:table-cell table:style-name="ce5" office:value-type="float" office:value="156">
            <text:p>156</text:p>
          </table:table-cell>
          <table:table-cell table:formula="of:=15+30.2/60" office:value-type="float" office:value="15.5033333333333">
            <text:p>15.50</text:p>
          </table:table-cell>
          <table:table-cell table:formula="of:=15+34.4/60" office:value-type="float" office:value="15.5733333333333">
            <text:p>15.57</text:p>
          </table:table-cell>
          <table:table-cell table:formula="of:=15+36.1/60" office:value-type="float" office:value="15.6016666666667">
            <text:p>15.60</text:p>
          </table:table-cell>
          <table:table-cell table:formula="of:=15+40.6/60" office:value-type="float" office:value="15.6766666666667">
            <text:p>15.68</text:p>
          </table:table-cell>
          <table:table-cell table:formula="of:=15+18.1/60" office:value-type="float" office:value="15.3016666666667">
            <text:p>15.30</text:p>
          </table:table-cell>
          <table:table-cell table:formula="of:=15+7.9/60" office:value-type="float" office:value="15.1316666666667">
            <text:p>15.13</text:p>
          </table:table-cell>
          <table:table-cell table:formula="of:=60/3.9" office:value-type="float" office:value="15.3846153846154">
            <text:p>15.38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65]+1" office:value-type="float" office:value="598">
            <text:p>598</text:p>
          </table:table-cell>
          <table:table-cell office:value-type="float" office:value="43945.4743055556">
            <text:p>4/24/20 11:2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1">
            <text:p>81</text:p>
          </table:table-cell>
          <table:table-cell/>
          <table:table-cell office:value-type="float" office:value="37">
            <text:p>37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Three Parks</text:p>
          </table:table-cell>
          <table:table-cell office:value-type="float" office:value="5.36">
            <text:p>5.36</text:p>
          </table:table-cell>
          <table:table-cell table:formula="of:=[.Q65]" office:value-type="float" office:value="842.666666666667">
            <text:p>843</text:p>
          </table:table-cell>
          <table:table-cell table:number-columns-repeated="2"/>
          <table:table-cell table:formula="of:=88/60" office:value-type="float" office:value="1.46666666666667">
            <text:p>1.47</text:p>
          </table:table-cell>
          <table:table-cell table:number-columns-repeated="2"/>
          <table:table-cell table:formula="of:=[.P66]/[.T66]" office:value-type="float" office:value="3.65454545454546">
            <text:p>3.65</text:p>
          </table:table-cell>
          <table:table-cell office:value-type="float" office:value="1">
            <text:p>1</text:p>
          </table:table-cell>
          <table:table-cell table:formula="of:=[.P66]/[.X66]" office:value-type="float" office:value="5.36">
            <text:p>5.36</text:p>
          </table:table-cell>
          <table:table-cell table:formula="of:=16+21/60" office:value-type="float" office:value="16.35">
            <text:p>16.35</text:p>
          </table:table-cell>
          <table:table-cell office:value-type="float" office:value="184">
            <text:p>184</text:p>
          </table:table-cell>
          <table:table-cell office:value-type="float" office:value="802">
            <text:p>802</text:p>
          </table:table-cell>
          <table:table-cell office:value-type="float" office:value="104">
            <text:p>104</text:p>
          </table:table-cell>
          <table:table-cell table:style-name="ce5" office:value-type="float" office:value="156">
            <text:p>156</text:p>
          </table:table-cell>
          <table:table-cell table:formula="of:=16+23.8/60" office:value-type="float" office:value="16.3966666666667">
            <text:p>16.40</text:p>
          </table:table-cell>
          <table:table-cell table:formula="of:=15+43.3/60" office:value-type="float" office:value="15.7216666666667">
            <text:p>15.72</text:p>
          </table:table-cell>
          <table:table-cell table:formula="of:=16+9.8/60" office:value-type="float" office:value="16.1633333333333">
            <text:p>16.16</text:p>
          </table:table-cell>
          <table:table-cell table:formula="of:=15+51.5/60" office:value-type="float" office:value="15.8583333333333">
            <text:p>15.86</text:p>
          </table:table-cell>
          <table:table-cell table:formula="of:=17+17.3/60" office:value-type="float" office:value="17.2883333333333">
            <text:p>17.29</text:p>
          </table:table-cell>
          <table:table-cell table:formula="of:=60/3.7" office:value-type="float" office:value="16.2162162162162">
            <text:p>16.2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66]+1" office:value-type="float" office:value="599">
            <text:p>599</text:p>
          </table:table-cell>
          <table:table-cell office:value-type="float" office:value="43946.5166666667">
            <text:p>4/25/20 12:2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6">
            <text:p>76</text:p>
          </table:table-cell>
          <table:table-cell/>
          <table:table-cell office:value-type="float" office:value="37">
            <text:p>37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Fish Creek Linear Park</text:p>
          </table:table-cell>
          <table:table-cell office:value-type="float" office:value="7.82">
            <text:p>7.82</text:p>
          </table:table-cell>
          <table:table-cell office:value-type="float" office:value="749">
            <text:p>749</text:p>
          </table:table-cell>
          <table:table-cell office:value-type="float" office:value="17135">
            <text:p>17135</text:p>
          </table:table-cell>
          <table:table-cell table:formula="of:=[.R67]-[.Q67]" office:value-type="float" office:value="16386">
            <text:p>16386</text:p>
          </table:table-cell>
          <table:table-cell table:formula="of:=120/60" office:value-type="float" office:value="2">
            <text:p>2.00</text:p>
          </table:table-cell>
          <table:table-cell table:number-columns-repeated="2"/>
          <table:table-cell table:formula="of:=[.P67]/[.T67]" office:value-type="float" office:value="3.91">
            <text:p>3.91</text:p>
          </table:table-cell>
          <table:table-cell office:value-type="float" office:value="1">
            <text:p>1</text:p>
          </table:table-cell>
          <table:table-cell table:formula="of:=[.P67]/[.X67]" office:value-type="float" office:value="7.82">
            <text:p>7.82</text:p>
          </table:table-cell>
          <table:table-cell table:formula="of:=15+23/60" office:value-type="float" office:value="15.3833333333333">
            <text:p>15.38</text:p>
          </table:table-cell>
          <table:table-cell office:value-type="float" office:value="92">
            <text:p>92</text:p>
          </table:table-cell>
          <table:table-cell office:value-type="float" office:value="1585">
            <text:p>1585</text:p>
          </table:table-cell>
          <table:table-cell office:value-type="float" office:value="135">
            <text:p>135</text:p>
          </table:table-cell>
          <table:table-cell table:style-name="ce5" office:value-type="float" office:value="156">
            <text:p>156</text:p>
          </table:table-cell>
          <table:table-cell table:formula="of:=15+24/60" office:value-type="float" office:value="15.4">
            <text:p>15.40</text:p>
          </table:table-cell>
          <table:table-cell table:formula="of:=14+41.8/60" office:value-type="float" office:value="14.6966666666667">
            <text:p>14.70</text:p>
          </table:table-cell>
          <table:table-cell table:formula="of:=14+39.5/60" office:value-type="float" office:value="14.6583333333333">
            <text:p>14.66</text:p>
          </table:table-cell>
          <table:table-cell table:formula="of:=15+5.8/60" office:value-type="float" office:value="15.0966666666667">
            <text:p>15.10</text:p>
          </table:table-cell>
          <table:table-cell table:formula="of:=15+48.2/60" office:value-type="float" office:value="15.8033333333333">
            <text:p>15.80</text:p>
          </table:table-cell>
          <table:table-cell table:formula="of:=15+6.5/60" office:value-type="float" office:value="15.1083333333333">
            <text:p>15.11</text:p>
          </table:table-cell>
          <table:table-cell table:formula="of:=15+59.2/60" office:value-type="float" office:value="15.9866666666667">
            <text:p>15.99</text:p>
          </table:table-cell>
          <table:table-cell table:formula="of:=60/3.9" office:value-type="float" office:value="15.3846153846154">
            <text:p>15.3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67]+1" office:value-type="float" office:value="600">
            <text:p>600</text:p>
          </table:table-cell>
          <table:table-cell office:value-type="float" office:value="43947.5180555556">
            <text:p>4/26/20 12: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1">
            <text:p>81</text:p>
          </table:table-cell>
          <table:table-cell/>
          <table:table-cell office:value-type="float" office:value="23">
            <text:p>23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Village Creek Linear Park</text:p>
          </table:table-cell>
          <table:table-cell office:value-type="float" office:value="7.11">
            <text:p>7.11</text:p>
          </table:table-cell>
          <table:table-cell office:value-type="float" office:value="1025">
            <text:p>1025</text:p>
          </table:table-cell>
          <table:table-cell office:value-type="float" office:value="16621">
            <text:p>16621</text:p>
          </table:table-cell>
          <table:table-cell table:formula="of:=[.R68]-[.Q68]" office:value-type="float" office:value="15596">
            <text:p>15596</text:p>
          </table:table-cell>
          <table:table-cell table:formula="of:=(60+56)/60" office:value-type="float" office:value="1.93333333333333">
            <text:p>1.93</text:p>
          </table:table-cell>
          <table:table-cell table:number-columns-repeated="2"/>
          <table:table-cell table:formula="of:=[.P68]/[.T68]" office:value-type="float" office:value="3.67758620689655">
            <text:p>3.68</text:p>
          </table:table-cell>
          <table:table-cell office:value-type="float" office:value="1">
            <text:p>1</text:p>
          </table:table-cell>
          <table:table-cell table:formula="of:=[.P68]/[.X68]" office:value-type="float" office:value="7.11">
            <text:p>7.11</text:p>
          </table:table-cell>
          <table:table-cell table:formula="of:=16+15/60" office:value-type="float" office:value="16.25">
            <text:p>16.25</text:p>
          </table:table-cell>
          <table:table-cell office:value-type="float" office:value="62">
            <text:p>62</text:p>
          </table:table-cell>
          <table:table-cell office:value-type="float" office:value="1131">
            <text:p>1131</text:p>
          </table:table-cell>
          <table:table-cell office:value-type="float" office:value="112">
            <text:p>112</text:p>
          </table:table-cell>
          <table:table-cell table:style-name="ce5" office:value-type="float" office:value="147">
            <text:p>147</text:p>
          </table:table-cell>
          <table:table-cell table:formula="of:=15+29.1/60" office:value-type="float" office:value="15.485">
            <text:p>15.49</text:p>
          </table:table-cell>
          <table:table-cell table:formula="of:=15+46.1/60" office:value-type="float" office:value="15.7683333333333">
            <text:p>15.77</text:p>
          </table:table-cell>
          <table:table-cell table:formula="of:=16+8.2/60" office:value-type="float" office:value="16.1366666666667">
            <text:p>16.14</text:p>
          </table:table-cell>
          <table:table-cell table:formula="of:=16+20/60" office:value-type="float" office:value="16.3333333333333">
            <text:p>16.33</text:p>
          </table:table-cell>
          <table:table-cell table:formula="of:=16+22.4/60" office:value-type="float" office:value="16.3733333333333">
            <text:p>16.37</text:p>
          </table:table-cell>
          <table:table-cell table:formula="of:=17+8.8/60" office:value-type="float" office:value="17.1466666666667">
            <text:p>17.15</text:p>
          </table:table-cell>
          <table:table-cell table:formula="of:=16+32.7/60" office:value-type="float" office:value="16.545">
            <text:p>16.55</text:p>
          </table:table-cell>
          <table:table-cell table:formula="of:=60/3.8" office:value-type="float" office:value="15.7894736842105">
            <text:p>15.7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68]+1" office:value-type="float" office:value="601">
            <text:p>601</text:p>
          </table:table-cell>
          <table:table-cell office:value-type="float" office:value="43948.5444444444">
            <text:p>4/27/20 13: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3">
            <text:p>83</text:p>
          </table:table-cell>
          <table:table-cell/>
          <table:table-cell office:value-type="float" office:value="37">
            <text:p>37</text:p>
          </table:table-cell>
          <table:table-cell table:number-columns-repeated="3"/>
          <table:table-cell office:value-type="string">
            <text:p>Good</text:p>
          </table:table-cell>
          <table:table-cell/>
          <table:table-cell office:value-type="string">
            <text:p>Perkins Road</text:p>
          </table:table-cell>
          <table:table-cell office:value-type="float" office:value="5.41">
            <text:p>5.41</text:p>
          </table:table-cell>
          <table:table-cell table:formula="of:=AVERAGE([.Q59:.Q68])" office:value-type="float" office:value="853.75">
            <text:p>854</text:p>
          </table:table-cell>
          <table:table-cell office:value-type="float" office:value="12500">
            <text:p>12500</text:p>
          </table:table-cell>
          <table:table-cell table:formula="of:=[.R69]-[.Q69]" office:value-type="float" office:value="11646.25">
            <text:p>11646</text:p>
          </table:table-cell>
          <table:table-cell table:formula="of:=92/60" office:value-type="float" office:value="1.53333333333333">
            <text:p>1.53</text:p>
          </table:table-cell>
          <table:table-cell table:number-columns-repeated="2"/>
          <table:table-cell table:formula="of:=[.P69]/[.T69]" office:value-type="float" office:value="3.52826086956522">
            <text:p>3.53</text:p>
          </table:table-cell>
          <table:table-cell office:value-type="float" office:value="1">
            <text:p>1</text:p>
          </table:table-cell>
          <table:table-cell table:formula="of:=[.P69]/[.X69]" office:value-type="float" office:value="5.41">
            <text:p>5.41</text:p>
          </table:table-cell>
          <table:table-cell table:formula="of:=16+59/60" office:value-type="float" office:value="16.9833333333333">
            <text:p>16.98</text:p>
          </table:table-cell>
          <table:table-cell office:value-type="float" office:value="243">
            <text:p>243</text:p>
          </table:table-cell>
          <table:table-cell office:value-type="float" office:value="1092">
            <text:p>1092</text:p>
          </table:table-cell>
          <table:table-cell office:value-type="float" office:value="126">
            <text:p>126</text:p>
          </table:table-cell>
          <table:table-cell table:style-name="ce5" office:value-type="float" office:value="149">
            <text:p>149</text:p>
          </table:table-cell>
          <table:table-cell table:formula="of:=15+51.6/60" office:value-type="float" office:value="15.86">
            <text:p>15.86</text:p>
          </table:table-cell>
          <table:table-cell table:formula="of:=16+23.2/60" office:value-type="float" office:value="16.3866666666667">
            <text:p>16.39</text:p>
          </table:table-cell>
          <table:table-cell table:formula="of:=16+31.3/60" office:value-type="float" office:value="16.5216666666667">
            <text:p>16.52</text:p>
          </table:table-cell>
          <table:table-cell table:formula="of:=17+48.3/60" office:value-type="float" office:value="17.805">
            <text:p>17.81</text:p>
          </table:table-cell>
          <table:table-cell table:formula="of:=17+48.3/60" office:value-type="float" office:value="17.805">
            <text:p>17.81</text:p>
          </table:table-cell>
          <table:table-cell table:formula="of:=60/3.5" office:value-type="float" office:value="17.1428571428571">
            <text:p>17.1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69]+1" office:value-type="float" office:value="602">
            <text:p>602</text:p>
          </table:table-cell>
          <table:table-cell office:value-type="float" office:value="43949.4819444444">
            <text:p>4/28/20 11:3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artly Cloudy</text:p>
          </table:table-cell>
          <table:table-cell office:value-type="float" office:value="84">
            <text:p>84</text:p>
          </table:table-cell>
          <table:table-cell/>
          <table:table-cell office:value-type="float" office:value="61">
            <text:p>61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Little Road</text:p>
          </table:table-cell>
          <table:table-cell office:value-type="float" office:value="5.18">
            <text:p>5.18</text:p>
          </table:table-cell>
          <table:table-cell office:value-type="float" office:value="918">
            <text:p>918</text:p>
          </table:table-cell>
          <table:table-cell office:value-type="float" office:value="12208">
            <text:p>12208</text:p>
          </table:table-cell>
          <table:table-cell table:formula="of:=[.R70]-[.Q70]" office:value-type="float" office:value="11290">
            <text:p>11290</text:p>
          </table:table-cell>
          <table:table-cell table:formula="of:=90/60" office:value-type="float" office:value="1.5">
            <text:p>1.50</text:p>
          </table:table-cell>
          <table:table-cell table:number-columns-repeated="2"/>
          <table:table-cell table:formula="of:=[.P70]/[.T70]" office:value-type="float" office:value="3.45333333333333">
            <text:p>3.45</text:p>
          </table:table-cell>
          <table:table-cell office:value-type="float" office:value="1">
            <text:p>1</text:p>
          </table:table-cell>
          <table:table-cell table:formula="of:=[.P70]/[.X70]" office:value-type="float" office:value="5.18">
            <text:p>5.18</text:p>
          </table:table-cell>
          <table:table-cell table:formula="of:=17+20/60" office:value-type="float" office:value="17.3333333333333">
            <text:p>17.33</text:p>
          </table:table-cell>
          <table:table-cell office:value-type="float" office:value="200">
            <text:p>200</text:p>
          </table:table-cell>
          <table:table-cell office:value-type="float" office:value="1154">
            <text:p>1154</text:p>
          </table:table-cell>
          <table:table-cell office:value-type="float" office:value="133">
            <text:p>133</text:p>
          </table:table-cell>
          <table:table-cell table:style-name="ce5" office:value-type="float" office:value="153">
            <text:p>153</text:p>
          </table:table-cell>
          <table:table-cell table:formula="of:=16+4.6/60" office:value-type="float" office:value="16.0766666666667">
            <text:p>16.08</text:p>
          </table:table-cell>
          <table:table-cell table:formula="of:=16+49.2/60" office:value-type="float" office:value="16.82">
            <text:p>16.82</text:p>
          </table:table-cell>
          <table:table-cell table:formula="of:=16+55.5/60" office:value-type="float" office:value="16.925">
            <text:p>16.93</text:p>
          </table:table-cell>
          <table:table-cell office:value-type="float" office:value="17">
            <text:p>17.00</text:p>
          </table:table-cell>
          <table:table-cell table:formula="of:=19+35/60" office:value-type="float" office:value="19.5833333333333">
            <text:p>19.58</text:p>
          </table:table-cell>
          <table:table-cell table:formula="of:=60/3.5" office:value-type="float" office:value="17.1428571428571">
            <text:p>17.14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0]+1" office:value-type="float" office:value="603">
            <text:p>603</text:p>
          </table:table-cell>
          <table:table-cell office:value-type="float" office:value="43950.4604166667">
            <text:p>4/29/20 11:0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5">
            <text:p>75</text:p>
          </table:table-cell>
          <table:table-cell/>
          <table:table-cell office:value-type="float" office:value="77">
            <text:p>77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Enchanted Lakes</text:p>
          </table:table-cell>
          <table:table-cell office:value-type="float" office:value="5.24">
            <text:p>5.24</text:p>
          </table:table-cell>
          <table:table-cell table:formula="of:=AVERAGE([.Q65:.Q70])" office:value-type="float" office:value="871.847222222222">
            <text:p>872</text:p>
          </table:table-cell>
          <table:table-cell office:value-type="float" office:value="12034">
            <text:p>12034</text:p>
          </table:table-cell>
          <table:table-cell table:formula="of:=[.R71]-[.Q71]" office:value-type="float" office:value="11162.1527777778">
            <text:p>11162</text:p>
          </table:table-cell>
          <table:table-cell table:formula="of:=85/60" office:value-type="float" office:value="1.41666666666667">
            <text:p>1.42</text:p>
          </table:table-cell>
          <table:table-cell table:number-columns-repeated="2"/>
          <table:table-cell table:formula="of:=[.P71]/[.T71]" office:value-type="float" office:value="3.69882352941176">
            <text:p>3.70</text:p>
          </table:table-cell>
          <table:table-cell office:value-type="float" office:value="1">
            <text:p>1</text:p>
          </table:table-cell>
          <table:table-cell table:formula="of:=[.P71]/[.X71]" office:value-type="float" office:value="5.24">
            <text:p>5.24</text:p>
          </table:table-cell>
          <table:table-cell table:formula="of:=16+9/60" office:value-type="float" office:value="16.15">
            <text:p>16.15</text:p>
          </table:table-cell>
          <table:table-cell office:value-type="float" office:value="112">
            <text:p>112</text:p>
          </table:table-cell>
          <table:table-cell office:value-type="float" office:value="663">
            <text:p>663</text:p>
          </table:table-cell>
          <table:table-cell office:value-type="float" office:value="93">
            <text:p>93</text:p>
          </table:table-cell>
          <table:table-cell table:style-name="ce5" office:value-type="float" office:value="134">
            <text:p>134</text:p>
          </table:table-cell>
          <table:table-cell table:formula="of:=15+54/60" office:value-type="float" office:value="15.9">
            <text:p>15.90</text:p>
          </table:table-cell>
          <table:table-cell table:formula="of:=15+46.2/60" office:value-type="float" office:value="15.77">
            <text:p>15.77</text:p>
          </table:table-cell>
          <table:table-cell table:formula="of:=15+50.9/60" office:value-type="float" office:value="15.8483333333333">
            <text:p>15.85</text:p>
          </table:table-cell>
          <table:table-cell table:formula="of:=16+27.2/60" office:value-type="float" office:value="16.4533333333333">
            <text:p>16.45</text:p>
          </table:table-cell>
          <table:table-cell table:formula="of:=16+51/60" office:value-type="float" office:value="16.85">
            <text:p>16.85</text:p>
          </table:table-cell>
          <table:table-cell table:formula="of:=60/3.8" office:value-type="float" office:value="15.7894736842105">
            <text:p>15.79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1]+1" office:value-type="float" office:value="604">
            <text:p>604</text:p>
          </table:table-cell>
          <table:table-cell office:value-type="float" office:value="43951.49375">
            <text:p>4/30/20 11:5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7">
            <text:p>77</text:p>
          </table:table-cell>
          <table:table-cell/>
          <table:table-cell office:value-type="float" office:value="32">
            <text:p>32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Four Parks</text:p>
          </table:table-cell>
          <table:table-cell office:value-type="float" office:value="5.64">
            <text:p>5.64</text:p>
          </table:table-cell>
          <table:table-cell office:value-type="float" office:value="1124">
            <text:p>1124</text:p>
          </table:table-cell>
          <table:table-cell office:value-type="float" office:value="13003">
            <text:p>13003</text:p>
          </table:table-cell>
          <table:table-cell table:formula="of:=[.R72]-[.Q72]" office:value-type="float" office:value="11879">
            <text:p>11879</text:p>
          </table:table-cell>
          <table:table-cell table:formula="of:=92/60" office:value-type="float" office:value="1.53333333333333">
            <text:p>1.53</text:p>
          </table:table-cell>
          <table:table-cell table:number-columns-repeated="2"/>
          <table:table-cell table:formula="of:=[.P72]/[.T72]" office:value-type="float" office:value="3.67826086956522">
            <text:p>3.68</text:p>
          </table:table-cell>
          <table:table-cell office:value-type="float" office:value="1">
            <text:p>1</text:p>
          </table:table-cell>
          <table:table-cell table:formula="of:=[.P72]/[.X72]" office:value-type="float" office:value="5.64">
            <text:p>5.64</text:p>
          </table:table-cell>
          <table:table-cell table:formula="of:=16+19/60" office:value-type="float" office:value="16.3166666666667">
            <text:p>16.32</text:p>
          </table:table-cell>
          <table:table-cell office:value-type="float" office:value="220">
            <text:p>220</text:p>
          </table:table-cell>
          <table:table-cell office:value-type="float" office:value="1024">
            <text:p>1024</text:p>
          </table:table-cell>
          <table:table-cell office:value-type="float" office:value="122">
            <text:p>122</text:p>
          </table:table-cell>
          <table:table-cell table:style-name="ce5" office:value-type="float" office:value="147">
            <text:p>147</text:p>
          </table:table-cell>
          <table:table-cell table:formula="of:=16+23.8/60" office:value-type="float" office:value="16.3966666666667">
            <text:p>16.40</text:p>
          </table:table-cell>
          <table:table-cell table:formula="of:=15+29.7/60" office:value-type="float" office:value="15.495">
            <text:p>15.50</text:p>
          </table:table-cell>
          <table:table-cell table:formula="of:=16+4.6/60" office:value-type="float" office:value="16.0766666666667">
            <text:p>16.08</text:p>
          </table:table-cell>
          <table:table-cell table:formula="of:=16+41.7/60" office:value-type="float" office:value="16.695">
            <text:p>16.70</text:p>
          </table:table-cell>
          <table:table-cell table:formula="of:=16+16.9/60" office:value-type="float" office:value="16.2816666666667">
            <text:p>16.28</text:p>
          </table:table-cell>
          <table:table-cell table:formula="of:=60/3.5" office:value-type="float" office:value="17.1428571428571">
            <text:p>17.1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2]+1" office:value-type="float" office:value="605">
            <text:p>605</text:p>
          </table:table-cell>
          <table:table-cell office:value-type="float" office:value="43952.3652777778">
            <text:p>5/1/20 8:4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1">
            <text:p>71</text:p>
          </table:table-cell>
          <table:table-cell/>
          <table:table-cell office:value-type="float" office:value="53">
            <text:p>53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River Legacy North East</text:p>
          </table:table-cell>
          <table:table-cell office:value-type="float" office:value="6">
            <text:p>6.00</text:p>
          </table:table-cell>
          <table:table-cell office:value-type="float" office:value="867">
            <text:p>867</text:p>
          </table:table-cell>
          <table:table-cell office:value-type="float" office:value="13450">
            <text:p>13450</text:p>
          </table:table-cell>
          <table:table-cell table:formula="of:=[.R73]-[.Q73]" office:value-type="float" office:value="12583">
            <text:p>12583</text:p>
          </table:table-cell>
          <table:table-cell table:formula="of:=93/60" office:value-type="float" office:value="1.55">
            <text:p>1.55</text:p>
          </table:table-cell>
          <table:table-cell table:number-columns-repeated="2"/>
          <table:table-cell table:formula="of:=[.P73]/[.T73]" office:value-type="float" office:value="3.87096774193548">
            <text:p>3.87</text:p>
          </table:table-cell>
          <table:table-cell office:value-type="float" office:value="1">
            <text:p>1</text:p>
          </table:table-cell>
          <table:table-cell table:formula="of:=[.P73]/[.X73]" office:value-type="float" office:value="6">
            <text:p>6.00</text:p>
          </table:table-cell>
          <table:table-cell table:formula="of:=15+30/60" office:value-type="float" office:value="15.5">
            <text:p>15.50</text:p>
          </table:table-cell>
          <table:table-cell office:value-type="float" office:value="46">
            <text:p>46</text:p>
          </table:table-cell>
          <table:table-cell office:value-type="float" office:value="602">
            <text:p>602</text:p>
          </table:table-cell>
          <table:table-cell office:value-type="float" office:value="76">
            <text:p>76</text:p>
          </table:table-cell>
          <table:table-cell table:style-name="ce5" office:value-type="float" office:value="119">
            <text:p>119</text:p>
          </table:table-cell>
          <table:table-cell table:formula="of:=15+35.8/60" office:value-type="float" office:value="15.5966666666667">
            <text:p>15.60</text:p>
          </table:table-cell>
          <table:table-cell table:formula="of:=15+17.4/60" office:value-type="float" office:value="15.29">
            <text:p>15.29</text:p>
          </table:table-cell>
          <table:table-cell table:formula="of:=15+48.2/60" office:value-type="float" office:value="15.8033333333333">
            <text:p>15.80</text:p>
          </table:table-cell>
          <table:table-cell table:formula="of:=15+12/60" office:value-type="float" office:value="15.2">
            <text:p>15.20</text:p>
          </table:table-cell>
          <table:table-cell table:formula="of:=15+57.9/60" office:value-type="float" office:value="15.965">
            <text:p>15.97</text:p>
          </table:table-cell>
          <table:table-cell table:formula="of:=15+57.9/60" office:value-type="float" office:value="15.965">
            <text:p>15.97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3]+1" office:value-type="float" office:value="606">
            <text:p>606</text:p>
          </table:table-cell>
          <table:table-cell office:value-type="float" office:value="43953.3715277778">
            <text:p>5/2/20 8:5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artly Cloudy</text:p>
          </table:table-cell>
          <table:table-cell office:value-type="float" office:value="72">
            <text:p>72</text:p>
          </table:table-cell>
          <table:table-cell/>
          <table:table-cell office:value-type="float" office:value="71">
            <text:p>71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Village Creek Linear Park</text:p>
          </table:table-cell>
          <table:table-cell office:value-type="float" office:value="6.52">
            <text:p>6.52</text:p>
          </table:table-cell>
          <table:table-cell table:formula="of:=AVERAGE([.Q63:.Q73])" office:value-type="float" office:value="893.659722222222">
            <text:p>894</text:p>
          </table:table-cell>
          <table:table-cell office:value-type="float" office:value="14258">
            <text:p>14258</text:p>
          </table:table-cell>
          <table:table-cell table:formula="of:=[.R74]-[.Q74]" office:value-type="float" office:value="13364.3402777778">
            <text:p>13364</text:p>
          </table:table-cell>
          <table:table-cell table:formula="of:=100/60" office:value-type="float" office:value="1.66666666666667">
            <text:p>1.67</text:p>
          </table:table-cell>
          <table:table-cell table:number-columns-repeated="2"/>
          <table:table-cell table:formula="of:=[.P74]/[.T74]" office:value-type="float" office:value="3.912">
            <text:p>3.91</text:p>
          </table:table-cell>
          <table:table-cell office:value-type="float" office:value="1">
            <text:p>1</text:p>
          </table:table-cell>
          <table:table-cell table:formula="of:=[.P74]/[.X74]" office:value-type="float" office:value="6.52">
            <text:p>6.52</text:p>
          </table:table-cell>
          <table:table-cell table:formula="of:=15+20/30" office:value-type="float" office:value="15.6666666666667">
            <text:p>15.67</text:p>
          </table:table-cell>
          <table:table-cell office:value-type="float" office:value="89">
            <text:p>89</text:p>
          </table:table-cell>
          <table:table-cell office:value-type="float" office:value="708">
            <text:p>708</text:p>
          </table:table-cell>
          <table:table-cell office:value-type="float" office:value="80">
            <text:p>80</text:p>
          </table:table-cell>
          <table:table-cell table:style-name="ce5" office:value-type="float" office:value="117">
            <text:p>117</text:p>
          </table:table-cell>
          <table:table-cell table:formula="of:=15+23.6/60" office:value-type="float" office:value="15.3933333333333">
            <text:p>15.39</text:p>
          </table:table-cell>
          <table:table-cell table:formula="of:=15+7.1/60" office:value-type="float" office:value="15.1183333333333">
            <text:p>15.12</text:p>
          </table:table-cell>
          <table:table-cell table:formula="of:=14+58.5/60" office:value-type="float" office:value="14.975">
            <text:p>14.98</text:p>
          </table:table-cell>
          <table:table-cell table:formula="of:=15+21.2/60" office:value-type="float" office:value="15.3533333333333">
            <text:p>15.35</text:p>
          </table:table-cell>
          <table:table-cell table:formula="of:=15+14.3/60" office:value-type="float" office:value="15.2383333333333">
            <text:p>15.24</text:p>
          </table:table-cell>
          <table:table-cell table:formula="of:=15+34/60" office:value-type="float" office:value="15.5666666666667">
            <text:p>15.57</text:p>
          </table:table-cell>
          <table:table-cell table:formula="of:=60/3.9" office:value-type="float" office:value="15.3846153846154">
            <text:p>15.38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4]+1" office:value-type="float" office:value="607">
            <text:p>607</text:p>
          </table:table-cell>
          <table:table-cell office:value-type="float" office:value="43954.4965277778">
            <text:p>5/3/20 11:5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4">
            <text:p>84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Vandergriff Park</text:p>
          </table:table-cell>
          <table:table-cell office:value-type="float" office:value="5.38">
            <text:p>5.38</text:p>
          </table:table-cell>
          <table:table-cell office:value-type="float" office:value="1074">
            <text:p>1074</text:p>
          </table:table-cell>
          <table:table-cell office:value-type="float" office:value="12286">
            <text:p>12286</text:p>
          </table:table-cell>
          <table:table-cell table:formula="of:=[.R75]-[.Q75]" office:value-type="float" office:value="11212">
            <text:p>11212</text:p>
          </table:table-cell>
          <table:table-cell table:formula="of:=87/60" office:value-type="float" office:value="1.45">
            <text:p>1.45</text:p>
          </table:table-cell>
          <table:table-cell table:number-columns-repeated="2"/>
          <table:table-cell table:formula="of:=[.P75]/[.T75]" office:value-type="float" office:value="3.71034482758621">
            <text:p>3.71</text:p>
          </table:table-cell>
          <table:table-cell office:value-type="float" office:value="4">
            <text:p>4</text:p>
          </table:table-cell>
          <table:table-cell table:formula="of:=[.P75]/[.X75]" office:value-type="float" office:value="1.345">
            <text:p>1.35</text:p>
          </table:table-cell>
          <table:table-cell table:formula="of:=16+14/60" office:value-type="float" office:value="16.2333333333333">
            <text:p>16.23</text:p>
          </table:table-cell>
          <table:table-cell office:value-type="float" office:value="112">
            <text:p>112</text:p>
          </table:table-cell>
          <table:table-cell office:value-type="float" office:value="1081">
            <text:p>1081</text:p>
          </table:table-cell>
          <table:table-cell office:value-type="float" office:value="125">
            <text:p>125</text:p>
          </table:table-cell>
          <table:table-cell table:style-name="ce5" office:value-type="float" office:value="143">
            <text:p>143</text:p>
          </table:table-cell>
          <table:table-cell table:formula="of:=15+25.3/60" office:value-type="float" office:value="15.4216666666667">
            <text:p>15.42</text:p>
          </table:table-cell>
          <table:table-cell table:formula="of:=16+16.4/60" office:value-type="float" office:value="16.2733333333333">
            <text:p>16.27</text:p>
          </table:table-cell>
          <table:table-cell table:formula="of:=16+17.7/60" office:value-type="float" office:value="16.295">
            <text:p>16.30</text:p>
          </table:table-cell>
          <table:table-cell table:formula="of:=16+12/7/60" office:value-type="float" office:value="16.0285714285714">
            <text:p>16.03</text:p>
          </table:table-cell>
          <table:table-cell table:formula="of:=60/3.7" office:value-type="float" office:value="16.2162162162162">
            <text:p>16.22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5]+1" office:value-type="float" office:value="608">
            <text:p>608</text:p>
          </table:table-cell>
          <table:table-cell office:value-type="float" office:value="43955.3930555556">
            <text:p>5/4/20 9: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55">
            <text:p>55</text:p>
          </table:table-cell>
          <table:table-cell/>
          <table:table-cell office:value-type="float" office:value="60">
            <text:p>60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Fish Creek Linear Park</text:p>
          </table:table-cell>
          <table:table-cell office:value-type="float" office:value="7.91">
            <text:p>7.91</text:p>
          </table:table-cell>
          <table:table-cell office:value-type="float" office:value="444">
            <text:p>444</text:p>
          </table:table-cell>
          <table:table-cell table:number-columns-repeated="2"/>
          <table:table-cell table:formula="of:=(120+12)/60" office:value-type="float" office:value="2.2">
            <text:p>2.20</text:p>
          </table:table-cell>
          <table:table-cell table:number-columns-repeated="2"/>
          <table:table-cell table:formula="of:=[.P76]/[.T76]" office:value-type="float" office:value="3.59545454545455">
            <text:p>3.60</text:p>
          </table:table-cell>
          <table:table-cell office:value-type="float" office:value="1">
            <text:p>1</text:p>
          </table:table-cell>
          <table:table-cell table:formula="of:=[.P76]/[.X76]" office:value-type="float" office:value="7.91">
            <text:p>7.91</text:p>
          </table:table-cell>
          <table:table-cell table:formula="of:=16+38/60" office:value-type="float" office:value="16.6333333333333">
            <text:p>16.63</text:p>
          </table:table-cell>
          <table:table-cell office:value-type="float" office:value="76">
            <text:p>76</text:p>
          </table:table-cell>
          <table:table-cell office:value-type="float" office:value="847">
            <text:p>847</text:p>
          </table:table-cell>
          <table:table-cell office:value-type="float" office:value="72">
            <text:p>72</text:p>
          </table:table-cell>
          <table:table-cell table:style-name="ce5" office:value-type="float" office:value="117">
            <text:p>117</text:p>
          </table:table-cell>
          <table:table-cell table:formula="of:=16+23.1/60" office:value-type="float" office:value="16.385">
            <text:p>16.39</text:p>
          </table:table-cell>
          <table:table-cell table:formula="of:=16+53.7/60" office:value-type="float" office:value="16.895">
            <text:p>16.90</text:p>
          </table:table-cell>
          <table:table-cell table:formula="of:=16+36.3/60" office:value-type="float" office:value="16.605">
            <text:p>16.61</text:p>
          </table:table-cell>
          <table:table-cell table:formula="of:=16+26/60" office:value-type="float" office:value="16.4333333333333">
            <text:p>16.43</text:p>
          </table:table-cell>
          <table:table-cell table:formula="of:=16+14.5/60" office:value-type="float" office:value="16.2416666666667">
            <text:p>16.24</text:p>
          </table:table-cell>
          <table:table-cell table:formula="of:=16+13.7/60" office:value-type="float" office:value="16.2283333333333">
            <text:p>16.23</text:p>
          </table:table-cell>
          <table:table-cell table:formula="of:=17+3/60" office:value-type="float" office:value="17.05">
            <text:p>17.05</text:p>
          </table:table-cell>
          <table:table-cell table:formula="of:=60/3.5" office:value-type="float" office:value="17.1428571428571">
            <text:p>17.1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6]+1" office:value-type="float" office:value="609">
            <text:p>609</text:p>
          </table:table-cell>
          <table:table-cell office:value-type="float" office:value="43956.5055555556">
            <text:p>5/5/20 12:0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office:value-type="float" office:value="76">
            <text:p>76</text:p>
          </table:table-cell>
          <table:table-cell/>
          <table:table-cell office:value-type="float" office:value="53">
            <text:p>53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Vandergriff Park</text:p>
          </table:table-cell>
          <table:table-cell office:value-type="float" office:value="4.61">
            <text:p>4.61</text:p>
          </table:table-cell>
          <table:table-cell office:value-type="float" office:value="1419">
            <text:p>1419</text:p>
          </table:table-cell>
          <table:table-cell office:value-type="float" office:value="11400">
            <text:p>11400</text:p>
          </table:table-cell>
          <table:table-cell table:formula="of:=[.R77]-[.Q77]" office:value-type="float" office:value="9981">
            <text:p>9981</text:p>
          </table:table-cell>
          <table:table-cell table:formula="of:=95/60" office:value-type="float" office:value="1.58333333333333">
            <text:p>1.58</text:p>
          </table:table-cell>
          <table:table-cell table:number-columns-repeated="2"/>
          <table:table-cell table:formula="of:=[.P77]/[.T77]" office:value-type="float" office:value="2.91157894736842">
            <text:p>2.91</text:p>
          </table:table-cell>
          <table:table-cell office:value-type="float" office:value="1">
            <text:p>1</text:p>
          </table:table-cell>
          <table:table-cell table:formula="of:=[.P77]/[.X77]" office:value-type="float" office:value="4.61">
            <text:p>4.61</text:p>
          </table:table-cell>
          <table:table-cell table:formula="of:=16+18/60" office:value-type="float" office:value="16.3">
            <text:p>16.30</text:p>
          </table:table-cell>
          <table:table-cell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float" office:value="87">
            <text:p>87</text:p>
          </table:table-cell>
          <table:table-cell table:style-name="ce5" office:value-type="float" office:value="139">
            <text:p>139</text:p>
          </table:table-cell>
          <table:table-cell table:formula="of:=15+58.4/60" office:value-type="float" office:value="15.9733333333333">
            <text:p>15.97</text:p>
          </table:table-cell>
          <table:table-cell table:formula="of:=16+20.7/60" office:value-type="float" office:value="16.345">
            <text:p>16.35</text:p>
          </table:table-cell>
          <table:table-cell table:formula="of:=16+49.5/60" office:value-type="float" office:value="16.825">
            <text:p>16.83</text:p>
          </table:table-cell>
          <table:table-cell table:formula="of:=15+59/60" office:value-type="float" office:value="15.9833333333333">
            <text:p>15.98</text:p>
          </table:table-cell>
          <table:table-cell table:formula="of:=60/3.7" office:value-type="float" office:value="16.2162162162162">
            <text:p>16.22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7]+1" office:value-type="float" office:value="610">
            <text:p>610</text:p>
          </table:table-cell>
          <table:table-cell office:value-type="float" office:value="43957.4145833333">
            <text:p>5/6/20 9:5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7">
            <text:p>77</text:p>
          </table:table-cell>
          <table:table-cell/>
          <table:table-cell office:value-type="float" office:value="31">
            <text:p>31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River Legacy West</text:p>
          </table:table-cell>
          <table:table-cell office:value-type="float" office:value="6.65">
            <text:p>6.65</text:p>
          </table:table-cell>
          <table:table-cell office:value-type="float" office:value="1581">
            <text:p>1581</text:p>
          </table:table-cell>
          <table:table-cell office:value-type="float" office:value="15491">
            <text:p>15491</text:p>
          </table:table-cell>
          <table:table-cell table:formula="of:=[.R78]-[.Q78]" office:value-type="float" office:value="13910">
            <text:p>13910</text:p>
          </table:table-cell>
          <table:table-cell table:formula="of:=106/60" office:value-type="float" office:value="1.76666666666667">
            <text:p>1.77</text:p>
          </table:table-cell>
          <table:table-cell table:number-columns-repeated="2"/>
          <table:table-cell table:formula="of:=[.P78]/[.T78]" office:value-type="float" office:value="3.76415094339623">
            <text:p>3.76</text:p>
          </table:table-cell>
          <table:table-cell office:value-type="float" office:value="1">
            <text:p>1</text:p>
          </table:table-cell>
          <table:table-cell table:formula="of:=[.P78]/[.X78]" office:value-type="float" office:value="6.65">
            <text:p>6.65</text:p>
          </table:table-cell>
          <table:table-cell table:formula="of:=15+54/60" office:value-type="float" office:value="15.9">
            <text:p>15.90</text:p>
          </table:table-cell>
          <table:table-cell office:value-type="float" office:value="26">
            <text:p>26</text:p>
          </table:table-cell>
          <table:table-cell office:value-type="float" office:value="708">
            <text:p>708</text:p>
          </table:table-cell>
          <table:table-cell office:value-type="float" office:value="72">
            <text:p>72</text:p>
          </table:table-cell>
          <table:table-cell table:style-name="ce5" office:value-type="float" office:value="115">
            <text:p>115</text:p>
          </table:table-cell>
          <table:table-cell table:formula="of:=15+16.5/60" office:value-type="float" office:value="15.275">
            <text:p>15.28</text:p>
          </table:table-cell>
          <table:table-cell table:formula="of:=16+18.2/60" office:value-type="float" office:value="16.3033333333333">
            <text:p>16.30</text:p>
          </table:table-cell>
          <table:table-cell table:formula="of:=16+7.8/60" office:value-type="float" office:value="16.13">
            <text:p>16.13</text:p>
          </table:table-cell>
          <table:table-cell table:formula="of:=16+6.6/60" office:value-type="float" office:value="16.11">
            <text:p>16.11</text:p>
          </table:table-cell>
          <table:table-cell table:formula="of:=16+14/60" office:value-type="float" office:value="16.2333333333333">
            <text:p>16.23</text:p>
          </table:table-cell>
          <table:table-cell table:formula="of:=15+22.6/60" office:value-type="float" office:value="15.3766666666667">
            <text:p>15.38</text:p>
          </table:table-cell>
          <table:table-cell table:formula="of:=60/3.8" office:value-type="float" office:value="15.7894736842105">
            <text:p>15.79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8]+1" office:value-type="float" office:value="611">
            <text:p>611</text:p>
          </table:table-cell>
          <table:table-cell office:value-type="float" office:value="43958.4680555556">
            <text:p>5/7/20 11: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office:value-type="float" office:value="81">
            <text:p>81</text:p>
          </table:table-cell>
          <table:table-cell/>
          <table:table-cell office:value-type="float" office:value="38">
            <text:p>38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Four Parks</text:p>
          </table:table-cell>
          <table:table-cell office:value-type="float" office:value="5.65">
            <text:p>5.65</text:p>
          </table:table-cell>
          <table:table-cell office:value-type="float" office:value="774">
            <text:p>774</text:p>
          </table:table-cell>
          <table:table-cell office:value-type="float" office:value="12767">
            <text:p>12767</text:p>
          </table:table-cell>
          <table:table-cell table:formula="of:=[.R79]-[.Q79]" office:value-type="float" office:value="11993">
            <text:p>11993</text:p>
          </table:table-cell>
          <table:table-cell table:formula="of:=91/60" office:value-type="float" office:value="1.51666666666667">
            <text:p>1.52</text:p>
          </table:table-cell>
          <table:table-cell table:number-columns-repeated="2"/>
          <table:table-cell table:formula="of:=[.P79]/[.T79]" office:value-type="float" office:value="3.72527472527473">
            <text:p>3.73</text:p>
          </table:table-cell>
          <table:table-cell office:value-type="float" office:value="1">
            <text:p>1</text:p>
          </table:table-cell>
          <table:table-cell table:formula="of:=[.P79]/[.X79]" office:value-type="float" office:value="5.65">
            <text:p>5.65</text:p>
          </table:table-cell>
          <table:table-cell table:formula="of:=16+5/60" office:value-type="float" office:value="16.0833333333333">
            <text:p>16.08</text:p>
          </table:table-cell>
          <table:table-cell office:value-type="float" office:value="253">
            <text:p>253</text:p>
          </table:table-cell>
          <table:table-cell office:value-type="float" office:value="1265">
            <text:p>1265</text:p>
          </table:table-cell>
          <table:table-cell office:value-type="float" office:value="131">
            <text:p>131</text:p>
          </table:table-cell>
          <table:table-cell table:style-name="ce5" office:value-type="float" office:value="152">
            <text:p>152</text:p>
          </table:table-cell>
          <table:table-cell table:formula="of:=15+36.8/60" office:value-type="float" office:value="15.6133333333333">
            <text:p>15.61</text:p>
          </table:table-cell>
          <table:table-cell table:formula="of:=16+32.2/60" office:value-type="float" office:value="16.5366666666667">
            <text:p>16.54</text:p>
          </table:table-cell>
          <table:table-cell table:formula="of:=15+55/60" office:value-type="float" office:value="15.9166666666667">
            <text:p>15.92</text:p>
          </table:table-cell>
          <table:table-cell table:formula="of:=17+3.3/60" office:value-type="float" office:value="17.055">
            <text:p>17.06</text:p>
          </table:table-cell>
          <table:table-cell table:formula="of:=15+37.6/60" office:value-type="float" office:value="15.6266666666667">
            <text:p>15.63</text:p>
          </table:table-cell>
          <table:table-cell table:formula="of:=60/3.7" office:value-type="float" office:value="16.2162162162162">
            <text:p>16.2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79]+1" office:value-type="float" office:value="612">
            <text:p>612</text:p>
          </table:table-cell>
          <table:table-cell office:value-type="float" office:value="43959.5680555556">
            <text:p>5/8/20 13:3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68">
            <text:p>68</text:p>
          </table:table-cell>
          <table:table-cell/>
          <table:table-cell office:value-type="float" office:value="56">
            <text:p>56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Enchanted Lakes</text:p>
          </table:table-cell>
          <table:table-cell office:value-type="float" office:value="5.58">
            <text:p>5.58</text:p>
          </table:table-cell>
          <table:table-cell office:value-type="float" office:value="1020">
            <text:p>1020</text:p>
          </table:table-cell>
          <table:table-cell table:number-columns-repeated="2"/>
          <table:table-cell table:formula="of:=92/60" office:value-type="float" office:value="1.53333333333333">
            <text:p>1.53</text:p>
          </table:table-cell>
          <table:table-cell table:number-columns-repeated="2"/>
          <table:table-cell table:formula="of:=[.P80]/[.T80]" office:value-type="float" office:value="3.63913043478261">
            <text:p>3.64</text:p>
          </table:table-cell>
          <table:table-cell office:value-type="float" office:value="1">
            <text:p>1</text:p>
          </table:table-cell>
          <table:table-cell table:formula="of:=[.P80]/[.X80]" office:value-type="float" office:value="5.58">
            <text:p>5.58</text:p>
          </table:table-cell>
          <table:table-cell table:formula="of:=16+32/60" office:value-type="float" office:value="16.5333333333333">
            <text:p>16.53</text:p>
          </table:table-cell>
          <table:table-cell office:value-type="float" office:value="144">
            <text:p>144</text:p>
          </table:table-cell>
          <table:table-cell office:value-type="float" office:value="630">
            <text:p>630</text:p>
          </table:table-cell>
          <table:table-cell office:value-type="float" office:value="85">
            <text:p>85</text:p>
          </table:table-cell>
          <table:table-cell table:style-name="ce5" office:value-type="float" office:value="117">
            <text:p>117</text:p>
          </table:table-cell>
          <table:table-cell table:formula="of:=16+17.6/60" office:value-type="float" office:value="16.2933333333333">
            <text:p>16.29</text:p>
          </table:table-cell>
          <table:table-cell table:formula="of:=16+41.8/60" office:value-type="float" office:value="16.6966666666667">
            <text:p>16.70</text:p>
          </table:table-cell>
          <table:table-cell table:formula="of:=16+21.4/60" office:value-type="float" office:value="16.3566666666667">
            <text:p>16.36</text:p>
          </table:table-cell>
          <table:table-cell table:formula="of:=16+46.3/60" office:value-type="float" office:value="16.7716666666667">
            <text:p>16.77</text:p>
          </table:table-cell>
          <table:table-cell table:formula="of:=16+49.8/60" office:value-type="float" office:value="16.83">
            <text:p>16.83</text:p>
          </table:table-cell>
          <table:table-cell office:value-type="float" office:value="8">
            <text:p>8.00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80]+1" office:value-type="float" office:value="613">
            <text:p>613</text:p>
          </table:table-cell>
          <table:table-cell office:value-type="float" office:value="43960.6645833333">
            <text:p>5/9/20 15:5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South Rush Creek Linear Park</text:p>
          </table:table-cell>
          <table:table-cell office:value-type="float" office:value="4.58">
            <text:p>4.58</text:p>
          </table:table-cell>
          <table:table-cell table:number-columns-repeated="3"/>
          <table:table-cell table:formula="of:=74/60" office:value-type="float" office:value="1.23333333333333">
            <text:p>1.23</text:p>
          </table:table-cell>
          <table:table-cell table:number-columns-repeated="2"/>
          <table:table-cell table:formula="of:=[.P81]/[.T81]" office:value-type="float" office:value="3.71351351351351">
            <text:p>3.71</text:p>
          </table:table-cell>
          <table:table-cell office:value-type="float" office:value="1">
            <text:p>1</text:p>
          </table:table-cell>
          <table:table-cell table:formula="of:=[.P81]/[.X81]" office:value-type="float" office:value="4.58">
            <text:p>4.58</text:p>
          </table:table-cell>
          <table:table-cell table:formula="of:=19+1/60" office:value-type="float" office:value="19.0166666666667">
            <text:p>19.02</text:p>
          </table:table-cell>
          <table:table-cell office:value-type="float" office:value="7">
            <text:p>7</text:p>
          </table:table-cell>
          <table:table-cell office:value-type="float" office:value="810">
            <text:p>810</text:p>
          </table:table-cell>
          <table:table-cell office:value-type="float" office:value="118">
            <text:p>118</text:p>
          </table:table-cell>
          <table:table-cell table:style-name="ce5" office:value-type="float" office:value="136">
            <text:p>136</text:p>
          </table:table-cell>
          <table:table-cell table:formula="of:=16+1.8/60" office:value-type="float" office:value="16.03">
            <text:p>16.03</text:p>
          </table:table-cell>
          <table:table-cell table:formula="of:=16+26/60" office:value-type="float" office:value="16.4333333333333">
            <text:p>16.43</text:p>
          </table:table-cell>
          <table:table-cell table:formula="of:=16+9.8/60" office:value-type="float" office:value="16.1633333333333">
            <text:p>16.16</text:p>
          </table:table-cell>
          <table:table-cell table:formula="of:=60/3.7" office:value-type="float" office:value="16.2162162162162">
            <text:p>16.22</text:p>
          </table:table-cell>
          <table:table-cell table:number-columns-repeated="990"/>
        </table:table-row>
        <table:table-row table:style-name="ro1">
          <table:table-cell table:formula="of:=[.A81]+1" office:value-type="float" office:value="614">
            <text:p>614</text:p>
          </table:table-cell>
          <table:table-cell office:value-type="float" office:value="43961.6">
            <text:p>5/10/20 14:2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5">
            <text:p>75</text:p>
          </table:table-cell>
          <table:table-cell/>
          <table:table-cell office:value-type="float" office:value="36">
            <text:p>36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Fish Creek Linear Park</text:p>
          </table:table-cell>
          <table:table-cell office:value-type="float" office:value="8.9">
            <text:p>8.90</text:p>
          </table:table-cell>
          <table:table-cell office:value-type="float" office:value="1203">
            <text:p>1203</text:p>
          </table:table-cell>
          <table:table-cell office:value-type="float" office:value="19953">
            <text:p>19953</text:p>
          </table:table-cell>
          <table:table-cell table:formula="of:=[.R82]-[.Q82]" office:value-type="float" office:value="18750">
            <text:p>18750</text:p>
          </table:table-cell>
          <table:table-cell table:formula="of:=(120+24)/60" office:value-type="float" office:value="2.4">
            <text:p>2.40</text:p>
          </table:table-cell>
          <table:table-cell table:number-columns-repeated="2"/>
          <table:table-cell table:formula="of:=[.P82]/[.T82]" office:value-type="float" office:value="3.70833333333333">
            <text:p>3.71</text:p>
          </table:table-cell>
          <table:table-cell office:value-type="float" office:value="1">
            <text:p>1</text:p>
          </table:table-cell>
          <table:table-cell table:formula="of:=[.P82]/[.X82]" office:value-type="float" office:value="8.9">
            <text:p>8.90</text:p>
          </table:table-cell>
          <table:table-cell table:formula="of:=16+12/60" office:value-type="float" office:value="16.2">
            <text:p>16.20</text:p>
          </table:table-cell>
          <table:table-cell office:value-type="float" office:value="108">
            <text:p>108</text:p>
          </table:table-cell>
          <table:table-cell office:value-type="float" office:value="973">
            <text:p>973</text:p>
          </table:table-cell>
          <table:table-cell office:value-type="float" office:value="84">
            <text:p>84</text:p>
          </table:table-cell>
          <table:table-cell table:style-name="ce5" office:value-type="float" office:value="112">
            <text:p>112</text:p>
          </table:table-cell>
          <table:table-cell table:formula="of:=16+20.4/60" office:value-type="float" office:value="16.34">
            <text:p>16.34</text:p>
          </table:table-cell>
          <table:table-cell table:formula="of:=15+38.5/60" office:value-type="float" office:value="15.6416666666667">
            <text:p>15.64</text:p>
          </table:table-cell>
          <table:table-cell table:formula="of:=15+29.4/60" office:value-type="float" office:value="15.49">
            <text:p>15.49</text:p>
          </table:table-cell>
          <table:table-cell table:formula="of:=15+53.7/60" office:value-type="float" office:value="15.895">
            <text:p>15.90</text:p>
          </table:table-cell>
          <table:table-cell table:formula="of:=16+54.6/60" office:value-type="float" office:value="16.91">
            <text:p>16.91</text:p>
          </table:table-cell>
          <table:table-cell table:formula="of:=15+49.8/60" office:value-type="float" office:value="15.83">
            <text:p>15.83</text:p>
          </table:table-cell>
          <table:table-cell table:formula="of:=15+58.2/60" office:value-type="float" office:value="15.97">
            <text:p>15.97</text:p>
          </table:table-cell>
          <table:table-cell table:formula="of:=16+26.7/60" office:value-type="float" office:value="16.445">
            <text:p>16.45</text:p>
          </table:table-cell>
          <table:table-cell table:formula="of:=60/3.4" office:value-type="float" office:value="17.6470588235294">
            <text:p>17.6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82]+1" office:value-type="float" office:value="615">
            <text:p>615</text:p>
          </table:table-cell>
          <table:table-cell office:value-type="float" office:value="43962.3819444445">
            <text:p>5/11/20 9:1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64">
            <text:p>64</text:p>
          </table:table-cell>
          <table:table-cell/>
          <table:table-cell office:value-type="float" office:value="56">
            <text:p>56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Vandergriff Park</text:p>
          </table:table-cell>
          <table:table-cell office:value-type="float" office:value="3.37">
            <text:p>3.37</text:p>
          </table:table-cell>
          <table:table-cell office:value-type="float" office:value="1529">
            <text:p>1529</text:p>
          </table:table-cell>
          <table:table-cell office:value-type="float" office:value="14380">
            <text:p>14380</text:p>
          </table:table-cell>
          <table:table-cell table:formula="of:=[.R83]-[.Q83]" office:value-type="float" office:value="12851">
            <text:p>12851</text:p>
          </table:table-cell>
          <table:table-cell table:formula="of:=54/60" office:value-type="float" office:value="0.9">
            <text:p>0.90</text:p>
          </table:table-cell>
          <table:table-cell table:number-columns-repeated="2"/>
          <table:table-cell table:formula="of:=[.P83]/[.T83]" office:value-type="float" office:value="3.74444444444444">
            <text:p>3.74</text:p>
          </table:table-cell>
          <table:table-cell office:value-type="float" office:value="1">
            <text:p>1</text:p>
          </table:table-cell>
          <table:table-cell table:formula="of:=[.W83]/[.T83]" office:value-type="float" office:value="4.16049382716049">
            <text:p>4.16</text:p>
          </table:table-cell>
          <table:table-cell table:formula="of:=16+0/60" office:value-type="float" office:value="16">
            <text:p>16.00</text:p>
          </table:table-cell>
          <table:table-cell office:value-type="float" office:value="103">
            <text:p>103</text:p>
          </table:table-cell>
          <table:table-cell office:value-type="float" office:value="516">
            <text:p>516</text:p>
          </table:table-cell>
          <table:table-cell office:value-type="float" office:value="108">
            <text:p>108</text:p>
          </table:table-cell>
          <table:table-cell table:style-name="ce5" office:value-type="float" office:value="134">
            <text:p>134</text:p>
          </table:table-cell>
          <table:table-cell table:formula="of:=16+15.8/60" office:value-type="float" office:value="16.2633333333333">
            <text:p>16.26</text:p>
          </table:table-cell>
          <table:table-cell table:formula="of:=15+36.2/60" office:value-type="float" office:value="15.6033333333333">
            <text:p>15.60</text:p>
          </table:table-cell>
          <table:table-cell table:formula="of:=15+52.7/60" office:value-type="float" office:value="15.8783333333333">
            <text:p>15.88</text:p>
          </table:table-cell>
          <table:table-cell table:formula="of:=60/3.6" office:value-type="float" office:value="16.6666666666667">
            <text:p>16.67</text:p>
          </table:table-cell>
          <table:table-cell table:number-columns-repeated="6"/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83]+1" office:value-type="float" office:value="616">
            <text:p>616</text:p>
          </table:table-cell>
          <table:table-cell office:value-type="float" office:value="43963.9951388889">
            <text:p>5/12/20 23:53</text:p>
          </table:table-cell>
          <table:table-cell office:value-type="float" office:value="0">
            <text:p>0</text:p>
          </table:table-cell>
          <table:table-cell office:value-type="string">
            <text:p>Weather</text:p>
          </table:table-cell>
          <table:table-cell/>
          <table:table-cell office:value-type="string">
            <text:p>Rain Light</text:p>
          </table:table-cell>
          <table:table-cell office:value-type="float" office:value="70">
            <text:p>70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string">
            <text:p>Bad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formula="of:=[.A84]+1" office:value-type="float" office:value="617">
            <text:p>617</text:p>
          </table:table-cell>
          <table:table-cell office:value-type="float" office:value="43964.4951388889">
            <text:p>5/13/20 11:5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73">
            <text:p>73</text:p>
          </table:table-cell>
          <table:table-cell/>
          <table:table-cell office:value-type="float" office:value="76">
            <text:p>76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Four Parks</text:p>
          </table:table-cell>
          <table:table-cell office:value-type="float" office:value="5.64">
            <text:p>5.64</text:p>
          </table:table-cell>
          <table:table-cell office:value-type="float" office:value="313">
            <text:p>313</text:p>
          </table:table-cell>
          <table:table-cell office:value-type="float" office:value="12562">
            <text:p>12562</text:p>
          </table:table-cell>
          <table:table-cell table:formula="of:=[.R85]-[.Q85]" office:value-type="float" office:value="12249">
            <text:p>12249</text:p>
          </table:table-cell>
          <table:table-cell table:formula="of:=94/60" office:value-type="float" office:value="1.56666666666667">
            <text:p>1.57</text:p>
          </table:table-cell>
          <table:table-cell table:number-columns-repeated="2"/>
          <table:table-cell table:formula="of:=[.P85]/[.T85]" office:value-type="float" office:value="3.6">
            <text:p>3.60</text:p>
          </table:table-cell>
          <table:table-cell office:value-type="float" office:value="1">
            <text:p>1</text:p>
          </table:table-cell>
          <table:table-cell table:formula="of:=[.P85]/[.X85]" office:value-type="float" office:value="5.64">
            <text:p>5.64</text:p>
          </table:table-cell>
          <table:table-cell table:formula="of:=16+39/60" office:value-type="float" office:value="16.65">
            <text:p>16.65</text:p>
          </table:table-cell>
          <table:table-cell office:value-type="float" office:value="217">
            <text:p>217</text:p>
          </table:table-cell>
          <table:table-cell office:value-type="float" office:value="624">
            <text:p>624</text:p>
          </table:table-cell>
          <table:table-cell office:value-type="float" office:value="78">
            <text:p>78</text:p>
          </table:table-cell>
          <table:table-cell table:style-name="ce5" office:value-type="float" office:value="109">
            <text:p>109</text:p>
          </table:table-cell>
          <table:table-cell table:formula="of:=16+11.1/60" office:value-type="float" office:value="16.185">
            <text:p>16.19</text:p>
          </table:table-cell>
          <table:table-cell table:formula="of:=16+6.2/60" office:value-type="float" office:value="16.1033333333333">
            <text:p>16.10</text:p>
          </table:table-cell>
          <table:table-cell table:formula="of:=16+27.2/60" office:value-type="float" office:value="16.4533333333333">
            <text:p>16.45</text:p>
          </table:table-cell>
          <table:table-cell table:formula="of:=18+3/0.5/60" office:value-type="float" office:value="18.1">
            <text:p>18.10</text:p>
          </table:table-cell>
          <table:table-cell table:formula="of:=16+41.5/60" office:value-type="float" office:value="16.6916666666667">
            <text:p>16.69</text:p>
          </table:table-cell>
          <table:table-cell table:formula="of:=60/3.7" office:value-type="float" office:value="16.2162162162162">
            <text:p>16.2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85]+1" office:value-type="float" office:value="618">
            <text:p>618</text:p>
          </table:table-cell>
          <table:table-cell office:value-type="float" office:value="43965.5013888889">
            <text:p>5/14/20 12:0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 / Windy</text:p>
          </table:table-cell>
          <table:table-cell office:value-type="float" office:value="85">
            <text:p>8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River Legacy North East</text:p>
          </table:table-cell>
          <table:table-cell office:value-type="float" office:value="6.01">
            <text:p>6.01</text:p>
          </table:table-cell>
          <table:table-cell office:value-type="float" office:value="1116">
            <text:p>1116</text:p>
          </table:table-cell>
          <table:table-cell office:value-type="float" office:value="14151">
            <text:p>14151</text:p>
          </table:table-cell>
          <table:table-cell table:formula="of:=[.R86]-[.Q86]" office:value-type="float" office:value="13035">
            <text:p>13035</text:p>
          </table:table-cell>
          <table:table-cell table:formula="of:=95/60" office:value-type="float" office:value="1.58333333333333">
            <text:p>1.58</text:p>
          </table:table-cell>
          <table:table-cell table:formula="of:=1+51/60" office:value-type="float" office:value="1.85">
            <text:p>1.85</text:p>
          </table:table-cell>
          <table:table-cell table:formula="of:=[.U86]-[.T86]" office:value-type="float" office:value="0.266666666666667">
            <text:p>0.27</text:p>
          </table:table-cell>
          <table:table-cell table:formula="of:=[.P86]/[.T86]" office:value-type="float" office:value="3.79578947368421">
            <text:p>3.80</text:p>
          </table:table-cell>
          <table:table-cell office:value-type="float" office:value="1">
            <text:p>1</text:p>
          </table:table-cell>
          <table:table-cell table:formula="of:=[.P86]/[.X86]" office:value-type="float" office:value="6.01">
            <text:p>6.01</text:p>
          </table:table-cell>
          <table:table-cell table:formula="of:=15+43/60" office:value-type="float" office:value="15.7166666666667">
            <text:p>15.72</text:p>
          </table:table-cell>
          <table:table-cell office:value-type="float" office:value="92">
            <text:p>92</text:p>
          </table:table-cell>
          <table:table-cell office:value-type="float" office:value="1206">
            <text:p>1206</text:p>
          </table:table-cell>
          <table:table-cell office:value-type="float" office:value="133">
            <text:p>133</text:p>
          </table:table-cell>
          <table:table-cell table:style-name="ce5" office:value-type="float" office:value="169">
            <text:p>169</text:p>
          </table:table-cell>
          <table:table-cell table:formula="of:=15+8.1/60" office:value-type="float" office:value="15.135">
            <text:p>15.14</text:p>
          </table:table-cell>
          <table:table-cell table:formula="of:=15+8.2/60" office:value-type="float" office:value="15.1366666666667">
            <text:p>15.14</text:p>
          </table:table-cell>
          <table:table-cell table:formula="of:=15+27.2/60" office:value-type="float" office:value="15.4533333333333">
            <text:p>15.45</text:p>
          </table:table-cell>
          <table:table-cell table:formula="of:=16+17.7/60" office:value-type="float" office:value="16.295">
            <text:p>16.30</text:p>
          </table:table-cell>
          <table:table-cell table:formula="of:=16+7.7/60" office:value-type="float" office:value="16.1283333333333">
            <text:p>16.13</text:p>
          </table:table-cell>
          <table:table-cell table:formula="of:=16+5.6/60" office:value-type="float" office:value="16.0933333333333">
            <text:p>16.09</text:p>
          </table:table-cell>
          <table:table-cell table:formula="of:=60/3.8" office:value-type="float" office:value="15.7894736842105">
            <text:p>15.79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1">
          <table:table-cell table:formula="of:=[.A86]+1" office:value-type="float" office:value="619">
            <text:p>619</text:p>
          </table:table-cell>
          <table:table-cell office:value-type="float" office:value="43966.4847222222">
            <text:p>5/15/20 11:3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81">
            <text:p>81</text:p>
          </table:table-cell>
          <table:table-cell/>
          <table:table-cell office:value-type="float" office:value="62">
            <text:p>62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Fish Creek Linear Park</text:p>
          </table:table-cell>
          <table:table-cell office:value-type="float" office:value="7.53">
            <text:p>7.53</text:p>
          </table:table-cell>
          <table:table-cell office:value-type="float" office:value="1129">
            <text:p>1129</text:p>
          </table:table-cell>
          <table:table-cell office:value-type="float" office:value="17488">
            <text:p>17488</text:p>
          </table:table-cell>
          <table:table-cell office:value-type="float" office:value="16539">
            <text:p>16539</text:p>
          </table:table-cell>
          <table:table-cell table:formula="of:=120/60" office:value-type="float" office:value="2">
            <text:p>2.00</text:p>
          </table:table-cell>
          <table:table-cell table:formula="of:=2+22/60" office:value-type="float" office:value="2.36666666666667">
            <text:p>2.37</text:p>
          </table:table-cell>
          <table:table-cell table:formula="of:=[.U87]-[.T87]" office:value-type="float" office:value="0.366666666666667">
            <text:p>0.37</text:p>
          </table:table-cell>
          <table:table-cell table:formula="of:=[.P87]/[.T87]" office:value-type="float" office:value="3.765">
            <text:p>3.77</text:p>
          </table:table-cell>
          <table:table-cell office:value-type="float" office:value="1">
            <text:p>1</text:p>
          </table:table-cell>
          <table:table-cell table:formula="of:=[.P87]/[.X87]" office:value-type="float" office:value="7.53">
            <text:p>7.53</text:p>
          </table:table-cell>
          <table:table-cell table:formula="of:=15+55/60" office:value-type="float" office:value="15.9166666666667">
            <text:p>15.92</text:p>
          </table:table-cell>
          <table:table-cell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float" office:value="107">
            <text:p>107</text:p>
          </table:table-cell>
          <table:table-cell table:style-name="ce5" office:value-type="float" office:value="139">
            <text:p>139</text:p>
          </table:table-cell>
          <table:table-cell table:formula="of:=15+24/60" office:value-type="float" office:value="15.4">
            <text:p>15.40</text:p>
          </table:table-cell>
          <table:table-cell table:formula="of:=15+18.6/60" office:value-type="float" office:value="15.31">
            <text:p>15.31</text:p>
          </table:table-cell>
          <table:table-cell table:formula="of:=15+12.2/60" office:value-type="float" office:value="15.2033333333333">
            <text:p>15.20</text:p>
          </table:table-cell>
          <table:table-cell table:formula="of:=16+4.6/60" office:value-type="float" office:value="16.0766666666667">
            <text:p>16.08</text:p>
          </table:table-cell>
          <table:table-cell table:formula="of:=15+56.6" office:value-type="float" office:value="71.6">
            <text:p>71.60</text:p>
          </table:table-cell>
          <table:table-cell table:formula="of:=16+19.8/60" office:value-type="float" office:value="16.33">
            <text:p>16.33</text:p>
          </table:table-cell>
          <table:table-cell table:formula="of:=16+42.6/60" office:value-type="float" office:value="16.71">
            <text:p>16.71</text:p>
          </table:table-cell>
          <table:table-cell table:formula="of:=60/3.8" office:value-type="float" office:value="15.7894736842105">
            <text:p>15.7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87]+1" office:value-type="float" office:value="620">
            <text:p>620</text:p>
          </table:table-cell>
          <table:table-cell office:value-type="float" office:value="43967.4951388889">
            <text:p>5/16/20 11:53</text:p>
          </table:table-cell>
          <table:table-cell office:value-type="float" office:value="0">
            <text:p>0</text:p>
          </table:table-cell>
          <table:table-cell office:value-type="string">
            <text:p>Weather</text:p>
          </table:table-cell>
          <table:table-cell/>
          <table:table-cell office:value-type="string">
            <text:p>Cloudy</text:p>
          </table:table-cell>
          <table:table-cell office:value-type="float" office:value="68">
            <text:p>68</text:p>
          </table:table-cell>
          <table:table-cell/>
          <table:table-cell office:value-type="float" office:value="87">
            <text:p>87</text:p>
          </table:table-cell>
          <table:table-cell table:number-columns-repeated="3"/>
          <table:table-cell office:value-type="string">
            <text:p>Bad</text:p>
          </table:table-cell>
          <table:table-cell table:number-columns-repeated="1011"/>
        </table:table-row>
        <table:table-row table:style-name="ro1">
          <table:table-cell table:formula="of:=[.A88]+1" office:value-type="float" office:value="621">
            <text:p>621</text:p>
          </table:table-cell>
          <table:table-cell office:value-type="float" office:value="43968.5048611111">
            <text:p>5/17/20 12:0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0">
            <text:p>80</text:p>
          </table:table-cell>
          <table:table-cell/>
          <table:table-cell office:value-type="float" office:value="54">
            <text:p>54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Vandergriff Park</text:p>
          </table:table-cell>
          <table:table-cell office:value-type="float" office:value="5.18">
            <text:p>5.18</text:p>
          </table:table-cell>
          <table:table-cell table:formula="of:=AVERAGE([.Q65:.Q80])" office:value-type="float" office:value="956.224392361111">
            <text:p>956</text:p>
          </table:table-cell>
          <table:table-cell office:value-type="float" office:value="11451">
            <text:p>11451</text:p>
          </table:table-cell>
          <table:table-cell table:formula="of:=[.R89]-[.Q89]" office:value-type="float" office:value="10494.7756076389">
            <text:p>10495</text:p>
          </table:table-cell>
          <table:table-cell table:formula="of:=83/60" office:value-type="float" office:value="1.38333333333333">
            <text:p>1.38</text:p>
          </table:table-cell>
          <table:table-cell table:formula="of:=88/60" office:value-type="float" office:value="1.46666666666667">
            <text:p>1.47</text:p>
          </table:table-cell>
          <table:table-cell table:formula="of:=[.U89]-[.T89]" office:value-type="float" office:value="0.0833333333333333">
            <text:p>0.08</text:p>
          </table:table-cell>
          <table:table-cell table:formula="of:=[.P89]/[.T89]" office:value-type="float" office:value="3.74457831325301">
            <text:p>3.74</text:p>
          </table:table-cell>
          <table:table-cell office:value-type="float" office:value="1">
            <text:p>1</text:p>
          </table:table-cell>
          <table:table-cell table:formula="of:=[.P89]/[.X89]" office:value-type="float" office:value="5.18">
            <text:p>5.18</text:p>
          </table:table-cell>
          <table:table-cell table:formula="of:=16+1/60" office:value-type="float" office:value="16.0166666666667">
            <text:p>16.02</text:p>
          </table:table-cell>
          <table:table-cell office:value-type="float" office:value="562">
            <text:p>562</text:p>
          </table:table-cell>
          <table:table-cell office:value-type="float" office:value="859">
            <text:p>859</text:p>
          </table:table-cell>
          <table:table-cell office:value-type="float" office:value="117">
            <text:p>117</text:p>
          </table:table-cell>
          <table:table-cell table:style-name="ce5" office:value-type="float" office:value="154">
            <text:p>154</text:p>
          </table:table-cell>
          <table:table-cell table:formula="of:=15+24.8/60" office:value-type="float" office:value="15.4133333333333">
            <text:p>15.41</text:p>
          </table:table-cell>
          <table:table-cell table:formula="of:=15+55.7/60" office:value-type="float" office:value="15.9283333333333">
            <text:p>15.93</text:p>
          </table:table-cell>
          <table:table-cell table:formula="of:=15+40.5/60" office:value-type="float" office:value="15.675">
            <text:p>15.68</text:p>
          </table:table-cell>
          <table:table-cell table:formula="of:=16+35.5/60" office:value-type="float" office:value="16.5916666666667">
            <text:p>16.59</text:p>
          </table:table-cell>
          <table:table-cell table:formula="of:=16+31.8/60" office:value-type="float" office:value="16.53">
            <text:p>16.53</text:p>
          </table:table-cell>
          <table:table-cell table:formula="of:=80/3.8" office:value-type="float" office:value="21.0526315789474">
            <text:p>21.0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4+50/60" office:value-type="float" office:value="4.83333333333333">
            <text:p>4.83</text:p>
          </table:table-cell>
          <table:table-cell table:formula="of:=13+36/60" office:value-type="float" office:value="13.6">
            <text:p>13.60</text:p>
          </table:table-cell>
          <table:table-cell table:formula="of:=20+25/60" office:value-type="float" office:value="20.4166666666667">
            <text:p>20.42</text:p>
          </table:table-cell>
          <table:table-cell table:formula="of:=30+52/60" office:value-type="float" office:value="30.8666666666667">
            <text:p>30.87</text:p>
          </table:table-cell>
          <table:table-cell table:formula="of:=13+18/60" office:value-type="float" office:value="13.3">
            <text:p>13.3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89]+1" office:value-type="float" office:value="622">
            <text:p>622</text:p>
          </table:table-cell>
          <table:table-cell office:value-type="float" office:value="43969.6291666667">
            <text:p>5/18/20 15: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9">
            <text:p>89</text:p>
          </table:table-cell>
          <table:table-cell/>
          <table:table-cell office:value-type="float" office:value="43">
            <text:p>43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South Rush Creek Linear Park</text:p>
          </table:table-cell>
          <table:table-cell office:value-type="float" office:value="5.38">
            <text:p>5.38</text:p>
          </table:table-cell>
          <table:table-cell table:formula="of:=AVERAGE([.Q59:.Q89])" office:value-type="float" office:value="958.326205261752">
            <text:p>958</text:p>
          </table:table-cell>
          <table:table-cell office:value-type="float" office:value="13259">
            <text:p>13259</text:p>
          </table:table-cell>
          <table:table-cell table:formula="of:=[.R90]-[.Q90]" office:value-type="float" office:value="12300.6737947382">
            <text:p>12301</text:p>
          </table:table-cell>
          <table:table-cell table:formula="of:=91/60" office:value-type="float" office:value="1.51666666666667">
            <text:p>1.52</text:p>
          </table:table-cell>
          <table:table-cell office:value-type="float" office:value="1.66666666666667">
            <text:p>1.67</text:p>
          </table:table-cell>
          <table:table-cell table:formula="of:=[.U90]-[.T90]" office:value-type="float" office:value="0.15">
            <text:p>0.15</text:p>
          </table:table-cell>
          <table:table-cell table:formula="of:=[.P90]/[.T90]" office:value-type="float" office:value="3.54725274725275">
            <text:p>3.55</text:p>
          </table:table-cell>
          <table:table-cell office:value-type="float" office:value="1">
            <text:p>1</text:p>
          </table:table-cell>
          <table:table-cell table:formula="of:=[.P90]/[.X90]" office:value-type="float" office:value="5.38">
            <text:p>5.38</text:p>
          </table:table-cell>
          <table:table-cell table:formula="of:=16+51/60" office:value-type="float" office:value="16.85">
            <text:p>16.85</text:p>
          </table:table-cell>
          <table:table-cell office:value-type="float" office:value="354">
            <text:p>354</text:p>
          </table:table-cell>
          <table:table-cell office:value-type="float" office:value="1038">
            <text:p>1038</text:p>
          </table:table-cell>
          <table:table-cell office:value-type="float" office:value="122">
            <text:p>122</text:p>
          </table:table-cell>
          <table:table-cell table:style-name="ce5" office:value-type="float" office:value="144">
            <text:p>144</text:p>
          </table:table-cell>
          <table:table-cell table:formula="of:=15+39.2/60" office:value-type="float" office:value="15.6533333333333">
            <text:p>15.65</text:p>
          </table:table-cell>
          <table:table-cell table:formula="of:=16+40.2/60" office:value-type="float" office:value="16.67">
            <text:p>16.67</text:p>
          </table:table-cell>
          <table:table-cell table:formula="of:=17+1.7/60" office:value-type="float" office:value="17.0283333333333">
            <text:p>17.03</text:p>
          </table:table-cell>
          <table:table-cell table:formula="of:=17+20/60" office:value-type="float" office:value="17.3333333333333">
            <text:p>17.33</text:p>
          </table:table-cell>
          <table:table-cell table:formula="of:=17+0.9/60" office:value-type="float" office:value="17.015">
            <text:p>17.02</text:p>
          </table:table-cell>
          <table:table-cell table:formula="of:=60/3.6" office:value-type="float" office:value="16.6666666666667">
            <text:p>16.6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7+18/60" office:value-type="float" office:value="7.3">
            <text:p>7.30</text:p>
          </table:table-cell>
          <table:table-cell table:formula="of:=8+18/60" office:value-type="float" office:value="8.3">
            <text:p>8.30</text:p>
          </table:table-cell>
          <table:table-cell office:value-type="float" office:value="1">
            <text:p>1.00</text:p>
          </table:table-cell>
          <table:table-cell table:formula="of:=54+50/60" office:value-type="float" office:value="54.8333333333333">
            <text:p>54.83</text:p>
          </table:table-cell>
          <table:table-cell table:formula="of:=19+6/60" office:value-type="float" office:value="19.1">
            <text:p>19.1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90]+1" office:value-type="float" office:value="623">
            <text:p>623</text:p>
          </table:table-cell>
          <table:table-cell office:value-type="float" office:value="43970.3638888889">
            <text:p>5/19/20 8:4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77;81;85)" office:value-type="float" office:value="81">
            <text:p>81</text:p>
          </table:table-cell>
          <table:table-cell/>
          <table:table-cell table:formula="of:=AVERAGE(69;72;57)" office:value-type="float" office:value="66">
            <text:p>66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River Legacy North East</text:p>
          </table:table-cell>
          <table:table-cell office:value-type="float" office:value="6.41">
            <text:p>6.41</text:p>
          </table:table-cell>
          <table:table-cell office:value-type="float" office:value="991">
            <text:p>991</text:p>
          </table:table-cell>
          <table:table-cell office:value-type="float" office:value="14461">
            <text:p>14461</text:p>
          </table:table-cell>
          <table:table-cell table:formula="of:=[.R91]-[.Q91]" office:value-type="float" office:value="13470">
            <text:p>13470</text:p>
          </table:table-cell>
          <table:table-cell table:formula="of:=(99+29/60)/60" office:value-type="float" office:value="1.65805555555556">
            <text:p>1.66</text:p>
          </table:table-cell>
          <table:table-cell table:formula="of:=(60+44+9/60)/60" office:value-type="float" office:value="1.73583333333333">
            <text:p>1.74</text:p>
          </table:table-cell>
          <table:table-cell table:formula="of:=[.U91]-[.T91]" office:value-type="float" office:value="0.0777777777777777">
            <text:p>0.08</text:p>
          </table:table-cell>
          <table:table-cell table:formula="of:=[.P91]/[.T91]" office:value-type="float" office:value="3.86597420003351">
            <text:p>3.87</text:p>
          </table:table-cell>
          <table:table-cell office:value-type="float" office:value="1">
            <text:p>1</text:p>
          </table:table-cell>
          <table:table-cell table:formula="of:=[.P91]/[.X91]" office:value-type="float" office:value="6.41">
            <text:p>6.41</text:p>
          </table:table-cell>
          <table:table-cell table:formula="of:=15+31/60" office:value-type="float" office:value="15.5166666666667">
            <text:p>15.52</text:p>
          </table:table-cell>
          <table:table-cell office:value-type="float" office:value="213">
            <text:p>213</text:p>
          </table:table-cell>
          <table:table-cell office:value-type="float" office:value="1071">
            <text:p>1071</text:p>
          </table:table-cell>
          <table:table-cell office:value-type="float" office:value="121">
            <text:p>121</text:p>
          </table:table-cell>
          <table:table-cell table:style-name="ce5" office:value-type="float" office:value="143">
            <text:p>143</text:p>
          </table:table-cell>
          <table:table-cell table:formula="of:=16+11/60" office:value-type="float" office:value="16.1833333333333">
            <text:p>16.18</text:p>
          </table:table-cell>
          <table:table-cell table:formula="of:=15+23.9/60" office:value-type="float" office:value="15.3983333333333">
            <text:p>15.40</text:p>
          </table:table-cell>
          <table:table-cell table:formula="of:=15+44.7/60" office:value-type="float" office:value="15.745">
            <text:p>15.75</text:p>
          </table:table-cell>
          <table:table-cell table:formula="of:=15+44.7/60" office:value-type="float" office:value="15.745">
            <text:p>15.75</text:p>
          </table:table-cell>
          <table:table-cell table:formula="of:=15+5.3/70" office:value-type="float" office:value="15.0757142857143">
            <text:p>15.08</text:p>
          </table:table-cell>
          <table:table-cell table:formula="of:=15+4.3/60" office:value-type="float" office:value="15.0716666666667">
            <text:p>15.07</text:p>
          </table:table-cell>
          <table:table-cell table:formula="of:=60/3.9" office:value-type="float" office:value="15.3846153846154">
            <text:p>15.38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1+16/60" office:value-type="float" office:value="1.26666666666667">
            <text:p>1.27</text:p>
          </table:table-cell>
          <table:table-cell table:formula="of:=14+28/60" office:value-type="float" office:value="14.4666666666667">
            <text:p>14.47</text:p>
          </table:table-cell>
          <table:table-cell table:formula="of:=16+20/60" office:value-type="float" office:value="16.3333333333333">
            <text:p>16.33</text:p>
          </table:table-cell>
          <table:table-cell table:formula="of:=58+46/60" office:value-type="float" office:value="58.7666666666667">
            <text:p>58.77</text:p>
          </table:table-cell>
          <table:table-cell table:formula="of:=8+40/60" office:value-type="float" office:value="8.66666666666667">
            <text:p>8.67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91]+1" office:value-type="float" office:value="624">
            <text:p>624</text:p>
          </table:table-cell>
          <table:table-cell office:value-type="float" office:value="43971.3534722222">
            <text:p>5/20/20 8:2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74">
            <text:p>74</text:p>
          </table:table-cell>
          <table:table-cell/>
          <table:table-cell office:value-type="float" office:value="71">
            <text:p>71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Village Creek Linear Park</text:p>
          </table:table-cell>
          <table:table-cell office:value-type="float" office:value="8.06">
            <text:p>8.06</text:p>
          </table:table-cell>
          <table:table-cell office:value-type="float" office:value="1526">
            <text:p>1526</text:p>
          </table:table-cell>
          <table:table-cell office:value-type="float" office:value="18458">
            <text:p>18458</text:p>
          </table:table-cell>
          <table:table-cell table:formula="of:=[.R92]-[.Q92]" office:value-type="float" office:value="16932">
            <text:p>16932</text:p>
          </table:table-cell>
          <table:table-cell table:formula="of:=(123+3/60)/60" office:value-type="float" office:value="2.05083333333333">
            <text:p>2.05</text:p>
          </table:table-cell>
          <table:table-cell table:formula="of:=(133+31/60)/60" office:value-type="float" office:value="2.22527777777778">
            <text:p>2.23</text:p>
          </table:table-cell>
          <table:table-cell table:formula="of:=[.U92]-[.T92]" office:value-type="float" office:value="0.174444444444445">
            <text:p>0.17</text:p>
          </table:table-cell>
          <table:table-cell table:formula="of:=[.P92]/[.T92]" office:value-type="float" office:value="3.93010971149939">
            <text:p>3.93</text:p>
          </table:table-cell>
          <table:table-cell office:value-type="float" office:value="1">
            <text:p>1</text:p>
          </table:table-cell>
          <table:table-cell table:formula="of:=[.P92]/[.X92]" office:value-type="float" office:value="8.06">
            <text:p>8.06</text:p>
          </table:table-cell>
          <table:table-cell table:formula="of:=15+18/60" office:value-type="float" office:value="15.3">
            <text:p>15.30</text:p>
          </table:table-cell>
          <table:table-cell office:value-type="float" office:value="830">
            <text:p>830</text:p>
          </table:table-cell>
          <table:table-cell office:value-type="float" office:value="1021">
            <text:p>1021</text:p>
          </table:table-cell>
          <table:table-cell office:value-type="float" office:value="102">
            <text:p>102</text:p>
          </table:table-cell>
          <table:table-cell table:style-name="ce5" office:value-type="float" office:value="154">
            <text:p>154</text:p>
          </table:table-cell>
          <table:table-cell table:formula="of:=15+46/60" office:value-type="float" office:value="15.7666666666667">
            <text:p>15.77</text:p>
          </table:table-cell>
          <table:table-cell table:formula="of:=16+2.7/60" office:value-type="float" office:value="16.045">
            <text:p>16.05</text:p>
          </table:table-cell>
          <table:table-cell table:formula="of:=15+10.5/60" office:value-type="float" office:value="15.175">
            <text:p>15.18</text:p>
          </table:table-cell>
          <table:table-cell table:formula="of:=15+16.2/60" office:value-type="float" office:value="15.27">
            <text:p>15.27</text:p>
          </table:table-cell>
          <table:table-cell table:formula="of:=14+46.9/60" office:value-type="float" office:value="14.7816666666667">
            <text:p>14.78</text:p>
          </table:table-cell>
          <table:table-cell table:formula="of:=15+12.3/60" office:value-type="float" office:value="15.205">
            <text:p>15.21</text:p>
          </table:table-cell>
          <table:table-cell table:formula="of:=15+33.9/60" office:value-type="float" office:value="15.565">
            <text:p>15.57</text:p>
          </table:table-cell>
          <table:table-cell table:formula="of:=15+26.9/60" office:value-type="float" office:value="15.4483333333333">
            <text:p>15.45</text:p>
          </table:table-cell>
          <table:table-cell table:formula="of:=60/3.9" office:value-type="float" office:value="15.3846153846154">
            <text:p>15.38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27+50/60" office:value-type="float" office:value="27.8333333333333">
            <text:p>27.83</text:p>
          </table:table-cell>
          <table:table-cell table:formula="of:=36+21/60" office:value-type="float" office:value="36.35">
            <text:p>36.35</text:p>
          </table:table-cell>
          <table:table-cell table:formula="of:=20+56/60" office:value-type="float" office:value="20.9333333333333">
            <text:p>20.93</text:p>
          </table:table-cell>
          <table:table-cell table:formula="of:=17+21/60" office:value-type="float" office:value="17.35">
            <text:p>17.35</text:p>
          </table:table-cell>
          <table:table-cell table:formula="of:=8+12/60" office:value-type="float" office:value="8.2">
            <text:p>8.2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92]+1" office:value-type="float" office:value="625">
            <text:p>625</text:p>
          </table:table-cell>
          <table:table-cell office:value-type="float" office:value="43972.3513888889">
            <text:p>5/21/20 8: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76">
            <text:p>76</text:p>
          </table:table-cell>
          <table:table-cell/>
          <table:table-cell office:value-type="float" office:value="74">
            <text:p>74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Four Parks</text:p>
          </table:table-cell>
          <table:table-cell office:value-type="float" office:value="5.96">
            <text:p>5.96</text:p>
          </table:table-cell>
          <table:table-cell office:value-type="float" office:value="1075">
            <text:p>1075</text:p>
          </table:table-cell>
          <table:table-cell office:value-type="float" office:value="13081">
            <text:p>13081</text:p>
          </table:table-cell>
          <table:table-cell table:formula="of:=[.R93]-[.Q93]" office:value-type="float" office:value="12006">
            <text:p>12006</text:p>
          </table:table-cell>
          <table:table-cell table:formula="of:=100/60" office:value-type="float" office:value="1.66666666666667">
            <text:p>1.67</text:p>
          </table:table-cell>
          <table:table-cell office:value-type="float" office:value="1.76666666666667">
            <text:p>1.77</text:p>
          </table:table-cell>
          <table:table-cell table:formula="of:=[.U93]-[.T93]" office:value-type="float" office:value="0.0999999999999999">
            <text:p>0.10</text:p>
          </table:table-cell>
          <table:table-cell table:formula="of:=[.P93]/[.T93]" office:value-type="float" office:value="3.576">
            <text:p>3.58</text:p>
          </table:table-cell>
          <table:table-cell office:value-type="float" office:value="1">
            <text:p>1</text:p>
          </table:table-cell>
          <table:table-cell table:formula="of:=[.P93]/[.X93]" office:value-type="float" office:value="5.96">
            <text:p>5.96</text:p>
          </table:table-cell>
          <table:table-cell table:formula="of:=16+47/60" office:value-type="float" office:value="16.7833333333333">
            <text:p>16.78</text:p>
          </table:table-cell>
          <table:table-cell table:number-columns-repeated="2" office:value-type="float" office:value="671">
            <text:p>671</text:p>
          </table:table-cell>
          <table:table-cell office:value-type="float" office:value="90">
            <text:p>90</text:p>
          </table:table-cell>
          <table:table-cell table:style-name="ce5" office:value-type="float" office:value="123">
            <text:p>123</text:p>
          </table:table-cell>
          <table:table-cell table:formula="of:=16+12.5/60" office:value-type="float" office:value="16.2083333333333">
            <text:p>16.21</text:p>
          </table:table-cell>
          <table:table-cell table:formula="of:=16+6.1/60" office:value-type="float" office:value="16.1016666666667">
            <text:p>16.10</text:p>
          </table:table-cell>
          <table:table-cell table:formula="of:=16+19.4/60" office:value-type="float" office:value="16.3233333333333">
            <text:p>16.32</text:p>
          </table:table-cell>
          <table:table-cell table:formula="of:=16+44.3/60" office:value-type="float" office:value="16.7383333333333">
            <text:p>16.74</text:p>
          </table:table-cell>
          <table:table-cell table:formula="of:=17+0.3/60" office:value-type="float" office:value="17.005">
            <text:p>17.01</text:p>
          </table:table-cell>
          <table:table-cell table:formula="of:=60/3.6" office:value-type="float" office:value="16.6666666666667">
            <text:p>16.67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41+4/60" office:value-type="float" office:value="41.0666666666667">
            <text:p>41.07</text:p>
          </table:table-cell>
          <table:table-cell table:formula="of:=54+30/60" office:value-type="float" office:value="54.5">
            <text:p>54.50</text:p>
          </table:table-cell>
          <table:table-cell table:formula="of:=3+58/60" office:value-type="float" office:value="3.96666666666667">
            <text:p>3.97</text:p>
          </table:table-cell>
          <table:table-cell table:formula="of:=30/60" office:value-type="float" office:value="0.5">
            <text:p>0.50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93]+1" office:value-type="float" office:value="626">
            <text:p>626</text:p>
          </table:table-cell>
          <table:table-cell office:value-type="float" office:value="43973.3236111111">
            <text:p>5/22/20 7:4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54;66;57)" office:value-type="float" office:value="59">
            <text:p>59</text:p>
          </table:table-cell>
          <table:table-cell/>
          <table:table-cell table:formula="of:=AVERAGE(80;78;68)" office:value-type="float" office:value="75.3333333333333">
            <text:p>75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Fish Creek Linear Park</text:p>
          </table:table-cell>
          <table:table-cell office:value-type="float" office:value="9.77">
            <text:p>9.77</text:p>
          </table:table-cell>
          <table:table-cell office:value-type="float" office:value="646">
            <text:p>646</text:p>
          </table:table-cell>
          <table:table-cell office:value-type="float" office:value="21466">
            <text:p>21466</text:p>
          </table:table-cell>
          <table:table-cell table:formula="of:=[.R94]-[.Q94]" office:value-type="float" office:value="20820">
            <text:p>20820</text:p>
          </table:table-cell>
          <table:table-cell table:formula="of:=(120+37+14/60)/60" office:value-type="float" office:value="2.62055555555556">
            <text:p>2.62</text:p>
          </table:table-cell>
          <table:table-cell table:formula="of:=(120+43+37/60)/60" office:value-type="float" office:value="2.72694444444444">
            <text:p>2.73</text:p>
          </table:table-cell>
          <table:table-cell table:formula="of:=[.U94]-[.T94]" office:value-type="float" office:value="0.106388888888889">
            <text:p>0.11</text:p>
          </table:table-cell>
          <table:table-cell table:formula="of:=[.P94]/[.T94]" office:value-type="float" office:value="3.72821708713165">
            <text:p>3.73</text:p>
          </table:table-cell>
          <table:table-cell office:value-type="float" office:value="1">
            <text:p>1</text:p>
          </table:table-cell>
          <table:table-cell table:formula="of:=[.P94]/[.X94]" office:value-type="float" office:value="9.77">
            <text:p>9.77</text:p>
          </table:table-cell>
          <table:table-cell table:formula="of:=16+5/60" office:value-type="float" office:value="16.0833333333333">
            <text:p>16.08</text:p>
          </table:table-cell>
          <table:table-cell office:value-type="float" office:value="335">
            <text:p>335</text:p>
          </table:table-cell>
          <table:table-cell office:value-type="float" office:value="1565">
            <text:p>1565</text:p>
          </table:table-cell>
          <table:table-cell office:value-type="float" office:value="110">
            <text:p>110</text:p>
          </table:table-cell>
          <table:table-cell table:style-name="ce5" office:value-type="float" office:value="147">
            <text:p>147</text:p>
          </table:table-cell>
          <table:table-cell table:formula="of:=15+42.6/60" office:value-type="float" office:value="15.71">
            <text:p>15.71</text:p>
          </table:table-cell>
          <table:table-cell table:formula="of:=15+36.9/60" office:value-type="float" office:value="15.615">
            <text:p>15.62</text:p>
          </table:table-cell>
          <table:table-cell table:formula="of:=15+37.1/60" office:value-type="float" office:value="15.6183333333333">
            <text:p>15.62</text:p>
          </table:table-cell>
          <table:table-cell table:formula="of:=15+54.3/60" office:value-type="float" office:value="15.905">
            <text:p>15.91</text:p>
          </table:table-cell>
          <table:table-cell table:formula="of:=16+17.5/60" office:value-type="float" office:value="16.2916666666667">
            <text:p>16.29</text:p>
          </table:table-cell>
          <table:table-cell table:formula="of:=16+35.4/60" office:value-type="float" office:value="16.59">
            <text:p>16.59</text:p>
          </table:table-cell>
          <table:table-cell table:formula="of:=16+25.5/60" office:value-type="float" office:value="16.425">
            <text:p>16.43</text:p>
          </table:table-cell>
          <table:table-cell table:formula="of:=15+43.4/60" office:value-type="float" office:value="15.7233333333333">
            <text:p>15.72</text:p>
          </table:table-cell>
          <table:table-cell table:formula="of:=16+7.7/60" office:value-type="float" office:value="16.1283333333333">
            <text:p>16.13</text:p>
          </table:table-cell>
          <table:table-cell table:formula="of:=60/3.5" office:value-type="float" office:value="17.1428571428571">
            <text:p>17.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17+9/60" office:value-type="float" office:value="17.15">
            <text:p>17.15</text:p>
          </table:table-cell>
          <table:table-cell table:formula="of:=25" office:value-type="float" office:value="25">
            <text:p>25.00</text:p>
          </table:table-cell>
          <table:table-cell table:formula="of:=14+8/60" office:value-type="float" office:value="14.1333333333333">
            <text:p>14.13</text:p>
          </table:table-cell>
          <table:table-cell table:formula="of:=27+43/60" office:value-type="float" office:value="27.7166666666667">
            <text:p>27.72</text:p>
          </table:table-cell>
          <table:table-cell table:formula="of:=48+56/60" office:value-type="float" office:value="48.9333333333333">
            <text:p>48.93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94]+1" office:value-type="float" office:value="627">
            <text:p>627</text:p>
          </table:table-cell>
          <table:table-cell office:value-type="float" office:value="43974.51875">
            <text:p>5/23/20 12:2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7">
            <text:p>87</text:p>
          </table:table-cell>
          <table:table-cell/>
          <table:table-cell office:value-type="float" office:value="0.56">
            <text:p>1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Green Oaks - Little Road</text:p>
          </table:table-cell>
          <table:table-cell office:value-type="float" office:value="6.75">
            <text:p>6.75</text:p>
          </table:table-cell>
          <table:table-cell office:value-type="float" office:value="1268">
            <text:p>1268</text:p>
          </table:table-cell>
          <table:table-cell office:value-type="float" office:value="15181">
            <text:p>15181</text:p>
          </table:table-cell>
          <table:table-cell table:formula="of:=[.R95]-[.Q95]" office:value-type="float" office:value="13913">
            <text:p>13913</text:p>
          </table:table-cell>
          <table:table-cell table:formula="of:=(55+60)/60" office:value-type="float" office:value="1.91666666666667">
            <text:p>1.92</text:p>
          </table:table-cell>
          <table:table-cell table:formula="of:=(60+58)/60" office:value-type="float" office:value="1.96666666666667">
            <text:p>1.97</text:p>
          </table:table-cell>
          <table:table-cell table:formula="of:=[.U95]-[.T95]" office:value-type="float" office:value="0.0499999999999998">
            <text:p>0.05</text:p>
          </table:table-cell>
          <table:table-cell table:formula="of:=[.P95]/[.T95]" office:value-type="float" office:value="3.52173913043478">
            <text:p>3.52</text:p>
          </table:table-cell>
          <table:table-cell office:value-type="float" office:value="1">
            <text:p>1</text:p>
          </table:table-cell>
          <table:table-cell table:formula="of:=[.P95]/[.X95]" office:value-type="float" office:value="6.75">
            <text:p>6.75</text:p>
          </table:table-cell>
          <table:table-cell table:formula="of:=16+54/60" office:value-type="float" office:value="16.9">
            <text:p>16.90</text:p>
          </table:table-cell>
          <table:table-cell office:value-type="float" office:value="558">
            <text:p>558</text:p>
          </table:table-cell>
          <table:table-cell office:value-type="float" office:value="1227">
            <text:p>1227</text:p>
          </table:table-cell>
          <table:table-cell office:value-type="float" office:value="119">
            <text:p>119</text:p>
          </table:table-cell>
          <table:table-cell table:style-name="ce5" office:value-type="float" office:value="149">
            <text:p>149</text:p>
          </table:table-cell>
          <table:table-cell table:formula="of:=16+32.5/60" office:value-type="float" office:value="16.5416666666667">
            <text:p>16.54</text:p>
          </table:table-cell>
          <table:table-cell table:formula="of:=17+6.2/60" office:value-type="float" office:value="17.1033333333333">
            <text:p>17.10</text:p>
          </table:table-cell>
          <table:table-cell table:formula="of:=17+33.8/60" office:value-type="float" office:value="17.5633333333333">
            <text:p>17.56</text:p>
          </table:table-cell>
          <table:table-cell table:formula="of:=16+21.2/60" office:value-type="float" office:value="16.3533333333333">
            <text:p>16.35</text:p>
          </table:table-cell>
          <table:table-cell table:formula="of:=16+43.8/60" office:value-type="float" office:value="16.73">
            <text:p>16.73</text:p>
          </table:table-cell>
          <table:table-cell table:formula="of:=16+56.1/60" office:value-type="float" office:value="16.935">
            <text:p>16.94</text:p>
          </table:table-cell>
          <table:table-cell table:formula="of:=60/3.5" office:value-type="float" office:value="17.1428571428571">
            <text:p>17.1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6+4/60" office:value-type="float" office:value="6.06666666666667">
            <text:p>6.07</text:p>
          </table:table-cell>
          <table:table-cell table:formula="of:=26+21/60" office:value-type="float" office:value="26.35">
            <text:p>26.35</text:p>
          </table:table-cell>
          <table:table-cell table:formula="of:=13+33/60" office:value-type="float" office:value="13.55">
            <text:p>13.55</text:p>
          </table:table-cell>
          <table:table-cell table:formula="of:=32+14/60" office:value-type="float" office:value="32.2333333333333">
            <text:p>32.23</text:p>
          </table:table-cell>
          <table:table-cell table:formula="of:=35+52/60" office:value-type="float" office:value="35.8666666666667">
            <text:p>35.87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95]+1" office:value-type="float" office:value="628">
            <text:p>628</text:p>
          </table:table-cell>
          <table:table-cell office:value-type="float" office:value="43976.3284722222">
            <text:p>5/25/20 7:53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/>
          <table:table-cell office:value-type="string">
            <text:p>Cloudy</text:p>
          </table:table-cell>
          <table:table-cell office:value-type="float" office:value="77">
            <text:p>77</text:p>
          </table:table-cell>
          <table:table-cell/>
          <table:table-cell office:value-type="float" office:value="79">
            <text:p>79</text:p>
          </table:table-cell>
          <table:table-cell table:number-columns-repeated="1015"/>
        </table:table-row>
        <table:table-row table:style-name="ro1">
          <table:table-cell table:formula="of:=[.A96]+1" office:value-type="float" office:value="629">
            <text:p>629</text:p>
          </table:table-cell>
          <table:table-cell office:value-type="float" office:value="43977.4708333333">
            <text:p>5/26/20 11:1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71">
            <text:p>71</text:p>
          </table:table-cell>
          <table:table-cell/>
          <table:table-cell office:value-type="float" office:value="59">
            <text:p>59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Village Creek Linear Park</text:p>
          </table:table-cell>
          <table:table-cell office:value-type="float" office:value="8.93">
            <text:p>8.93</text:p>
          </table:table-cell>
          <table:table-cell office:value-type="float" office:value="1026">
            <text:p>1026</text:p>
          </table:table-cell>
          <table:table-cell office:value-type="float" office:value="19808">
            <text:p>19808</text:p>
          </table:table-cell>
          <table:table-cell office:value-type="float" office:value="18782">
            <text:p>18782</text:p>
          </table:table-cell>
          <table:table-cell table:formula="of:=( 120+18+34/60)/60" office:value-type="float" office:value="2.30944444444444">
            <text:p>2.31</text:p>
          </table:table-cell>
          <table:table-cell table:formula="of:=(120+31)/60" office:value-type="float" office:value="2.51666666666667">
            <text:p>2.52</text:p>
          </table:table-cell>
          <table:table-cell table:formula="of:=[.U97]-[.T97]" office:value-type="float" office:value="0.207222222222222">
            <text:p>0.21</text:p>
          </table:table-cell>
          <table:table-cell table:formula="of:=[.P97]/[.T97]" office:value-type="float" office:value="3.86673081549194">
            <text:p>3.87</text:p>
          </table:table-cell>
          <table:table-cell office:value-type="float" office:value="1">
            <text:p>1</text:p>
          </table:table-cell>
          <table:table-cell table:formula="of:=[.P97]/[.X97]" office:value-type="float" office:value="8.93">
            <text:p>8.93</text:p>
          </table:table-cell>
          <table:table-cell table:formula="of:=15+27/60" office:value-type="float" office:value="15.45">
            <text:p>15.45</text:p>
          </table:table-cell>
          <table:table-cell office:value-type="float" office:value="220">
            <text:p>220</text:p>
          </table:table-cell>
          <table:table-cell office:value-type="float" office:value="1258">
            <text:p>1258</text:p>
          </table:table-cell>
          <table:table-cell office:value-type="float" office:value="109">
            <text:p>109</text:p>
          </table:table-cell>
          <table:table-cell table:style-name="ce5" office:value-type="float" office:value="163">
            <text:p>163</text:p>
          </table:table-cell>
          <table:table-cell table:formula="of:=15+27.2/60" office:value-type="float" office:value="15.4533333333333">
            <text:p>15.45</text:p>
          </table:table-cell>
          <table:table-cell table:formula="of:=15+21.9/60" office:value-type="float" office:value="15.365">
            <text:p>15.37</text:p>
          </table:table-cell>
          <table:table-cell table:formula="of:=16+16.1/60" office:value-type="float" office:value="16.2683333333333">
            <text:p>16.27</text:p>
          </table:table-cell>
          <table:table-cell table:formula="of:=15+27.1/60" office:value-type="float" office:value="15.4516666666667">
            <text:p>15.45</text:p>
          </table:table-cell>
          <table:table-cell table:formula="of:=17+3/60" office:value-type="float" office:value="17.05">
            <text:p>17.05</text:p>
          </table:table-cell>
          <table:table-cell table:formula="of:=15+34.8/60" office:value-type="float" office:value="15.58">
            <text:p>15.58</text:p>
          </table:table-cell>
          <table:table-cell table:formula="of:=15+24.3/60" office:value-type="float" office:value="15.405">
            <text:p>15.41</text:p>
          </table:table-cell>
          <table:table-cell table:formula="of:=14+45.6/60" office:value-type="float" office:value="14.76">
            <text:p>14.76</text:p>
          </table:table-cell>
          <table:table-cell table:formula="of:=14+3.4/60" office:value-type="float" office:value="14.0566666666667">
            <text:p>14.06</text:p>
          </table:table-cell>
          <table:table-cell office:value-type="float" office:value="15">
            <text:p>15.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27+11/60" office:value-type="float" office:value="27.1833333333333">
            <text:p>27.18</text:p>
          </table:table-cell>
          <table:table-cell table:formula="of:=44+1/6" office:value-type="float" office:value="44.1666666666667">
            <text:p>44.17</text:p>
          </table:table-cell>
          <table:table-cell table:formula="of:=25+24/60" office:value-type="float" office:value="25.4">
            <text:p>25.40</text:p>
          </table:table-cell>
          <table:table-cell table:formula="of:=11+32/60" office:value-type="float" office:value="11.5333333333333">
            <text:p>11.53</text:p>
          </table:table-cell>
          <table:table-cell table:formula="of:=28+9/60" office:value-type="float" office:value="28.15">
            <text:p>28.15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97]+1" office:value-type="float" office:value="630">
            <text:p>630</text:p>
          </table:table-cell>
          <table:table-cell office:value-type="float" office:value="43978.5166666667">
            <text:p>5/27/20 12:2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79;82)" office:value-type="float" office:value="80.5">
            <text:p>81</text:p>
          </table:table-cell>
          <table:table-cell/>
          <table:table-cell table:formula="of:=AVERAGE(47+37)" office:value-type="float" office:value="84">
            <text:p>84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Vandergriff Park</text:p>
          </table:table-cell>
          <table:table-cell office:value-type="float" office:value="6.98">
            <text:p>6.98</text:p>
          </table:table-cell>
          <table:table-cell office:value-type="float" office:value="925">
            <text:p>925</text:p>
          </table:table-cell>
          <table:table-cell office:value-type="float" office:value="16250">
            <text:p>16250</text:p>
          </table:table-cell>
          <table:table-cell table:formula="of:=[.R98]-[.Q98]" office:value-type="float" office:value="15325">
            <text:p>15325</text:p>
          </table:table-cell>
          <table:table-cell table:formula="of:=(60+51+29/60)/60" office:value-type="float" office:value="1.85805555555556">
            <text:p>1.86</text:p>
          </table:table-cell>
          <table:table-cell table:formula="of:=(60+57)/60" office:value-type="float" office:value="1.95">
            <text:p>1.95</text:p>
          </table:table-cell>
          <table:table-cell table:formula="of:=[.U98]-[.T98]" office:value-type="float" office:value="0.0919444444444444">
            <text:p>0.09</text:p>
          </table:table-cell>
          <table:table-cell table:formula="of:=[.P98]/[.T98]" office:value-type="float" office:value="3.75661533861564">
            <text:p>3.76</text:p>
          </table:table-cell>
          <table:table-cell office:value-type="float" office:value="1">
            <text:p>1</text:p>
          </table:table-cell>
          <table:table-cell table:formula="of:=[.P98]/[.X98]" office:value-type="float" office:value="6.98">
            <text:p>6.98</text:p>
          </table:table-cell>
          <table:table-cell table:formula="of:=15+59/60" office:value-type="float" office:value="15.9833333333333">
            <text:p>15.98</text:p>
          </table:table-cell>
          <table:table-cell table:formula="of:=282" office:value-type="float" office:value="282">
            <text:p>282</text:p>
          </table:table-cell>
          <table:table-cell office:value-type="float" office:value="1053">
            <text:p>1053</text:p>
          </table:table-cell>
          <table:table-cell office:value-type="float" office:value="119">
            <text:p>119</text:p>
          </table:table-cell>
          <table:table-cell table:style-name="ce5" office:value-type="float" office:value="141">
            <text:p>141</text:p>
          </table:table-cell>
          <table:table-cell table:formula="of:=15+38.1/60" office:value-type="float" office:value="15.635">
            <text:p>15.64</text:p>
          </table:table-cell>
          <table:table-cell table:formula="of:=15+33.1/60" office:value-type="float" office:value="15.5516666666667">
            <text:p>15.55</text:p>
          </table:table-cell>
          <table:table-cell table:formula="of:=16+11.2/60" office:value-type="float" office:value="16.1866666666667">
            <text:p>16.19</text:p>
          </table:table-cell>
          <table:table-cell table:formula="of:=15+28.2/60" office:value-type="float" office:value="15.47">
            <text:p>15.47</text:p>
          </table:table-cell>
          <table:table-cell table:formula="of:=16+13/60" office:value-type="float" office:value="16.2166666666667">
            <text:p>16.22</text:p>
          </table:table-cell>
          <table:table-cell table:formula="of:=16+21.6/60" office:value-type="float" office:value="16.36">
            <text:p>16.36</text:p>
          </table:table-cell>
          <table:table-cell table:formula="of:=60/3.7" office:value-type="float" office:value="16.2162162162162">
            <text:p>16.22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22/60" office:value-type="float" office:value="0.366666666666667">
            <text:p>0.37</text:p>
          </table:table-cell>
          <table:table-cell table:formula="of:=5+2/60" office:value-type="float" office:value="5.03333333333333">
            <text:p>5.03</text:p>
          </table:table-cell>
          <table:table-cell table:formula="of:=36+57/60" office:value-type="float" office:value="36.95">
            <text:p>36.95</text:p>
          </table:table-cell>
          <table:table-cell table:formula="of:=60+6/60" office:value-type="float" office:value="60.1">
            <text:p>60.10</text:p>
          </table:table-cell>
          <table:table-cell table:formula="of:=3.08/60" office:value-type="float" office:value="0.0513333333333333">
            <text:p>0.05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98]+1" office:value-type="float" office:value="631">
            <text:p>631</text:p>
          </table:table-cell>
          <table:table-cell office:value-type="float" office:value="43979.5">
            <text:p>5/28/20 12:00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/>
          <table:table-cell office:value-type="string">
            <text:p>Fair</text:p>
          </table:table-cell>
          <table:table-cell office:value-type="float" office:value="95">
            <text:p>95</text:p>
          </table:table-cell>
          <table:table-cell/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table:formula="of:=[.A99]+1" office:value-type="float" office:value="632">
            <text:p>632</text:p>
          </table:table-cell>
          <table:table-cell office:value-type="float" office:value="43980.5013888889">
            <text:p>5/29/20 12:0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lantar fasciitis</text:p>
          </table:table-cell>
          <table:table-cell office:value-type="string">
            <text:p>Fair</text:p>
          </table:table-cell>
          <table:table-cell table:formula="of:=AVERAGE(84;87)" office:value-type="float" office:value="85.5">
            <text:p>86</text:p>
          </table:table-cell>
          <table:table-cell/>
          <table:table-cell table:formula="of:=AVERAGE(40;32)" office:value-type="float" office:value="36">
            <text:p>36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South Rush Creek Linear Park</text:p>
          </table:table-cell>
          <table:table-cell office:value-type="float" office:value="6.46">
            <text:p>6.46</text:p>
          </table:table-cell>
          <table:table-cell office:value-type="float" office:value="898">
            <text:p>898</text:p>
          </table:table-cell>
          <table:table-cell office:value-type="float" office:value="14956">
            <text:p>14956</text:p>
          </table:table-cell>
          <table:table-cell table:formula="of:=[.R100]-[.Q100]" office:value-type="float" office:value="14058">
            <text:p>14058</text:p>
          </table:table-cell>
          <table:table-cell table:formula="of:=(60+51)/60" office:value-type="float" office:value="1.85">
            <text:p>1.85</text:p>
          </table:table-cell>
          <table:table-cell table:formula="of:=(60+53)/60" office:value-type="float" office:value="1.88333333333333">
            <text:p>1.88</text:p>
          </table:table-cell>
          <table:table-cell table:formula="of:=[.U100]-[.T100]" office:value-type="float" office:value="0.0333333333333332">
            <text:p>0.03</text:p>
          </table:table-cell>
          <table:table-cell table:formula="of:=[.P100]/[.T100]" office:value-type="float" office:value="3.49189189189189">
            <text:p>3.49</text:p>
          </table:table-cell>
          <table:table-cell office:value-type="float" office:value="1">
            <text:p>1</text:p>
          </table:table-cell>
          <table:table-cell table:formula="of:=[.P100]/[.X100]" office:value-type="float" office:value="6.46">
            <text:p>6.46</text:p>
          </table:table-cell>
          <table:table-cell table:formula="of:=17+17/60" office:value-type="float" office:value="17.2833333333333">
            <text:p>17.28</text:p>
          </table:table-cell>
          <table:table-cell office:value-type="float" office:value="177">
            <text:p>177</text:p>
          </table:table-cell>
          <table:table-cell office:value-type="float" office:value="905">
            <text:p>905</text:p>
          </table:table-cell>
          <table:table-cell office:value-type="float" office:value="112">
            <text:p>112</text:p>
          </table:table-cell>
          <table:table-cell table:style-name="ce5" office:value-type="float" office:value="139">
            <text:p>139</text:p>
          </table:table-cell>
          <table:table-cell table:formula="of:=16+5.3/60" office:value-type="float" office:value="16.0883333333333">
            <text:p>16.09</text:p>
          </table:table-cell>
          <table:table-cell table:formula="of:=16+6.9/70" office:value-type="float" office:value="16.0985714285714">
            <text:p>16.10</text:p>
          </table:table-cell>
          <table:table-cell table:formula="of:=16+57.4/60" office:value-type="float" office:value="16.9566666666667">
            <text:p>16.96</text:p>
          </table:table-cell>
          <table:table-cell table:formula="of:=19+16.7/60" office:value-type="float" office:value="19.2783333333333">
            <text:p>19.28</text:p>
          </table:table-cell>
          <table:table-cell table:formula="of:=17+29.2/60" office:value-type="float" office:value="17.4866666666667">
            <text:p>17.49</text:p>
          </table:table-cell>
          <table:table-cell table:formula="of:=17+26.3/60" office:value-type="float" office:value="17.4383333333333">
            <text:p>17.44</text:p>
          </table:table-cell>
          <table:table-cell table:formula="of:=60/3.5" office:value-type="float" office:value="17.1428571428571">
            <text:p>17.14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13/60" office:value-type="float" office:value="0.216666666666667">
            <text:p>0.22</text:p>
          </table:table-cell>
          <table:table-cell table:formula="of:=28*37/60" office:value-type="float" office:value="17.2666666666667">
            <text:p>17.27</text:p>
          </table:table-cell>
          <table:table-cell table:formula="of:=47+14/60" office:value-type="float" office:value="47.2333333333333">
            <text:p>47.23</text:p>
          </table:table-cell>
          <table:table-cell table:formula="of:=34+46/60" office:value-type="float" office:value="34.7666666666667">
            <text:p>34.77</text:p>
          </table:table-cell>
          <table:table-cell table:formula="of:=0.53/60" office:value-type="float" office:value="0.00883333333333333">
            <text:p>0.01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00]+1" office:value-type="float" office:value="633">
            <text:p>633</text:p>
          </table:table-cell>
          <table:table-cell office:value-type="float" office:value="43981.5277777778">
            <text:p>5/30/20 12: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lantar fasciitis</text:p>
          </table:table-cell>
          <table:table-cell office:value-type="string">
            <text:p>Fair</text:p>
          </table:table-cell>
          <table:table-cell table:formula="of:=AVERAGE(86;87)" office:value-type="float" office:value="86.5">
            <text:p>87</text:p>
          </table:table-cell>
          <table:table-cell/>
          <table:table-cell table:formula="of:=AVERAGE(36;35)" office:value-type="float" office:value="35.5">
            <text:p>36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Four Parks</text:p>
          </table:table-cell>
          <table:table-cell office:value-type="float" office:value="6.45">
            <text:p>6.45</text:p>
          </table:table-cell>
          <table:table-cell office:value-type="float" office:value="287">
            <text:p>287</text:p>
          </table:table-cell>
          <table:table-cell office:value-type="float" office:value="15039">
            <text:p>15039</text:p>
          </table:table-cell>
          <table:table-cell table:formula="of:=[.R101]-[.Q101]" office:value-type="float" office:value="14752">
            <text:p>14752</text:p>
          </table:table-cell>
          <table:table-cell table:formula="of:=(60+55 + 19/60)/60" office:value-type="float" office:value="1.92194444444444">
            <text:p>1.92</text:p>
          </table:table-cell>
          <table:table-cell table:formula="of:=(60+59+35/60)/60" office:value-type="float" office:value="1.99305555555556">
            <text:p>1.99</text:p>
          </table:table-cell>
          <table:table-cell table:formula="of:=[.U101]-[.T101]" office:value-type="float" office:value="0.0711111111111111">
            <text:p>0.07</text:p>
          </table:table-cell>
          <table:table-cell table:formula="of:=[.P101]/[.T101]" office:value-type="float" office:value="3.35597629715277">
            <text:p>3.36</text:p>
          </table:table-cell>
          <table:table-cell office:value-type="float" office:value="1">
            <text:p>1</text:p>
          </table:table-cell>
          <table:table-cell table:formula="of:=[.P101]/[.X101]" office:value-type="float" office:value="6.45">
            <text:p>6.45</text:p>
          </table:table-cell>
          <table:table-cell table:formula="of:=17+53/60" office:value-type="float" office:value="17.8833333333333">
            <text:p>17.88</text:p>
          </table:table-cell>
          <table:table-cell office:value-type="float" office:value="308">
            <text:p>308</text:p>
          </table:table-cell>
          <table:table-cell office:value-type="float" office:value="893">
            <text:p>893</text:p>
          </table:table-cell>
          <table:table-cell office:value-type="float" office:value="106">
            <text:p>106</text:p>
          </table:table-cell>
          <table:table-cell table:style-name="ce5" office:value-type="float" office:value="138">
            <text:p>138</text:p>
          </table:table-cell>
          <table:table-cell table:formula="of:=16+50.8/60" office:value-type="float" office:value="16.8466666666667">
            <text:p>16.85</text:p>
          </table:table-cell>
          <table:table-cell table:formula="of:=16+59/60" office:value-type="float" office:value="16.9833333333333">
            <text:p>16.98</text:p>
          </table:table-cell>
          <table:table-cell table:formula="of:=17+18.4/60" office:value-type="float" office:value="17.3066666666667">
            <text:p>17.31</text:p>
          </table:table-cell>
          <table:table-cell table:formula="of:=17+11.8/60" office:value-type="float" office:value="17.1966666666667">
            <text:p>17.20</text:p>
          </table:table-cell>
          <table:table-cell table:formula="of:=20+0.9" office:value-type="float" office:value="20.9">
            <text:p>20.90</text:p>
          </table:table-cell>
          <table:table-cell table:formula="of:=18+22.7/60" office:value-type="float" office:value="18.3783333333333">
            <text:p>18.38</text:p>
          </table:table-cell>
          <table:table-cell table:formula="of:=60/3.5" office:value-type="float" office:value="17.1428571428571">
            <text:p>17.1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1+26/60" office:value-type="float" office:value="1.43333333333333">
            <text:p>1.43</text:p>
          </table:table-cell>
          <table:table-cell table:formula="of:=65+39/60" office:value-type="float" office:value="65.65">
            <text:p>65.65</text:p>
          </table:table-cell>
          <table:table-cell table:formula="of:=20+35/60" office:value-type="float" office:value="20.5833333333333">
            <text:p>20.58</text:p>
          </table:table-cell>
          <table:table-cell table:formula="of:=25+54/60" office:value-type="float" office:value="25.9">
            <text:p>25.90</text:p>
          </table:table-cell>
          <table:table-cell table:formula="of:=1+48/60" office:value-type="float" office:value="1.8">
            <text:p>1.8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01]+1" office:value-type="float" office:value="634">
            <text:p>634</text:p>
          </table:table-cell>
          <table:table-cell office:value-type="float" office:value="41060.5701388889">
            <text:p>5/31/12 13:4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artly Cloudy</text:p>
          </table:table-cell>
          <table:table-cell table:formula="of:=AVERAGE(86;88)" office:value-type="float" office:value="87">
            <text:p>87</text:p>
          </table:table-cell>
          <table:table-cell/>
          <table:table-cell table:formula="of:=AVERAGE(38;35)" office:value-type="float" office:value="36.5">
            <text:p>37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Fish Creek Linear Park</text:p>
          </table:table-cell>
          <table:table-cell office:value-type="float" office:value="7.1">
            <text:p>7.10</text:p>
          </table:table-cell>
          <table:table-cell office:value-type="float" office:value="341">
            <text:p>341</text:p>
          </table:table-cell>
          <table:table-cell office:value-type="float" office:value="15990">
            <text:p>15990</text:p>
          </table:table-cell>
          <table:table-cell table:formula="of:=[.R102]-[.Q102]" office:value-type="float" office:value="15649">
            <text:p>15649</text:p>
          </table:table-cell>
          <table:table-cell table:formula="of:=(60+53)/60" office:value-type="float" office:value="1.88333333333333">
            <text:p>1.88</text:p>
          </table:table-cell>
          <table:table-cell table:formula="of:=(120+20/60)/60" office:value-type="float" office:value="2.00555555555556">
            <text:p>2.01</text:p>
          </table:table-cell>
          <table:table-cell table:formula="of:=[.U102]-[.T102]" office:value-type="float" office:value="0.122222222222222">
            <text:p>0.12</text:p>
          </table:table-cell>
          <table:table-cell table:formula="of:=[.P102]/[.T102]" office:value-type="float" office:value="3.76991150442478">
            <text:p>3.77</text:p>
          </table:table-cell>
          <table:table-cell office:value-type="float" office:value="1">
            <text:p>1</text:p>
          </table:table-cell>
          <table:table-cell table:formula="of:=[.P102]/[.X102]" office:value-type="float" office:value="7.1">
            <text:p>7.10</text:p>
          </table:table-cell>
          <table:table-cell table:formula="of:=15+57/60" office:value-type="float" office:value="15.95">
            <text:p>15.95</text:p>
          </table:table-cell>
          <table:table-cell office:value-type="float" office:value="840">
            <text:p>840</text:p>
          </table:table-cell>
          <table:table-cell office:value-type="float" office:value="876">
            <text:p>876</text:p>
          </table:table-cell>
          <table:table-cell office:value-type="float" office:value="92">
            <text:p>92</text:p>
          </table:table-cell>
          <table:table-cell table:style-name="ce5" office:value-type="float" office:value="151">
            <text:p>151</text:p>
          </table:table-cell>
          <table:table-cell table:formula="of:=14+58.7/60" office:value-type="float" office:value="14.9783333333333">
            <text:p>14.98</text:p>
          </table:table-cell>
          <table:table-cell table:formula="of:=15+19.4/60" office:value-type="float" office:value="15.3233333333333">
            <text:p>15.32</text:p>
          </table:table-cell>
          <table:table-cell table:formula="of:=15+43.3/60" office:value-type="float" office:value="15.7216666666667">
            <text:p>15.72</text:p>
          </table:table-cell>
          <table:table-cell table:formula="of:=16+23.2/60" office:value-type="float" office:value="16.3866666666667">
            <text:p>16.39</text:p>
          </table:table-cell>
          <table:table-cell table:formula="of:=16+17/60" office:value-type="float" office:value="16.2833333333333">
            <text:p>16.28</text:p>
          </table:table-cell>
          <table:table-cell table:formula="of:=16+48/60" office:value-type="float" office:value="16.8">
            <text:p>16.80</text:p>
          </table:table-cell>
          <table:table-cell table:formula="of:=16+9.3/60" office:value-type="float" office:value="16.155">
            <text:p>16.16</text:p>
          </table:table-cell>
          <table:table-cell table:formula="of:=60/3.8" office:value-type="float" office:value="15.7894736842105">
            <text:p>15.79</text:p>
          </table:table-cell>
          <table:table-cell table:number-columns-repeated="986"/>
        </table:table-row>
        <table:table-row table:style-name="ro1">
          <table:table-cell table:formula="of:=[.A102]+1" office:value-type="float" office:value="635">
            <text:p>635</text:p>
          </table:table-cell>
          <table:table-cell office:value-type="float" office:value="43983.2694444444">
            <text:p>6/1/20 6:2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office:value-type="float" office:value="73">
            <text:p>73</text:p>
          </table:table-cell>
          <table:table-cell/>
          <table:table-cell table:formula="of:=AVERAGE(90;79)" office:value-type="float" office:value="84.5">
            <text:p>85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RBX</text:p>
          </table:table-cell>
          <table:table-cell office:value-type="string">
            <text:p>Green Oaks - Little Road</text:p>
          </table:table-cell>
          <table:table-cell office:value-type="float" office:value="6.71">
            <text:p>6.71</text:p>
          </table:table-cell>
          <table:table-cell/>
          <table:table-cell office:value-type="float" office:value="15412">
            <text:p>15412</text:p>
          </table:table-cell>
          <table:table-cell/>
          <table:table-cell table:formula="of:=(60+59)/60" office:value-type="float" office:value="1.98333333333333">
            <text:p>1.98</text:p>
          </table:table-cell>
          <table:table-cell table:formula="of:=127/60" office:value-type="float" office:value="2.11666666666667">
            <text:p>2.12</text:p>
          </table:table-cell>
          <table:table-cell table:formula="of:=[.U103]-[.T103]" office:value-type="float" office:value="0.133333333333333">
            <text:p>0.13</text:p>
          </table:table-cell>
          <table:table-cell table:formula="of:=[.P103]/[.T103]" office:value-type="float" office:value="3.38319327731092">
            <text:p>3.38</text:p>
          </table:table-cell>
          <table:table-cell office:value-type="float" office:value="1">
            <text:p>1</text:p>
          </table:table-cell>
          <table:table-cell table:formula="of:=[.P103]/[.X103]" office:value-type="float" office:value="6.71">
            <text:p>6.71</text:p>
          </table:table-cell>
          <table:table-cell table:formula="of:=17.67" office:value-type="float" office:value="17.67">
            <text:p>17.67</text:p>
          </table:table-cell>
          <table:table-cell office:value-type="float" office:value="282">
            <text:p>282</text:p>
          </table:table-cell>
          <table:table-cell office:value-type="float" office:value="799">
            <text:p>799</text:p>
          </table:table-cell>
          <table:table-cell office:value-type="float" office:value="82">
            <text:p>82</text:p>
          </table:table-cell>
          <table:table-cell table:style-name="ce5" office:value-type="float" office:value="126">
            <text:p>126</text:p>
          </table:table-cell>
          <table:table-cell table:formula="of:=17+5.1/60" office:value-type="float" office:value="17.085">
            <text:p>17.09</text:p>
          </table:table-cell>
          <table:table-cell table:formula="of:=16+27.3/60" office:value-type="float" office:value="16.455">
            <text:p>16.46</text:p>
          </table:table-cell>
          <table:table-cell table:formula="of:=17+32/60" office:value-type="float" office:value="17.5333333333333">
            <text:p>17.53</text:p>
          </table:table-cell>
          <table:table-cell table:formula="of:=17+45.1/60" office:value-type="float" office:value="17.7516666666667">
            <text:p>17.75</text:p>
          </table:table-cell>
          <table:table-cell table:formula="of:=18+1/60" office:value-type="float" office:value="18.0166666666667">
            <text:p>18.02</text:p>
          </table:table-cell>
          <table:table-cell table:formula="of:=18+21/60" office:value-type="float" office:value="18.35">
            <text:p>18.35</text:p>
          </table:table-cell>
          <table:table-cell table:formula="of:=60/3.4" office:value-type="float" office:value="17.6470588235294">
            <text:p>17.6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27.25" office:value-type="float" office:value="27.25">
            <text:p>27.25</text:p>
          </table:table-cell>
          <table:table-cell table:formula="of:=13+43/60" office:value-type="float" office:value="13.7166666666667">
            <text:p>13.72</text:p>
          </table:table-cell>
          <table:table-cell table:formula="of:=14+50/60" office:value-type="float" office:value="14.8333333333333">
            <text:p>14.83</text:p>
          </table:table-cell>
          <table:table-cell table:formula="of:=6+13/60" office:value-type="float" office:value="6.21666666666667">
            <text:p>6.22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03]+1" office:value-type="float" office:value="636">
            <text:p>636</text:p>
          </table:table-cell>
          <table:table-cell office:value-type="float" office:value="43984.4576388889">
            <text:p>6/2/20 10:5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office:value-type="float" office:value="86">
            <text:p>86</text:p>
          </table:table-cell>
          <table:table-cell/>
          <table:table-cell office:value-type="float" office:value="53">
            <text:p>53</text:p>
          </table:table-cell>
          <table:table-cell table:number-columns-repeated="3"/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South Rush Creek Linear Park</text:p>
          </table:table-cell>
          <table:table-cell office:value-type="float" office:value="7.04">
            <text:p>7.04</text:p>
          </table:table-cell>
          <table:table-cell office:value-type="float" office:value="1392">
            <text:p>1392</text:p>
          </table:table-cell>
          <table:table-cell office:value-type="float" office:value="16929">
            <text:p>16929</text:p>
          </table:table-cell>
          <table:table-cell table:formula="of:=[.R104]-[.Q104]" office:value-type="float" office:value="15537">
            <text:p>15537</text:p>
          </table:table-cell>
          <table:table-cell table:formula="of:=(60+59)/60" office:value-type="float" office:value="1.98333333333333">
            <text:p>1.98</text:p>
          </table:table-cell>
          <table:table-cell table:formula="of:=(120+26)/60" office:value-type="float" office:value="2.43333333333333">
            <text:p>2.43</text:p>
          </table:table-cell>
          <table:table-cell table:formula="of:=[.U104]-[.T104]" office:value-type="float" office:value="0.45">
            <text:p>0.45</text:p>
          </table:table-cell>
          <table:table-cell table:formula="of:=[.P104]/[.T104]" office:value-type="float" office:value="3.54957983193277">
            <text:p>3.55</text:p>
          </table:table-cell>
          <table:table-cell office:value-type="float" office:value="1">
            <text:p>1</text:p>
          </table:table-cell>
          <table:table-cell table:formula="of:=[.P104]/[.X104]" office:value-type="float" office:value="7.04">
            <text:p>7.04</text:p>
          </table:table-cell>
          <table:table-cell table:formula="of:=16+53/60" office:value-type="float" office:value="16.8833333333333">
            <text:p>16.88</text:p>
          </table:table-cell>
          <table:table-cell office:value-type="float" office:value="840">
            <text:p>840</text:p>
          </table:table-cell>
          <table:table-cell office:value-type="float" office:value="1174">
            <text:p>1174</text:p>
          </table:table-cell>
          <table:table-cell office:value-type="float" office:value="118">
            <text:p>118</text:p>
          </table:table-cell>
          <table:table-cell table:style-name="ce5" office:value-type="float" office:value="154">
            <text:p>154</text:p>
          </table:table-cell>
          <table:table-cell table:formula="of:=15+43/60" office:value-type="float" office:value="15.7166666666667">
            <text:p>15.72</text:p>
          </table:table-cell>
          <table:table-cell table:formula="of:=15+47/60" office:value-type="float" office:value="15.7833333333333">
            <text:p>15.78</text:p>
          </table:table-cell>
          <table:table-cell table:formula="of:=17+4/60" office:value-type="float" office:value="17.0666666666667">
            <text:p>17.07</text:p>
          </table:table-cell>
          <table:table-cell table:formula="of:=17+17/60" office:value-type="float" office:value="17.2833333333333">
            <text:p>17.28</text:p>
          </table:table-cell>
          <table:table-cell table:formula="of:=17+44/60" office:value-type="float" office:value="17.7333333333333">
            <text:p>17.73</text:p>
          </table:table-cell>
          <table:table-cell table:formula="of:=17+38/60" office:value-type="float" office:value="17.6333333333333">
            <text:p>17.63</text:p>
          </table:table-cell>
          <table:table-cell table:formula="of:=16+51/60" office:value-type="float" office:value="16.85">
            <text:p>16.85</text:p>
          </table:table-cell>
          <table:table-cell table:formula="of:=60/3.6" office:value-type="float" office:value="16.6666666666667">
            <text:p>16.6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3+28/60" office:value-type="float" office:value="3.46666666666667">
            <text:p>3.47</text:p>
          </table:table-cell>
          <table:table-cell table:formula="of:=36+3/60" office:value-type="float" office:value="36.05">
            <text:p>36.05</text:p>
          </table:table-cell>
          <table:table-cell table:formula="of:=25+52/60" office:value-type="float" office:value="25.8666666666667">
            <text:p>25.87</text:p>
          </table:table-cell>
          <table:table-cell table:formula="of:=15+28/60" office:value-type="float" office:value="15.4666666666667">
            <text:p>15.47</text:p>
          </table:table-cell>
          <table:table-cell table:formula="of:=37+54/60" office:value-type="float" office:value="37.9">
            <text:p>37.9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04]+1" office:value-type="float" office:value="637">
            <text:p>637</text:p>
          </table:table-cell>
          <table:table-cell office:value-type="float" office:value="43985.6159722222">
            <text:p>6/3/20 14:4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93">
            <text:p>93</text:p>
          </table:table-cell>
          <table:table-cell/>
          <table:table-cell office:value-type="float" office:value="47">
            <text:p>47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4.62">
            <text:p>4.62</text:p>
          </table:table-cell>
          <table:table-cell table:number-columns-repeated="3"/>
          <table:table-cell table:formula="of:=102/60" office:value-type="float" office:value="1.7">
            <text:p>1.70</text:p>
          </table:table-cell>
          <table:table-cell table:formula="of:=102/60" office:value-type="float" office:value="1.7">
            <text:p>1.70</text:p>
          </table:table-cell>
          <table:table-cell table:formula="of:=[.U105]-[.T105]" office:value-type="float" office:value="0">
            <text:p>0.00</text:p>
          </table:table-cell>
          <table:table-cell table:formula="of:=[.P105]/[.T105]" office:value-type="float" office:value="2.71764705882353">
            <text:p>2.72</text:p>
          </table:table-cell>
          <table:table-cell office:value-type="float" office:value="2">
            <text:p>2</text:p>
          </table:table-cell>
          <table:table-cell table:formula="of:=[.P105]/[.X105]" office:value-type="float" office:value="2.31">
            <text:p>2.31</text:p>
          </table:table-cell>
          <table:table-cell table:formula="of:=22+1/60" office:value-type="float" office:value="22.0166666666667">
            <text:p>22.02</text:p>
          </table:table-cell>
          <table:table-cell office:value-type="float" office:value="253">
            <text:p>253</text:p>
          </table:table-cell>
          <table:table-cell office:value-type="float" office:value="1044">
            <text:p>1044</text:p>
          </table:table-cell>
          <table:table-cell office:value-type="float" office:value="118">
            <text:p>118</text:p>
          </table:table-cell>
          <table:table-cell table:style-name="ce5" office:value-type="float" office:value="134">
            <text:p>134</text:p>
          </table:table-cell>
          <table:table-cell table:formula="of:=22+49/60" office:value-type="float" office:value="22.8166666666667">
            <text:p>22.82</text:p>
          </table:table-cell>
          <table:table-cell table:formula="of:=22+34/60" office:value-type="float" office:value="22.5666666666667">
            <text:p>22.57</text:p>
          </table:table-cell>
          <table:table-cell table:formula="of:=22+29.7/60" office:value-type="float" office:value="22.495">
            <text:p>22.50</text:p>
          </table:table-cell>
          <table:table-cell table:formula="of:=21+10.3/60" office:value-type="float" office:value="21.1716666666667">
            <text:p>21.17</text:p>
          </table:table-cell>
          <table:table-cell table:formula="of:=60/2.9" office:value-type="float" office:value="20.6896551724138">
            <text:p>20.69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/>
          <table:table-cell office:value-type="float" office:value="3.25">
            <text:p>3.25</text:p>
          </table:table-cell>
          <table:table-cell table:formula="of:=19+33/60" office:value-type="float" office:value="19.55">
            <text:p>19.55</text:p>
          </table:table-cell>
          <table:table-cell table:formula="of:=6+2/60" office:value-type="float" office:value="6.03333333333333">
            <text:p>6.03</text:p>
          </table:table-cell>
          <table:table-cell table:formula="of:=70+13/60" office:value-type="float" office:value="70.2166666666667">
            <text:p>70.22</text:p>
          </table:table-cell>
          <table:table-cell table:formula="of:=2.5" office:value-type="float" office:value="2.5">
            <text:p>2.5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05]+1" office:value-type="float" office:value="638">
            <text:p>638</text:p>
          </table:table-cell>
          <table:table-cell office:value-type="float" office:value="43986.4125">
            <text:p>6/4/20 9:5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83;86)" office:value-type="float" office:value="84.5">
            <text:p>85</text:p>
          </table:table-cell>
          <table:table-cell/>
          <table:table-cell table:formula="of:=AVERAGE(72;67)" office:value-type="float" office:value="69.5">
            <text:p>70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RBX</text:p>
          </table:table-cell>
          <table:table-cell office:value-type="string">
            <text:p>Parks Mall - Mixed</text:p>
          </table:table-cell>
          <table:table-cell office:value-type="float" office:value="4.06">
            <text:p>4.06</text:p>
          </table:table-cell>
          <table:table-cell office:value-type="float" office:value="1196">
            <text:p>1196</text:p>
          </table:table-cell>
          <table:table-cell office:value-type="float" office:value="12451">
            <text:p>12451</text:p>
          </table:table-cell>
          <table:table-cell table:formula="of:=[.R106]-[.Q106]" office:value-type="float" office:value="11255">
            <text:p>11255</text:p>
          </table:table-cell>
          <table:table-cell table:formula="of:=91/60" office:value-type="float" office:value="1.51666666666667">
            <text:p>1.52</text:p>
          </table:table-cell>
          <table:table-cell table:formula="of:=97/60" office:value-type="float" office:value="1.61666666666667">
            <text:p>1.62</text:p>
          </table:table-cell>
          <table:table-cell table:formula="of:=[.U106]-[.T106]" office:value-type="float" office:value="0.1">
            <text:p>0.10</text:p>
          </table:table-cell>
          <table:table-cell table:formula="of:=[.P106]/[.T106]" office:value-type="float" office:value="2.67692307692308">
            <text:p>2.68</text:p>
          </table:table-cell>
          <table:table-cell office:value-type="float" office:value="2">
            <text:p>2</text:p>
          </table:table-cell>
          <table:table-cell table:formula="of:=[.P106]/[.X106]" office:value-type="float" office:value="2.03">
            <text:p>2.03</text:p>
          </table:table-cell>
          <table:table-cell table:formula="of:=22+19/60" office:value-type="float" office:value="22.3166666666667">
            <text:p>22.32</text:p>
          </table:table-cell>
          <table:table-cell office:value-type="float" office:value="62">
            <text:p>62</text:p>
          </table:table-cell>
          <table:table-cell office:value-type="float" office:value="824">
            <text:p>824</text:p>
          </table:table-cell>
          <table:table-cell office:value-type="float" office:value="112">
            <text:p>112</text:p>
          </table:table-cell>
          <table:table-cell table:style-name="ce5" office:value-type="float" office:value="128">
            <text:p>128</text:p>
          </table:table-cell>
          <table:table-cell table:formula="of:=20+42/60" office:value-type="float" office:value="20.7">
            <text:p>20.70</text:p>
          </table:table-cell>
          <table:table-cell table:formula="of:=23+10/60" office:value-type="float" office:value="23.1666666666667">
            <text:p>23.17</text:p>
          </table:table-cell>
          <table:table-cell table:formula="of:=23+37/60" office:value-type="float" office:value="23.6166666666667">
            <text:p>23.62</text:p>
          </table:table-cell>
          <table:table-cell table:formula="of:=21+49/60" office:value-type="float" office:value="21.8166666666667">
            <text:p>21.82</text:p>
          </table:table-cell>
          <table:table-cell table:formula="of:=60/2.7" office:value-type="float" office:value="22.2222222222222">
            <text:p>22.2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5+38/60" office:value-type="float" office:value="5.63333333333333">
            <text:p>5.63</text:p>
          </table:table-cell>
          <table:table-cell table:formula="of:=10+45/60" office:value-type="float" office:value="10.75">
            <text:p>10.75</text:p>
          </table:table-cell>
          <table:table-cell table:formula="of:=53+46/60" office:value-type="float" office:value="53.7666666666667">
            <text:p>53.77</text:p>
          </table:table-cell>
          <table:table-cell table:formula="of:=20" office:value-type="float" office:value="20">
            <text:p>20.00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06]+1" office:value-type="float" office:value="639">
            <text:p>639</text:p>
          </table:table-cell>
          <table:table-cell office:value-type="float" office:value="43987.5">
            <text:p>6/5/20 12:00</text:p>
          </table:table-cell>
          <table:table-cell office:value-type="float" office:value="0">
            <text:p>0</text:p>
          </table:table-cell>
          <table:table-cell office:value-type="string">
            <text:p>Sick</text:p>
          </table:table-cell>
          <table:table-cell/>
          <table:table-cell office:value-type="string">
            <text:p>Fair</text:p>
          </table:table-cell>
          <table:table-cell office:value-type="float" office:value="90">
            <text:p>90</text:p>
          </table:table-cell>
          <table:table-cell/>
          <table:table-cell office:value-type="float" office:value="74">
            <text:p>74</text:p>
          </table:table-cell>
          <table:table-cell table:number-columns-repeated="1015"/>
        </table:table-row>
        <table:table-row table:style-name="ro1">
          <table:table-cell table:formula="of:=[.A107]+1" office:value-type="float" office:value="640">
            <text:p>640</text:p>
          </table:table-cell>
          <table:table-cell office:value-type="float" office:value="43988.4729166667">
            <text:p>6/6/20 11:2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90;91)" office:value-type="float" office:value="90.5">
            <text:p>91</text:p>
          </table:table-cell>
          <table:table-cell/>
          <table:table-cell table:formula="of:=AVERAGE(50;48)" office:value-type="float" office:value="49">
            <text:p>49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RBX</text:p>
          </table:table-cell>
          <table:table-cell office:value-type="string">
            <text:p>Parks Mall - Mixed</text:p>
          </table:table-cell>
          <table:table-cell office:value-type="float" office:value="5.87">
            <text:p>5.87</text:p>
          </table:table-cell>
          <table:table-cell table:number-columns-repeated="3"/>
          <table:table-cell table:formula="of:=123/60" office:value-type="float" office:value="2.05">
            <text:p>2.05</text:p>
          </table:table-cell>
          <table:table-cell table:formula="of:=124/60" office:value-type="float" office:value="2.06666666666667">
            <text:p>2.07</text:p>
          </table:table-cell>
          <table:table-cell table:formula="of:=[.U108]-[.T108]" office:value-type="float" office:value="0.0166666666666671">
            <text:p>0.02</text:p>
          </table:table-cell>
          <table:table-cell table:formula="of:=[.P108]/[.T108]" office:value-type="float" office:value="2.86341463414634">
            <text:p>2.86</text:p>
          </table:table-cell>
          <table:table-cell office:value-type="float" office:value="2">
            <text:p>2</text:p>
          </table:table-cell>
          <table:table-cell table:formula="of:=[.P108]/[.X108]" office:value-type="float" office:value="2.935">
            <text:p>2.94</text:p>
          </table:table-cell>
          <table:table-cell table:formula="of:=20+53/60" office:value-type="float" office:value="20.8833333333333">
            <text:p>20.88</text:p>
          </table:table-cell>
          <table:table-cell office:value-type="float" office:value="302">
            <text:p>302</text:p>
          </table:table-cell>
          <table:table-cell office:value-type="float" office:value="1491">
            <text:p>1491</text:p>
          </table:table-cell>
          <table:table-cell office:value-type="float" office:value="130">
            <text:p>130</text:p>
          </table:table-cell>
          <table:table-cell table:style-name="ce5" office:value-type="float" office:value="150">
            <text:p>150</text:p>
          </table:table-cell>
          <table:table-cell table:formula="of:=18+29/60" office:value-type="float" office:value="18.4833333333333">
            <text:p>18.48</text:p>
          </table:table-cell>
          <table:table-cell table:formula="of:=22+8/60" office:value-type="float" office:value="22.1333333333333">
            <text:p>22.13</text:p>
          </table:table-cell>
          <table:table-cell table:formula="of:=22+17/60" office:value-type="float" office:value="22.2833333333333">
            <text:p>22.28</text:p>
          </table:table-cell>
          <table:table-cell table:formula="of:=19+3/50" office:value-type="float" office:value="19.06">
            <text:p>19.06</text:p>
          </table:table-cell>
          <table:table-cell table:formula="of:=20+59/60" office:value-type="float" office:value="20.9833333333333">
            <text:p>20.98</text:p>
          </table:table-cell>
          <table:table-cell table:formula="of:=60/2.6" office:value-type="float" office:value="23.0769230769231">
            <text:p>23.0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table:formula="of:=25/60" office:value-type="float" office:value="0.416666666666667">
            <text:p>0.42</text:p>
          </table:table-cell>
          <table:table-cell table:formula="of:=5+33/60" office:value-type="float" office:value="5.55">
            <text:p>5.55</text:p>
          </table:table-cell>
          <table:table-cell table:formula="of:=81+3/60" office:value-type="float" office:value="81.05">
            <text:p>81.05</text:p>
          </table:table-cell>
          <table:table-cell table:formula="of:=35+41/60" office:value-type="float" office:value="35.6833333333333">
            <text:p>35.68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08]+1" office:value-type="float" office:value="641">
            <text:p>641</text:p>
          </table:table-cell>
          <table:table-cell office:value-type="float" office:value="43989.5145833333">
            <text:p>6/7/20 12:21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/>
          <table:table-cell office:value-type="string">
            <text:p>Fair</text:p>
          </table:table-cell>
          <table:table-cell office:value-type="float" office:value="91">
            <text:p>91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office:value-type="string">
            <text:p>Bad</text:p>
          </table:table-cell>
          <table:table-cell table:number-columns-repeated="1011"/>
        </table:table-row>
        <table:table-row table:style-name="ro1">
          <table:table-cell table:formula="of:=[.A109]+1" office:value-type="float" office:value="642">
            <text:p>642</text:p>
          </table:table-cell>
          <table:table-cell office:value-type="float" office:value="43990.56875">
            <text:p>6/8/20 13:3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95">
            <text:p>95</text:p>
          </table:table-cell>
          <table:table-cell/>
          <table:table-cell office:value-type="float" office:value="41">
            <text:p>41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RBX</text:p>
          </table:table-cell>
          <table:table-cell office:value-type="string">
            <text:p>Parks Mall - Mixed</text:p>
          </table:table-cell>
          <table:table-cell office:value-type="float" office:value="5.78">
            <text:p>5.78</text:p>
          </table:table-cell>
          <table:table-cell office:value-type="float" office:value="1718">
            <text:p>1718</text:p>
          </table:table-cell>
          <table:table-cell office:value-type="float" office:value="17665">
            <text:p>17665</text:p>
          </table:table-cell>
          <table:table-cell table:formula="of:=[.R110]-[.Q110]" office:value-type="float" office:value="15947">
            <text:p>15947</text:p>
          </table:table-cell>
          <table:table-cell table:formula="of:=126/60" office:value-type="float" office:value="2.1">
            <text:p>2.10</text:p>
          </table:table-cell>
          <table:table-cell table:formula="of:=128/60" office:value-type="float" office:value="2.13333333333333">
            <text:p>2.13</text:p>
          </table:table-cell>
          <table:table-cell table:formula="of:=[.U110]-[.T110]" office:value-type="float" office:value="0.0333333333333332">
            <text:p>0.03</text:p>
          </table:table-cell>
          <table:table-cell table:formula="of:=[.P110]/[.T110]" office:value-type="float" office:value="2.75238095238095">
            <text:p>2.75</text:p>
          </table:table-cell>
          <table:table-cell office:value-type="float" office:value="2">
            <text:p>2</text:p>
          </table:table-cell>
          <table:table-cell table:formula="of:=[.P110]/[.X110]" office:value-type="float" office:value="2.89">
            <text:p>2.89</text:p>
          </table:table-cell>
          <table:table-cell table:formula="of:=21+49/60" office:value-type="float" office:value="21.8166666666667">
            <text:p>21.82</text:p>
          </table:table-cell>
          <table:table-cell office:value-type="float" office:value="177">
            <text:p>177</text:p>
          </table:table-cell>
          <table:table-cell office:value-type="float" office:value="1313">
            <text:p>1313</text:p>
          </table:table-cell>
          <table:table-cell office:value-type="float" office:value="122">
            <text:p>122</text:p>
          </table:table-cell>
          <table:table-cell table:style-name="ce5" office:value-type="float" office:value="151">
            <text:p>151</text:p>
          </table:table-cell>
          <table:table-cell table:formula="of:=18+28/60" office:value-type="float" office:value="18.4666666666667">
            <text:p>18.47</text:p>
          </table:table-cell>
          <table:table-cell table:formula="of:=22+8/60" office:value-type="float" office:value="22.1333333333333">
            <text:p>22.13</text:p>
          </table:table-cell>
          <table:table-cell table:formula="of:=23+53/60" office:value-type="float" office:value="23.8833333333333">
            <text:p>23.88</text:p>
          </table:table-cell>
          <table:table-cell table:formula="of:=21+19/60" office:value-type="float" office:value="21.3166666666667">
            <text:p>21.32</text:p>
          </table:table-cell>
          <table:table-cell table:formula="of:=21+8/60" office:value-type="float" office:value="21.1333333333333">
            <text:p>21.13</text:p>
          </table:table-cell>
          <table:table-cell table:formula="of:=60/2.7" office:value-type="float" office:value="22.2222222222222">
            <text:p>22.2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table:formula="of:=4+27/60" office:value-type="float" office:value="4.45">
            <text:p>4.45</text:p>
          </table:table-cell>
          <table:table-cell table:formula="of:=20+54/60" office:value-type="float" office:value="20.9">
            <text:p>20.90</text:p>
          </table:table-cell>
          <table:table-cell table:formula="of:=9+35/60" office:value-type="float" office:value="9.58333333333333">
            <text:p>9.58</text:p>
          </table:table-cell>
          <table:table-cell table:formula="of:=67+24/60" office:value-type="float" office:value="67.4">
            <text:p>67.40</text:p>
          </table:table-cell>
          <table:table-cell table:formula="of:=23+55/60" office:value-type="float" office:value="23.9166666666667">
            <text:p>23.92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0]+1" office:value-type="float" office:value="643">
            <text:p>643</text:p>
          </table:table-cell>
          <table:table-cell office:value-type="float" office:value="43991.4229166667">
            <text:p>6/9/20 10:0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90">
            <text:p>90</text:p>
          </table:table-cell>
          <table:table-cell/>
          <table:table-cell office:value-type="float" office:value="57">
            <text:p>57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RBX</text:p>
          </table:table-cell>
          <table:table-cell office:value-type="string">
            <text:p>Parks Mall - Mixed</text:p>
          </table:table-cell>
          <table:table-cell office:value-type="float" office:value="2.97">
            <text:p>2.97</text:p>
          </table:table-cell>
          <table:table-cell table:number-columns-repeated="3"/>
          <table:table-cell table:formula="of:=64/60" office:value-type="float" office:value="1.06666666666667">
            <text:p>1.07</text:p>
          </table:table-cell>
          <table:table-cell table:formula="of:=[.T111]" office:value-type="float" office:value="1.06666666666667">
            <text:p>1.07</text:p>
          </table:table-cell>
          <table:table-cell table:formula="of:=[.U111]-[.T111]" office:value-type="float" office:value="0">
            <text:p>0.00</text:p>
          </table:table-cell>
          <table:table-cell table:formula="of:=[.P111]/[.T111]" office:value-type="float" office:value="2.784375">
            <text:p>2.78</text:p>
          </table:table-cell>
          <table:table-cell office:value-type="float" office:value="1">
            <text:p>1</text:p>
          </table:table-cell>
          <table:table-cell table:formula="of:=[.P111]/[.X111]" office:value-type="float" office:value="2.97">
            <text:p>2.97</text:p>
          </table:table-cell>
          <table:table-cell table:formula="of:=21+31/60" office:value-type="float" office:value="21.5166666666667">
            <text:p>21.52</text:p>
          </table:table-cell>
          <table:table-cell office:value-type="float" office:value="210">
            <text:p>210</text:p>
          </table:table-cell>
          <table:table-cell office:value-type="float" office:value="649">
            <text:p>649</text:p>
          </table:table-cell>
          <table:table-cell office:value-type="float" office:value="119">
            <text:p>119</text:p>
          </table:table-cell>
          <table:table-cell table:style-name="ce5" office:value-type="float" office:value="137">
            <text:p>137</text:p>
          </table:table-cell>
          <table:table-cell table:formula="of:=20+46/60" office:value-type="float" office:value="20.7666666666667">
            <text:p>20.77</text:p>
          </table:table-cell>
          <table:table-cell table:formula="of:=20+15/60" office:value-type="float" office:value="20.25">
            <text:p>20.25</text:p>
          </table:table-cell>
          <table:table-cell table:formula="of:=60/2.8" office:value-type="float" office:value="21.4285714285714">
            <text:p>21.43</text:p>
          </table:table-cell>
          <table:table-cell table:number-columns-repeated="7"/>
          <table:table-cell table:number-columns-repeated="2" office:value-type="float" office:value="0">
            <text:p>0</text:p>
          </table:table-cell>
          <table:table-cell/>
          <table:table-cell table:formula="of:=19/60" office:value-type="float" office:value="0.316666666666667">
            <text:p>0.32</text:p>
          </table:table-cell>
          <table:table-cell table:formula="of:=9+11/60" office:value-type="float" office:value="9.18333333333333">
            <text:p>9.18</text:p>
          </table:table-cell>
          <table:table-cell table:formula="of:=14+1/60" office:value-type="float" office:value="14.0166666666667">
            <text:p>14.02</text:p>
          </table:table-cell>
          <table:table-cell table:formula="of:=39+45/60" office:value-type="float" office:value="39.75">
            <text:p>39.75</text:p>
          </table:table-cell>
          <table:table-cell table:formula="of:=41/60" office:value-type="float" office:value="0.683333333333333">
            <text:p>0.68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1]+1" office:value-type="float" office:value="644">
            <text:p>644</text:p>
          </table:table-cell>
          <table:table-cell office:value-type="float" office:value="43991.475">
            <text:p>6/9/20 11:2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97">
            <text:p>97</text:p>
          </table:table-cell>
          <table:table-cell/>
          <table:table-cell office:value-type="float" office:value="26">
            <text:p>26</text:p>
          </table:table-cell>
          <table:table-cell table:number-columns-repeated="3"/>
          <table:table-cell office:value-type="string">
            <text:p>Bad</text:p>
          </table:table-cell>
          <table:table-cell office:value-type="string">
            <text:p>RBX</text:p>
          </table:table-cell>
          <table:table-cell office:value-type="string">
            <text:p>Parks Mall - 3 laps</text:p>
          </table:table-cell>
          <table:table-cell office:value-type="float" office:value="1.25">
            <text:p>1.25</text:p>
          </table:table-cell>
          <table:table-cell table:number-columns-repeated="3"/>
          <table:table-cell table:formula="of:=31/60" office:value-type="float" office:value="0.516666666666667">
            <text:p>0.52</text:p>
          </table:table-cell>
          <table:table-cell table:formula="of:=32/60" office:value-type="float" office:value="0.533333333333333">
            <text:p>0.53</text:p>
          </table:table-cell>
          <table:table-cell table:formula="of:=[.U112]-[.T112]" office:value-type="float" office:value="0.0166666666666666">
            <text:p>0.02</text:p>
          </table:table-cell>
          <table:table-cell table:formula="of:=[.P112]/[.T112]" office:value-type="float" office:value="2.41935483870968">
            <text:p>2.42</text:p>
          </table:table-cell>
          <table:table-cell office:value-type="float" office:value="1">
            <text:p>1</text:p>
          </table:table-cell>
          <table:table-cell table:formula="of:=[.P112]/[.X112]" office:value-type="float" office:value="1.25">
            <text:p>1.25</text:p>
          </table:table-cell>
          <table:table-cell table:formula="of:=24+54/60" office:value-type="float" office:value="24.9">
            <text:p>24.90</text:p>
          </table:table-cell>
          <table:table-cell office:value-type="float" office:value="16">
            <text:p>16</text:p>
          </table:table-cell>
          <table:table-cell office:value-type="float" office:value="279">
            <text:p>279</text:p>
          </table:table-cell>
          <table:table-cell office:value-type="float" office:value="108">
            <text:p>108</text:p>
          </table:table-cell>
          <table:table-cell table:style-name="ce5" office:value-type="float" office:value="120">
            <text:p>120</text:p>
          </table:table-cell>
          <table:table-cell table:formula="of:=24+17/60" office:value-type="float" office:value="24.2833333333333">
            <text:p>24.28</text:p>
          </table:table-cell>
          <table:table-cell table:formula="of:=60/2.4" office:value-type="float" office:value="25">
            <text:p>25.00</text:p>
          </table:table-cell>
          <table:table-cell table:number-columns-repeated="8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table:formula="of:=9+20/60" office:value-type="float" office:value="9.33333333333333">
            <text:p>9.33</text:p>
          </table:table-cell>
          <table:table-cell table:formula="of:=21+26/60" office:value-type="float" office:value="21.4333333333333">
            <text:p>21.43</text:p>
          </table:table-cell>
          <table:table-cell office:value-type="float" office:value="0.333333333333333">
            <text:p>0.33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2]+1" office:value-type="float" office:value="645">
            <text:p>645</text:p>
          </table:table-cell>
          <table:table-cell office:value-type="float" office:value="43992.5333333333">
            <text:p>6/10/20 12:4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string">
            <text:p>NW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Village Creek Linear Park</text:p>
          </table:table-cell>
          <table:table-cell office:value-type="float" office:value="7.53">
            <text:p>7.53</text:p>
          </table:table-cell>
          <table:table-cell office:value-type="float" office:value="1541">
            <text:p>1541</text:p>
          </table:table-cell>
          <table:table-cell office:value-type="float" office:value="17850">
            <text:p>17850</text:p>
          </table:table-cell>
          <table:table-cell table:formula="of:=[.R113]-[.Q113]" office:value-type="float" office:value="16309">
            <text:p>16309</text:p>
          </table:table-cell>
          <table:table-cell table:formula="of:=119/60" office:value-type="float" office:value="1.98333333333333">
            <text:p>1.98</text:p>
          </table:table-cell>
          <table:table-cell office:value-type="float" office:value="2.28333333333333">
            <text:p>2.28</text:p>
          </table:table-cell>
          <table:table-cell table:formula="of:=[.U113]-[.T113]" office:value-type="float" office:value="0.3">
            <text:p>0.30</text:p>
          </table:table-cell>
          <table:table-cell table:formula="of:=[.P113]/[.T113]" office:value-type="float" office:value="3.79663865546218">
            <text:p>3.80</text:p>
          </table:table-cell>
          <table:table-cell office:value-type="float" office:value="1">
            <text:p>1</text:p>
          </table:table-cell>
          <table:table-cell table:formula="of:=[.P113]/[.X113]" office:value-type="float" office:value="7.53">
            <text:p>7.53</text:p>
          </table:table-cell>
          <table:table-cell table:formula="of:=15+49/60" office:value-type="float" office:value="15.8166666666667">
            <text:p>15.82</text:p>
          </table:table-cell>
          <table:table-cell office:value-type="float" office:value="151">
            <text:p>151</text:p>
          </table:table-cell>
          <table:table-cell office:value-type="float" office:value="1211">
            <text:p>1211</text:p>
          </table:table-cell>
          <table:table-cell office:value-type="float" office:value="122">
            <text:p>122</text:p>
          </table:table-cell>
          <table:table-cell table:style-name="ce5" office:value-type="float" office:value="151">
            <text:p>151</text:p>
          </table:table-cell>
          <table:table-cell table:formula="of:=15+17/60" office:value-type="float" office:value="15.2833333333333">
            <text:p>15.28</text:p>
          </table:table-cell>
          <table:table-cell table:formula="of:=15+2/60" office:value-type="float" office:value="15.0333333333333">
            <text:p>15.03</text:p>
          </table:table-cell>
          <table:table-cell table:formula="of:=15+10/60" office:value-type="float" office:value="15.1666666666667">
            <text:p>15.17</text:p>
          </table:table-cell>
          <table:table-cell table:formula="of:=15+49/60" office:value-type="float" office:value="15.8166666666667">
            <text:p>15.82</text:p>
          </table:table-cell>
          <table:table-cell table:formula="of:=16+56/60" office:value-type="float" office:value="16.9333333333333">
            <text:p>16.93</text:p>
          </table:table-cell>
          <table:table-cell table:formula="of:=16+42/60" office:value-type="float" office:value="16.7">
            <text:p>16.70</text:p>
          </table:table-cell>
          <table:table-cell table:formula="of:=16+42/60" office:value-type="float" office:value="16.7">
            <text:p>16.70</text:p>
          </table:table-cell>
          <table:table-cell table:formula="of:=60/3.7" office:value-type="float" office:value="16.2162162162162">
            <text:p>16.2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f:=51/60" office:value-type="float" office:value="0.85">
            <text:p>0.85</text:p>
          </table:table-cell>
          <table:table-cell table:formula="of:=(33+3/60)" office:value-type="float" office:value="33.05">
            <text:p>33.05</text:p>
          </table:table-cell>
          <table:table-cell table:formula="of:=17/60" office:value-type="float" office:value="0.283333333333333">
            <text:p>0.28</text:p>
          </table:table-cell>
          <table:table-cell table:formula="of:=(14+54/60)/60" office:value-type="float" office:value="0.248333333333333">
            <text:p>0.25</text:p>
          </table:table-cell>
          <table:table-cell table:formula="of:=(53+18/60)/60" office:value-type="float" office:value="0.888333333333333">
            <text:p>0.89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3]+1" office:value-type="float" office:value="646">
            <text:p>646</text:p>
          </table:table-cell>
          <table:table-cell office:value-type="float" office:value="43993.4159722222">
            <text:p>6/11/20 9:5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7">
            <text:p>87</text:p>
          </table:table-cell>
          <table:table-cell table:formula="of:=AVERAGE(47;48)" office:value-type="float" office:value="47.5">
            <text:p>48</text:p>
          </table:table-cell>
          <table:table-cell office:value-type="float" office:value="26">
            <text:p>26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South Rush Creek Linear Park</text:p>
          </table:table-cell>
          <table:table-cell office:value-type="float" office:value="5.23">
            <text:p>5.23</text:p>
          </table:table-cell>
          <table:table-cell office:value-type="float" office:value="1265">
            <text:p>1265</text:p>
          </table:table-cell>
          <table:table-cell office:value-type="float" office:value="12504">
            <text:p>12504</text:p>
          </table:table-cell>
          <table:table-cell table:formula="of:=[.R114]-[.Q114]" office:value-type="float" office:value="11239">
            <text:p>11239</text:p>
          </table:table-cell>
          <table:table-cell table:formula="of:=87/60" office:value-type="float" office:value="1.45">
            <text:p>1.45</text:p>
          </table:table-cell>
          <table:table-cell table:formula="of:=95/60" office:value-type="float" office:value="1.58333333333333">
            <text:p>1.58</text:p>
          </table:table-cell>
          <table:table-cell table:formula="of:=[.U114]-[.T114]" office:value-type="float" office:value="0.133333333333333">
            <text:p>0.13</text:p>
          </table:table-cell>
          <table:table-cell table:formula="of:=[.P114]/[.T114]" office:value-type="float" office:value="3.60689655172414">
            <text:p>3.61</text:p>
          </table:table-cell>
          <table:table-cell office:value-type="float" office:value="1">
            <text:p>1</text:p>
          </table:table-cell>
          <table:table-cell table:formula="of:=[.P114]/[.X114]" office:value-type="float" office:value="5.23">
            <text:p>5.23</text:p>
          </table:table-cell>
          <table:table-cell table:formula="of:=16+34/60" office:value-type="float" office:value="16.5666666666667">
            <text:p>16.57</text:p>
          </table:table-cell>
          <table:table-cell office:value-type="float" office:value="135">
            <text:p>135</text:p>
          </table:table-cell>
          <table:table-cell office:value-type="float" office:value="745">
            <text:p>745</text:p>
          </table:table-cell>
          <table:table-cell office:value-type="float" office:value="119">
            <text:p>119</text:p>
          </table:table-cell>
          <table:table-cell table:style-name="ce5" office:value-type="float" office:value="131">
            <text:p>131</text:p>
          </table:table-cell>
          <table:table-cell table:formula="of:=15+45/60" office:value-type="float" office:value="15.75">
            <text:p>15.75</text:p>
          </table:table-cell>
          <table:table-cell table:formula="of:=17+9/60" office:value-type="float" office:value="17.15">
            <text:p>17.15</text:p>
          </table:table-cell>
          <table:table-cell table:formula="of:=16+56/60" office:value-type="float" office:value="16.9333333333333">
            <text:p>16.93</text:p>
          </table:table-cell>
          <table:table-cell table:formula="of:=16+36/60" office:value-type="float" office:value="16.6">
            <text:p>16.60</text:p>
          </table:table-cell>
          <table:table-cell table:formula="of:=16+24/60" office:value-type="float" office:value="16.4">
            <text:p>16.40</text:p>
          </table:table-cell>
          <table:table-cell table:formula="of:=60/3.6" office:value-type="float" office:value="16.6666666666667">
            <text:p>16.67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table:formula="of:=7+16/60" office:value-type="float" office:value="7.26666666666667">
            <text:p>7.27</text:p>
          </table:table-cell>
          <table:table-cell table:formula="of:=25+43/60" office:value-type="float" office:value="25.7166666666667">
            <text:p>25.72</text:p>
          </table:table-cell>
          <table:table-cell table:formula="of:=53+38/60" office:value-type="float" office:value="53.6333333333333">
            <text:p>53.63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4]+1" office:value-type="float" office:value="647">
            <text:p>647</text:p>
          </table:table-cell>
          <table:table-cell office:value-type="float" office:value="43994.4631944444">
            <text:p>6/12/20 11:0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74;77)" office:value-type="float" office:value="75.5">
            <text:p>76</text:p>
          </table:table-cell>
          <table:table-cell office:value-type="float" office:value="60">
            <text:p>60</text:p>
          </table:table-cell>
          <table:table-cell table:formula="of:=AVERAGE(59;56)" office:value-type="float" office:value="57.5">
            <text:p>58</text:p>
          </table:table-cell>
          <table:table-cell office:value-type="string">
            <text:p>S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Fish Creek Linear Park</text:p>
          </table:table-cell>
          <table:table-cell office:value-type="float" office:value="7.84">
            <text:p>7.84</text:p>
          </table:table-cell>
          <table:table-cell office:value-type="float" office:value="591">
            <text:p>591</text:p>
          </table:table-cell>
          <table:table-cell office:value-type="float" office:value="18113">
            <text:p>18113</text:p>
          </table:table-cell>
          <table:table-cell table:formula="of:=[.R115]-[.Q115]" office:value-type="float" office:value="17522">
            <text:p>17522</text:p>
          </table:table-cell>
          <table:table-cell table:formula="of:=(120+12)/60" office:value-type="float" office:value="2.2">
            <text:p>2.20</text:p>
          </table:table-cell>
          <table:table-cell table:formula="of:=(120+44)/60" office:value-type="float" office:value="2.73333333333333">
            <text:p>2.73</text:p>
          </table:table-cell>
          <table:table-cell table:formula="of:=[.U115]-[.T115]" office:value-type="float" office:value="0.533333333333333">
            <text:p>0.53</text:p>
          </table:table-cell>
          <table:table-cell table:formula="of:=[.P115]/[.T115]" office:value-type="float" office:value="3.56363636363636">
            <text:p>3.56</text:p>
          </table:table-cell>
          <table:table-cell office:value-type="float" office:value="1">
            <text:p>1</text:p>
          </table:table-cell>
          <table:table-cell table:formula="of:=[.P115]/[.X115]" office:value-type="float" office:value="7.84">
            <text:p>7.84</text:p>
          </table:table-cell>
          <table:table-cell table:formula="of:=16+51/60" office:value-type="float" office:value="16.85">
            <text:p>16.85</text:p>
          </table:table-cell>
          <table:table-cell office:value-type="float" office:value="515">
            <text:p>515</text:p>
          </table:table-cell>
          <table:table-cell office:value-type="float" office:value="1333">
            <text:p>1333</text:p>
          </table:table-cell>
          <table:table-cell office:value-type="float" office:value="123">
            <text:p>123</text:p>
          </table:table-cell>
          <table:table-cell table:style-name="ce5" office:value-type="float" office:value="151">
            <text:p>151</text:p>
          </table:table-cell>
          <table:table-cell table:formula="of:=15+3/60" office:value-type="float" office:value="15.05">
            <text:p>15.05</text:p>
          </table:table-cell>
          <table:table-cell table:formula="of:=14+57/60" office:value-type="float" office:value="14.95">
            <text:p>14.95</text:p>
          </table:table-cell>
          <table:table-cell table:formula="of:=15+38/60" office:value-type="float" office:value="15.6333333333333">
            <text:p>15.63</text:p>
          </table:table-cell>
          <table:table-cell table:formula="of:=16+28/60" office:value-type="float" office:value="16.4666666666667">
            <text:p>16.47</text:p>
          </table:table-cell>
          <table:table-cell table:formula="of:=18+22/60" office:value-type="float" office:value="18.3666666666667">
            <text:p>18.37</text:p>
          </table:table-cell>
          <table:table-cell table:formula="of:=18+54/60" office:value-type="float" office:value="18.9">
            <text:p>18.90</text:p>
          </table:table-cell>
          <table:table-cell table:formula="of:=18+13/60" office:value-type="float" office:value="18.2166666666667">
            <text:p>18.22</text:p>
          </table:table-cell>
          <table:table-cell table:formula="of:=60/3.6" office:value-type="float" office:value="16.6666666666667">
            <text:p>16.6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1+20/60" office:value-type="float" office:value="1.33333333333333">
            <text:p>1.33</text:p>
          </table:table-cell>
          <table:table-cell table:formula="of:=23+7/60" office:value-type="float" office:value="23.1166666666667">
            <text:p>23.12</text:p>
          </table:table-cell>
          <table:table-cell table:formula="of:=16+33/60" office:value-type="float" office:value="16.55">
            <text:p>16.55</text:p>
          </table:table-cell>
          <table:table-cell table:formula="of:=49+58/60" office:value-type="float" office:value="49.9666666666667">
            <text:p>49.97</text:p>
          </table:table-cell>
          <table:table-cell table:formula="of:=(41+16/60)/60" office:value-type="float" office:value="0.687777777777778">
            <text:p>0.69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5]+1" office:value-type="float" office:value="648">
            <text:p>648</text:p>
          </table:table-cell>
          <table:table-cell office:value-type="float" office:value="43995.5215277778">
            <text:p>6/13/20 12:3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string">
            <text:p>S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Parks Mall - 3 laps</text:p>
          </table:table-cell>
          <table:table-cell office:value-type="float" office:value="5.32">
            <text:p>5.32</text:p>
          </table:table-cell>
          <table:table-cell table:number-columns-repeated="3"/>
          <table:table-cell table:formula="of:=131/60" office:value-type="float" office:value="2.18333333333333">
            <text:p>2.18</text:p>
          </table:table-cell>
          <table:table-cell table:formula="of:=132/60" office:value-type="float" office:value="2.2">
            <text:p>2.20</text:p>
          </table:table-cell>
          <table:table-cell table:formula="of:=[.U116]-[.T116]" office:value-type="float" office:value="0.0166666666666671">
            <text:p>0.02</text:p>
          </table:table-cell>
          <table:table-cell table:formula="of:=[.P116]/[.T116]" office:value-type="float" office:value="2.43664122137405">
            <text:p>2.44</text:p>
          </table:table-cell>
          <table:table-cell office:value-type="float" office:value="4">
            <text:p>4</text:p>
          </table:table-cell>
          <table:table-cell table:formula="of:=[.P116]/[.X116]" office:value-type="float" office:value="1.33">
            <text:p>1.33</text:p>
          </table:table-cell>
          <table:table-cell table:formula="of:=24+35/60" office:value-type="float" office:value="24.5833333333333">
            <text:p>24.58</text:p>
          </table:table-cell>
          <table:table-cell office:value-type="float" office:value="89">
            <text:p>89</text:p>
          </table:table-cell>
          <table:table-cell office:value-type="float" office:value="641">
            <text:p>641</text:p>
          </table:table-cell>
          <table:table-cell office:value-type="float" office:value="84">
            <text:p>84</text:p>
          </table:table-cell>
          <table:table-cell table:style-name="ce5" office:value-type="float" office:value="124">
            <text:p>124</text:p>
          </table:table-cell>
          <table:table-cell table:formula="of:=24+53/60" office:value-type="float" office:value="24.8833333333333">
            <text:p>24.88</text:p>
          </table:table-cell>
          <table:table-cell table:formula="of:=21+45/60" office:value-type="float" office:value="21.75">
            <text:p>21.75</text:p>
          </table:table-cell>
          <table:table-cell table:formula="of:=22+46/60" office:value-type="float" office:value="22.7666666666667">
            <text:p>22.77</text:p>
          </table:table-cell>
          <table:table-cell table:formula="of:=28+29/60" office:value-type="float" office:value="28.4833333333333">
            <text:p>28.48</text:p>
          </table:table-cell>
          <table:table-cell table:formula="of:=25+33/60" office:value-type="float" office:value="25.55">
            <text:p>25.55</text:p>
          </table:table-cell>
          <table:table-cell table:formula="of:=60/2.6" office:value-type="float" office:value="23.0769230769231">
            <text:p>23.0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table:formula="of:=52+36/60" office:value-type="float" office:value="52.6">
            <text:p>52.60</text:p>
          </table:table-cell>
          <table:table-cell table:formula="of:=15+57/60" office:value-type="float" office:value="15.95">
            <text:p>15.95</text:p>
          </table:table-cell>
          <table:table-cell table:formula="of:=20+35/60" office:value-type="float" office:value="20.5833333333333">
            <text:p>20.58</text:p>
          </table:table-cell>
          <table:table-cell table:formula="of:=59/60" office:value-type="float" office:value="0.983333333333333">
            <text:p>0.98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6]+1" office:value-type="float" office:value="649">
            <text:p>649</text:p>
          </table:table-cell>
          <table:table-cell office:value-type="float" office:value="43996.5215277778">
            <text:p>6/14/20 12:3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string">
            <text:p>ESE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Parks Mall - 3 laps</text:p>
          </table:table-cell>
          <table:table-cell office:value-type="float" office:value="4.32">
            <text:p>4.32</text:p>
          </table:table-cell>
          <table:table-cell office:value-type="float" office:value="1624">
            <text:p>1624</text:p>
          </table:table-cell>
          <table:table-cell office:value-type="float" office:value="15611">
            <text:p>15611</text:p>
          </table:table-cell>
          <table:table-cell table:formula="of:=[.R117]-[.Q117]" office:value-type="float" office:value="13987">
            <text:p>13987</text:p>
          </table:table-cell>
          <table:table-cell table:formula="of:=109/60" office:value-type="float" office:value="1.81666666666667">
            <text:p>1.82</text:p>
          </table:table-cell>
          <table:table-cell table:formula="of:=111/60" office:value-type="float" office:value="1.85">
            <text:p>1.85</text:p>
          </table:table-cell>
          <table:table-cell table:formula="of:=[.U117]-[.T117]" office:value-type="float" office:value="0.0333333333333334">
            <text:p>0.03</text:p>
          </table:table-cell>
          <table:table-cell table:formula="of:=[.P117]/[.T117]" office:value-type="float" office:value="2.37798165137615">
            <text:p>2.38</text:p>
          </table:table-cell>
          <table:table-cell office:value-type="float" office:value="3">
            <text:p>3</text:p>
          </table:table-cell>
          <table:table-cell table:formula="of:=[.P117]/[.X117]" office:value-type="float" office:value="1.44">
            <text:p>1.44</text:p>
          </table:table-cell>
          <table:table-cell table:formula="of:=25+22/60" office:value-type="float" office:value="25.3666666666667">
            <text:p>25.37</text:p>
          </table:table-cell>
          <table:table-cell office:value-type="float" office:value="72">
            <text:p>72</text:p>
          </table:table-cell>
          <table:table-cell office:value-type="float" office:value="679">
            <text:p>679</text:p>
          </table:table-cell>
          <table:table-cell office:value-type="float" office:value="101">
            <text:p>101</text:p>
          </table:table-cell>
          <table:table-cell table:style-name="ce5" office:value-type="float" office:value="133">
            <text:p>133</text:p>
          </table:table-cell>
          <table:table-cell table:formula="of:=25+58/60" office:value-type="float" office:value="25.9666666666667">
            <text:p>25.97</text:p>
          </table:table-cell>
          <table:table-cell table:formula="of:=26+32/60" office:value-type="float" office:value="26.5333333333333">
            <text:p>26.53</text:p>
          </table:table-cell>
          <table:table-cell table:formula="of:=24+21/60" office:value-type="float" office:value="24.35">
            <text:p>24.35</text:p>
          </table:table-cell>
          <table:table-cell table:formula="of:=24+56/60" office:value-type="float" office:value="24.9333333333333">
            <text:p>24.93</text:p>
          </table:table-cell>
          <table:table-cell table:formula="of:=60/2.8" office:value-type="float" office:value="21.4285714285714">
            <text:p>21.43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/>
          <table:table-cell table:formula="of:=9+3/60" office:value-type="float" office:value="9.05">
            <text:p>9.05</text:p>
          </table:table-cell>
          <table:table-cell table:formula="of:=62+3/60" office:value-type="float" office:value="62.05">
            <text:p>62.05</text:p>
          </table:table-cell>
          <table:table-cell table:formula="of:=32+42/60" office:value-type="float" office:value="32.7">
            <text:p>32.70</text:p>
          </table:table-cell>
          <table:table-cell table:formula="of:=5+2/60" office:value-type="float" office:value="5.03333333333333">
            <text:p>5.03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7]+1" office:value-type="float" office:value="650">
            <text:p>650</text:p>
          </table:table-cell>
          <table:table-cell office:value-type="float" office:value="43997.4229166667">
            <text:p>6/15/20 10:0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table:formula="of:=AVERAGE(46;49)" office:value-type="float" office:value="47.5">
            <text:p>48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Parks Mall - 3 laps</text:p>
          </table:table-cell>
          <table:table-cell office:value-type="float" office:value="4.39">
            <text:p>4.39</text:p>
          </table:table-cell>
          <table:table-cell office:value-type="float" office:value="829">
            <text:p>829</text:p>
          </table:table-cell>
          <table:table-cell office:value-type="float" office:value="14530">
            <text:p>14530</text:p>
          </table:table-cell>
          <table:table-cell table:formula="of:=[.R118]-[.Q118]" office:value-type="float" office:value="13701">
            <text:p>13701</text:p>
          </table:table-cell>
          <table:table-cell table:formula="of:=(60+43)/60" office:value-type="float" office:value="1.71666666666667">
            <text:p>1.72</text:p>
          </table:table-cell>
          <table:table-cell table:formula="of:=(60+44)/60" office:value-type="float" office:value="1.73333333333333">
            <text:p>1.73</text:p>
          </table:table-cell>
          <table:table-cell table:formula="of:=[.U118]-[.T118]" office:value-type="float" office:value="0.0166666666666668">
            <text:p>0.02</text:p>
          </table:table-cell>
          <table:table-cell table:formula="of:=[.P118]/[.T118]" office:value-type="float" office:value="2.55728155339806">
            <text:p>2.56</text:p>
          </table:table-cell>
          <table:table-cell office:value-type="float" office:value="3">
            <text:p>3</text:p>
          </table:table-cell>
          <table:table-cell table:formula="of:=[.P118]/[.X118]" office:value-type="float" office:value="1.46333333333333">
            <text:p>1.46</text:p>
          </table:table-cell>
          <table:table-cell table:formula="of:=23+28/60" office:value-type="float" office:value="23.4666666666667">
            <text:p>23.47</text:p>
          </table:table-cell>
          <table:table-cell office:value-type="float" office:value="312">
            <text:p>312</text:p>
          </table:table-cell>
          <table:table-cell office:value-type="float" office:value="1053">
            <text:p>1053</text:p>
          </table:table-cell>
          <table:table-cell office:value-type="float" office:value="124">
            <text:p>124</text:p>
          </table:table-cell>
          <table:table-cell table:style-name="ce5" office:value-type="float" office:value="145">
            <text:p>145</text:p>
          </table:table-cell>
          <table:table-cell table:formula="of:=20+27/60" office:value-type="float" office:value="20.45">
            <text:p>20.45</text:p>
          </table:table-cell>
          <table:table-cell table:formula="of:=20+40/60" office:value-type="float" office:value="20.6666666666667">
            <text:p>20.67</text:p>
          </table:table-cell>
          <table:table-cell table:formula="of:=24+24/60" office:value-type="float" office:value="24.4">
            <text:p>24.40</text:p>
          </table:table-cell>
          <table:table-cell table:formula="of:=27+13/60" office:value-type="float" office:value="27.2166666666667">
            <text:p>27.22</text:p>
          </table:table-cell>
          <table:table-cell table:formula="of:=60/2.6" office:value-type="float" office:value="23.0769230769231">
            <text:p>23.0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0+12/60" office:value-type="float" office:value="0.2">
            <text:p>0.20</text:p>
          </table:table-cell>
          <table:table-cell table:formula="of:=5+24/60" office:value-type="float" office:value="5.4">
            <text:p>5.40</text:p>
          </table:table-cell>
          <table:table-cell table:formula="of:=7+26/60" office:value-type="float" office:value="7.43333333333333">
            <text:p>7.43</text:p>
          </table:table-cell>
          <table:table-cell table:formula="of:=87+58/60" office:value-type="float" office:value="87.9666666666667">
            <text:p>87.97</text:p>
          </table:table-cell>
          <table:table-cell office:value-type="float" office:value="2">
            <text:p>2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8]+1" office:value-type="float" office:value="651">
            <text:p>651</text:p>
          </table:table-cell>
          <table:table-cell office:value-type="float" office:value="43998.4972222222">
            <text:p>6/16/20 11:5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string">
            <text:p>SSE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Good</text:p>
          </table:table-cell>
          <table:table-cell office:value-type="string">
            <text:p>RBX</text:p>
          </table:table-cell>
          <table:table-cell office:value-type="string">
            <text:p>Parks Mall - Mixed</text:p>
          </table:table-cell>
          <table:table-cell office:value-type="float" office:value="6.22">
            <text:p>6.22</text:p>
          </table:table-cell>
          <table:table-cell office:value-type="float" office:value="1004">
            <text:p>1004</text:p>
          </table:table-cell>
          <table:table-cell office:value-type="float" office:value="17209">
            <text:p>17209</text:p>
          </table:table-cell>
          <table:table-cell table:formula="of:=[.R119]-[.Q119]" office:value-type="float" office:value="16205">
            <text:p>16205</text:p>
          </table:table-cell>
          <table:table-cell table:formula="of:=124/60" office:value-type="float" office:value="2.06666666666667">
            <text:p>2.07</text:p>
          </table:table-cell>
          <table:table-cell table:formula="of:=131/60" office:value-type="float" office:value="2.18333333333333">
            <text:p>2.18</text:p>
          </table:table-cell>
          <table:table-cell table:formula="of:=[.U119]-[.T119]" office:value-type="float" office:value="0.116666666666666">
            <text:p>0.12</text:p>
          </table:table-cell>
          <table:table-cell table:formula="of:=[.P119]/[.T119]" office:value-type="float" office:value="3.00967741935484">
            <text:p>3.01</text:p>
          </table:table-cell>
          <table:table-cell office:value-type="float" office:value="2">
            <text:p>2</text:p>
          </table:table-cell>
          <table:table-cell table:formula="of:=[.P119]/[.X119]" office:value-type="float" office:value="3.11">
            <text:p>3.11</text:p>
          </table:table-cell>
          <table:table-cell table:formula="of:=19+59/60" office:value-type="float" office:value="19.9833333333333">
            <text:p>19.98</text:p>
          </table:table-cell>
          <table:table-cell office:value-type="float" office:value="164">
            <text:p>164</text:p>
          </table:table-cell>
          <table:table-cell office:value-type="float" office:value="1419">
            <text:p>1419</text:p>
          </table:table-cell>
          <table:table-cell office:value-type="float" office:value="132">
            <text:p>132</text:p>
          </table:table-cell>
          <table:table-cell table:style-name="ce5" office:value-type="float" office:value="156">
            <text:p>156</text:p>
          </table:table-cell>
          <table:table-cell table:formula="of:=16+56/60" office:value-type="float" office:value="16.9333333333333">
            <text:p>16.93</text:p>
          </table:table-cell>
          <table:table-cell table:formula="of:=21+2/60" office:value-type="float" office:value="21.0333333333333">
            <text:p>21.03</text:p>
          </table:table-cell>
          <table:table-cell table:formula="of:=20+51/60" office:value-type="float" office:value="20.85">
            <text:p>20.85</text:p>
          </table:table-cell>
          <table:table-cell table:formula="of:=19+20/60" office:value-type="float" office:value="19.3333333333333">
            <text:p>19.33</text:p>
          </table:table-cell>
          <table:table-cell table:formula="of:=20+24/60" office:value-type="float" office:value="20.4">
            <text:p>20.40</text:p>
          </table:table-cell>
          <table:table-cell table:formula="of:=20+58.9/60" office:value-type="float" office:value="20.9816666666667">
            <text:p>20.98</text:p>
          </table:table-cell>
          <table:table-cell table:formula="of:=60/2.8" office:value-type="float" office:value="21.4285714285714">
            <text:p>21.4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table:formula="of:=1+27/60" office:value-type="float" office:value="1.45">
            <text:p>1.45</text:p>
          </table:table-cell>
          <table:table-cell table:formula="of:=11+15/60" office:value-type="float" office:value="11.25">
            <text:p>11.25</text:p>
          </table:table-cell>
          <table:table-cell table:formula="of:=37+4/60" office:value-type="float" office:value="37.0666666666667">
            <text:p>37.07</text:p>
          </table:table-cell>
          <table:table-cell table:formula="of:=74+33/60" office:value-type="float" office:value="74.55">
            <text:p>74.55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19]+1" office:value-type="float" office:value="652">
            <text:p>652</text:p>
          </table:table-cell>
          <table:table-cell office:value-type="float" office:value="43999.4756944444">
            <text:p>6/17/20 11:2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string">
            <text:p>SSE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6.45">
            <text:p>6.45</text:p>
          </table:table-cell>
          <table:table-cell office:value-type="float" office:value="813">
            <text:p>813</text:p>
          </table:table-cell>
          <table:table-cell office:value-type="float" office:value="17264">
            <text:p>17264</text:p>
          </table:table-cell>
          <table:table-cell table:formula="of:=[.R120]-[.Q120]" office:value-type="float" office:value="16451">
            <text:p>16451</text:p>
          </table:table-cell>
          <table:table-cell table:formula="of:=135/60" office:value-type="float" office:value="2.25">
            <text:p>2.25</text:p>
          </table:table-cell>
          <table:table-cell table:formula="of:=156/60" office:value-type="float" office:value="2.6">
            <text:p>2.60</text:p>
          </table:table-cell>
          <table:table-cell table:formula="of:=[.U120]-[.T120]" office:value-type="float" office:value="0.35">
            <text:p>0.35</text:p>
          </table:table-cell>
          <table:table-cell table:formula="of:=[.P120]/[.T120]" office:value-type="float" office:value="2.86666666666667">
            <text:p>2.87</text:p>
          </table:table-cell>
          <table:table-cell office:value-type="float" office:value="2">
            <text:p>2</text:p>
          </table:table-cell>
          <table:table-cell table:formula="of:=[.P120]/[.X120]" office:value-type="float" office:value="3.225">
            <text:p>3.23</text:p>
          </table:table-cell>
          <table:table-cell table:formula="of:=20+55/60" office:value-type="float" office:value="20.9166666666667">
            <text:p>20.92</text:p>
          </table:table-cell>
          <table:table-cell office:value-type="float" office:value="138">
            <text:p>138</text:p>
          </table:table-cell>
          <table:table-cell office:value-type="float" office:value="1200">
            <text:p>1200</text:p>
          </table:table-cell>
          <table:table-cell office:value-type="float" office:value="121">
            <text:p>121</text:p>
          </table:table-cell>
          <table:table-cell table:style-name="ce5" office:value-type="float" office:value="143">
            <text:p>143</text:p>
          </table:table-cell>
          <table:table-cell table:formula="of:=18+57/60" office:value-type="float" office:value="18.95">
            <text:p>18.95</text:p>
          </table:table-cell>
          <table:table-cell table:formula="of:=21+51/60" office:value-type="float" office:value="21.85">
            <text:p>21.85</text:p>
          </table:table-cell>
          <table:table-cell table:formula="of:=21+55/60" office:value-type="float" office:value="21.9166666666667">
            <text:p>21.92</text:p>
          </table:table-cell>
          <table:table-cell table:formula="of:=21+30/60" office:value-type="float" office:value="21.5">
            <text:p>21.50</text:p>
          </table:table-cell>
          <table:table-cell table:formula="of:=20+6/60" office:value-type="float" office:value="20.1">
            <text:p>20.10</text:p>
          </table:table-cell>
          <table:table-cell table:formula="of:=21+45/60" office:value-type="float" office:value="21.75">
            <text:p>21.75</text:p>
          </table:table-cell>
          <table:table-cell table:formula="of:=60/2.9" office:value-type="float" office:value="20.6896551724138">
            <text:p>20.6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.00</text:p>
          </table:table-cell>
          <table:table-cell table:formula="of:=11+9/60" office:value-type="float" office:value="11.15">
            <text:p>11.15</text:p>
          </table:table-cell>
          <table:table-cell table:formula="of:=34+10/60" office:value-type="float" office:value="34.1666666666667">
            <text:p>34.17</text:p>
          </table:table-cell>
          <table:table-cell table:formula="of:=78+24/60" office:value-type="float" office:value="78.4">
            <text:p>78.40</text:p>
          </table:table-cell>
          <table:table-cell table:formula="of:=11+23/60" office:value-type="float" office:value="11.3833333333333">
            <text:p>11.38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20]+1" office:value-type="float" office:value="653">
            <text:p>653</text:p>
          </table:table-cell>
          <table:table-cell office:value-type="float" office:value="44000.4576388889">
            <text:p>6/18/20 10:5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86;89)" office:value-type="float" office:value="87.5">
            <text:p>88</text:p>
          </table:table-cell>
          <table:table-cell office:value-type="float" office:value="66">
            <text:p>66</text:p>
          </table:table-cell>
          <table:table-cell table:formula="of:=AVERAGE(49;46)" office:value-type="float" office:value="47.5">
            <text:p>48</text:p>
          </table:table-cell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6.64">
            <text:p>6.64</text:p>
          </table:table-cell>
          <table:table-cell office:value-type="float" office:value="808">
            <text:p>808</text:p>
          </table:table-cell>
          <table:table-cell office:value-type="float" office:value="18058">
            <text:p>18058</text:p>
          </table:table-cell>
          <table:table-cell table:formula="of:=[.R121]-[.Q121]" office:value-type="float" office:value="17250">
            <text:p>17250</text:p>
          </table:table-cell>
          <table:table-cell table:formula="of:=133/60" office:value-type="float" office:value="2.21666666666667">
            <text:p>2.22</text:p>
          </table:table-cell>
          <table:table-cell table:formula="of:=140/60" office:value-type="float" office:value="2.33333333333333">
            <text:p>2.33</text:p>
          </table:table-cell>
          <table:table-cell table:formula="of:=[.U121]-[.T121]" office:value-type="float" office:value="0.116666666666667">
            <text:p>0.12</text:p>
          </table:table-cell>
          <table:table-cell table:formula="of:=[.P121]/[.T121]" office:value-type="float" office:value="2.99548872180451">
            <text:p>3.00</text:p>
          </table:table-cell>
          <table:table-cell office:value-type="float" office:value="2">
            <text:p>2</text:p>
          </table:table-cell>
          <table:table-cell table:formula="of:=[.P121]/[.X121]" office:value-type="float" office:value="3.32">
            <text:p>3.32</text:p>
          </table:table-cell>
          <table:table-cell table:formula="of:=20+2/60" office:value-type="float" office:value="20.0333333333333">
            <text:p>20.03</text:p>
          </table:table-cell>
          <table:table-cell office:value-type="float" office:value="395">
            <text:p>395</text:p>
          </table:table-cell>
          <table:table-cell office:value-type="float" office:value="1266">
            <text:p>1266</text:p>
          </table:table-cell>
          <table:table-cell office:value-type="float" office:value="126">
            <text:p>126</text:p>
          </table:table-cell>
          <table:table-cell table:style-name="ce5" office:value-type="float" office:value="149">
            <text:p>149</text:p>
          </table:table-cell>
          <table:table-cell table:formula="of:=18+17/60" office:value-type="float" office:value="18.2833333333333">
            <text:p>18.28</text:p>
          </table:table-cell>
          <table:table-cell table:formula="of:=21+13/60" office:value-type="float" office:value="21.2166666666667">
            <text:p>21.22</text:p>
          </table:table-cell>
          <table:table-cell table:formula="of:=20+43/60" office:value-type="float" office:value="20.7166666666667">
            <text:p>20.72</text:p>
          </table:table-cell>
          <table:table-cell table:formula="of:=19+2/60" office:value-type="float" office:value="19.0333333333333">
            <text:p>19.03</text:p>
          </table:table-cell>
          <table:table-cell table:formula="of:=18+55/60" office:value-type="float" office:value="18.9166666666667">
            <text:p>18.92</text:p>
          </table:table-cell>
          <table:table-cell table:formula="of:=20+16/60" office:value-type="float" office:value="20.2666666666667">
            <text:p>20.27</text:p>
          </table:table-cell>
          <table:table-cell table:formula="of:=60/2.6" office:value-type="float" office:value="23.0769230769231">
            <text:p>23.0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0.11/60" office:value-type="float" office:value="0.00183333333333333">
            <text:p>0.00</text:p>
          </table:table-cell>
          <table:table-cell table:formula="of:=3+57/60" office:value-type="float" office:value="3.95">
            <text:p>3.95</text:p>
          </table:table-cell>
          <table:table-cell office:value-type="float" office:value="25">
            <text:p>25.00</text:p>
          </table:table-cell>
          <table:table-cell table:formula="of:=71+42/60" office:value-type="float" office:value="71.7">
            <text:p>71.70</text:p>
          </table:table-cell>
          <table:table-cell table:formula="of:=32+14/60" office:value-type="float" office:value="32.2333333333333">
            <text:p>32.23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21]+1" office:value-type="float" office:value="654">
            <text:p>654</text:p>
          </table:table-cell>
          <table:table-cell office:value-type="float" office:value="44001.4534722222">
            <text:p>6/19/20 10:53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/>
          <table:table-cell office:value-type="string">
            <text:p>Fair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string">
            <text:p>S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table:number-columns-repeated="1011"/>
        </table:table-row>
        <table:table-row table:style-name="ro1">
          <table:table-cell table:formula="of:=[.A122]+1" office:value-type="float" office:value="655">
            <text:p>655</text:p>
          </table:table-cell>
          <table:table-cell office:value-type="float" office:value="44002.5423611111">
            <text:p>6/20/20 13:0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table:formula="of:=AVERAGE(62;58)" office:value-type="float" office:value="60">
            <text:p>60</text:p>
          </table:table-cell>
          <table:table-cell office:value-type="string">
            <text:p>S</text:p>
          </table:table-cell>
          <table:table-cell table:formula="of:=AVERAGE(9;6)" office:value-type="float" office:value="7.5">
            <text:p>8</text:p>
          </table:table-cell>
          <table:table-cell office:value-type="float" office:value="0">
            <text:p>0</text:p>
          </table:table-cell>
          <table:table-cell office:value-type="string">
            <text:p>Good</text:p>
          </table:table-cell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7.04">
            <text:p>7.04</text:p>
          </table:table-cell>
          <table:table-cell table:number-columns-repeated="3"/>
          <table:table-cell table:formula="of:=(120+23)/60" office:value-type="float" office:value="2.38333333333333">
            <text:p>2.38</text:p>
          </table:table-cell>
          <table:table-cell table:formula="of:=(120+30)/60" office:value-type="float" office:value="2.5">
            <text:p>2.50</text:p>
          </table:table-cell>
          <table:table-cell table:formula="of:=[.U123]-[.T123]" office:value-type="float" office:value="0.116666666666667">
            <text:p>0.12</text:p>
          </table:table-cell>
          <table:table-cell table:formula="of:=[.P123]/[.T123]" office:value-type="float" office:value="2.95384615384615">
            <text:p>2.95</text:p>
          </table:table-cell>
          <table:table-cell office:value-type="float" office:value="2">
            <text:p>2</text:p>
          </table:table-cell>
          <table:table-cell table:formula="of:=[.P123]/[.X123]" office:value-type="float" office:value="3.52">
            <text:p>3.52</text:p>
          </table:table-cell>
          <table:table-cell table:formula="of:=20+19/60" office:value-type="float" office:value="20.3166666666667">
            <text:p>20.32</text:p>
          </table:table-cell>
          <table:table-cell office:value-type="float" office:value="128">
            <text:p>128</text:p>
          </table:table-cell>
          <table:table-cell office:value-type="float" office:value="785">
            <text:p>785</text:p>
          </table:table-cell>
          <table:table-cell office:value-type="float" office:value="94">
            <text:p>94</text:p>
          </table:table-cell>
          <table:table-cell table:style-name="ce5" office:value-type="float" office:value="127">
            <text:p>127</text:p>
          </table:table-cell>
          <table:table-cell table:formula="of:=19+33/60" office:value-type="float" office:value="19.55">
            <text:p>19.55</text:p>
          </table:table-cell>
          <table:table-cell table:formula="of:=19+18/60" office:value-type="float" office:value="19.3">
            <text:p>19.30</text:p>
          </table:table-cell>
          <table:table-cell table:formula="of:=19+37/60" office:value-type="float" office:value="19.6166666666667">
            <text:p>19.62</text:p>
          </table:table-cell>
          <table:table-cell table:formula="of:=21+54/60" office:value-type="float" office:value="21.9">
            <text:p>21.90</text:p>
          </table:table-cell>
          <table:table-cell table:formula="of:=20+16/60" office:value-type="float" office:value="20.2666666666667">
            <text:p>20.27</text:p>
          </table:table-cell>
          <table:table-cell table:formula="of:=19+34/60" office:value-type="float" office:value="19.5666666666667">
            <text:p>19.57</text:p>
          </table:table-cell>
          <table:table-cell table:formula="of:=21+17/60" office:value-type="float" office:value="21.2833333333333">
            <text:p>21.28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formula="of:=35+11/60" office:value-type="float" office:value="35.1833333333333">
            <text:p>35.18</text:p>
          </table:table-cell>
          <table:table-cell table:formula="of:=86+30/60" office:value-type="float" office:value="86.5">
            <text:p>86.50</text:p>
          </table:table-cell>
          <table:table-cell table:formula="of:=18+2/60" office:value-type="float" office:value="18.0333333333333">
            <text:p>18.03</text:p>
          </table:table-cell>
          <table:table-cell table:formula="of:=57/60" office:value-type="float" office:value="0.95">
            <text:p>0.95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23]+1" office:value-type="float" office:value="656">
            <text:p>656</text:p>
          </table:table-cell>
          <table:table-cell office:value-type="float" office:value="44003.6395833333">
            <text:p>6/21/20 15:2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81+7*(3.3/6)" office:value-type="float" office:value="84.85">
            <text:p>85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string">
            <text:p>WNW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3">
            <text:p>3.00</text:p>
          </table:table-cell>
          <table:table-cell office:value-type="float" office:value="1025">
            <text:p>1025</text:p>
          </table:table-cell>
          <table:table-cell office:value-type="float" office:value="9200">
            <text:p>9200</text:p>
          </table:table-cell>
          <table:table-cell table:formula="of:=[.R124]-[.Q124]" office:value-type="float" office:value="8175">
            <text:p>8175</text:p>
          </table:table-cell>
          <table:table-cell table:formula="of:=63/60" office:value-type="float" office:value="1.05">
            <text:p>1.05</text:p>
          </table:table-cell>
          <table:table-cell table:formula="of:=1+4/60" office:value-type="float" office:value="1.06666666666667">
            <text:p>1.07</text:p>
          </table:table-cell>
          <table:table-cell table:formula="of:=[.U124]-[.T124]" office:value-type="float" office:value="0.0166666666666666">
            <text:p>0.02</text:p>
          </table:table-cell>
          <table:table-cell table:formula="of:=[.P124]/[.T124]" office:value-type="float" office:value="2.85714285714286">
            <text:p>2.86</text:p>
          </table:table-cell>
          <table:table-cell office:value-type="float" office:value="2">
            <text:p>2</text:p>
          </table:table-cell>
          <table:table-cell table:formula="of:=[.P124]/[.X124]" office:value-type="float" office:value="1.5">
            <text:p>1.50</text:p>
          </table:table-cell>
          <table:table-cell table:formula="of:=19+5/60" office:value-type="float" office:value="19.0833333333333">
            <text:p>19.08</text:p>
          </table:table-cell>
          <table:table-cell office:value-type="float" office:value="75">
            <text:p>75</text:p>
          </table:table-cell>
          <table:table-cell office:value-type="float" office:value="614">
            <text:p>614</text:p>
          </table:table-cell>
          <table:table-cell office:value-type="float" office:value="122">
            <text:p>122</text:p>
          </table:table-cell>
          <table:table-cell table:style-name="ce5" office:value-type="float" office:value="143">
            <text:p>143</text:p>
          </table:table-cell>
          <table:table-cell table:formula="of:=16+28/60" office:value-type="float" office:value="16.4666666666667">
            <text:p>16.47</text:p>
          </table:table-cell>
          <table:table-cell table:formula="of:=18+2/60" office:value-type="float" office:value="18.0333333333333">
            <text:p>18.03</text:p>
          </table:table-cell>
          <table:table-cell table:formula="of:=21+32/60" office:value-type="float" office:value="21.5333333333333">
            <text:p>21.53</text:p>
          </table:table-cell>
          <table:table-cell table:formula="of:=60/2.6" office:value-type="float" office:value="23.0769230769231">
            <text:p>23.08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.00</text:p>
          </table:table-cell>
          <table:table-cell table:formula="of:=6+55/60" office:value-type="float" office:value="6.91666666666667">
            <text:p>6.92</text:p>
          </table:table-cell>
          <table:table-cell table:formula="of:=10.5" office:value-type="float" office:value="10.5">
            <text:p>10.50</text:p>
          </table:table-cell>
          <table:table-cell table:formula="of:=40+15/60" office:value-type="float" office:value="40.25">
            <text:p>40.25</text:p>
          </table:table-cell>
          <table:table-cell table:formula="of:=5+17/60" office:value-type="float" office:value="5.28333333333333">
            <text:p>5.28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24]+1" office:value-type="float" office:value="657">
            <text:p>657</text:p>
          </table:table-cell>
          <table:table-cell office:value-type="float" office:value="44004.4861111111">
            <text:p>6/22/20 11: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86;88;91)" office:value-type="float" office:value="88.3333333333333">
            <text:p>88</text:p>
          </table:table-cell>
          <table:table-cell table:formula="of:=AVERAGE(66;67;69)" office:value-type="float" office:value="67.3333333333333">
            <text:p>67</text:p>
          </table:table-cell>
          <table:table-cell table:formula="of:=AVERAGE(51;49;48)" office:value-type="float" office:value="49.3333333333333">
            <text:p>49</text:p>
          </table:table-cell>
          <table:table-cell office:value-type="string">
            <text:p>S</text:p>
          </table:table-cell>
          <table:table-cell table:formula="of:=AVERAGE(16;0;19)" office:value-type="float" office:value="11.6666666666667">
            <text:p>12</text:p>
          </table:table-cell>
          <table:table-cell table:formula="of:=AVERAGE(24;0;0)" office:value-type="float" office:value="8">
            <text:p>8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Mixed</text:p>
          </table:table-cell>
          <table:table-cell office:value-type="float" office:value="6.8">
            <text:p>6.80</text:p>
          </table:table-cell>
          <table:table-cell office:value-type="float" office:value="1277">
            <text:p>1277</text:p>
          </table:table-cell>
          <table:table-cell office:value-type="float" office:value="18696">
            <text:p>18696</text:p>
          </table:table-cell>
          <table:table-cell table:formula="of:=[.R125]-[.Q125]" office:value-type="float" office:value="17419">
            <text:p>17419</text:p>
          </table:table-cell>
          <table:table-cell table:formula="of:=(120+17)/60" office:value-type="float" office:value="2.28333333333333">
            <text:p>2.28</text:p>
          </table:table-cell>
          <table:table-cell table:formula="of:=(120+24)/60" office:value-type="float" office:value="2.4">
            <text:p>2.40</text:p>
          </table:table-cell>
          <table:table-cell table:formula="of:=[.U125]-[.T125]" office:value-type="float" office:value="0.116666666666667">
            <text:p>0.12</text:p>
          </table:table-cell>
          <table:table-cell table:formula="of:=[.P125]/[.T125]" office:value-type="float" office:value="2.97810218978102">
            <text:p>2.98</text:p>
          </table:table-cell>
          <table:table-cell office:value-type="float" office:value="2">
            <text:p>2</text:p>
          </table:table-cell>
          <table:table-cell table:formula="of:=[.P125]/[.X125]" office:value-type="float" office:value="3.4">
            <text:p>3.40</text:p>
          </table:table-cell>
          <table:table-cell table:formula="of:=20+11/60" office:value-type="float" office:value="20.1833333333333">
            <text:p>20.18</text:p>
          </table:table-cell>
          <table:table-cell office:value-type="float" office:value="358">
            <text:p>358</text:p>
          </table:table-cell>
          <table:table-cell office:value-type="float" office:value="730">
            <text:p>730</text:p>
          </table:table-cell>
          <table:table-cell office:value-type="float" office:value="93">
            <text:p>93</text:p>
          </table:table-cell>
          <table:table-cell table:style-name="ce5" office:value-type="float" office:value="130">
            <text:p>130</text:p>
          </table:table-cell>
          <table:table-cell table:formula="of:=17+39/60" office:value-type="float" office:value="17.65">
            <text:p>17.65</text:p>
          </table:table-cell>
          <table:table-cell table:formula="of:=19+41/60" office:value-type="float" office:value="19.6833333333333">
            <text:p>19.68</text:p>
          </table:table-cell>
          <table:table-cell table:formula="of:=19+57/60" office:value-type="float" office:value="19.95">
            <text:p>19.95</text:p>
          </table:table-cell>
          <table:table-cell table:formula="of:=20+38/60" office:value-type="float" office:value="20.6333333333333">
            <text:p>20.63</text:p>
          </table:table-cell>
          <table:table-cell table:formula="of:=19+41/60" office:value-type="float" office:value="19.6833333333333">
            <text:p>19.68</text:p>
          </table:table-cell>
          <table:table-cell table:formula="of:=19+32/60" office:value-type="float" office:value="19.5333333333333">
            <text:p>19.53</text:p>
          </table:table-cell>
          <table:table-cell table:formula="of:=60/2.4" office:value-type="float" office:value="25">
            <text:p>25.0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39+18/60" office:value-type="float" office:value="39.3">
            <text:p>39.30</text:p>
          </table:table-cell>
          <table:table-cell table:formula="of:=86+17/60" office:value-type="float" office:value="86.2833333333333">
            <text:p>86.28</text:p>
          </table:table-cell>
          <table:table-cell table:formula="of:=10+39/60" office:value-type="float" office:value="10.65">
            <text:p>10.65</text:p>
          </table:table-cell>
          <table:table-cell table:formula="of:=0.75" office:value-type="float" office:value="0.75">
            <text:p>0.75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25]+1" office:value-type="float" office:value="658">
            <text:p>658</text:p>
          </table:table-cell>
          <table:table-cell office:value-type="float" office:value="44005.5104166667">
            <text:p>6/23/20 12:1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table:formula="of:=AVERAGE(79;74)" office:value-type="float" office:value="76.5">
            <text:p>77</text:p>
          </table:table-cell>
          <table:table-cell office:value-type="string">
            <text:p>WNW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3 laps</text:p>
          </table:table-cell>
          <table:table-cell office:value-type="float" office:value="4.33">
            <text:p>4.33</text:p>
          </table:table-cell>
          <table:table-cell office:value-type="float" office:value="994">
            <text:p>994</text:p>
          </table:table-cell>
          <table:table-cell office:value-type="float" office:value="15491">
            <text:p>15491</text:p>
          </table:table-cell>
          <table:table-cell table:formula="of:=[.R126]-[.Q126]" office:value-type="float" office:value="14497">
            <text:p>14497</text:p>
          </table:table-cell>
          <table:table-cell table:formula="of:=(60+48)/60" office:value-type="float" office:value="1.8">
            <text:p>1.80</text:p>
          </table:table-cell>
          <table:table-cell office:value-type="float" office:value="1.83333333333333">
            <text:p>1.83</text:p>
          </table:table-cell>
          <table:table-cell table:formula="of:=[.U126]-[.T126]" office:value-type="float" office:value="0.0333333333333332">
            <text:p>0.03</text:p>
          </table:table-cell>
          <table:table-cell table:formula="of:=[.P126]/[.T126]" office:value-type="float" office:value="2.40555555555556">
            <text:p>2.41</text:p>
          </table:table-cell>
          <table:table-cell office:value-type="float" office:value="3">
            <text:p>3</text:p>
          </table:table-cell>
          <table:table-cell table:formula="of:=[.P126]/[.X126]" office:value-type="float" office:value="1.44333333333333">
            <text:p>1.44</text:p>
          </table:table-cell>
          <table:table-cell table:formula="of:=25+8/60" office:value-type="float" office:value="25.1333333333333">
            <text:p>25.13</text:p>
          </table:table-cell>
          <table:table-cell office:value-type="float" office:value="36">
            <text:p>36</text:p>
          </table:table-cell>
          <table:table-cell office:value-type="float" office:value="773">
            <text:p>773</text:p>
          </table:table-cell>
          <table:table-cell office:value-type="float" office:value="108">
            <text:p>108</text:p>
          </table:table-cell>
          <table:table-cell table:style-name="ce5" office:value-type="float" office:value="136">
            <text:p>136</text:p>
          </table:table-cell>
          <table:table-cell table:formula="of:=24+34/60" office:value-type="float" office:value="24.5666666666667">
            <text:p>24.57</text:p>
          </table:table-cell>
          <table:table-cell table:formula="of:=26+22/60" office:value-type="float" office:value="26.3666666666667">
            <text:p>26.37</text:p>
          </table:table-cell>
          <table:table-cell table:formula="of:=23+16/60" office:value-type="float" office:value="23.2666666666667">
            <text:p>23.27</text:p>
          </table:table-cell>
          <table:table-cell table:formula="of:=25+39/60" office:value-type="float" office:value="25.65">
            <text:p>25.65</text:p>
          </table:table-cell>
          <table:table-cell table:formula="of:=60/2.4" office:value-type="float" office:value="25">
            <text:p>25.0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5+27/60" office:value-type="float" office:value="5.45">
            <text:p>5.45</text:p>
          </table:table-cell>
          <table:table-cell table:formula="of:=31+9/60" office:value-type="float" office:value="31.15">
            <text:p>31.15</text:p>
          </table:table-cell>
          <table:table-cell table:formula="of:=47+1/60" office:value-type="float" office:value="47.0166666666667">
            <text:p>47.02</text:p>
          </table:table-cell>
          <table:table-cell table:formula="of:=24+47/60" office:value-type="float" office:value="24.7833333333333">
            <text:p>24.78</text:p>
          </table:table-cell>
          <table:table-cell table:formula="of:=16/60" office:value-type="float" office:value="0.266666666666667">
            <text:p>0.27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26]+1" office:value-type="float" office:value="659">
            <text:p>659</text:p>
          </table:table-cell>
          <table:table-cell office:value-type="float" office:value="44006.4479166667">
            <text:p>6/24/20 10:4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85;87)" office:value-type="float" office:value="86">
            <text:p>86</text:p>
          </table:table-cell>
          <table:table-cell office:value-type="float" office:value="67">
            <text:p>67</text:p>
          </table:table-cell>
          <table:table-cell table:formula="of:=AVERAGE(51;47)" office:value-type="float" office:value="49">
            <text:p>49</text:p>
          </table:table-cell>
          <table:table-cell office:value-type="string">
            <text:p>NNE</text:p>
          </table:table-cell>
          <table:table-cell table:formula="of:=AVERAGE(12;9)" office:value-type="float" office:value="10.5">
            <text:p>11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RBX</text:p>
          </table:table-cell>
          <table:table-cell office:value-type="string">
            <text:p>Parks Mall - Mixed</text:p>
          </table:table-cell>
          <table:table-cell office:value-type="float" office:value="7.18">
            <text:p>7.18</text:p>
          </table:table-cell>
          <table:table-cell office:value-type="float" office:value="1763">
            <text:p>1763</text:p>
          </table:table-cell>
          <table:table-cell office:value-type="float" office:value="19883">
            <text:p>19883</text:p>
          </table:table-cell>
          <table:table-cell table:formula="of:=[.R127]-[.Q127]" office:value-type="float" office:value="18120">
            <text:p>18120</text:p>
          </table:table-cell>
          <table:table-cell table:formula="of:=(120+28)/60" office:value-type="float" office:value="2.46666666666667">
            <text:p>2.47</text:p>
          </table:table-cell>
          <table:table-cell table:formula="of:=(120+40)/60" office:value-type="float" office:value="2.66666666666667">
            <text:p>2.67</text:p>
          </table:table-cell>
          <table:table-cell table:formula="of:=[.U127]-[.T127]" office:value-type="float" office:value="0.2">
            <text:p>0.20</text:p>
          </table:table-cell>
          <table:table-cell table:formula="of:=[.P127]/[.T127]" office:value-type="float" office:value="2.91081081081081">
            <text:p>2.91</text:p>
          </table:table-cell>
          <table:table-cell office:value-type="float" office:value="3">
            <text:p>3</text:p>
          </table:table-cell>
          <table:table-cell table:formula="of:=[.P127]/[.X127]" office:value-type="float" office:value="2.39333333333333">
            <text:p>2.39</text:p>
          </table:table-cell>
          <table:table-cell table:formula="of:=20+36/60" office:value-type="float" office:value="20.6">
            <text:p>20.60</text:p>
          </table:table-cell>
          <table:table-cell office:value-type="float" office:value="187">
            <text:p>187</text:p>
          </table:table-cell>
          <table:table-cell office:value-type="float" office:value="788">
            <text:p>788</text:p>
          </table:table-cell>
          <table:table-cell office:value-type="float" office:value="82">
            <text:p>82</text:p>
          </table:table-cell>
          <table:table-cell table:style-name="ce5" office:value-type="float" office:value="117">
            <text:p>117</text:p>
          </table:table-cell>
          <table:table-cell table:formula="of:=17+30/60" office:value-type="float" office:value="17.5">
            <text:p>17.50</text:p>
          </table:table-cell>
          <table:table-cell table:formula="of:=20+47/60" office:value-type="float" office:value="20.7833333333333">
            <text:p>20.78</text:p>
          </table:table-cell>
          <table:table-cell table:formula="of:=20+48/60" office:value-type="float" office:value="20.8">
            <text:p>20.80</text:p>
          </table:table-cell>
          <table:table-cell table:formula="of:=22+5/60" office:value-type="float" office:value="22.0833333333333">
            <text:p>22.08</text:p>
          </table:table-cell>
          <table:table-cell table:formula="of:=16+57/60" office:value-type="float" office:value="16.95">
            <text:p>16.95</text:p>
          </table:table-cell>
          <table:table-cell table:formula="of:=21+31/60" office:value-type="float" office:value="21.5166666666667">
            <text:p>21.52</text:p>
          </table:table-cell>
          <table:table-cell table:formula="of:=23+32/60" office:value-type="float" office:value="23.5333333333333">
            <text:p>23.53</text:p>
          </table:table-cell>
          <table:table-cell table:formula="of:=60/2.5" office:value-type="float" office:value="24">
            <text:p>24.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41+7/60" office:value-type="float" office:value="41.1166666666667">
            <text:p>41.12</text:p>
          </table:table-cell>
          <table:table-cell table:formula="of:=26+16/60" office:value-type="float" office:value="26.2666666666667">
            <text:p>26.27</text:p>
          </table:table-cell>
          <table:table-cell table:formula="of:=20+31/60" office:value-type="float" office:value="20.5166666666667">
            <text:p>20.52</text:p>
          </table:table-cell>
          <table:table-cell table:number-columns-repeated="2"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27]+1" office:value-type="float" office:value="660">
            <text:p>660</text:p>
          </table:table-cell>
          <table:table-cell office:value-type="float" office:value="44007.4902777778">
            <text:p>6/25/20 11:4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3 laps</text:p>
          </table:table-cell>
          <table:table-cell office:value-type="float" office:value="4.51">
            <text:p>4.51</text:p>
          </table:table-cell>
          <table:table-cell table:number-columns-repeated="3"/>
          <table:table-cell table:formula="of:=106/60" office:value-type="float" office:value="1.76666666666667">
            <text:p>1.77</text:p>
          </table:table-cell>
          <table:table-cell table:formula="of:=108/60" office:value-type="float" office:value="1.8">
            <text:p>1.80</text:p>
          </table:table-cell>
          <table:table-cell table:formula="of:=[.U128]-[.T128]" office:value-type="float" office:value="0.0333333333333334">
            <text:p>0.03</text:p>
          </table:table-cell>
          <table:table-cell table:formula="of:=[.P128]/[.T128]" office:value-type="float" office:value="2.55283018867925">
            <text:p>2.55</text:p>
          </table:table-cell>
          <table:table-cell office:value-type="float" office:value="3">
            <text:p>3</text:p>
          </table:table-cell>
          <table:table-cell table:formula="of:=[.P128]/[.X128]" office:value-type="float" office:value="1.50333333333333">
            <text:p>1.50</text:p>
          </table:table-cell>
          <table:table-cell table:formula="of:=23+34/60" office:value-type="float" office:value="23.5666666666667">
            <text:p>23.57</text:p>
          </table:table-cell>
          <table:table-cell office:value-type="float" office:value="56">
            <text:p>56</text:p>
          </table:table-cell>
          <table:table-cell office:value-type="float" office:value="995">
            <text:p>995</text:p>
          </table:table-cell>
          <table:table-cell office:value-type="float" office:value="116">
            <text:p>116</text:p>
          </table:table-cell>
          <table:table-cell table:style-name="ce5" office:value-type="float" office:value="143">
            <text:p>143</text:p>
          </table:table-cell>
          <table:table-cell table:formula="of:=24+18/60" office:value-type="float" office:value="24.3">
            <text:p>24.30</text:p>
          </table:table-cell>
          <table:table-cell table:formula="of:=24+21/60" office:value-type="float" office:value="24.35">
            <text:p>24.35</text:p>
          </table:table-cell>
          <table:table-cell table:formula="of:=22+57/60" office:value-type="float" office:value="22.95">
            <text:p>22.95</text:p>
          </table:table-cell>
          <table:table-cell table:formula="of:=24+11/60" office:value-type="float" office:value="24.1833333333333">
            <text:p>24.18</text:p>
          </table:table-cell>
          <table:table-cell table:formula="of:=60/2.9" office:value-type="float" office:value="20.6896551724138">
            <text:p>20.6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.00</text:p>
          </table:table-cell>
          <table:table-cell table:formula="of:=15+31/60" office:value-type="float" office:value="15.5166666666667">
            <text:p>15.52</text:p>
          </table:table-cell>
          <table:table-cell table:formula="of:=34+5/60" office:value-type="float" office:value="34.0833333333333">
            <text:p>34.08</text:p>
          </table:table-cell>
          <table:table-cell table:formula="of:=55+49/60" office:value-type="float" office:value="55.8166666666667">
            <text:p>55.82</text:p>
          </table:table-cell>
          <table:table-cell table:formula="of:=49/60" office:value-type="float" office:value="0.816666666666667">
            <text:p>0.82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44008.48125">
            <text:p>6/26/20 11:3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table:formula="of:=AVERAGE(86;90;91)" office:value-type="float" office:value="89">
            <text:p>89</text:p>
          </table:table-cell>
          <table:table-cell table:formula="of:=AVERAGE(71;70;71)" office:value-type="float" office:value="70.6666666666667">
            <text:p>71</text:p>
          </table:table-cell>
          <table:table-cell table:formula="of:=AVERAGE(61;55;52)" office:value-type="float" office:value="56">
            <text:p>56</text:p>
          </table:table-cell>
          <table:table-cell office:value-type="string">
            <text:p>S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string">
            <text:p>Bad</text:p>
          </table:table-cell>
          <table:table-cell office:value-type="string">
            <text:p>Skechers 2</text:p>
          </table:table-cell>
          <table:table-cell office:value-type="string">
            <text:p>Parks Mall - 4 laps</text:p>
          </table:table-cell>
          <table:table-cell office:value-type="float" office:value="5.85">
            <text:p>5.85</text:p>
          </table:table-cell>
          <table:table-cell office:value-type="float" office:value="720">
            <text:p>720</text:p>
          </table:table-cell>
          <table:table-cell office:value-type="float" office:value="19311">
            <text:p>19311</text:p>
          </table:table-cell>
          <table:table-cell table:formula="of:=[.R129]-[.Q129]" office:value-type="float" office:value="18591">
            <text:p>18591</text:p>
          </table:table-cell>
          <table:table-cell table:formula="of:=(120+27)/60" office:value-type="float" office:value="2.45">
            <text:p>2.45</text:p>
          </table:table-cell>
          <table:table-cell table:formula="of:=(120+33)/60" office:value-type="float" office:value="2.55">
            <text:p>2.55</text:p>
          </table:table-cell>
          <table:table-cell table:formula="of:=[.U129]-[.T129]" office:value-type="float" office:value="0.0999999999999996">
            <text:p>0.10</text:p>
          </table:table-cell>
          <table:table-cell table:formula="of:=[.P129]/[.T129]" office:value-type="float" office:value="2.38775510204082">
            <text:p>2.39</text:p>
          </table:table-cell>
          <table:table-cell office:value-type="float" office:value="4">
            <text:p>4</text:p>
          </table:table-cell>
          <table:table-cell table:formula="of:=[.P129]/[.X129]" office:value-type="float" office:value="1.4625">
            <text:p>1.46</text:p>
          </table:table-cell>
          <table:table-cell table:formula="of:=25+4/60" office:value-type="float" office:value="25.0666666666667">
            <text:p>25.07</text:p>
          </table:table-cell>
          <table:table-cell office:value-type="float" office:value="85">
            <text:p>85</text:p>
          </table:table-cell>
          <table:table-cell office:value-type="float" office:value="647">
            <text:p>647</text:p>
          </table:table-cell>
          <table:table-cell office:value-type="float" office:value="82">
            <text:p>82</text:p>
          </table:table-cell>
          <table:table-cell table:style-name="ce5" office:value-type="float" office:value="111">
            <text:p>111</text:p>
          </table:table-cell>
          <table:table-cell table:formula="of:=26+37/60" office:value-type="float" office:value="26.6166666666667">
            <text:p>26.62</text:p>
          </table:table-cell>
          <table:table-cell table:formula="of:=25+6/60" office:value-type="float" office:value="25.1">
            <text:p>25.10</text:p>
          </table:table-cell>
          <table:table-cell table:formula="of:=25+34/60" office:value-type="float" office:value="25.5666666666667">
            <text:p>25.57</text:p>
          </table:table-cell>
          <table:table-cell table:formula="of:=22+3/60" office:value-type="float" office:value="22.05">
            <text:p>22.05</text:p>
          </table:table-cell>
          <table:table-cell table:formula="of:=24+49/60" office:value-type="float" office:value="24.8166666666667">
            <text:p>24.82</text:p>
          </table:table-cell>
          <table:table-cell table:formula="of:=60/2.3" office:value-type="float" office:value="26.0869565217391">
            <text:p>26.09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60+3/60" office:value-type="float" office:value="60.05">
            <text:p>60.05</text:p>
          </table:table-cell>
          <table:table-cell table:formula="of:=42+38/60" office:value-type="float" office:value="42.6333333333333">
            <text:p>42.63</text:p>
          </table:table-cell>
          <table:table-cell table:formula="of:=3+29/60" office:value-type="float" office:value="3.48333333333333">
            <text:p>3.48</text:p>
          </table:table-cell>
          <table:table-cell table:number-columns-repeated="2"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29]+1" office:value-type="float" office:value="662">
            <text:p>662</text:p>
          </table:table-cell>
          <table:table-cell office:value-type="float" office:value="44009.4583333333">
            <text:p>6/27/20 11:0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string">
            <text:p>Widespread Dust</text:p>
          </table:table-cell>
          <table:table-cell table:formula="of:=AVERAGE(86;89)" office:value-type="float" office:value="87.5">
            <text:p>88</text:p>
          </table:table-cell>
          <table:table-cell table:formula="of:=AVERAGE(71;72)" office:value-type="float" office:value="71.5">
            <text:p>72</text:p>
          </table:table-cell>
          <table:table-cell table:formula="of:=AVERAGE(61;57)" office:value-type="float" office:value="59">
            <text:p>59</text:p>
          </table:table-cell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3 laps</text:p>
          </table:table-cell>
          <table:table-cell office:value-type="float" office:value="4.56">
            <text:p>4.56</text:p>
          </table:table-cell>
          <table:table-cell office:value-type="float" office:value="751">
            <text:p>751</text:p>
          </table:table-cell>
          <table:table-cell office:value-type="float" office:value="14944">
            <text:p>14944</text:p>
          </table:table-cell>
          <table:table-cell table:formula="of:=[.R130]-[.Q130]" office:value-type="float" office:value="14193">
            <text:p>14193</text:p>
          </table:table-cell>
          <table:table-cell table:formula="of:=(60+45)/60" office:value-type="float" office:value="1.75">
            <text:p>1.75</text:p>
          </table:table-cell>
          <table:table-cell table:formula="of:=(60+ 47)/60" office:value-type="float" office:value="1.78333333333333">
            <text:p>1.78</text:p>
          </table:table-cell>
          <table:table-cell table:formula="of:=[.U130]-[.T130]" office:value-type="float" office:value="0.0333333333333334">
            <text:p>0.03</text:p>
          </table:table-cell>
          <table:table-cell table:formula="of:=[.P130]/[.T130]" office:value-type="float" office:value="2.60571428571429">
            <text:p>2.61</text:p>
          </table:table-cell>
          <table:table-cell office:value-type="float" office:value="3">
            <text:p>3</text:p>
          </table:table-cell>
          <table:table-cell table:formula="of:=[.P130]/[.X130]" office:value-type="float" office:value="1.52">
            <text:p>1.52</text:p>
          </table:table-cell>
          <table:table-cell table:formula="of:=22+59/60" office:value-type="float" office:value="22.9833333333333">
            <text:p>22.98</text:p>
          </table:table-cell>
          <table:table-cell office:value-type="float" office:value="171">
            <text:p>171</text:p>
          </table:table-cell>
          <table:table-cell office:value-type="float" office:value="817">
            <text:p>817</text:p>
          </table:table-cell>
          <table:table-cell office:value-type="float" office:value="113">
            <text:p>113</text:p>
          </table:table-cell>
          <table:table-cell table:style-name="ce5" office:value-type="float" office:value="147">
            <text:p>147</text:p>
          </table:table-cell>
          <table:table-cell table:formula="of:=26+9/60" office:value-type="float" office:value="26.15">
            <text:p>26.15</text:p>
          </table:table-cell>
          <table:table-cell table:formula="of:=26+3/60" office:value-type="float" office:value="26.05">
            <text:p>26.05</text:p>
          </table:table-cell>
          <table:table-cell table:formula="of:=20+30/60" office:value-type="float" office:value="20.5">
            <text:p>20.50</text:p>
          </table:table-cell>
          <table:table-cell table:formula="of:=19+2/60" office:value-type="float" office:value="19.0333333333333">
            <text:p>19.03</text:p>
          </table:table-cell>
          <table:table-cell table:formula="of:=60/2.6" office:value-type="float" office:value="23.0769230769231">
            <text:p>23.0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0+52/60" office:value-type="float" office:value="0.866666666666667">
            <text:p>0.87</text:p>
          </table:table-cell>
          <table:table-cell table:formula="of:=36+30/60" office:value-type="float" office:value="36.5">
            <text:p>36.50</text:p>
          </table:table-cell>
          <table:table-cell table:formula="of:=25+38/50" office:value-type="float" office:value="25.76">
            <text:p>25.76</text:p>
          </table:table-cell>
          <table:table-cell table:formula="of:=35+22/60" office:value-type="float" office:value="35.3666666666667">
            <text:p>35.37</text:p>
          </table:table-cell>
          <table:table-cell table:formula="of:=6+30/60" office:value-type="float" office:value="6.5">
            <text:p>6.5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30]+1" office:value-type="float" office:value="663">
            <text:p>663</text:p>
          </table:table-cell>
          <table:table-cell office:value-type="float" office:value="44010.4951388889">
            <text:p>6/28/20 11:53</text:p>
          </table:table-cell>
          <table:table-cell office:value-type="float" office:value="0">
            <text:p>0</text:p>
          </table:table-cell>
          <table:table-cell office:value-type="string">
            <text:p>Day off</text:p>
          </table:table-cell>
          <table:table-cell/>
          <table:table-cell office:value-type="string">
            <text:p>Mostly Cloudy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string">
            <text:p>S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string">
            <text:p>Bad</text:p>
          </table:table-cell>
          <table:table-cell table:number-columns-repeated="1011"/>
        </table:table-row>
        <table:table-row table:style-name="ro1">
          <table:table-cell table:formula="of:=[.A131]+1" office:value-type="float" office:value="664">
            <text:p>664</text:p>
          </table:table-cell>
          <table:table-cell office:value-type="float" office:value="44011.5055555556">
            <text:p>6/29/20 12:0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90;92)" office:value-type="float" office:value="91">
            <text:p>91</text:p>
          </table:table-cell>
          <table:table-cell table:formula="of:=AVERAGE(72;70)" office:value-type="float" office:value="71">
            <text:p>71</text:p>
          </table:table-cell>
          <table:table-cell table:formula="of:=AVERAGE(48;47)" office:value-type="float" office:value="47.5">
            <text:p>48</text:p>
          </table:table-cell>
          <table:table-cell office:value-type="string">
            <text:p>S</text:p>
          </table:table-cell>
          <table:table-cell table:formula="of:=AVERAGE(16;17)" office:value-type="float" office:value="16.5">
            <text:p>17</text:p>
          </table:table-cell>
          <table:table-cell table:formula="of:=AVERAGE(29;30)" office:value-type="float" office:value="29.5">
            <text:p>30</text:p>
          </table:table-cell>
          <table:table-cell office:value-type="string">
            <text:p>Bad</text:p>
          </table:table-cell>
          <table:table-cell office:value-type="string">
            <text:p>Skechers 2</text:p>
          </table:table-cell>
          <table:table-cell office:value-type="string">
            <text:p>Parks Mall - 3 laps</text:p>
          </table:table-cell>
          <table:table-cell office:value-type="float" office:value="4.25">
            <text:p>4.25</text:p>
          </table:table-cell>
          <table:table-cell office:value-type="float" office:value="854">
            <text:p>854</text:p>
          </table:table-cell>
          <table:table-cell office:value-type="float" office:value="14500">
            <text:p>14500</text:p>
          </table:table-cell>
          <table:table-cell table:formula="of:=[.R132]-[.Q132]" office:value-type="float" office:value="13646">
            <text:p>13646</text:p>
          </table:table-cell>
          <table:table-cell table:formula="of:=(60+49)/60" office:value-type="float" office:value="1.81666666666667">
            <text:p>1.82</text:p>
          </table:table-cell>
          <table:table-cell table:formula="of:=(60+53)/60" office:value-type="float" office:value="1.88333333333333">
            <text:p>1.88</text:p>
          </table:table-cell>
          <table:table-cell table:formula="of:=[.U132]-[.T132]" office:value-type="float" office:value="0.0666666666666667">
            <text:p>0.07</text:p>
          </table:table-cell>
          <table:table-cell table:formula="of:=[.P132]/[.T132]" office:value-type="float" office:value="2.3394495412844">
            <text:p>2.34</text:p>
          </table:table-cell>
          <table:table-cell office:value-type="float" office:value="3">
            <text:p>3</text:p>
          </table:table-cell>
          <table:table-cell table:formula="of:=[.P132]/[.X132]" office:value-type="float" office:value="1.41666666666667">
            <text:p>1.42</text:p>
          </table:table-cell>
          <table:table-cell table:formula="of:=25+37/60" office:value-type="float" office:value="25.6166666666667">
            <text:p>25.62</text:p>
          </table:table-cell>
          <table:table-cell office:value-type="float" office:value="56">
            <text:p>56</text:p>
          </table:table-cell>
          <table:table-cell office:value-type="float" office:value="546">
            <text:p>546</text:p>
          </table:table-cell>
          <table:table-cell office:value-type="float" office:value="93">
            <text:p>93</text:p>
          </table:table-cell>
          <table:table-cell table:style-name="ce5" office:value-type="float" office:value="127">
            <text:p>127</text:p>
          </table:table-cell>
          <table:table-cell table:formula="of:=24+27/60" office:value-type="float" office:value="24.45">
            <text:p>24.45</text:p>
          </table:table-cell>
          <table:table-cell table:formula="of:=23+23/60" office:value-type="float" office:value="23.3833333333333">
            <text:p>23.38</text:p>
          </table:table-cell>
          <table:table-cell table:formula="of:=26+58/60" office:value-type="float" office:value="26.9666666666667">
            <text:p>26.97</text:p>
          </table:table-cell>
          <table:table-cell table:formula="of:=27+5/60" office:value-type="float" office:value="27.0833333333333">
            <text:p>27.08</text:p>
          </table:table-cell>
          <table:table-cell table:formula="of:=60/2.2" office:value-type="float" office:value="27.2727272727273">
            <text:p>27.2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42+15/60" office:value-type="float" office:value="42.25">
            <text:p>42.25</text:p>
          </table:table-cell>
          <table:table-cell table:formula="of:=48+32/60" office:value-type="float" office:value="48.5333333333333">
            <text:p>48.53</text:p>
          </table:table-cell>
          <table:table-cell table:formula="of:=15+22/60" office:value-type="float" office:value="15.3666666666667">
            <text:p>15.37</text:p>
          </table:table-cell>
          <table:table-cell table:formula="of:=2+6/60" office:value-type="float" office:value="2.1">
            <text:p>2.10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32]+1" office:value-type="float" office:value="665">
            <text:p>665</text:p>
          </table:table-cell>
          <table:table-cell office:value-type="float" office:value="44012.5125">
            <text:p>6/30/20 12:1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table:formula="of:=AVERAGE(90;92)"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57">
            <text:p>57</text:p>
          </table:table-cell>
          <table:table-cell office:value-type="string">
            <text:p>S</text:p>
          </table:table-cell>
          <table:table-cell table:formula="of:=AVERAGE(18;21)" office:value-type="float" office:value="19.5">
            <text:p>20</text:p>
          </table:table-cell>
          <table:table-cell office:value-type="float" office:value="20">
            <text:p>20</text:p>
          </table:table-cell>
          <table:table-cell office:value-type="string">
            <text:p>Bad</text:p>
          </table:table-cell>
          <table:table-cell office:value-type="string">
            <text:p>Skechers 2</text:p>
          </table:table-cell>
          <table:table-cell office:value-type="string">
            <text:p>Parks Mall - 3 laps</text:p>
          </table:table-cell>
          <table:table-cell office:value-type="float" office:value="4.33">
            <text:p>4.33</text:p>
          </table:table-cell>
          <table:table-cell office:value-type="float" office:value="2862">
            <text:p>2862</text:p>
          </table:table-cell>
          <table:table-cell office:value-type="float" office:value="17088">
            <text:p>17088</text:p>
          </table:table-cell>
          <table:table-cell table:formula="of:=[.R133]-[.Q133]" office:value-type="float" office:value="14226">
            <text:p>14226</text:p>
          </table:table-cell>
          <table:table-cell table:formula="of:=(60+52)/60" office:value-type="float" office:value="1.86666666666667">
            <text:p>1.87</text:p>
          </table:table-cell>
          <table:table-cell table:formula="of:=(60+52)/60" office:value-type="float" office:value="1.86666666666667">
            <text:p>1.87</text:p>
          </table:table-cell>
          <table:table-cell table:formula="of:=[.U133]-[.T133]" office:value-type="float" office:value="0">
            <text:p>0.00</text:p>
          </table:table-cell>
          <table:table-cell table:formula="of:=[.P133]/[.T133]" office:value-type="float" office:value="2.31964285714286">
            <text:p>2.32</text:p>
          </table:table-cell>
          <table:table-cell office:value-type="float" office:value="3">
            <text:p>3</text:p>
          </table:table-cell>
          <table:table-cell table:formula="of:=[.P133]/[.X133]" office:value-type="float" office:value="1.44333333333333">
            <text:p>1.44</text:p>
          </table:table-cell>
          <table:table-cell table:formula="of:=25+46/60" office:value-type="float" office:value="25.7666666666667">
            <text:p>25.77</text:p>
          </table:table-cell>
          <table:table-cell office:value-type="float" office:value="177">
            <text:p>177</text:p>
          </table:table-cell>
          <table:table-cell office:value-type="float" office:value="492">
            <text:p>492</text:p>
          </table:table-cell>
          <table:table-cell office:value-type="float" office:value="82">
            <text:p>82</text:p>
          </table:table-cell>
          <table:table-cell table:style-name="ce5" office:value-type="float" office:value="116">
            <text:p>116</text:p>
          </table:table-cell>
          <table:table-cell table:formula="of:=23+45/60" office:value-type="float" office:value="23.75">
            <text:p>23.75</text:p>
          </table:table-cell>
          <table:table-cell table:formula="of:=23+27/60" office:value-type="float" office:value="23.45">
            <text:p>23.45</text:p>
          </table:table-cell>
          <table:table-cell table:formula="of:=25+19/60" office:value-type="float" office:value="25.3166666666667">
            <text:p>25.32</text:p>
          </table:table-cell>
          <table:table-cell table:formula="of:=20+19/60" office:value-type="float" office:value="20.3166666666667">
            <text:p>20.32</text:p>
          </table:table-cell>
          <table:table-cell table:formula="of:=60/2" office:value-type="float" office:value="30">
            <text:p>30.0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52+17/60" office:value-type="float" office:value="52.2833333333333">
            <text:p>52.28</text:p>
          </table:table-cell>
          <table:table-cell table:formula="of:=18+48/60" office:value-type="float" office:value="18.8">
            <text:p>18.80</text:p>
          </table:table-cell>
          <table:table-cell table:formula="of:=8+37/60" office:value-type="float" office:value="8.61666666666667">
            <text:p>8.62</text:p>
          </table:table-cell>
          <table:table-cell table:number-columns-repeated="2"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33]+1" office:value-type="float" office:value="666">
            <text:p>666</text:p>
          </table:table-cell>
          <table:table-cell office:value-type="float" office:value="44013.4972222222">
            <text:p>7/1/20 11:5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table:formula="of:=AVERAGE(91;92;94)" office:value-type="float" office:value="92.3333333333333">
            <text:p>92</text:p>
          </table:table-cell>
          <table:table-cell table:formula="of:=AVERAGE(76;75)" office:value-type="float" office:value="75.5">
            <text:p>76</text:p>
          </table:table-cell>
          <table:table-cell table:formula="of:=AVERAGE(58;59;56)" office:value-type="float" office:value="57.6666666666667">
            <text:p>58</text:p>
          </table:table-cell>
          <table:table-cell office:value-type="string">
            <text:p>S</text:p>
          </table:table-cell>
          <table:table-cell table:formula="of:=AVERAGE(15;13;13)" office:value-type="float" office:value="13.6666666666667">
            <text:p>14</text:p>
          </table:table-cell>
          <table:table-cell office:value-type="float" office:value="25">
            <text:p>25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3 laps</text:p>
          </table:table-cell>
          <table:table-cell office:value-type="float" office:value="4.88">
            <text:p>4.88</text:p>
          </table:table-cell>
          <table:table-cell office:value-type="float" office:value="1252">
            <text:p>1252</text:p>
          </table:table-cell>
          <table:table-cell office:value-type="float" office:value="16054">
            <text:p>16054</text:p>
          </table:table-cell>
          <table:table-cell table:formula="of:=[.R134]-[.Q134]" office:value-type="float" office:value="14802">
            <text:p>14802</text:p>
          </table:table-cell>
          <table:table-cell table:formula="of:=(60+52)/60" office:value-type="float" office:value="1.86666666666667">
            <text:p>1.87</text:p>
          </table:table-cell>
          <table:table-cell table:formula="of:=(60+58)/60" office:value-type="float" office:value="1.96666666666667">
            <text:p>1.97</text:p>
          </table:table-cell>
          <table:table-cell table:formula="of:=[.U134]-[.T134]" office:value-type="float" office:value="0.0999999999999999">
            <text:p>0.10</text:p>
          </table:table-cell>
          <table:table-cell table:formula="of:=[.P134]/[.T134]" office:value-type="float" office:value="2.61428571428571">
            <text:p>2.61</text:p>
          </table:table-cell>
          <table:table-cell office:value-type="float" office:value="3">
            <text:p>3</text:p>
          </table:table-cell>
          <table:table-cell table:formula="of:=[.P134]/[.X134]" office:value-type="float" office:value="1.62666666666667">
            <text:p>1.63</text:p>
          </table:table-cell>
          <table:table-cell table:formula="of:=22+57/60" office:value-type="float" office:value="22.95">
            <text:p>22.95</text:p>
          </table:table-cell>
          <table:table-cell office:value-type="float" office:value="469">
            <text:p>469</text:p>
          </table:table-cell>
          <table:table-cell office:value-type="float" office:value="999">
            <text:p>999</text:p>
          </table:table-cell>
          <table:table-cell office:value-type="float" office:value="116">
            <text:p>116</text:p>
          </table:table-cell>
          <table:table-cell table:style-name="ce5" office:value-type="float" office:value="157">
            <text:p>157</text:p>
          </table:table-cell>
          <table:table-cell table:formula="of:=24+43/60" office:value-type="float" office:value="24.7166666666667">
            <text:p>24.72</text:p>
          </table:table-cell>
          <table:table-cell table:formula="of:=12+6/60" office:value-type="float" office:value="12.1">
            <text:p>12.10</text:p>
          </table:table-cell>
          <table:table-cell table:formula="of:=22+54/60" office:value-type="float" office:value="22.9">
            <text:p>22.90</text:p>
          </table:table-cell>
          <table:table-cell table:formula="of:=60/2.8" office:value-type="float" office:value="21.4285714285714">
            <text:p>21.4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+23/60" office:value-type="float" office:value="1.38333333333333">
            <text:p>1.38</text:p>
          </table:table-cell>
          <table:table-cell table:formula="of:=22+44/60" office:value-type="float" office:value="22.7333333333333">
            <text:p>22.73</text:p>
          </table:table-cell>
          <table:table-cell table:formula="of:=27+52/60" office:value-type="float" office:value="27.8666666666667">
            <text:p>27.87</text:p>
          </table:table-cell>
          <table:table-cell table:formula="of:=57+46/60" office:value-type="float" office:value="57.7666666666667">
            <text:p>57.77</text:p>
          </table:table-cell>
          <table:table-cell table:formula="of:=2+12/60" office:value-type="float" office:value="2.2">
            <text:p>2.2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34]+1" office:value-type="float" office:value="667">
            <text:p>667</text:p>
          </table:table-cell>
          <table:table-cell office:value-type="float" office:value="44014.55">
            <text:p>7/2/20 13: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loudy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  <table:table-cell office:value-type="string">
            <text:p>SSW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3 laps</text:p>
          </table:table-cell>
          <table:table-cell office:value-type="float" office:value="2.52">
            <text:p>2.52</text:p>
          </table:table-cell>
          <table:table-cell table:number-columns-repeated="3"/>
          <table:table-cell table:formula="of:=64/60" office:value-type="float" office:value="1.06666666666667">
            <text:p>1.07</text:p>
          </table:table-cell>
          <table:table-cell table:formula="of:=64/60" office:value-type="float" office:value="1.06666666666667">
            <text:p>1.07</text:p>
          </table:table-cell>
          <table:table-cell table:formula="of:=[.U135]-[.T135]" office:value-type="float" office:value="0">
            <text:p>0.00</text:p>
          </table:table-cell>
          <table:table-cell table:formula="of:=[.P135]/[.T135]" office:value-type="float" office:value="2.3625">
            <text:p>2.36</text:p>
          </table:table-cell>
          <table:table-cell office:value-type="float" office:value="2">
            <text:p>2</text:p>
          </table:table-cell>
          <table:table-cell table:formula="of:=[.P135]/[.X135]" office:value-type="float" office:value="1.26">
            <text:p>1.26</text:p>
          </table:table-cell>
          <table:table-cell table:formula="of:=25+28/60" office:value-type="float" office:value="25.4666666666667">
            <text:p>25.47</text:p>
          </table:table-cell>
          <table:table-cell office:value-type="float" office:value="79">
            <text:p>79</text:p>
          </table:table-cell>
          <table:table-cell office:value-type="float" office:value="277">
            <text:p>277</text:p>
          </table:table-cell>
          <table:table-cell office:value-type="float" office:value="79">
            <text:p>79</text:p>
          </table:table-cell>
          <table:table-cell table:style-name="ce5" office:value-type="float" office:value="110">
            <text:p>110</text:p>
          </table:table-cell>
          <table:table-cell table:formula="of:=25+18/60" office:value-type="float" office:value="25.3">
            <text:p>25.30</text:p>
          </table:table-cell>
          <table:table-cell table:formula="of:=24+59/60" office:value-type="float" office:value="24.9833333333333">
            <text:p>24.98</text:p>
          </table:table-cell>
          <table:table-cell table:formula="of:=60/2.4" office:value-type="float" office:value="25">
            <text:p>25.00</text:p>
          </table:table-cell>
          <table:table-cell table:number-columns-repeated="7"/>
          <table:table-cell table:number-columns-repeated="3" office:value-type="float" office:value="0">
            <text:p>0</text:p>
          </table:table-cell>
          <table:table-cell table:formula="of:=13+23/60" office:value-type="float" office:value="13.3833333333333">
            <text:p>13.38</text:p>
          </table:table-cell>
          <table:table-cell table:formula="of:=23+15/60" office:value-type="float" office:value="23.25">
            <text:p>23.25</text:p>
          </table:table-cell>
          <table:table-cell table:formula="of:=39/60" office:value-type="float" office:value="0.65">
            <text:p>0.65</text:p>
          </table:table-cell>
          <table:table-cell table:number-columns-repeated="2"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35]+1" office:value-type="float" office:value="668">
            <text:p>668</text:p>
          </table:table-cell>
          <table:table-cell office:value-type="float" office:value="44015.5034722222">
            <text:p>7/3/20 12:0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95;96)" office:value-type="float" office:value="95.5">
            <text:p>96</text:p>
          </table:table-cell>
          <table:table-cell table:formula="of:=AVERAGE(67;64)" office:value-type="float" office:value="65.5">
            <text:p>66</text:p>
          </table:table-cell>
          <table:table-cell table:formula="of:=AVERAGE(40;35)" office:value-type="float" office:value="37.5">
            <text:p>38</text:p>
          </table:table-cell>
          <table:table-cell office:value-type="string">
            <text:p>SS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 2</text:p>
          </table:table-cell>
          <table:table-cell office:value-type="string">
            <text:p>Parks Mall - 4 laps</text:p>
          </table:table-cell>
          <table:table-cell office:value-type="float" office:value="5.08">
            <text:p>5.08</text:p>
          </table:table-cell>
          <table:table-cell office:value-type="float" office:value="995">
            <text:p>995</text:p>
          </table:table-cell>
          <table:table-cell office:value-type="float" office:value="16402">
            <text:p>16402</text:p>
          </table:table-cell>
          <table:table-cell table:formula="of:=[.R136]-[.Q136]" office:value-type="float" office:value="15407">
            <text:p>15407</text:p>
          </table:table-cell>
          <table:table-cell table:formula="of:=122/60" office:value-type="float" office:value="2.03333333333333">
            <text:p>2.03</text:p>
          </table:table-cell>
          <table:table-cell table:formula="of:=122/60" office:value-type="float" office:value="2.03333333333333">
            <text:p>2.03</text:p>
          </table:table-cell>
          <table:table-cell table:formula="of:=[.U136]-[.T136]" office:value-type="float" office:value="0">
            <text:p>0.00</text:p>
          </table:table-cell>
          <table:table-cell table:formula="of:=[.P136]/[.T136]" office:value-type="float" office:value="2.4983606557377">
            <text:p>2.50</text:p>
          </table:table-cell>
          <table:table-cell office:value-type="float" office:value="4">
            <text:p>4</text:p>
          </table:table-cell>
          <table:table-cell table:formula="of:=[.P136]/[.X136]" office:value-type="float" office:value="1.27">
            <text:p>1.27</text:p>
          </table:table-cell>
          <table:table-cell table:formula="of:=24+2/60" office:value-type="float" office:value="24.0333333333333">
            <text:p>24.03</text:p>
          </table:table-cell>
          <table:table-cell office:value-type="float" office:value="62">
            <text:p>62</text:p>
          </table:table-cell>
          <table:table-cell office:value-type="float" office:value="709">
            <text:p>709</text:p>
          </table:table-cell>
          <table:table-cell office:value-type="float" office:value="97">
            <text:p>97</text:p>
          </table:table-cell>
          <table:table-cell table:style-name="ce5" office:value-type="float" office:value="129">
            <text:p>129</text:p>
          </table:table-cell>
          <table:table-cell table:formula="of:=23+25/60" office:value-type="float" office:value="23.4166666666667">
            <text:p>23.42</text:p>
          </table:table-cell>
          <table:table-cell table:formula="of:=22+45/60" office:value-type="float" office:value="22.75">
            <text:p>22.75</text:p>
          </table:table-cell>
          <table:table-cell table:formula="of:=28+21/60" office:value-type="float" office:value="28.35">
            <text:p>28.35</text:p>
          </table:table-cell>
          <table:table-cell table:formula="of:=25+59/60" office:value-type="float" office:value="25.9833333333333">
            <text:p>25.98</text:p>
          </table:table-cell>
          <table:table-cell table:formula="of:=19+52/60" office:value-type="float" office:value="19.8666666666667">
            <text:p>19.87</text:p>
          </table:table-cell>
          <table:table-cell table:formula="of:=60/2.8" office:value-type="float" office:value="21.4285714285714">
            <text:p>21.43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table:formula="of:=16+9/60" office:value-type="float" office:value="16.15">
            <text:p>16.15</text:p>
          </table:table-cell>
          <table:table-cell table:formula="of:=39+14/60" office:value-type="float" office:value="39.2333333333333">
            <text:p>39.23</text:p>
          </table:table-cell>
          <table:table-cell table:formula="of:=27+38/60" office:value-type="float" office:value="27.6333333333333">
            <text:p>27.63</text:p>
          </table:table-cell>
          <table:table-cell table:number-columns-repeated="2"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36]+1" office:value-type="float" office:value="669">
            <text:p>669</text:p>
          </table:table-cell>
          <table:table-cell office:value-type="float" office:value="412910.367361111">
            <text:p>7/4/30 8:4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82;86)" office:value-type="float" office:value="84">
            <text:p>84</text:p>
          </table:table-cell>
          <table:table-cell table:formula="of:=AVERAGE(70;71)" office:value-type="float" office:value="70.5">
            <text:p>71</text:p>
          </table:table-cell>
          <table:table-cell table:formula="of:=AVERAGE(67;71)" office:value-type="float" office:value="69">
            <text:p>69</text:p>
          </table:table-cell>
          <table:table-cell office:value-type="string">
            <text:p>S</text:p>
          </table:table-cell>
          <table:table-cell table:formula="of:=AVERAGE(5;6)" office:value-type="float" office:value="5.5">
            <text:p>6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3 laps</text:p>
          </table:table-cell>
          <table:table-cell office:value-type="float" office:value="3.36">
            <text:p>3.36</text:p>
          </table:table-cell>
          <table:table-cell office:value-type="float" office:value="349">
            <text:p>349</text:p>
          </table:table-cell>
          <table:table-cell office:value-type="float" office:value="12124">
            <text:p>12124</text:p>
          </table:table-cell>
          <table:table-cell table:formula="of:=[.R137]-[.Q137]" office:value-type="float" office:value="11775">
            <text:p>11775</text:p>
          </table:table-cell>
          <table:table-cell table:formula="of:=(60+27)/60" office:value-type="float" office:value="1.45">
            <text:p>1.45</text:p>
          </table:table-cell>
          <table:table-cell table:formula="of:=(60+27)/60" office:value-type="float" office:value="1.45">
            <text:p>1.45</text:p>
          </table:table-cell>
          <table:table-cell table:formula="of:=[.U137]-[.T137]" office:value-type="float" office:value="0">
            <text:p>0.00</text:p>
          </table:table-cell>
          <table:table-cell table:formula="of:=[.P137]/[.T137]" office:value-type="float" office:value="2.31724137931034">
            <text:p>2.32</text:p>
          </table:table-cell>
          <table:table-cell office:value-type="float" office:value="3">
            <text:p>3</text:p>
          </table:table-cell>
          <table:table-cell table:formula="of:=[.P137]/[.X137]" office:value-type="float" office:value="1.12">
            <text:p>1.12</text:p>
          </table:table-cell>
          <table:table-cell table:formula="of:=25+52/60" office:value-type="float" office:value="25.8666666666667">
            <text:p>25.87</text:p>
          </table:table-cell>
          <table:table-cell office:value-type="float" office:value="46">
            <text:p>46</text:p>
          </table:table-cell>
          <table:table-cell office:value-type="float" office:value="996">
            <text:p>996</text:p>
          </table:table-cell>
          <table:table-cell office:value-type="float" office:value="129">
            <text:p>129</text:p>
          </table:table-cell>
          <table:table-cell table:style-name="ce5" office:value-type="float" office:value="149">
            <text:p>149</text:p>
          </table:table-cell>
          <table:table-cell table:formula="of:=24+44/60" office:value-type="float" office:value="24.7333333333333">
            <text:p>24.73</text:p>
          </table:table-cell>
          <table:table-cell table:formula="of:=25+48/60" office:value-type="float" office:value="25.8">
            <text:p>25.80</text:p>
          </table:table-cell>
          <table:table-cell table:formula="of:=25+59/60" office:value-type="float" office:value="25.9833333333333">
            <text:p>25.98</text:p>
          </table:table-cell>
          <table:table-cell table:formula="of:=60/2.1" office:value-type="float" office:value="28.5714285714286">
            <text:p>28.57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2/60" office:value-type="float" office:value="0.0333333333333333">
            <text:p>0.03</text:p>
          </table:table-cell>
          <table:table-cell table:formula="of:=2" office:value-type="float" office:value="2">
            <text:p>2.00</text:p>
          </table:table-cell>
          <table:table-cell table:formula="of:=8+43/60" office:value-type="float" office:value="8.71666666666667">
            <text:p>8.72</text:p>
          </table:table-cell>
          <table:table-cell table:formula="of:=51+31/60" office:value-type="float" office:value="51.5166666666667">
            <text:p>51.52</text:p>
          </table:table-cell>
          <table:table-cell table:formula="of:=24+31/60" office:value-type="float" office:value="24.5166666666667">
            <text:p>24.52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37]+1" office:value-type="float" office:value="670">
            <text:p>670</text:p>
          </table:table-cell>
          <table:table-cell office:value-type="float" office:value="44017.5104166667">
            <text:p>7/5/20 12:1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86;89)" office:value-type="float" office:value="87.5">
            <text:p>88</text:p>
          </table:table-cell>
          <table:table-cell table:formula="of:=AVERAGE(74;72)" office:value-type="float" office:value="73">
            <text:p>73</text:p>
          </table:table-cell>
          <table:table-cell table:formula="of:=AVERAGE(67;57)" office:value-type="float" office:value="62">
            <text:p>62</text:p>
          </table:table-cell>
          <table:table-cell office:value-type="string">
            <text:p>N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 2</text:p>
          </table:table-cell>
          <table:table-cell office:value-type="string">
            <text:p>Parks Mall - 4 laps</text:p>
          </table:table-cell>
          <table:table-cell office:value-type="float" office:value="5.08">
            <text:p>5.08</text:p>
          </table:table-cell>
          <table:table-cell office:value-type="float" office:value="1593">
            <text:p>1593</text:p>
          </table:table-cell>
          <table:table-cell office:value-type="float" office:value="18923">
            <text:p>18923</text:p>
          </table:table-cell>
          <table:table-cell table:formula="of:=[.R138]-[.Q138]" office:value-type="float" office:value="17330">
            <text:p>17330</text:p>
          </table:table-cell>
          <table:table-cell table:formula="of:=(120+9)/60" office:value-type="float" office:value="2.15">
            <text:p>2.15</text:p>
          </table:table-cell>
          <table:table-cell table:formula="of:=(120+10)/60" office:value-type="float" office:value="2.16666666666667">
            <text:p>2.17</text:p>
          </table:table-cell>
          <table:table-cell table:formula="of:=[.U138]-[.T138]" office:value-type="float" office:value="0.0166666666666666">
            <text:p>0.02</text:p>
          </table:table-cell>
          <table:table-cell table:formula="of:=[.P138]/[.T138]" office:value-type="float" office:value="2.36279069767442">
            <text:p>2.36</text:p>
          </table:table-cell>
          <table:table-cell office:value-type="float" office:value="4">
            <text:p>4</text:p>
          </table:table-cell>
          <table:table-cell table:formula="of:=[.P138]/[.X138]" office:value-type="float" office:value="1.27">
            <text:p>1.27</text:p>
          </table:table-cell>
          <table:table-cell table:formula="of:=25+25/60" office:value-type="float" office:value="25.4166666666667">
            <text:p>25.42</text:p>
          </table:table-cell>
          <table:table-cell office:value-type="float" office:value="79">
            <text:p>79</text:p>
          </table:table-cell>
          <table:table-cell office:value-type="float" office:value="680">
            <text:p>680</text:p>
          </table:table-cell>
          <table:table-cell office:value-type="float" office:value="97">
            <text:p>97</text:p>
          </table:table-cell>
          <table:table-cell table:style-name="ce5" office:value-type="float" office:value="132">
            <text:p>132</text:p>
          </table:table-cell>
          <table:table-cell table:formula="of:=25+50/60" office:value-type="float" office:value="25.8333333333333">
            <text:p>25.83</text:p>
          </table:table-cell>
          <table:table-cell table:formula="of:=28+40/60" office:value-type="float" office:value="28.6666666666667">
            <text:p>28.67</text:p>
          </table:table-cell>
          <table:table-cell table:formula="of:=24+18/60" office:value-type="float" office:value="24.3">
            <text:p>24.30</text:p>
          </table:table-cell>
          <table:table-cell table:formula="of:=23+41/60" office:value-type="float" office:value="23.6833333333333">
            <text:p>23.68</text:p>
          </table:table-cell>
          <table:table-cell table:formula="of:=24+48/60" office:value-type="float" office:value="24.8">
            <text:p>24.80</text:p>
          </table:table-cell>
          <table:table-cell table:formula="of:=60/2.6" office:value-type="float" office:value="23.0769230769231">
            <text:p>23.08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table:formula="of:=38+56/60" office:value-type="float" office:value="38.9333333333333">
            <text:p>38.93</text:p>
          </table:table-cell>
          <table:table-cell table:formula="of:=46+46/60" office:value-type="float" office:value="46.7666666666667">
            <text:p>46.77</text:p>
          </table:table-cell>
          <table:table-cell table:formula="of:=18+40/60" office:value-type="float" office:value="18.6666666666667">
            <text:p>18.67</text:p>
          </table:table-cell>
          <table:table-cell table:formula="of:=18+38/60" office:value-type="float" office:value="18.6333333333333">
            <text:p>18.63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38]+1" office:value-type="float" office:value="671">
            <text:p>671</text:p>
          </table:table-cell>
          <table:table-cell office:value-type="float" office:value="44018.425">
            <text:p>7/6/20 10:1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table:formula="of:=AVERAGE(76;77)" office:value-type="float" office:value="76.5">
            <text:p>77</text:p>
          </table:table-cell>
          <table:table-cell table:formula="of:=AVERAGE(76;75)" office:value-type="float" office:value="75.5">
            <text:p>76</text:p>
          </table:table-cell>
          <table:table-cell table:formula="of:=AVERAGE(100;94)" office:value-type="float" office:value="97">
            <text:p>97</text:p>
          </table:table-cell>
          <table:table-cell office:value-type="string">
            <text:p>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4 laps</text:p>
          </table:table-cell>
          <table:table-cell office:value-type="float" office:value="5.16">
            <text:p>5.16</text:p>
          </table:table-cell>
          <table:table-cell office:value-type="float" office:value="904">
            <text:p>904</text:p>
          </table:table-cell>
          <table:table-cell office:value-type="float" office:value="16075">
            <text:p>16075</text:p>
          </table:table-cell>
          <table:table-cell table:formula="of:=[.R139]-[.Q139]" office:value-type="float" office:value="15171">
            <text:p>15171</text:p>
          </table:table-cell>
          <table:table-cell table:formula="of:=(120+1)/60" office:value-type="float" office:value="2.01666666666667">
            <text:p>2.02</text:p>
          </table:table-cell>
          <table:table-cell table:formula="of:=(120+2)/60" office:value-type="float" office:value="2.03333333333333">
            <text:p>2.03</text:p>
          </table:table-cell>
          <table:table-cell table:formula="of:=[.U139]-[.T139]" office:value-type="float" office:value="0.0166666666666666">
            <text:p>0.02</text:p>
          </table:table-cell>
          <table:table-cell table:formula="of:=[.P139]/[.T139]" office:value-type="float" office:value="2.55867768595041">
            <text:p>2.56</text:p>
          </table:table-cell>
          <table:table-cell office:value-type="float" office:value="4">
            <text:p>4</text:p>
          </table:table-cell>
          <table:table-cell table:formula="of:=[.P139]/[.X139]" office:value-type="float" office:value="1.29">
            <text:p>1.29</text:p>
          </table:table-cell>
          <table:table-cell table:formula="of:=23+28/60" office:value-type="float" office:value="23.4666666666667">
            <text:p>23.47</text:p>
          </table:table-cell>
          <table:table-cell office:value-type="float" office:value="121">
            <text:p>121</text:p>
          </table:table-cell>
          <table:table-cell office:value-type="float" office:value="611">
            <text:p>611</text:p>
          </table:table-cell>
          <table:table-cell office:value-type="float" office:value="88">
            <text:p>88</text:p>
          </table:table-cell>
          <table:table-cell table:style-name="ce5" office:value-type="float" office:value="133">
            <text:p>133</text:p>
          </table:table-cell>
          <table:table-cell table:formula="of:=21+5/60" office:value-type="float" office:value="21.0833333333333">
            <text:p>21.08</text:p>
          </table:table-cell>
          <table:table-cell table:formula="of:=25+37/60" office:value-type="float" office:value="25.6166666666667">
            <text:p>25.62</text:p>
          </table:table-cell>
          <table:table-cell table:formula="of:=22+29/60" office:value-type="float" office:value="22.4833333333333">
            <text:p>22.48</text:p>
          </table:table-cell>
          <table:table-cell table:formula="of:=23+14/60" office:value-type="float" office:value="23.2333333333333">
            <text:p>23.23</text:p>
          </table:table-cell>
          <table:table-cell table:formula="of:=24+49/60" office:value-type="float" office:value="24.8166666666667">
            <text:p>24.82</text:p>
          </table:table-cell>
          <table:table-cell table:formula="of:=60/2.5" office:value-type="float" office:value="24">
            <text:p>24.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68+50/60" office:value-type="float" office:value="68.8333333333333">
            <text:p>68.83</text:p>
          </table:table-cell>
          <table:table-cell table:formula="of:=29+24/60" office:value-type="float" office:value="29.4">
            <text:p>29.40</text:p>
          </table:table-cell>
          <table:table-cell table:formula="of:=11" office:value-type="float" office:value="11">
            <text:p>11.00</text:p>
          </table:table-cell>
          <table:table-cell table:formula="of:=4+49/60" office:value-type="float" office:value="4.81666666666667">
            <text:p>4.82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39]+1" office:value-type="float" office:value="672">
            <text:p>672</text:p>
          </table:table-cell>
          <table:table-cell office:value-type="float" office:value="44018.4534722222">
            <text:p>7/6/20 10:5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table:formula="of:=AVERAGE(76;77)" office:value-type="float" office:value="76.5">
            <text:p>77</text:p>
          </table:table-cell>
          <table:table-cell table:formula="of:=AVERAGE(76;75)" office:value-type="float" office:value="75.5">
            <text:p>76</text:p>
          </table:table-cell>
          <table:table-cell table:formula="of:=AVERAGE(100;94)" office:value-type="float" office:value="97">
            <text:p>97</text:p>
          </table:table-cell>
          <table:table-cell office:value-type="string">
            <text:p>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 2</text:p>
          </table:table-cell>
          <table:table-cell office:value-type="string">
            <text:p>Parks Mall - 4 laps</text:p>
          </table:table-cell>
          <table:table-cell office:value-type="float" office:value="5.16">
            <text:p>5.16</text:p>
          </table:table-cell>
          <table:table-cell office:value-type="float" office:value="904">
            <text:p>904</text:p>
          </table:table-cell>
          <table:table-cell office:value-type="float" office:value="16075">
            <text:p>16075</text:p>
          </table:table-cell>
          <table:table-cell table:formula="of:=[.R140]-[.Q140]" office:value-type="float" office:value="15171">
            <text:p>15171</text:p>
          </table:table-cell>
          <table:table-cell table:formula="of:=(120+1)/60" office:value-type="float" office:value="2.01666666666667">
            <text:p>2.02</text:p>
          </table:table-cell>
          <table:table-cell table:formula="of:=(120+2)/60" office:value-type="float" office:value="2.03333333333333">
            <text:p>2.03</text:p>
          </table:table-cell>
          <table:table-cell table:formula="of:=[.U140]-[.T140]" office:value-type="float" office:value="0.0166666666666666">
            <text:p>0.02</text:p>
          </table:table-cell>
          <table:table-cell table:formula="of:=[.P140]/[.T140]" office:value-type="float" office:value="2.55867768595041">
            <text:p>2.56</text:p>
          </table:table-cell>
          <table:table-cell office:value-type="float" office:value="4">
            <text:p>4</text:p>
          </table:table-cell>
          <table:table-cell table:formula="of:=[.P140]/[.X140]" office:value-type="float" office:value="1.29">
            <text:p>1.29</text:p>
          </table:table-cell>
          <table:table-cell table:formula="of:=23+28/60" office:value-type="float" office:value="23.4666666666667">
            <text:p>23.47</text:p>
          </table:table-cell>
          <table:table-cell office:value-type="float" office:value="121">
            <text:p>121</text:p>
          </table:table-cell>
          <table:table-cell office:value-type="float" office:value="611">
            <text:p>611</text:p>
          </table:table-cell>
          <table:table-cell office:value-type="float" office:value="88">
            <text:p>88</text:p>
          </table:table-cell>
          <table:table-cell office:value-type="float" office:value="133">
            <text:p>133</text:p>
          </table:table-cell>
          <table:table-cell table:formula="of:=21+5/60" office:value-type="float" office:value="21.0833333333333">
            <text:p>21.08</text:p>
          </table:table-cell>
          <table:table-cell table:formula="of:=25+37/60" office:value-type="float" office:value="25.6166666666667">
            <text:p>25.62</text:p>
          </table:table-cell>
          <table:table-cell table:formula="of:=22+29/60" office:value-type="float" office:value="22.4833333333333">
            <text:p>22.48</text:p>
          </table:table-cell>
          <table:table-cell table:formula="of:=23+14/60" office:value-type="float" office:value="23.2333333333333">
            <text:p>23.23</text:p>
          </table:table-cell>
          <table:table-cell table:formula="of:=24+49/60" office:value-type="float" office:value="24.8166666666667">
            <text:p>24.82</text:p>
          </table:table-cell>
          <table:table-cell table:formula="of:=60/2.5" office:value-type="float" office:value="24">
            <text:p>24.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68+50/60" office:value-type="float" office:value="68.8333333333333">
            <text:p>68.83</text:p>
          </table:table-cell>
          <table:table-cell table:formula="of:=29+24/60" office:value-type="float" office:value="29.4">
            <text:p>29.40</text:p>
          </table:table-cell>
          <table:table-cell table:formula="of:=11" office:value-type="float" office:value="11">
            <text:p>11.00</text:p>
          </table:table-cell>
          <table:table-cell table:formula="of:=4+49/60" office:value-type="float" office:value="4.81666666666667">
            <text:p>4.82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40]+1" office:value-type="float" office:value="673">
            <text:p>673</text:p>
          </table:table-cell>
          <table:table-cell office:value-type="float" office:value="44019.4534722222">
            <text:p>7/7/20 10:53</text:p>
          </table:table-cell>
          <table:table-cell office:value-type="float" office:value="0">
            <text:p>0</text:p>
          </table:table-cell>
          <table:table-cell office:value-type="string">
            <text:p>Equipment failure</text:p>
          </table:table-cell>
          <table:table-cell/>
          <table:table-cell office:value-type="string">
            <text:p>Cloudy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string">
            <text:p>S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3 laps</text:p>
          </table:table-cell>
          <table:table-cell table:number-columns-repeated="33"/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1">
            <text:p>1</text:p>
          </table:table-cell>
          <table:table-cell office:value-type="string">
            <text:p>Operator error</text:p>
          </table:table-cell>
          <table:table-cell table:number-columns-repeated="972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39637.575">
            <text:p>7/8/08 13:4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ostly Cloudy</text:p>
          </table:table-cell>
          <table:table-cell table:formula="of:=AVERAGE(90;91)" office:value-type="float" office:value="90.5">
            <text:p>91</text:p>
          </table:table-cell>
          <table:table-cell table:formula="of:=AVERAGE(77;78)" office:value-type="float" office:value="77.5">
            <text:p>78</text:p>
          </table:table-cell>
          <table:table-cell table:formula="of:=AVERAGE(65;66)" office:value-type="float" office:value="65.5">
            <text:p>66</text:p>
          </table:table-cell>
          <table:table-cell office:value-type="string">
            <text:p>SS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office:value-type="string">
            <text:p>Skechers 2</text:p>
          </table:table-cell>
          <table:table-cell office:value-type="string">
            <text:p>Parks Mall - 4 laps</text:p>
          </table:table-cell>
          <table:table-cell office:value-type="float" office:value="4.88">
            <text:p>4.88</text:p>
          </table:table-cell>
          <table:table-cell office:value-type="float" office:value="3071">
            <text:p>3071</text:p>
          </table:table-cell>
          <table:table-cell office:value-type="float" office:value="18579">
            <text:p>18579</text:p>
          </table:table-cell>
          <table:table-cell table:formula="of:=[.R142]-[.Q142]" office:value-type="float" office:value="15508">
            <text:p>15508</text:p>
          </table:table-cell>
          <table:table-cell table:formula="of:=(60+59)/60" office:value-type="float" office:value="1.98333333333333">
            <text:p>1.98</text:p>
          </table:table-cell>
          <table:table-cell office:value-type="float" office:value="2">
            <text:p>2.00</text:p>
          </table:table-cell>
          <table:table-cell table:formula="of:=[.U142]-[.T142]" office:value-type="float" office:value="0.0166666666666666">
            <text:p>0.02</text:p>
          </table:table-cell>
          <table:table-cell table:formula="of:=[.P142]/[.T142]" office:value-type="float" office:value="2.46050420168067">
            <text:p>2.46</text:p>
          </table:table-cell>
          <table:table-cell office:value-type="float" office:value="4">
            <text:p>4</text:p>
          </table:table-cell>
          <table:table-cell table:formula="of:=[.P142]/[.X142]" office:value-type="float" office:value="1.22">
            <text:p>1.22</text:p>
          </table:table-cell>
          <table:table-cell table:formula="of:=24+27/60" office:value-type="float" office:value="24.45">
            <text:p>24.45</text:p>
          </table:table-cell>
          <table:table-cell office:value-type="float" office:value="69">
            <text:p>69</text:p>
          </table:table-cell>
          <table:table-cell office:value-type="float" office:value="557">
            <text:p>557</text:p>
          </table:table-cell>
          <table:table-cell office:value-type="float" office:value="82">
            <text:p>82</text:p>
          </table:table-cell>
          <table:table-cell table:style-name="ce5" office:value-type="float" office:value="121">
            <text:p>121</text:p>
          </table:table-cell>
          <table:table-cell table:formula="of:=24+13/60" office:value-type="float" office:value="24.2166666666667">
            <text:p>24.22</text:p>
          </table:table-cell>
          <table:table-cell table:formula="of:=23+45/60" office:value-type="float" office:value="23.75">
            <text:p>23.75</text:p>
          </table:table-cell>
          <table:table-cell table:formula="of:=24+34/60" office:value-type="float" office:value="24.5666666666667">
            <text:p>24.57</text:p>
          </table:table-cell>
          <table:table-cell table:formula="of:=25+41/60" office:value-type="float" office:value="25.6833333333333">
            <text:p>25.68</text:p>
          </table:table-cell>
          <table:table-cell table:formula="of:=60/2.3" office:value-type="float" office:value="26.0869565217391">
            <text:p>26.09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formula="of:=60+41/60" office:value-type="float" office:value="60.6833333333333">
            <text:p>60.68</text:p>
          </table:table-cell>
          <table:table-cell table:formula="of:=22+43/60" office:value-type="float" office:value="22.7166666666667">
            <text:p>22.72</text:p>
          </table:table-cell>
          <table:table-cell table:formula="of:=5" office:value-type="float" office:value="5">
            <text:p>5.00</text:p>
          </table:table-cell>
          <table:table-cell office:value-type="float" office:value="0.266666666666667">
            <text:p>0.27</text:p>
          </table:table-cell>
          <table:table-cell office:value-type="float" office:value="0">
            <text:p>0.00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44021.4590277778">
            <text:p>7/9/20 11:0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table:formula="of:=AVERAGE(83;88;91)" office:value-type="float" office:value="87.3333333333333">
            <text:p>87</text:p>
          </table:table-cell>
          <table:table-cell table:formula="of:=AVERAGE(75;74;76)" office:value-type="float" office:value="75">
            <text:p>75</text:p>
          </table:table-cell>
          <table:table-cell table:formula="of:=AVERAGE(73;70;70)" office:value-type="float" office:value="71">
            <text:p>71</text:p>
          </table:table-cell>
          <table:table-cell office:value-type="string">
            <text:p>S</text:p>
          </table:table-cell>
          <table:table-cell table:formula="of:=AVERAGE(14;13;9)"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Bad</text:p>
          </table:table-cell>
          <table:table-cell office:value-type="string">
            <text:p>Skechers</text:p>
          </table:table-cell>
          <table:table-cell office:value-type="string">
            <text:p>Parks Mall - 4 laps</text:p>
          </table:table-cell>
          <table:table-cell office:value-type="float" office:value="4.99">
            <text:p>4.99</text:p>
          </table:table-cell>
          <table:table-cell office:value-type="float" office:value="1331">
            <text:p>1331</text:p>
          </table:table-cell>
          <table:table-cell office:value-type="float" office:value="17122">
            <text:p>17122</text:p>
          </table:table-cell>
          <table:table-cell table:formula="of:=[.R143]-[.Q143]" office:value-type="float" office:value="15791">
            <text:p>15791</text:p>
          </table:table-cell>
          <table:table-cell office:value-type="float" office:value="2">
            <text:p>2.00</text:p>
          </table:table-cell>
          <table:table-cell table:formula="of:=122/60" office:value-type="float" office:value="2.03333333333333">
            <text:p>2.03</text:p>
          </table:table-cell>
          <table:table-cell table:formula="of:=[.U143]-[.T143]" office:value-type="float" office:value="0.0333333333333332">
            <text:p>0.03</text:p>
          </table:table-cell>
          <table:table-cell table:formula="of:=[.P143]/[.T143]" office:value-type="float" office:value="2.495">
            <text:p>2.50</text:p>
          </table:table-cell>
          <table:table-cell office:value-type="float" office:value="4">
            <text:p>4</text:p>
          </table:table-cell>
          <table:table-cell table:formula="of:=[.P143]/[.X143]" office:value-type="float" office:value="1.2475">
            <text:p>1.25</text:p>
          </table:table-cell>
          <table:table-cell table:formula="of:=24+1/60" office:value-type="float" office:value="24.0166666666667">
            <text:p>24.02</text:p>
          </table:table-cell>
          <table:table-cell office:value-type="float" office:value="33">
            <text:p>33</text:p>
          </table:table-cell>
          <table:table-cell office:value-type="float" office:value="612">
            <text:p>612</text:p>
          </table:table-cell>
          <table:table-cell office:value-type="float" office:value="90">
            <text:p>90</text:p>
          </table:table-cell>
          <table:table-cell table:style-name="ce5" office:value-type="float" office:value="136">
            <text:p>136</text:p>
          </table:table-cell>
          <table:table-cell table:formula="of:=24+20/60" office:value-type="float" office:value="24.3333333333333">
            <text:p>24.33</text:p>
          </table:table-cell>
          <table:table-cell table:formula="of:=21+53/60" office:value-type="float" office:value="21.8833333333333">
            <text:p>21.88</text:p>
          </table:table-cell>
          <table:table-cell table:formula="of:=22+59/60" office:value-type="float" office:value="22.9833333333333">
            <text:p>22.98</text:p>
          </table:table-cell>
          <table:table-cell table:formula="of:=24+6/60" office:value-type="float" office:value="24.1">
            <text:p>24.10</text:p>
          </table:table-cell>
          <table:table-cell table:formula="of:=60/2.2" office:value-type="float" office:value="27.2727272727273">
            <text:p>27.2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60+47/60" office:value-type="float" office:value="60.7833333333333">
            <text:p>60.78</text:p>
          </table:table-cell>
          <table:table-cell table:formula="of:=37+38/60" office:value-type="float" office:value="37.6333333333333">
            <text:p>37.63</text:p>
          </table:table-cell>
          <table:table-cell table:formula="of:=11+6/60" office:value-type="float" office:value="11.1">
            <text:p>11.10</text:p>
          </table:table-cell>
          <table:table-cell table:formula="of:=5+11/60" office:value-type="float" office:value="5.18333333333333">
            <text:p>5.18</text:p>
          </table:table-cell>
          <table:table-cell table:formula="of:=14/60" office:value-type="float" office:value="0.233333333333333">
            <text:p>0.23</text:p>
          </table:table-cell>
          <table:table-cell office:value-type="string">
            <text:p>Garman vivoactive 3</text:p>
          </table:table-cell>
          <table:table-cell office:value-type="string">
            <text:p>Connect</text:p>
          </table:table-cell>
          <table:table-cell office:value-type="float" office:value="0">
            <text:p>0</text:p>
          </table:table-cell>
          <table:table-cell table:number-columns-repeated="973"/>
        </table:table-row>
        <table:table-row table:style-name="ro1">
          <table:table-cell table:formula="of:=[.A143]+1" office:value-type="float" office:value="676">
            <text:p>676</text:p>
          </table:table-cell>
          <table:table-cell office:value-type="float" office:value="44022.5298611111">
            <text:p>7/10/20 12:4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artly Cloudy</text:p>
          </table:table-cell>
          <table:table-cell office:value-type="float" office:value="91">
            <text:p>91</text:p>
          </table:table-cell>
          <table:table-cell office:value-type="float" office:value="76">
            <text:p>76</text:p>
          </table:table-cell>
          <table:table-cell table:formula="of:=(65+59)/2" office:value-type="float" office:value="62">
            <text:p>62</text:p>
          </table:table-cell>
          <table:table-cell table:style-name="ce6" office:value-type="string">
            <text:p>SE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table:number-columns-repeated="1011"/>
        </table:table-row>
        <table:table-row table:style-name="ro1">
          <table:table-cell table:formula="of:=[.A144]+1" office:value-type="float" office:value="677">
            <text:p>677</text:p>
          </table:table-cell>
          <table:table-cell office:value-type="float" office:value="44023.5201388889">
            <text:p>7/11/20 12:2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ir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table:formula="of:=(68+72)/2" office:value-type="float" office:value="70">
            <text:p>70</text:p>
          </table:table-cell>
          <table:table-cell office:value-type="string">
            <text:p>S </text:p>
          </table:table-cell>
          <table:table-cell table:formula="of:=(7+13)/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Bad</text:p>
          </table:table-cell>
          <table:table-cell table:number-columns-repeated="1011"/>
        </table:table-row>
        <table:table-row table:style-name="ro1">
          <table:table-cell table:formula="of:=[.A145]+1" office:value-type="float" office:value="678">
            <text:p>678</text:p>
          </table:table-cell>
          <table:table-cell office:value-type="float" office:value="44024.5736111111">
            <text:p>7/12/20 13: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46]+1" office:value-type="float" office:value="679">
            <text:p>679</text:p>
          </table:table-cell>
          <table:table-cell office:value-type="float" office:value="44025.5527777778">
            <text:p>7/13/20 13: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47]+1" office:value-type="float" office:value="680">
            <text:p>680</text:p>
          </table:table-cell>
          <table:table-cell office:value-type="float" office:value="44026.5222222222">
            <text:p>7/14/20 12: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48]+1" office:value-type="float" office:value="681">
            <text:p>681</text:p>
          </table:table-cell>
          <table:table-cell office:value-type="float" office:value="44027.9611111111">
            <text:p>7/15/20 23: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49]+1" office:value-type="float" office:value="682">
            <text:p>682</text:p>
          </table:table-cell>
          <table:table-cell office:value-type="float" office:value="44028.5395833333">
            <text:p>7/16/20 12: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50]+1" office:value-type="float" office:value="683">
            <text:p>683</text:p>
          </table:table-cell>
          <table:table-cell office:value-type="float" office:value="44029.4875">
            <text:p>7/17/20 11: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51]+1" office:value-type="float" office:value="684">
            <text:p>684</text:p>
          </table:table-cell>
          <table:table-cell office:value-type="float" office:value="44030.5430555556">
            <text:p>7/18/20 13: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52]+1" office:value-type="float" office:value="685">
            <text:p>685</text:p>
          </table:table-cell>
          <table:table-cell office:value-type="float" office:value="44031.54375">
            <text:p>7/19/20 13: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53]+1" office:value-type="float" office:value="686">
            <text:p>686</text:p>
          </table:table-cell>
          <table:table-cell office:value-type="float" office:value="44032.5027777778">
            <text:p>7/20/20 12: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54]+1" office:value-type="float" office:value="687">
            <text:p>687</text:p>
          </table:table-cell>
          <table:table-cell office:value-type="float" office:value="44033.5368055556">
            <text:p>7/21/20 12: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formula="of:=[.A155]+1" office:value-type="float" office:value="688">
            <text:p>688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07/22/2020</text:date>, <text:time>11:4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7-22T11:48:27.74</dc:date>
    <dc:creator>Craig Slinkjman</dc:creator>
    <meta:editing-duration>PT27M36S</meta:editing-duration>
    <meta:editing-cycles>6</meta:editing-cycles>
    <meta:document-statistic meta:table-count="1" meta:cell-count="4359" meta:object-count="0"/>
  </office:meta>
</office:document-meta>
</file>